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BFBF"/>
    </style:style>
    <style:style style:name="ce10" style:family="table-cell" style:parent-style-name="Default" style:data-style-name="N36">
      <style:table-cell-properties fo:border="thin solid #000000" fo:background-color="#BFBFBF"/>
    </style:style>
    <style:style style:name="ce11" style:family="table-cell" style:parent-style-name="Default" style:data-style-name="N3">
      <style:table-cell-properties fo:border="thin solid 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36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BFBFBF"/>
    </style:style>
    <style:style style:name="ce19" style:family="table-cell" style:parent-style-name="Default" style:data-style-name="N36">
      <style:table-cell-properties fo:border="thin solid #000000" fo:background-color="#BFBFBF"/>
    </style:style>
    <style:style style:name="ce20" style:family="table-cell" style:parent-style-name="Default" style:data-style-name="N3">
      <style:table-cell-properties fo:border="thin solid #000000"/>
    </style:style>
    <style:style style:name="ce21" style:family="table-cell" style:parent-style-name="Default" style:data-style-name="N36"/>
    <style:style style:name="ce22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A6A6A6"/>
    </style:style>
    <style:style style:name="ce26" style:family="table-cell" style:parent-style-name="Default" style:data-style-name="N36">
      <style:table-cell-properties fo:border="thin solid #000000" fo:background-color="#A6A6A6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8.51958333333333cm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01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V_por_Assinatur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3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PERÍODO: JAN/2016 a DEZ/2016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3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3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string" table:style-name="ce6">
            <text:p>2016-01</text:p>
          </table:table-cell>
          <table:table-cell office:value-type="string" table:style-name="ce6">
            <text:p>2016-02</text:p>
          </table:table-cell>
          <table:table-cell office:value-type="string" table:style-name="ce6">
            <text:p>2016-03</text:p>
          </table:table-cell>
          <table:table-cell office:value-type="string" table:style-name="ce6">
            <text:p>2016-04</text:p>
          </table:table-cell>
          <table:table-cell office:value-type="string" table:style-name="ce6">
            <text:p>2016-05</text:p>
          </table:table-cell>
          <table:table-cell office:value-type="string" table:style-name="ce6">
            <text:p>2016-06</text:p>
          </table:table-cell>
          <table:table-cell office:value-type="string" table:style-name="ce6">
            <text:p>2016-07</text:p>
          </table:table-cell>
          <table:table-cell office:value-type="string" table:style-name="ce6">
            <text:p>2016-08</text:p>
          </table:table-cell>
          <table:table-cell office:value-type="string" table:style-name="ce6">
            <text:p>2016-09</text:p>
          </table:table-cell>
          <table:table-cell office:value-type="string" table:style-name="ce6">
            <text:p>2016-10</text:p>
          </table:table-cell>
          <table:table-cell office:value-type="string" table:style-name="ce6">
            <text:p>2016-11</text:p>
          </table:table-cell>
          <table:table-cell office:value-type="string" table:style-name="ce6">
            <text:p>2016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9.492180000000005" table:style-name="ce8">
            <text:p>99,492</text:p>
          </table:table-cell>
          <table:table-cell office:value-type="float" office:value="91.160347929112106" table:style-name="ce8">
            <text:p>91,16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86.759193795558701" table:style-name="ce8">
            <text:p>86,759</text:p>
          </table:table-cell>
          <table:table-cell office:value-type="float" office:value="91.115287581152899" table:style-name="ce8">
            <text:p>91,11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85.639880952381006" table:style-name="ce8">
            <text:p>85,640</text:p>
          </table:table-cell>
          <table:table-cell office:value-type="float" office:value="100" table:style-name="ce8">
            <text:p>100,000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63.340560000000004" table:style-name="ce8">
            <text:p>63,341</text:p>
          </table:table-cell>
          <table:table-cell office:value-type="float" office:value="62.7007196566381" table:style-name="ce8">
            <text:p>62,701</text:p>
          </table:table-cell>
          <table:table-cell office:value-type="float" office:value="66.257863124433797" table:style-name="ce8">
            <text:p>66,258</text:p>
          </table:table-cell>
          <table:table-cell office:value-type="float" office:value="74.741145760913298" table:style-name="ce8">
            <text:p>74,741</text:p>
          </table:table-cell>
          <table:table-cell office:value-type="float" office:value="77.729253291010707" table:style-name="ce8">
            <text:p>77,729</text:p>
          </table:table-cell>
          <table:table-cell office:value-type="float" office:value="78.747348380590097" table:style-name="ce8">
            <text:p>78,747</text:p>
          </table:table-cell>
          <table:table-cell office:value-type="float" office:value="77.059403915715805" table:style-name="ce8">
            <text:p>77,059</text:p>
          </table:table-cell>
          <table:table-cell office:value-type="float" office:value="73.464236820335898" table:style-name="ce8">
            <text:p>73,464</text:p>
          </table:table-cell>
          <table:table-cell office:value-type="float" office:value="75.043999999999997" table:style-name="ce8">
            <text:p>75,044</text:p>
          </table:table-cell>
          <table:table-cell office:value-type="float" office:value="75.316000000000003" table:style-name="ce8">
            <text:p>75,316</text:p>
          </table:table-cell>
          <table:table-cell office:value-type="float" office:value="71.549467242666296" table:style-name="ce8">
            <text:p>71,549</text:p>
          </table:table-cell>
          <table:table-cell office:value-type="float" office:value="74.349948738360396" table:style-name="ce8">
            <text:p>74,350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7.06859" table:style-name="ce8">
            <text:p>87,069</text:p>
          </table:table-cell>
          <table:table-cell office:value-type="float" office:value="87.569772385265296" table:style-name="ce8">
            <text:p>87,570</text:p>
          </table:table-cell>
          <table:table-cell office:value-type="float" office:value="86.659083365649295" table:style-name="ce8">
            <text:p>86,659</text:p>
          </table:table-cell>
          <table:table-cell table:number-columns-repeated="9" table:style-name="ce8"/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1.132959999999997" table:style-name="ce8">
            <text:p>81,133</text:p>
          </table:table-cell>
          <table:table-cell office:value-type="float" office:value="71.124444868985407" table:style-name="ce8">
            <text:p>71,124</text:p>
          </table:table-cell>
          <table:table-cell office:value-type="float" office:value="72.185113400553504" table:style-name="ce8">
            <text:p>72,185</text:p>
          </table:table-cell>
          <table:table-cell office:value-type="float" office:value="84.204603772435306" table:style-name="ce8">
            <text:p>84,205</text:p>
          </table:table-cell>
          <table:table-cell office:value-type="float" office:value="84.493899318820993" table:style-name="ce8">
            <text:p>84,494</text:p>
          </table:table-cell>
          <table:table-cell office:value-type="float" office:value="83.701396271960505" table:style-name="ce8">
            <text:p>83,701</text:p>
          </table:table-cell>
          <table:table-cell office:value-type="float" office:value="84.224902992003706" table:style-name="ce8">
            <text:p>84,225</text:p>
          </table:table-cell>
          <table:table-cell office:value-type="float" office:value="82.593662815890497" table:style-name="ce8">
            <text:p>82,594</text:p>
          </table:table-cell>
          <table:table-cell office:value-type="float" office:value="86.126999999999995" table:style-name="ce8">
            <text:p>86,127</text:p>
          </table:table-cell>
          <table:table-cell office:value-type="float" office:value="85.974999999999994" table:style-name="ce8">
            <text:p>85,975</text:p>
          </table:table-cell>
          <table:table-cell office:value-type="float" office:value="84.783021069350497" table:style-name="ce8">
            <text:p>84,783</text:p>
          </table:table-cell>
          <table:table-cell office:value-type="float" office:value="85.176351896145903" table:style-name="ce8">
            <text:p>85,176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5.445340000000002" table:style-name="ce8">
            <text:p>45,445</text:p>
          </table:table-cell>
          <table:table-cell office:value-type="float" office:value="41.111320340206497" table:style-name="ce8">
            <text:p>41,111</text:p>
          </table:table-cell>
          <table:table-cell office:value-type="float" office:value="32.316574229992902" table:style-name="ce8">
            <text:p>32,317</text:p>
          </table:table-cell>
          <table:table-cell office:value-type="float" office:value="43.632383194713" table:style-name="ce8">
            <text:p>43,632</text:p>
          </table:table-cell>
          <table:table-cell office:value-type="float" office:value="32.356408368868699" table:style-name="ce8">
            <text:p>32,356</text:p>
          </table:table-cell>
          <table:table-cell office:value-type="float" office:value="35.7340568758746" table:style-name="ce8">
            <text:p>35,734</text:p>
          </table:table-cell>
          <table:table-cell office:value-type="float" office:value="52.660049571028203" table:style-name="ce8">
            <text:p>52,660</text:p>
          </table:table-cell>
          <table:table-cell office:value-type="float" office:value="46.946673627463298" table:style-name="ce8">
            <text:p>46,947</text:p>
          </table:table-cell>
          <table:table-cell office:value-type="float" office:value="57.322000000000003" table:style-name="ce8">
            <text:p>57,322</text:p>
          </table:table-cell>
          <table:table-cell office:value-type="float" office:value="57.47" table:style-name="ce8">
            <text:p>57,470</text:p>
          </table:table-cell>
          <table:table-cell office:value-type="float" office:value="50.871234158968399" table:style-name="ce8">
            <text:p>50,871</text:p>
          </table:table-cell>
          <table:table-cell office:value-type="float" office:value="55.010164921734102" table:style-name="ce8">
            <text:p>55,010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2.077840000000002" table:style-name="ce8">
            <text:p>42,078</text:p>
          </table:table-cell>
          <table:table-cell office:value-type="float" office:value="39.367989263841999" table:style-name="ce8">
            <text:p>39,368</text:p>
          </table:table-cell>
          <table:table-cell office:value-type="float" office:value="39.857982069166297" table:style-name="ce8">
            <text:p>39,858</text:p>
          </table:table-cell>
          <table:table-cell office:value-type="float" office:value="58.946881044821097" table:style-name="ce8">
            <text:p>58,947</text:p>
          </table:table-cell>
          <table:table-cell office:value-type="float" office:value="64.895717716495597" table:style-name="ce8">
            <text:p>64,896</text:p>
          </table:table-cell>
          <table:table-cell office:value-type="float" office:value="67.746324309200702" table:style-name="ce8">
            <text:p>67,746</text:p>
          </table:table-cell>
          <table:table-cell office:value-type="float" office:value="71.051374457906306" table:style-name="ce8">
            <text:p>71,051</text:p>
          </table:table-cell>
          <table:table-cell office:value-type="float" office:value="69.538734054523204" table:style-name="ce8">
            <text:p>69,539</text:p>
          </table:table-cell>
          <table:table-cell office:value-type="float" office:value="76.251000000000005" table:style-name="ce8">
            <text:p>76,251</text:p>
          </table:table-cell>
          <table:table-cell office:value-type="float" office:value="75.971000000000004" table:style-name="ce8">
            <text:p>75,971</text:p>
          </table:table-cell>
          <table:table-cell office:value-type="float" office:value="74.481979045950794" table:style-name="ce8">
            <text:p>74,482</text:p>
          </table:table-cell>
          <table:table-cell office:value-type="float" office:value="76.143484043578198" table:style-name="ce8">
            <text:p>76,143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7.714290000000005" table:style-name="ce8">
            <text:p>97,714</text:p>
          </table:table-cell>
          <table:table-cell office:value-type="float" office:value="77.617468017311097" table:style-name="ce8">
            <text:p>77,617</text:p>
          </table:table-cell>
          <table:table-cell office:value-type="float" office:value="93.75" table:style-name="ce8">
            <text:p>93,750</text:p>
          </table:table-cell>
          <table:table-cell office:value-type="float" office:value="92.5" table:style-name="ce8">
            <text:p>92,500</text:p>
          </table:table-cell>
          <table:table-cell office:value-type="float" office:value="91.847826086956502" table:style-name="ce8">
            <text:p>91,848</text:p>
          </table:table-cell>
          <table:table-cell office:value-type="float" office:value="93.351063829787194" table:style-name="ce8">
            <text:p>93,351</text:p>
          </table:table-cell>
          <table:table-cell office:value-type="float" office:value="82.342342342342306" table:style-name="ce8">
            <text:p>82,342</text:p>
          </table:table-cell>
          <table:table-cell table:number-columns-repeated="5" table:style-name="ce8"/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6.744489999999999" table:style-name="ce8">
            <text:p>86,744</text:p>
          </table:table-cell>
          <table:table-cell office:value-type="float" office:value="87.972235113853699" table:style-name="ce8">
            <text:p>87,972</text:p>
          </table:table-cell>
          <table:table-cell office:value-type="float" office:value="83.569918645799405" table:style-name="ce8">
            <text:p>83,570</text:p>
          </table:table-cell>
          <table:table-cell office:value-type="float" office:value="86.420387102973194" table:style-name="ce8">
            <text:p>86,420</text:p>
          </table:table-cell>
          <table:table-cell office:value-type="float" office:value="88.620562494132002" table:style-name="ce8">
            <text:p>88,621</text:p>
          </table:table-cell>
          <table:table-cell office:value-type="float" office:value="89.412068753562295" table:style-name="ce8">
            <text:p>89,412</text:p>
          </table:table-cell>
          <table:table-cell office:value-type="float" office:value="87.339888294657399" table:style-name="ce8">
            <text:p>87,340</text:p>
          </table:table-cell>
          <table:table-cell office:value-type="float" office:value="85.157467699252393" table:style-name="ce8">
            <text:p>85,157</text:p>
          </table:table-cell>
          <table:table-cell office:value-type="float" office:value="87.72" table:style-name="ce8">
            <text:p>87,720</text:p>
          </table:table-cell>
          <table:table-cell office:value-type="float" office:value="89.846999999999994" table:style-name="ce8">
            <text:p>89,847</text:p>
          </table:table-cell>
          <table:table-cell office:value-type="float" office:value="87.008523389535995" table:style-name="ce8">
            <text:p>87,009</text:p>
          </table:table-cell>
          <table:table-cell office:value-type="float" office:value="87.763148716596106" table:style-name="ce8">
            <text:p>87,763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68300799999999995" table:style-name="ce8">
            <text:p>0,683</text:p>
          </table:table-cell>
          <table:table-cell office:value-type="float" office:value="0.77318849571882697" table:style-name="ce8">
            <text:p>0,773</text:p>
          </table:table-cell>
          <table:table-cell office:value-type="float" office:value="0.63955097794026405" table:style-name="ce8">
            <text:p>0,640</text:p>
          </table:table-cell>
          <table:table-cell office:value-type="float" office:value="0.57194928070107398" table:style-name="ce8">
            <text:p>0,572</text:p>
          </table:table-cell>
          <table:table-cell office:value-type="float" office:value="0.43180859102819502" table:style-name="ce8">
            <text:p>0,432</text:p>
          </table:table-cell>
          <table:table-cell office:value-type="float" office:value="0.57888540031397195" table:style-name="ce8">
            <text:p>0,579</text:p>
          </table:table-cell>
          <table:table-cell office:value-type="float" office:value="0.674255344465157" table:style-name="ce8">
            <text:p>0,674</text:p>
          </table:table-cell>
          <table:table-cell office:value-type="float" office:value="0.72665014284150098" table:style-name="ce8">
            <text:p>0,727</text:p>
          </table:table-cell>
          <table:table-cell office:value-type="float" office:value="0.47" table:style-name="ce8">
            <text:p>0,470</text:p>
          </table:table-cell>
          <table:table-cell office:value-type="float" office:value="0.46200000000000002" table:style-name="ce8">
            <text:p>0,462</text:p>
          </table:table-cell>
          <table:table-cell office:value-type="float" office:value="0.56746787726480497" table:style-name="ce8">
            <text:p>0,567</text:p>
          </table:table-cell>
          <table:table-cell office:value-type="float" office:value="0.62213791063651802" table:style-name="ce8">
            <text:p>0,6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Índice de Reclamações</text:p>
          </table:table-cell>
          <table:table-cell office:value-type="float" office:value="3.032864" table:style-name="ce8">
            <text:p>3,033</text:p>
          </table:table-cell>
          <table:table-cell office:value-type="float" office:value="3.0744532223185299" table:style-name="ce8">
            <text:p>3,074</text:p>
          </table:table-cell>
          <table:table-cell office:value-type="float" office:value="2.8432388969117999" table:style-name="ce8">
            <text:p>2,843</text:p>
          </table:table-cell>
          <table:table-cell office:value-type="float" office:value="2.2918255255406401" table:style-name="ce8">
            <text:p>2,292</text:p>
          </table:table-cell>
          <table:table-cell office:value-type="float" office:value="2.0975985360843099" table:style-name="ce8">
            <text:p>2,098</text:p>
          </table:table-cell>
          <table:table-cell office:value-type="float" office:value="2.0314223552616499" table:style-name="ce8">
            <text:p>2,031</text:p>
          </table:table-cell>
          <table:table-cell office:value-type="float" office:value="2.1411387454784698" table:style-name="ce8">
            <text:p>2,141</text:p>
          </table:table-cell>
          <table:table-cell office:value-type="float" office:value="2.3748246066781702" table:style-name="ce8">
            <text:p>2,375</text:p>
          </table:table-cell>
          <table:table-cell office:value-type="float" office:value="2.2719999999999998" table:style-name="ce8">
            <text:p>2,272</text:p>
          </table:table-cell>
          <table:table-cell office:value-type="float" office:value="2.254" table:style-name="ce8">
            <text:p>2,254</text:p>
          </table:table-cell>
          <table:table-cell office:value-type="float" office:value="2.4992846292266901" table:style-name="ce8">
            <text:p>2,499</text:p>
          </table:table-cell>
          <table:table-cell office:value-type="float" office:value="2.31725333200658" table:style-name="ce8">
            <text:p>2,31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Índice de Reclamações</text:p>
          </table:table-cell>
          <table:table-cell office:value-type="float" office:value="1.490542" table:style-name="ce8">
            <text:p>1,491</text:p>
          </table:table-cell>
          <table:table-cell office:value-type="float" office:value="1.4579647949577601" table:style-name="ce8">
            <text:p>1,458</text:p>
          </table:table-cell>
          <table:table-cell office:value-type="float" office:value="1.51715958123279" table:style-name="ce8">
            <text:p>1,517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1.876358" table:style-name="ce8">
            <text:p>1,876</text:p>
          </table:table-cell>
          <table:table-cell office:value-type="float" office:value="1.8451523805227701" table:style-name="ce8">
            <text:p>1,845</text:p>
          </table:table-cell>
          <table:table-cell office:value-type="float" office:value="2.0719722585936502" table:style-name="ce8">
            <text:p>2,072</text:p>
          </table:table-cell>
          <table:table-cell office:value-type="float" office:value="1.6767007547917001" table:style-name="ce8">
            <text:p>1,677</text:p>
          </table:table-cell>
          <table:table-cell office:value-type="float" office:value="1.65789654427664" table:style-name="ce8">
            <text:p>1,658</text:p>
          </table:table-cell>
          <table:table-cell office:value-type="float" office:value="1.70940924232257" table:style-name="ce8">
            <text:p>1,709</text:p>
          </table:table-cell>
          <table:table-cell office:value-type="float" office:value="1.6753813055197599" table:style-name="ce8">
            <text:p>1,675</text:p>
          </table:table-cell>
          <table:table-cell office:value-type="float" office:value="1.7814119169671201" table:style-name="ce8">
            <text:p>1,781</text:p>
          </table:table-cell>
          <table:table-cell office:value-type="float" office:value="1.552" table:style-name="ce8">
            <text:p>1,552</text:p>
          </table:table-cell>
          <table:table-cell office:value-type="float" office:value="1.5620000000000001" table:style-name="ce8">
            <text:p>1,562</text:p>
          </table:table-cell>
          <table:table-cell office:value-type="float" office:value="1.63910363049222" table:style-name="ce8">
            <text:p>1,639</text:p>
          </table:table-cell>
          <table:table-cell office:value-type="float" office:value="1.6135371267505201" table:style-name="ce8">
            <text:p>1,61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4.196053" table:style-name="ce8">
            <text:p>4,196</text:p>
          </table:table-cell>
          <table:table-cell office:value-type="float" office:value="4.4777641778865798" table:style-name="ce8">
            <text:p>4,478</text:p>
          </table:table-cell>
          <table:table-cell office:value-type="float" office:value="5.0494226750504696" table:style-name="ce8">
            <text:p>5,049</text:p>
          </table:table-cell>
          <table:table-cell office:value-type="float" office:value="4.3138950923436603" table:style-name="ce8">
            <text:p>4,314</text:p>
          </table:table-cell>
          <table:table-cell office:value-type="float" office:value="4.3786701346113004" table:style-name="ce8">
            <text:p>4,379</text:p>
          </table:table-cell>
          <table:table-cell office:value-type="float" office:value="4.4993882519558204" table:style-name="ce8">
            <text:p>4,499</text:p>
          </table:table-cell>
          <table:table-cell office:value-type="float" office:value="3.7270967778831698" table:style-name="ce8">
            <text:p>3,727</text:p>
          </table:table-cell>
          <table:table-cell office:value-type="float" office:value="4.0984662142148904" table:style-name="ce8">
            <text:p>4,098</text:p>
          </table:table-cell>
          <table:table-cell office:value-type="float" office:value="3.4239999999999999" table:style-name="ce8">
            <text:p>3,424</text:p>
          </table:table-cell>
          <table:table-cell office:value-type="float" office:value="3.4140000000000001" table:style-name="ce8">
            <text:p>3,414</text:p>
          </table:table-cell>
          <table:table-cell office:value-type="float" office:value="3.4934504607264798" table:style-name="ce8">
            <text:p>3,493</text:p>
          </table:table-cell>
          <table:table-cell office:value-type="float" office:value="3.5743392800872802" table:style-name="ce8">
            <text:p>3,5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4.0239390000000004" table:style-name="ce8">
            <text:p>4,024</text:p>
          </table:table-cell>
          <table:table-cell office:value-type="float" office:value="4.1714669720971598" table:style-name="ce8">
            <text:p>4,171</text:p>
          </table:table-cell>
          <table:table-cell office:value-type="float" office:value="4.1906227982758297" table:style-name="ce8">
            <text:p>4,191</text:p>
          </table:table-cell>
          <table:table-cell office:value-type="float" office:value="3.3184527320866302" table:style-name="ce8">
            <text:p>3,318</text:p>
          </table:table-cell>
          <table:table-cell office:value-type="float" office:value="2.9317783484277902" table:style-name="ce8">
            <text:p>2,932</text:p>
          </table:table-cell>
          <table:table-cell office:value-type="float" office:value="2.7464889199019602" table:style-name="ce8">
            <text:p>2,746</text:p>
          </table:table-cell>
          <table:table-cell office:value-type="float" office:value="2.5316606602360898" table:style-name="ce8">
            <text:p>2,532</text:p>
          </table:table-cell>
          <table:table-cell office:value-type="float" office:value="2.6299822864559999" table:style-name="ce8">
            <text:p>2,630</text:p>
          </table:table-cell>
          <table:table-cell office:value-type="float" office:value="2.194" table:style-name="ce8">
            <text:p>2,194</text:p>
          </table:table-cell>
          <table:table-cell office:value-type="float" office:value="2.2120000000000002" table:style-name="ce8">
            <text:p>2,212</text:p>
          </table:table-cell>
          <table:table-cell office:value-type="float" office:value="2.3086713620131998" table:style-name="ce8">
            <text:p>2,309</text:p>
          </table:table-cell>
          <table:table-cell office:value-type="float" office:value="2.20067353716742" table:style-name="ce8">
            <text:p>2,2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Índice de Reclamações</text:p>
          </table:table-cell>
          <table:table-cell office:value-type="float" office:value="0.27732099999999998" table:style-name="ce8">
            <text:p>0,277</text:p>
          </table:table-cell>
          <table:table-cell office:value-type="float" office:value="0.28853251023283899" table:style-name="ce8">
            <text:p>0,289</text:p>
          </table:table-cell>
          <table:table-cell office:value-type="float" office:value="0.343588298756898" table:style-name="ce8">
            <text:p>0,344</text:p>
          </table:table-cell>
          <table:table-cell office:value-type="float" office:value="0.184034315321565" table:style-name="ce8">
            <text:p>0,184</text:p>
          </table:table-cell>
          <table:table-cell office:value-type="float" office:value="0.173665130212667" table:style-name="ce8">
            <text:p>0,174</text:p>
          </table:table-cell>
          <table:table-cell office:value-type="float" office:value="0.35468591823011703" table:style-name="ce8">
            <text:p>0,355</text:p>
          </table:table-cell>
          <table:table-cell office:value-type="float" office:value="0.31845612470741802" table:style-name="ce8">
            <text:p>0,318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1.5116080000000001" table:style-name="ce8">
            <text:p>1,512</text:p>
          </table:table-cell>
          <table:table-cell office:value-type="float" office:value="1.4318047175995099" table:style-name="ce8">
            <text:p>1,432</text:p>
          </table:table-cell>
          <table:table-cell office:value-type="float" office:value="1.71795528802304" table:style-name="ce8">
            <text:p>1,718</text:p>
          </table:table-cell>
          <table:table-cell office:value-type="float" office:value="1.5326748383067399" table:style-name="ce8">
            <text:p>1,533</text:p>
          </table:table-cell>
          <table:table-cell office:value-type="float" office:value="1.3896634378814201" table:style-name="ce8">
            <text:p>1,390</text:p>
          </table:table-cell>
          <table:table-cell office:value-type="float" office:value="1.33821553101845" table:style-name="ce8">
            <text:p>1,338</text:p>
          </table:table-cell>
          <table:table-cell office:value-type="float" office:value="1.47290726084727" table:style-name="ce8">
            <text:p>1,473</text:p>
          </table:table-cell>
          <table:table-cell office:value-type="float" office:value="1.61476459954859" table:style-name="ce8">
            <text:p>1,615</text:p>
          </table:table-cell>
          <table:table-cell office:value-type="float" office:value="1.448" table:style-name="ce8">
            <text:p>1,448</text:p>
          </table:table-cell>
          <table:table-cell office:value-type="float" office:value="1.31" table:style-name="ce8">
            <text:p>1,310</text:p>
          </table:table-cell>
          <table:table-cell office:value-type="float" office:value="1.4944459796801599" table:style-name="ce8">
            <text:p>1,494</text:p>
          </table:table-cell>
          <table:table-cell office:value-type="float" office:value="1.4453953334212499" table:style-name="ce8">
            <text:p>1,445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05416" table:style-name="ce11">
            <text:p>105.416</text:p>
          </table:table-cell>
          <table:table-cell office:value-type="float" office:value="104761" table:style-name="ce11">
            <text:p>104.761</text:p>
          </table:table-cell>
          <table:table-cell office:value-type="float" office:value="104761" table:style-name="ce11">
            <text:p>104.761</text:p>
          </table:table-cell>
          <table:table-cell office:value-type="float" office:value="103156" table:style-name="ce11">
            <text:p>103.156</text:p>
          </table:table-cell>
          <table:table-cell office:value-type="float" office:value="101897" table:style-name="ce11">
            <text:p>101.897</text:p>
          </table:table-cell>
          <table:table-cell office:value-type="float" office:value="101920" table:style-name="ce11">
            <text:p>101.920</text:p>
          </table:table-cell>
          <table:table-cell office:value-type="float" office:value="100852" table:style-name="ce11">
            <text:p>100.852</text:p>
          </table:table-cell>
          <table:table-cell office:value-type="float" office:value="100461" table:style-name="ce11">
            <text:p>100.461</text:p>
          </table:table-cell>
          <table:table-cell office:value-type="float" office:value="100090" table:style-name="ce11">
            <text:p>100.090</text:p>
          </table:table-cell>
          <table:table-cell office:value-type="float" office:value="99631" table:style-name="ce11">
            <text:p>99.631</text:p>
          </table:table-cell>
          <table:table-cell office:value-type="float" office:value="98684" table:style-name="ce11">
            <text:p>98.684</text:p>
          </table:table-cell>
          <table:table-cell office:value-type="float" office:value="98049" table:style-name="ce11">
            <text:p>98.0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692175" table:style-name="ce11">
            <text:p>2.692.175</text:p>
          </table:table-cell>
          <table:table-cell office:value-type="float" office:value="2654781" table:style-name="ce11">
            <text:p>2.654.781</text:p>
          </table:table-cell>
          <table:table-cell office:value-type="float" office:value="2621658" table:style-name="ce11">
            <text:p>2.621.658</text:p>
          </table:table-cell>
          <table:table-cell office:value-type="float" office:value="2583530" table:style-name="ce11">
            <text:p>2.583.530</text:p>
          </table:table-cell>
          <table:table-cell office:value-type="float" office:value="2566268" table:style-name="ce11">
            <text:p>2.566.268</text:p>
          </table:table-cell>
          <table:table-cell office:value-type="float" office:value="2558306" table:style-name="ce11">
            <text:p>2.558.306</text:p>
          </table:table-cell>
          <table:table-cell office:value-type="float" office:value="2562188" table:style-name="ce11">
            <text:p>2.562.188</text:p>
          </table:table-cell>
          <table:table-cell office:value-type="float" office:value="2574927" table:style-name="ce11">
            <text:p>2.574.927</text:p>
          </table:table-cell>
          <table:table-cell office:value-type="float" office:value="2591386" table:style-name="ce11">
            <text:p>2.591.386</text:p>
          </table:table-cell>
          <table:table-cell office:value-type="float" office:value="2602420" table:style-name="ce11">
            <text:p>2.602.420</text:p>
          </table:table-cell>
          <table:table-cell office:value-type="float" office:value="2603545" table:style-name="ce11">
            <text:p>2.603.545</text:p>
          </table:table-cell>
          <table:table-cell office:value-type="float" office:value="2552591" table:style-name="ce11">
            <text:p>2.552.59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009700" table:style-name="ce11">
            <text:p>1.009.700</text:p>
          </table:table-cell>
          <table:table-cell office:value-type="float" office:value="1019229" table:style-name="ce11">
            <text:p>1.019.229</text:p>
          </table:table-cell>
          <table:table-cell office:value-type="float" office:value="1026919" table:style-name="ce11">
            <text:p>1.026.919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183065" table:style-name="ce11">
            <text:p>7.183.065</text:p>
          </table:table-cell>
          <table:table-cell office:value-type="float" office:value="7204825" table:style-name="ce11">
            <text:p>7.204.825</text:p>
          </table:table-cell>
          <table:table-cell office:value-type="float" office:value="7227896" table:style-name="ce11">
            <text:p>7.227.896</text:p>
          </table:table-cell>
          <table:table-cell office:value-type="float" office:value="7236831" table:style-name="ce11">
            <text:p>7.236.831</text:p>
          </table:table-cell>
          <table:table-cell office:value-type="float" office:value="7250754" table:style-name="ce11">
            <text:p>7.250.754</text:p>
          </table:table-cell>
          <table:table-cell office:value-type="float" office:value="7261573" table:style-name="ce11">
            <text:p>7.261.573</text:p>
          </table:table-cell>
          <table:table-cell office:value-type="float" office:value="7278940" table:style-name="ce11">
            <text:p>7.278.940</text:p>
          </table:table-cell>
          <table:table-cell office:value-type="float" office:value="7397503" table:style-name="ce11">
            <text:p>7.397.503</text:p>
          </table:table-cell>
          <table:table-cell office:value-type="float" office:value="7404664" table:style-name="ce11">
            <text:p>7.404.664</text:p>
          </table:table-cell>
          <table:table-cell office:value-type="float" office:value="7408416" table:style-name="ce11">
            <text:p>7.408.416</text:p>
          </table:table-cell>
          <table:table-cell office:value-type="float" office:value="7398556" table:style-name="ce11">
            <text:p>7.398.556</text:p>
          </table:table-cell>
          <table:table-cell office:value-type="float" office:value="7404230" table:style-name="ce11">
            <text:p>7.404.2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176582" table:style-name="ce11">
            <text:p>1.176.582</text:p>
          </table:table-cell>
          <table:table-cell office:value-type="float" office:value="1176480" table:style-name="ce11">
            <text:p>1.176.480</text:p>
          </table:table-cell>
          <table:table-cell office:value-type="float" office:value="1180531" table:style-name="ce11">
            <text:p>1.180.531</text:p>
          </table:table-cell>
          <table:table-cell office:value-type="float" office:value="1186167" table:style-name="ce11">
            <text:p>1.186.167</text:p>
          </table:table-cell>
          <table:table-cell office:value-type="float" office:value="1196482" table:style-name="ce11">
            <text:p>1.196.482</text:p>
          </table:table-cell>
          <table:table-cell office:value-type="float" office:value="1208831" table:style-name="ce11">
            <text:p>1.208.831</text:p>
          </table:table-cell>
          <table:table-cell office:value-type="float" office:value="1224009" table:style-name="ce11">
            <text:p>1.224.009</text:p>
          </table:table-cell>
          <table:table-cell office:value-type="float" office:value="1242416" table:style-name="ce11">
            <text:p>1.242.416</text:p>
          </table:table-cell>
          <table:table-cell office:value-type="float" office:value="1259024" table:style-name="ce11">
            <text:p>1.259.024</text:p>
          </table:table-cell>
          <table:table-cell office:value-type="float" office:value="1274002" table:style-name="ce11">
            <text:p>1.274.002</text:p>
          </table:table-cell>
          <table:table-cell office:value-type="float" office:value="1286121" table:style-name="ce11">
            <text:p>1.286.121</text:p>
          </table:table-cell>
          <table:table-cell office:value-type="float" office:value="1304297" table:style-name="ce11">
            <text:p>1.304.2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5412359" table:style-name="ce11">
            <text:p>5.412.359</text:p>
          </table:table-cell>
          <table:table-cell office:value-type="float" office:value="5365978" table:style-name="ce11">
            <text:p>5.365.978</text:p>
          </table:table-cell>
          <table:table-cell office:value-type="float" office:value="5342404" table:style-name="ce11">
            <text:p>5.342.404</text:p>
          </table:table-cell>
          <table:table-cell office:value-type="float" office:value="5339838" table:style-name="ce11">
            <text:p>5.339.838</text:p>
          </table:table-cell>
          <table:table-cell office:value-type="float" office:value="5345561" table:style-name="ce11">
            <text:p>5.345.561</text:p>
          </table:table-cell>
          <table:table-cell office:value-type="float" office:value="5348283" table:style-name="ce11">
            <text:p>5.348.283</text:p>
          </table:table-cell>
          <table:table-cell office:value-type="float" office:value="5368413" table:style-name="ce11">
            <text:p>5.368.413</text:p>
          </table:table-cell>
          <table:table-cell office:value-type="float" office:value="5323610" table:style-name="ce11">
            <text:p>5.323.610</text:p>
          </table:table-cell>
          <table:table-cell office:value-type="float" office:value="5337536" table:style-name="ce11">
            <text:p>5.337.536</text:p>
          </table:table-cell>
          <table:table-cell office:value-type="float" office:value="5310825" table:style-name="ce11">
            <text:p>5.310.825</text:p>
          </table:table-cell>
          <table:table-cell office:value-type="float" office:value="5247607" table:style-name="ce11">
            <text:p>5.247.607</text:p>
          </table:table-cell>
          <table:table-cell office:value-type="float" office:value="5249302" table:style-name="ce11">
            <text:p>5.249.3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1449" table:style-name="ce11">
            <text:p>151.449</text:p>
          </table:table-cell>
          <table:table-cell office:value-type="float" office:value="149030" table:style-name="ce11">
            <text:p>149.030</text:p>
          </table:table-cell>
          <table:table-cell office:value-type="float" office:value="145523" table:style-name="ce11">
            <text:p>145.523</text:p>
          </table:table-cell>
          <table:table-cell office:value-type="float" office:value="141278" table:style-name="ce11">
            <text:p>141.278</text:p>
          </table:table-cell>
          <table:table-cell office:value-type="float" office:value="138197" table:style-name="ce11">
            <text:p>138.197</text:p>
          </table:table-cell>
          <table:table-cell office:value-type="float" office:value="135331" table:style-name="ce11">
            <text:p>135.331</text:p>
          </table:table-cell>
          <table:table-cell office:value-type="float" office:value="125606" table:style-name="ce11">
            <text:p>125.606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77318" table:style-name="ce11">
            <text:p>777.318</text:p>
          </table:table-cell>
          <table:table-cell office:value-type="float" office:value="761277" table:style-name="ce11">
            <text:p>761.277</text:p>
          </table:table-cell>
          <table:table-cell office:value-type="float" office:value="753221" table:style-name="ce11">
            <text:p>753.221</text:p>
          </table:table-cell>
          <table:table-cell office:value-type="float" office:value="1777285" table:style-name="ce11">
            <text:p>1.777.285</text:p>
          </table:table-cell>
          <table:table-cell office:value-type="float" office:value="1768054" table:style-name="ce11">
            <text:p>1.768.054</text:p>
          </table:table-cell>
          <table:table-cell office:value-type="float" office:value="1762048" table:style-name="ce11">
            <text:p>1.762.048</text:p>
          </table:table-cell>
          <table:table-cell office:value-type="float" office:value="1759106" table:style-name="ce11">
            <text:p>1.759.106</text:p>
          </table:table-cell>
          <table:table-cell office:value-type="float" office:value="1762486" table:style-name="ce11">
            <text:p>1.762.486</text:p>
          </table:table-cell>
          <table:table-cell office:value-type="float" office:value="1762913" table:style-name="ce11">
            <text:p>1.762.913</text:p>
          </table:table-cell>
          <table:table-cell office:value-type="float" office:value="1749717" table:style-name="ce11">
            <text:p>1.749.717</text:p>
          </table:table-cell>
          <table:table-cell office:value-type="float" office:value="1729738" table:style-name="ce11">
            <text:p>1.729.738</text:p>
          </table:table-cell>
          <table:table-cell office:value-type="float" office:value="1713718" table:style-name="ce11">
            <text:p>1.713.718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abertas</text:p>
          </table:table-cell>
          <table:table-cell office:value-type="float" office:value="452" table:style-name="ce11">
            <text:p>452</text:p>
          </table:table-cell>
          <table:table-cell office:value-type="float" office:value="521" table:style-name="ce11">
            <text:p>521</text:p>
          </table:table-cell>
          <table:table-cell office:value-type="float" office:value="502" table:style-name="ce11">
            <text:p>502</text:p>
          </table:table-cell>
          <table:table-cell office:value-type="float" office:value="313" table:style-name="ce11">
            <text:p>313</text:p>
          </table:table-cell>
          <table:table-cell office:value-type="float" office:value="276" table:style-name="ce11">
            <text:p>276</text:p>
          </table:table-cell>
          <table:table-cell office:value-type="float" office:value="272" table:style-name="ce11">
            <text:p>272</text:p>
          </table:table-cell>
          <table:table-cell office:value-type="float" office:value="280" table:style-name="ce11">
            <text:p>280</text:p>
          </table:table-cell>
          <table:table-cell office:value-type="float" office:value="347" table:style-name="ce11">
            <text:p>347</text:p>
          </table:table-cell>
          <table:table-cell office:value-type="float" office:value="369" table:style-name="ce11">
            <text:p>369</text:p>
          </table:table-cell>
          <table:table-cell office:value-type="float" office:value="263" table:style-name="ce11">
            <text:p>263</text:p>
          </table:table-cell>
          <table:table-cell office:value-type="float" office:value="343" table:style-name="ce11">
            <text:p>343</text:p>
          </table:table-cell>
          <table:table-cell office:value-type="float" office:value="257" table:style-name="ce11">
            <text:p>2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abertas</text:p>
          </table:table-cell>
          <table:table-cell office:value-type="float" office:value="66" table:style-name="ce11">
            <text:p>66</text:p>
          </table:table-cell>
          <table:table-cell office:value-type="float" office:value="71" table:style-name="ce11">
            <text:p>71</text:p>
          </table:table-cell>
          <table:table-cell office:value-type="float" office:value="58" table:style-name="ce11">
            <text:p>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office:value-type="float" office:value="1026" table:style-name="ce11">
            <text:p>1.026</text:p>
          </table:table-cell>
          <table:table-cell office:value-type="float" office:value="1131" table:style-name="ce11">
            <text:p>1.131</text:p>
          </table:table-cell>
          <table:table-cell office:value-type="float" office:value="1110" table:style-name="ce11">
            <text:p>1.110</text:p>
          </table:table-cell>
          <table:table-cell office:value-type="float" office:value="737" table:style-name="ce11">
            <text:p>737</text:p>
          </table:table-cell>
          <table:table-cell office:value-type="float" office:value="640" table:style-name="ce11">
            <text:p>640</text:p>
          </table:table-cell>
          <table:table-cell office:value-type="float" office:value="749" table:style-name="ce11">
            <text:p>749</text:p>
          </table:table-cell>
          <table:table-cell office:value-type="float" office:value="729" table:style-name="ce11">
            <text:p>729</text:p>
          </table:table-cell>
          <table:table-cell office:value-type="float" office:value="944" table:style-name="ce11">
            <text:p>944</text:p>
          </table:table-cell>
          <table:table-cell office:value-type="float" office:value="773" table:style-name="ce11">
            <text:p>773</text:p>
          </table:table-cell>
          <table:table-cell office:value-type="float" office:value="807" table:style-name="ce11">
            <text:p>807</text:p>
          </table:table-cell>
          <table:table-cell office:value-type="float" office:value="773" table:style-name="ce11">
            <text:p>773</text:p>
          </table:table-cell>
          <table:table-cell office:value-type="float" office:value="659" table:style-name="ce11">
            <text:p>65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390" table:style-name="ce11">
            <text:p>390</text:p>
          </table:table-cell>
          <table:table-cell office:value-type="float" office:value="327" table:style-name="ce11">
            <text:p>327</text:p>
          </table:table-cell>
          <table:table-cell office:value-type="float" office:value="390" table:style-name="ce11">
            <text:p>390</text:p>
          </table:table-cell>
          <table:table-cell office:value-type="float" office:value="409" table:style-name="ce11">
            <text:p>409</text:p>
          </table:table-cell>
          <table:table-cell office:value-type="float" office:value="432" table:style-name="ce11">
            <text:p>432</text:p>
          </table:table-cell>
          <table:table-cell office:value-type="float" office:value="439" table:style-name="ce11">
            <text:p>439</text:p>
          </table:table-cell>
          <table:table-cell office:value-type="float" office:value="323" table:style-name="ce11">
            <text:p>323</text:p>
          </table:table-cell>
          <table:table-cell office:value-type="float" office:value="359" table:style-name="ce11">
            <text:p>359</text:p>
          </table:table-cell>
          <table:table-cell office:value-type="float" office:value="301" table:style-name="ce11">
            <text:p>301</text:p>
          </table:table-cell>
          <table:table-cell office:value-type="float" office:value="271" table:style-name="ce11">
            <text:p>271</text:p>
          </table:table-cell>
          <table:table-cell office:value-type="float" office:value="387" table:style-name="ce11">
            <text:p>387</text:p>
          </table:table-cell>
          <table:table-cell office:value-type="float" office:value="344" table:style-name="ce11">
            <text:p>34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office:value-type="float" office:value="2095" table:style-name="ce11">
            <text:p>2.095</text:p>
          </table:table-cell>
          <table:table-cell office:value-type="float" office:value="2311" table:style-name="ce11">
            <text:p>2.311</text:p>
          </table:table-cell>
          <table:table-cell office:value-type="float" office:value="2030" table:style-name="ce11">
            <text:p>2.030</text:p>
          </table:table-cell>
          <table:table-cell office:value-type="float" office:value="1182" table:style-name="ce11">
            <text:p>1.182</text:p>
          </table:table-cell>
          <table:table-cell office:value-type="float" office:value="1086" table:style-name="ce11">
            <text:p>1.086</text:p>
          </table:table-cell>
          <table:table-cell office:value-type="float" office:value="1172" table:style-name="ce11">
            <text:p>1.172</text:p>
          </table:table-cell>
          <table:table-cell office:value-type="float" office:value="935" table:style-name="ce11">
            <text:p>935</text:p>
          </table:table-cell>
          <table:table-cell office:value-type="float" office:value="981" table:style-name="ce11">
            <text:p>981</text:p>
          </table:table-cell>
          <table:table-cell office:value-type="float" office:value="903" table:style-name="ce11">
            <text:p>903</text:p>
          </table:table-cell>
          <table:table-cell office:value-type="float" office:value="938" table:style-name="ce11">
            <text:p>938</text:p>
          </table:table-cell>
          <table:table-cell office:value-type="float" office:value="879" table:style-name="ce11">
            <text:p>879</text:p>
          </table:table-cell>
          <table:table-cell office:value-type="float" office:value="820" table:style-name="ce11">
            <text:p>82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abertas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93" table:style-name="ce11">
            <text:p>93</text:p>
          </table:table-cell>
          <table:table-cell office:value-type="float" office:value="62" table:style-name="ce11">
            <text:p>62</text:p>
          </table:table-cell>
          <table:table-cell office:value-type="float" office:value="87" table:style-name="ce11">
            <text:p>87</text:p>
          </table:table-cell>
          <table:table-cell office:value-type="float" office:value="130" table:style-name="ce11">
            <text:p>130</text:p>
          </table:table-cell>
          <table:table-cell office:value-type="float" office:value="124" table:style-name="ce11">
            <text:p>124</text:p>
          </table:table-cell>
          <table:table-cell office:value-type="float" office:value="142" table:style-name="ce11">
            <text:p>142</text:p>
          </table:table-cell>
          <table:table-cell office:value-type="float" office:value="154" table:style-name="ce11">
            <text:p>154</text:p>
          </table:table-cell>
          <table:table-cell office:value-type="float" office:value="179" table:style-name="ce11">
            <text:p>179</text:p>
          </table:table-cell>
          <table:table-cell office:value-type="float" office:value="189" table:style-name="ce11">
            <text:p>189</text:p>
          </table:table-cell>
          <table:table-cell office:value-type="float" office:value="131" table:style-name="ce11">
            <text:p>131</text:p>
          </table:table-cell>
          <table:table-cell office:value-type="float" office:value="133" table:style-name="ce11">
            <text:p>133</text:p>
          </table:table-cell>
          <table:table-cell office:value-type="float" office:value="145" table:style-name="ce11">
            <text:p>145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72" table:style-name="ce11">
            <text:p>72</text:p>
          </table:table-cell>
          <table:table-cell office:value-type="float" office:value="81" table:style-name="ce11">
            <text:p>81</text:p>
          </table:table-cell>
          <table:table-cell office:value-type="float" office:value="67" table:style-name="ce11">
            <text:p>67</text:p>
          </table:table-cell>
          <table:table-cell office:value-type="float" office:value="59" table:style-name="ce11">
            <text:p>59</text:p>
          </table:table-cell>
          <table:table-cell office:value-type="float" office:value="44" table:style-name="ce11">
            <text:p>44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</text:p>
          </table:table-cell>
          <table:table-cell office:value-type="float" office:value="8165" table:style-name="ce11">
            <text:p>8.165</text:p>
          </table:table-cell>
          <table:table-cell office:value-type="float" office:value="8162" table:style-name="ce11">
            <text:p>8.162</text:p>
          </table:table-cell>
          <table:table-cell office:value-type="float" office:value="7454" table:style-name="ce11">
            <text:p>7.454</text:p>
          </table:table-cell>
          <table:table-cell office:value-type="float" office:value="5921" table:style-name="ce11">
            <text:p>5.921</text:p>
          </table:table-cell>
          <table:table-cell office:value-type="float" office:value="5383" table:style-name="ce11">
            <text:p>5.383</text:p>
          </table:table-cell>
          <table:table-cell office:value-type="float" office:value="5197" table:style-name="ce11">
            <text:p>5.197</text:p>
          </table:table-cell>
          <table:table-cell office:value-type="float" office:value="5486" table:style-name="ce11">
            <text:p>5.486</text:p>
          </table:table-cell>
          <table:table-cell office:value-type="float" office:value="6115" table:style-name="ce11">
            <text:p>6.115</text:p>
          </table:table-cell>
          <table:table-cell office:value-type="float" office:value="5888" table:style-name="ce11">
            <text:p>5.888</text:p>
          </table:table-cell>
          <table:table-cell office:value-type="float" office:value="5867" table:style-name="ce11">
            <text:p>5.867</text:p>
          </table:table-cell>
          <table:table-cell office:value-type="float" office:value="6507" table:style-name="ce11">
            <text:p>6.507</text:p>
          </table:table-cell>
          <table:table-cell office:value-type="float" office:value="5915" table:style-name="ce11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</text:p>
          </table:table-cell>
          <table:table-cell office:value-type="float" office:value="1505" table:style-name="ce11">
            <text:p>1.505</text:p>
          </table:table-cell>
          <table:table-cell office:value-type="float" office:value="1486" table:style-name="ce11">
            <text:p>1.486</text:p>
          </table:table-cell>
          <table:table-cell office:value-type="float" office:value="1558" table:style-name="ce11">
            <text:p>1.5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13478" table:style-name="ce11">
            <text:p>13.478</text:p>
          </table:table-cell>
          <table:table-cell office:value-type="float" office:value="13294" table:style-name="ce11">
            <text:p>13.294</text:p>
          </table:table-cell>
          <table:table-cell office:value-type="float" office:value="14976" table:style-name="ce11">
            <text:p>14.976</text:p>
          </table:table-cell>
          <table:table-cell office:value-type="float" office:value="12134" table:style-name="ce11">
            <text:p>12.134</text:p>
          </table:table-cell>
          <table:table-cell office:value-type="float" office:value="12021" table:style-name="ce11">
            <text:p>12.021</text:p>
          </table:table-cell>
          <table:table-cell office:value-type="float" office:value="12413" table:style-name="ce11">
            <text:p>12.413</text:p>
          </table:table-cell>
          <table:table-cell office:value-type="float" office:value="12195" table:style-name="ce11">
            <text:p>12.195</text:p>
          </table:table-cell>
          <table:table-cell office:value-type="float" office:value="13178" table:style-name="ce11">
            <text:p>13.178</text:p>
          </table:table-cell>
          <table:table-cell office:value-type="float" office:value="11490" table:style-name="ce11">
            <text:p>11.490</text:p>
          </table:table-cell>
          <table:table-cell office:value-type="float" office:value="11569" table:style-name="ce11">
            <text:p>11.569</text:p>
          </table:table-cell>
          <table:table-cell office:value-type="float" office:value="12127" table:style-name="ce11">
            <text:p>12.127</text:p>
          </table:table-cell>
          <table:table-cell office:value-type="float" office:value="11947" table:style-name="ce11">
            <text:p>11.9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4937" table:style-name="ce11">
            <text:p>4.937</text:p>
          </table:table-cell>
          <table:table-cell office:value-type="float" office:value="5268" table:style-name="ce11">
            <text:p>5.268</text:p>
          </table:table-cell>
          <table:table-cell office:value-type="float" office:value="5961" table:style-name="ce11">
            <text:p>5.961</text:p>
          </table:table-cell>
          <table:table-cell office:value-type="float" office:value="5117" table:style-name="ce11">
            <text:p>5.117</text:p>
          </table:table-cell>
          <table:table-cell office:value-type="float" office:value="5239" table:style-name="ce11">
            <text:p>5.239</text:p>
          </table:table-cell>
          <table:table-cell office:value-type="float" office:value="5439" table:style-name="ce11">
            <text:p>5.439</text:p>
          </table:table-cell>
          <table:table-cell office:value-type="float" office:value="4562" table:style-name="ce11">
            <text:p>4.562</text:p>
          </table:table-cell>
          <table:table-cell office:value-type="float" office:value="5092" table:style-name="ce11">
            <text:p>5.092</text:p>
          </table:table-cell>
          <table:table-cell office:value-type="float" office:value="4311" table:style-name="ce11">
            <text:p>4.311</text:p>
          </table:table-cell>
          <table:table-cell office:value-type="float" office:value="4350" table:style-name="ce11">
            <text:p>4.350</text:p>
          </table:table-cell>
          <table:table-cell office:value-type="float" office:value="4493" table:style-name="ce11">
            <text:p>4.493</text:p>
          </table:table-cell>
          <table:table-cell office:value-type="float" office:value="4662" table:style-name="ce11">
            <text:p>4.6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21779" table:style-name="ce11">
            <text:p>21.779</text:p>
          </table:table-cell>
          <table:table-cell office:value-type="float" office:value="22384" table:style-name="ce11">
            <text:p>22.384</text:p>
          </table:table-cell>
          <table:table-cell office:value-type="float" office:value="22388" table:style-name="ce11">
            <text:p>22.388</text:p>
          </table:table-cell>
          <table:table-cell office:value-type="float" office:value="17720" table:style-name="ce11">
            <text:p>17.720</text:p>
          </table:table-cell>
          <table:table-cell office:value-type="float" office:value="15672" table:style-name="ce11">
            <text:p>15.672</text:p>
          </table:table-cell>
          <table:table-cell office:value-type="float" office:value="14689" table:style-name="ce11">
            <text:p>14.689</text:p>
          </table:table-cell>
          <table:table-cell office:value-type="float" office:value="13591" table:style-name="ce11">
            <text:p>13.591</text:p>
          </table:table-cell>
          <table:table-cell office:value-type="float" office:value="14001" table:style-name="ce11">
            <text:p>14.001</text:p>
          </table:table-cell>
          <table:table-cell office:value-type="float" office:value="11709" table:style-name="ce11">
            <text:p>11.709</text:p>
          </table:table-cell>
          <table:table-cell office:value-type="float" office:value="11747" table:style-name="ce11">
            <text:p>11.747</text:p>
          </table:table-cell>
          <table:table-cell office:value-type="float" office:value="12115" table:style-name="ce11">
            <text:p>12.115</text:p>
          </table:table-cell>
          <table:table-cell office:value-type="float" office:value="11552" table:style-name="ce11">
            <text:p>11.55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</text:p>
          </table:table-cell>
          <table:table-cell office:value-type="float" office:value="42" table:style-name="ce11">
            <text:p>42</text:p>
          </table:table-cell>
          <table:table-cell office:value-type="float" office:value="43" table:style-name="ce11">
            <text:p>43</text:p>
          </table:table-cell>
          <table:table-cell office:value-type="float" office:value="50" table:style-name="ce11">
            <text:p>50</text:p>
          </table:table-cell>
          <table:table-cell office:value-type="float" office:value="26" table:style-name="ce11">
            <text:p>26</text:p>
          </table:table-cell>
          <table:table-cell office:value-type="float" office:value="24" table:style-name="ce11">
            <text:p>24</text:p>
          </table:table-cell>
          <table:table-cell office:value-type="float" office:value="48" table:style-name="ce11">
            <text:p>48</text:p>
          </table:table-cell>
          <table:table-cell office:value-type="float" office:value="40" table:style-name="ce11">
            <text:p>4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175" table:style-name="ce11">
            <text:p>1.175</text:p>
          </table:table-cell>
          <table:table-cell office:value-type="float" office:value="1090" table:style-name="ce11">
            <text:p>1.090</text:p>
          </table:table-cell>
          <table:table-cell office:value-type="float" office:value="1294" table:style-name="ce11">
            <text:p>1.294</text:p>
          </table:table-cell>
          <table:table-cell office:value-type="float" office:value="2724" table:style-name="ce11">
            <text:p>2.724</text:p>
          </table:table-cell>
          <table:table-cell office:value-type="float" office:value="2457" table:style-name="ce11">
            <text:p>2.457</text:p>
          </table:table-cell>
          <table:table-cell office:value-type="float" office:value="2358" table:style-name="ce11">
            <text:p>2.358</text:p>
          </table:table-cell>
          <table:table-cell office:value-type="float" office:value="2591" table:style-name="ce11">
            <text:p>2.591</text:p>
          </table:table-cell>
          <table:table-cell office:value-type="float" office:value="2846" table:style-name="ce11">
            <text:p>2.846</text:p>
          </table:table-cell>
          <table:table-cell office:value-type="float" office:value="2553" table:style-name="ce11">
            <text:p>2.553</text:p>
          </table:table-cell>
          <table:table-cell office:value-type="float" office:value="2292" table:style-name="ce11">
            <text:p>2.292</text:p>
          </table:table-cell>
          <table:table-cell office:value-type="float" office:value="2585" table:style-name="ce11">
            <text:p>2.585</text:p>
          </table:table-cell>
          <table:table-cell office:value-type="float" office:value="2477" table:style-name="ce11">
            <text:p>2.47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83" table:style-name="ce11">
            <text:p>183</text:p>
          </table:table-cell>
          <table:table-cell office:value-type="float" office:value="213" table:style-name="ce11">
            <text:p>213</text:p>
          </table:table-cell>
          <table:table-cell office:value-type="float" office:value="220" table:style-name="ce11">
            <text:p>220</text:p>
          </table:table-cell>
          <table:table-cell office:value-type="float" office:value="207" table:style-name="ce11">
            <text:p>207</text:p>
          </table:table-cell>
          <table:table-cell office:value-type="float" office:value="170" table:style-name="ce11">
            <text:p>170</text:p>
          </table:table-cell>
          <table:table-cell office:value-type="float" office:value="162" table:style-name="ce11">
            <text:p>162</text:p>
          </table:table-cell>
          <table:table-cell office:value-type="float" office:value="171" table:style-name="ce11">
            <text:p>171</text:p>
          </table:table-cell>
          <table:table-cell office:value-type="float" office:value="200" table:style-name="ce11">
            <text:p>200</text:p>
          </table:table-cell>
          <table:table-cell office:value-type="float" office:value="188" table:style-name="ce11">
            <text:p>188</text:p>
          </table:table-cell>
          <table:table-cell office:value-type="float" office:value="166" table:style-name="ce11">
            <text:p>166</text:p>
          </table:table-cell>
          <table:table-cell office:value-type="float" office:value="149" table:style-name="ce11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8715" table:style-name="ce11">
            <text:p>18.715</text:p>
          </table:table-cell>
          <table:table-cell office:value-type="float" office:value="20870" table:style-name="ce11">
            <text:p>20.870</text:p>
          </table:table-cell>
          <table:table-cell office:value-type="float" office:value="22921" table:style-name="ce11">
            <text:p>22.921</text:p>
          </table:table-cell>
          <table:table-cell office:value-type="float" office:value="23778" table:style-name="ce11">
            <text:p>23.778</text:p>
          </table:table-cell>
          <table:table-cell office:value-type="float" office:value="21533" table:style-name="ce11">
            <text:p>21.533</text:p>
          </table:table-cell>
          <table:table-cell office:value-type="float" office:value="18755" table:style-name="ce11">
            <text:p>18.755</text:p>
          </table:table-cell>
          <table:table-cell office:value-type="float" office:value="16499" table:style-name="ce11">
            <text:p>16.499</text:p>
          </table:table-cell>
          <table:table-cell office:value-type="float" office:value="16063" table:style-name="ce11">
            <text:p>16.063</text:p>
          </table:table-cell>
          <table:table-cell office:value-type="float" office:value="16794" table:style-name="ce11">
            <text:p>16.794</text:p>
          </table:table-cell>
          <table:table-cell office:value-type="float" office:value="17488" table:style-name="ce11">
            <text:p>17.488</text:p>
          </table:table-cell>
          <table:table-cell office:value-type="float" office:value="17870" table:style-name="ce11">
            <text:p>17.870</text:p>
          </table:table-cell>
          <table:table-cell office:value-type="float" office:value="18262" table:style-name="ce11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318" table:style-name="ce11">
            <text:p>4.318</text:p>
          </table:table-cell>
          <table:table-cell office:value-type="float" office:value="4269" table:style-name="ce11">
            <text:p>4.269</text:p>
          </table:table-cell>
          <table:table-cell office:value-type="float" office:value="4396" table:style-name="ce11">
            <text:p>4.396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3571" table:style-name="ce11">
            <text:p>33.571</text:p>
          </table:table-cell>
          <table:table-cell office:value-type="float" office:value="35888" table:style-name="ce11">
            <text:p>35.888</text:p>
          </table:table-cell>
          <table:table-cell office:value-type="float" office:value="38158" table:style-name="ce11">
            <text:p>38.158</text:p>
          </table:table-cell>
          <table:table-cell office:value-type="float" office:value="41766" table:style-name="ce11">
            <text:p>41.766</text:p>
          </table:table-cell>
          <table:table-cell office:value-type="float" office:value="40420" table:style-name="ce11">
            <text:p>40.420</text:p>
          </table:table-cell>
          <table:table-cell office:value-type="float" office:value="39145" table:style-name="ce11">
            <text:p>39.145</text:p>
          </table:table-cell>
          <table:table-cell office:value-type="float" office:value="36574" table:style-name="ce11">
            <text:p>36.574</text:p>
          </table:table-cell>
          <table:table-cell office:value-type="float" office:value="36750" table:style-name="ce11">
            <text:p>36.750</text:p>
          </table:table-cell>
          <table:table-cell office:value-type="float" office:value="37878" table:style-name="ce11">
            <text:p>37.878</text:p>
          </table:table-cell>
          <table:table-cell office:value-type="float" office:value="36906" table:style-name="ce11">
            <text:p>36.906</text:p>
          </table:table-cell>
          <table:table-cell office:value-type="float" office:value="36236" table:style-name="ce11">
            <text:p>36.236</text:p>
          </table:table-cell>
          <table:table-cell office:value-type="float" office:value="35185" table:style-name="ce11">
            <text:p>35.1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117" table:style-name="ce11">
            <text:p>14.117</text:p>
          </table:table-cell>
          <table:table-cell office:value-type="float" office:value="14214" table:style-name="ce11">
            <text:p>14.214</text:p>
          </table:table-cell>
          <table:table-cell office:value-type="float" office:value="15059" table:style-name="ce11">
            <text:p>15.059</text:p>
          </table:table-cell>
          <table:table-cell office:value-type="float" office:value="16167" table:style-name="ce11">
            <text:p>16.167</text:p>
          </table:table-cell>
          <table:table-cell office:value-type="float" office:value="16348" table:style-name="ce11">
            <text:p>16.348</text:p>
          </table:table-cell>
          <table:table-cell office:value-type="float" office:value="16319" table:style-name="ce11">
            <text:p>16.319</text:p>
          </table:table-cell>
          <table:table-cell office:value-type="float" office:value="15810" table:style-name="ce11">
            <text:p>15.810</text:p>
          </table:table-cell>
          <table:table-cell office:value-type="float" office:value="15254" table:style-name="ce11">
            <text:p>15.254</text:p>
          </table:table-cell>
          <table:table-cell office:value-type="float" office:value="15108" table:style-name="ce11">
            <text:p>15.108</text:p>
          </table:table-cell>
          <table:table-cell office:value-type="float" office:value="13966" table:style-name="ce11">
            <text:p>13.966</text:p>
          </table:table-cell>
          <table:table-cell office:value-type="float" office:value="13755" table:style-name="ce11">
            <text:p>13.755</text:p>
          </table:table-cell>
          <table:table-cell office:value-type="float" office:value="13156" table:style-name="ce11">
            <text:p>13.15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63046" table:style-name="ce11">
            <text:p>63.046</text:p>
          </table:table-cell>
          <table:table-cell office:value-type="float" office:value="62385" table:style-name="ce11">
            <text:p>62.385</text:p>
          </table:table-cell>
          <table:table-cell office:value-type="float" office:value="64576" table:style-name="ce11">
            <text:p>64.576</text:p>
          </table:table-cell>
          <table:table-cell office:value-type="float" office:value="66552" table:style-name="ce11">
            <text:p>66.552</text:p>
          </table:table-cell>
          <table:table-cell office:value-type="float" office:value="62496" table:style-name="ce11">
            <text:p>62.496</text:p>
          </table:table-cell>
          <table:table-cell office:value-type="float" office:value="55778" table:style-name="ce11">
            <text:p>55.778</text:p>
          </table:table-cell>
          <table:table-cell office:value-type="float" office:value="48077" table:style-name="ce11">
            <text:p>48.077</text:p>
          </table:table-cell>
          <table:table-cell office:value-type="float" office:value="43946" table:style-name="ce11">
            <text:p>43.946</text:p>
          </table:table-cell>
          <table:table-cell office:value-type="float" office:value="42280" table:style-name="ce11">
            <text:p>42.280</text:p>
          </table:table-cell>
          <table:table-cell office:value-type="float" office:value="39299" table:style-name="ce11">
            <text:p>39.299</text:p>
          </table:table-cell>
          <table:table-cell office:value-type="float" office:value="37456" table:style-name="ce11">
            <text:p>37.456</text:p>
          </table:table-cell>
          <table:table-cell office:value-type="float" office:value="35570" table:style-name="ce11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75" table:style-name="ce11">
            <text:p>175</text:p>
          </table:table-cell>
          <table:table-cell office:value-type="float" office:value="163" table:style-name="ce11">
            <text:p>163</text:p>
          </table:table-cell>
          <table:table-cell office:value-type="float" office:value="140" table:style-name="ce11">
            <text:p>140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11">
            <text:p>119</text:p>
          </table:table-cell>
          <table:table-cell office:value-type="float" office:value="100" table:style-name="ce11">
            <text:p>100</text:p>
          </table:table-cell>
          <table:table-cell office:value-type="float" office:value="98" table:style-name="ce11">
            <text:p>98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091" table:style-name="ce11">
            <text:p>4.091</text:p>
          </table:table-cell>
          <table:table-cell office:value-type="float" office:value="3691" table:style-name="ce11">
            <text:p>3.691</text:p>
          </table:table-cell>
          <table:table-cell office:value-type="float" office:value="3450" table:style-name="ce11">
            <text:p>3.450</text:p>
          </table:table-cell>
          <table:table-cell office:value-type="float" office:value="8108" table:style-name="ce11">
            <text:p>8.108</text:p>
          </table:table-cell>
          <table:table-cell office:value-type="float" office:value="8154" table:style-name="ce11">
            <text:p>8.154</text:p>
          </table:table-cell>
          <table:table-cell office:value-type="float" office:value="8034" table:style-name="ce11">
            <text:p>8.034</text:p>
          </table:table-cell>
          <table:table-cell office:value-type="float" office:value="7539" table:style-name="ce11">
            <text:p>7.539</text:p>
          </table:table-cell>
          <table:table-cell office:value-type="float" office:value="6943" table:style-name="ce11">
            <text:p>6.943</text:p>
          </table:table-cell>
          <table:table-cell office:value-type="float" office:value="7772" table:style-name="ce11">
            <text:p>7.772</text:p>
          </table:table-cell>
          <table:table-cell office:value-type="float" office:value="7992" table:style-name="ce11">
            <text:p>7.992</text:p>
          </table:table-cell>
          <table:table-cell office:value-type="float" office:value="7692" table:style-name="ce11">
            <text:p>7.692</text:p>
          </table:table-cell>
          <table:table-cell office:value-type="float" office:value="7430" table:style-name="ce11">
            <text:p>7.430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72" table:style-name="ce11">
            <text:p>72</text:p>
          </table:table-cell>
          <table:table-cell office:value-type="float" office:value="81" table:style-name="ce11">
            <text:p>81</text:p>
          </table:table-cell>
          <table:table-cell office:value-type="float" office:value="67" table:style-name="ce11">
            <text:p>67</text:p>
          </table:table-cell>
          <table:table-cell office:value-type="float" office:value="59" table:style-name="ce11">
            <text:p>59</text:p>
          </table:table-cell>
          <table:table-cell office:value-type="float" office:value="44" table:style-name="ce11">
            <text:p>44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spondidas</text:p>
          </table:table-cell>
          <table:table-cell office:value-type="float" office:value="8119" table:style-name="ce11">
            <text:p>8.119</text:p>
          </table:table-cell>
          <table:table-cell office:value-type="float" office:value="8157" table:style-name="ce11">
            <text:p>8.157</text:p>
          </table:table-cell>
          <table:table-cell office:value-type="float" office:value="7441" table:style-name="ce11">
            <text:p>7.441</text:p>
          </table:table-cell>
          <table:table-cell office:value-type="float" office:value="5919" table:style-name="ce11">
            <text:p>5.919</text:p>
          </table:table-cell>
          <table:table-cell office:value-type="float" office:value="5383" table:style-name="ce11">
            <text:p>5.383</text:p>
          </table:table-cell>
          <table:table-cell office:value-type="float" office:value="5194" table:style-name="ce11">
            <text:p>5.194</text:p>
          </table:table-cell>
          <table:table-cell office:value-type="float" office:value="5478" table:style-name="ce11">
            <text:p>5.478</text:p>
          </table:table-cell>
          <table:table-cell office:value-type="float" office:value="6113" table:style-name="ce11">
            <text:p>6.113</text:p>
          </table:table-cell>
          <table:table-cell office:value-type="float" office:value="5867" table:style-name="ce11">
            <text:p>5.867</text:p>
          </table:table-cell>
          <table:table-cell office:value-type="float" office:value="5865" table:style-name="ce11">
            <text:p>5.865</text:p>
          </table:table-cell>
          <table:table-cell office:value-type="float" office:value="6507" table:style-name="ce11">
            <text:p>6.507</text:p>
          </table:table-cell>
          <table:table-cell office:value-type="float" office:value="5915" table:style-name="ce11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spondidas</text:p>
          </table:table-cell>
          <table:table-cell office:value-type="float" office:value="1495" table:style-name="ce11">
            <text:p>1.495</text:p>
          </table:table-cell>
          <table:table-cell office:value-type="float" office:value="1480" table:style-name="ce11">
            <text:p>1.480</text:p>
          </table:table-cell>
          <table:table-cell office:value-type="float" office:value="1551" table:style-name="ce11">
            <text:p>1.551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spondidas</text:p>
          </table:table-cell>
          <table:table-cell office:value-type="float" office:value="13471" table:style-name="ce11">
            <text:p>13.471</text:p>
          </table:table-cell>
          <table:table-cell office:value-type="float" office:value="13285" table:style-name="ce11">
            <text:p>13.285</text:p>
          </table:table-cell>
          <table:table-cell office:value-type="float" office:value="14950" table:style-name="ce11">
            <text:p>14.950</text:p>
          </table:table-cell>
          <table:table-cell office:value-type="float" office:value="12131" table:style-name="ce11">
            <text:p>12.131</text:p>
          </table:table-cell>
          <table:table-cell office:value-type="float" office:value="12012" table:style-name="ce11">
            <text:p>12.012</text:p>
          </table:table-cell>
          <table:table-cell office:value-type="float" office:value="12412" table:style-name="ce11">
            <text:p>12.412</text:p>
          </table:table-cell>
          <table:table-cell office:value-type="float" office:value="12191" table:style-name="ce11">
            <text:p>12.191</text:p>
          </table:table-cell>
          <table:table-cell office:value-type="float" office:value="13177" table:style-name="ce11">
            <text:p>13.177</text:p>
          </table:table-cell>
          <table:table-cell office:value-type="float" office:value="11483" table:style-name="ce11">
            <text:p>11.483</text:p>
          </table:table-cell>
          <table:table-cell office:value-type="float" office:value="11568" table:style-name="ce11">
            <text:p>11.568</text:p>
          </table:table-cell>
          <table:table-cell office:value-type="float" office:value="12126" table:style-name="ce11">
            <text:p>12.126</text:p>
          </table:table-cell>
          <table:table-cell office:value-type="float" office:value="11946" table:style-name="ce11">
            <text:p>11.94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4919" table:style-name="ce11">
            <text:p>4.919</text:p>
          </table:table-cell>
          <table:table-cell office:value-type="float" office:value="5227" table:style-name="ce11">
            <text:p>5.227</text:p>
          </table:table-cell>
          <table:table-cell office:value-type="float" office:value="5931" table:style-name="ce11">
            <text:p>5.931</text:p>
          </table:table-cell>
          <table:table-cell office:value-type="float" office:value="5115" table:style-name="ce11">
            <text:p>5.115</text:p>
          </table:table-cell>
          <table:table-cell office:value-type="float" office:value="5235" table:style-name="ce11">
            <text:p>5.235</text:p>
          </table:table-cell>
          <table:table-cell office:value-type="float" office:value="5439" table:style-name="ce11">
            <text:p>5.439</text:p>
          </table:table-cell>
          <table:table-cell office:value-type="float" office:value="4513" table:style-name="ce11">
            <text:p>4.513</text:p>
          </table:table-cell>
          <table:table-cell office:value-type="float" office:value="5048" table:style-name="ce11">
            <text:p>5.048</text:p>
          </table:table-cell>
          <table:table-cell office:value-type="float" office:value="4282" table:style-name="ce11">
            <text:p>4.282</text:p>
          </table:table-cell>
          <table:table-cell office:value-type="float" office:value="4339" table:style-name="ce11">
            <text:p>4.339</text:p>
          </table:table-cell>
          <table:table-cell office:value-type="float" office:value="4493" table:style-name="ce11">
            <text:p>4.493</text:p>
          </table:table-cell>
          <table:table-cell office:value-type="float" office:value="4635" table:style-name="ce11">
            <text:p>4.63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spondidas</text:p>
          </table:table-cell>
          <table:table-cell office:value-type="float" office:value="21767" table:style-name="ce11">
            <text:p>21.767</text:p>
          </table:table-cell>
          <table:table-cell office:value-type="float" office:value="22374" table:style-name="ce11">
            <text:p>22.374</text:p>
          </table:table-cell>
          <table:table-cell office:value-type="float" office:value="22373" table:style-name="ce11">
            <text:p>22.373</text:p>
          </table:table-cell>
          <table:table-cell office:value-type="float" office:value="17589" table:style-name="ce11">
            <text:p>17.589</text:p>
          </table:table-cell>
          <table:table-cell office:value-type="float" office:value="15664" table:style-name="ce11">
            <text:p>15.664</text:p>
          </table:table-cell>
          <table:table-cell office:value-type="float" office:value="14684" table:style-name="ce11">
            <text:p>14.684</text:p>
          </table:table-cell>
          <table:table-cell office:value-type="float" office:value="13564" table:style-name="ce11">
            <text:p>13.564</text:p>
          </table:table-cell>
          <table:table-cell office:value-type="float" office:value="14000" table:style-name="ce11">
            <text:p>14.000</text:p>
          </table:table-cell>
          <table:table-cell office:value-type="float" office:value="11707" table:style-name="ce11">
            <text:p>11.707</text:p>
          </table:table-cell>
          <table:table-cell office:value-type="float" office:value="11742" table:style-name="ce11">
            <text:p>11.742</text:p>
          </table:table-cell>
          <table:table-cell office:value-type="float" office:value="12096" table:style-name="ce11">
            <text:p>12.096</text:p>
          </table:table-cell>
          <table:table-cell office:value-type="float" office:value="11548" table:style-name="ce11">
            <text:p>11.54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spondidas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0" table:style-name="ce11">
            <text:p>50</text:p>
          </table:table-cell>
          <table:table-cell office:value-type="float" office:value="25" table:style-name="ce11">
            <text:p>25</text:p>
          </table:table-cell>
          <table:table-cell office:value-type="float" office:value="23" table:style-name="ce11">
            <text:p>23</text:p>
          </table:table-cell>
          <table:table-cell office:value-type="float" office:value="47" table:style-name="ce11">
            <text:p>47</text:p>
          </table:table-cell>
          <table:table-cell office:value-type="float" office:value="37" table:style-name="ce11">
            <text:p>3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1173" table:style-name="ce11">
            <text:p>1.173</text:p>
          </table:table-cell>
          <table:table-cell office:value-type="float" office:value="1090" table:style-name="ce11">
            <text:p>1.090</text:p>
          </table:table-cell>
          <table:table-cell office:value-type="float" office:value="1294" table:style-name="ce11">
            <text:p>1.294</text:p>
          </table:table-cell>
          <table:table-cell office:value-type="float" office:value="2710" table:style-name="ce11">
            <text:p>2.710</text:p>
          </table:table-cell>
          <table:table-cell office:value-type="float" office:value="2450" table:style-name="ce11">
            <text:p>2.450</text:p>
          </table:table-cell>
          <table:table-cell office:value-type="float" office:value="2336" table:style-name="ce11">
            <text:p>2.336</text:p>
          </table:table-cell>
          <table:table-cell office:value-type="float" office:value="2569" table:style-name="ce11">
            <text:p>2.569</text:p>
          </table:table-cell>
          <table:table-cell office:value-type="float" office:value="2825" table:style-name="ce11">
            <text:p>2.825</text:p>
          </table:table-cell>
          <table:table-cell office:value-type="float" office:value="2519" table:style-name="ce11">
            <text:p>2.519</text:p>
          </table:table-cell>
          <table:table-cell office:value-type="float" office:value="2271" table:style-name="ce11">
            <text:p>2.271</text:p>
          </table:table-cell>
          <table:table-cell office:value-type="float" office:value="2578" table:style-name="ce11">
            <text:p>2.578</text:p>
          </table:table-cell>
          <table:table-cell office:value-type="float" office:value="2466" table:style-name="ce11">
            <text:p>2.466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66" table:style-name="ce11">
            <text:p>66</text:p>
          </table:table-cell>
          <table:table-cell office:value-type="float" office:value="70" table:style-name="ce11">
            <text:p>70</text:p>
          </table:table-cell>
          <table:table-cell office:value-type="float" office:value="58" table:style-name="ce11">
            <text:p>58</text:p>
          </table:table-cell>
          <table:table-cell office:value-type="float" office:value="55" table:style-name="ce11">
            <text:p>55</text:p>
          </table:table-cell>
          <table:table-cell office:value-type="float" office:value="41" table:style-name="ce11">
            <text:p>41</text:p>
          </table:table-cell>
          <table:table-cell office:value-type="float" office:value="53" table:style-name="ce11">
            <text:p>53</text:p>
          </table:table-cell>
          <table:table-cell office:value-type="float" office:value="53" table:style-name="ce11">
            <text:p>53</text:p>
          </table:table-cell>
          <table:table-cell office:value-type="float" office:value="63" table:style-name="ce11">
            <text:p>63</text:p>
          </table:table-cell>
          <table:table-cell office:value-type="float" office:value="44" table:style-name="ce11">
            <text:p>44</text:p>
          </table:table-cell>
          <table:table-cell office:value-type="float" office:value="42" table:style-name="ce11">
            <text:p>42</text:p>
          </table:table-cell>
          <table:table-cell office:value-type="float" office:value="45" table:style-name="ce11">
            <text:p>45</text:p>
          </table:table-cell>
          <table:table-cell office:value-type="float" office:value="55" table:style-name="ce11">
            <text:p>5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7306" table:style-name="ce11">
            <text:p>7.306</text:p>
          </table:table-cell>
          <table:table-cell office:value-type="float" office:value="7374" table:style-name="ce11">
            <text:p>7.374</text:p>
          </table:table-cell>
          <table:table-cell office:value-type="float" office:value="6462" table:style-name="ce11">
            <text:p>6.462</text:p>
          </table:table-cell>
          <table:table-cell office:value-type="float" office:value="5230" table:style-name="ce11">
            <text:p>5.230</text:p>
          </table:table-cell>
          <table:table-cell office:value-type="float" office:value="4775" table:style-name="ce11">
            <text:p>4.775</text:p>
          </table:table-cell>
          <table:table-cell office:value-type="float" office:value="4619" table:style-name="ce11">
            <text:p>4.619</text:p>
          </table:table-cell>
          <table:table-cell office:value-type="float" office:value="4985" table:style-name="ce11">
            <text:p>4.985</text:p>
          </table:table-cell>
          <table:table-cell office:value-type="float" office:value="5484" table:style-name="ce11">
            <text:p>5.484</text:p>
          </table:table-cell>
          <table:table-cell office:value-type="float" office:value="5225" table:style-name="ce11">
            <text:p>5.225</text:p>
          </table:table-cell>
          <table:table-cell office:value-type="float" office:value="5311" table:style-name="ce11">
            <text:p>5.311</text:p>
          </table:table-cell>
          <table:table-cell office:value-type="float" office:value="5822" table:style-name="ce11">
            <text:p>5.822</text:p>
          </table:table-cell>
          <table:table-cell office:value-type="float" office:value="5277" table:style-name="ce11">
            <text:p>5.2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336" table:style-name="ce11">
            <text:p>1.336</text:p>
          </table:table-cell>
          <table:table-cell office:value-type="float" office:value="1304" table:style-name="ce11">
            <text:p>1.304</text:p>
          </table:table-cell>
          <table:table-cell office:value-type="float" office:value="1370" table:style-name="ce11">
            <text:p>1.370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1503" table:style-name="ce11">
            <text:p>11.503</text:p>
          </table:table-cell>
          <table:table-cell office:value-type="float" office:value="11233" table:style-name="ce11">
            <text:p>11.233</text:p>
          </table:table-cell>
          <table:table-cell office:value-type="float" office:value="12308" table:style-name="ce11">
            <text:p>12.308</text:p>
          </table:table-cell>
          <table:table-cell office:value-type="float" office:value="10630" table:style-name="ce11">
            <text:p>10.630</text:p>
          </table:table-cell>
          <table:table-cell office:value-type="float" office:value="10658" table:style-name="ce11">
            <text:p>10.658</text:p>
          </table:table-cell>
          <table:table-cell office:value-type="float" office:value="10810" table:style-name="ce11">
            <text:p>10.810</text:p>
          </table:table-cell>
          <table:table-cell office:value-type="float" office:value="10679" table:style-name="ce11">
            <text:p>10.679</text:p>
          </table:table-cell>
          <table:table-cell office:value-type="float" office:value="11474" table:style-name="ce11">
            <text:p>11.474</text:p>
          </table:table-cell>
          <table:table-cell office:value-type="float" office:value="10134" table:style-name="ce11">
            <text:p>10.134</text:p>
          </table:table-cell>
          <table:table-cell office:value-type="float" office:value="9981" table:style-name="ce11">
            <text:p>9.981</text:p>
          </table:table-cell>
          <table:table-cell office:value-type="float" office:value="10480" table:style-name="ce11">
            <text:p>10.480</text:p>
          </table:table-cell>
          <table:table-cell office:value-type="float" office:value="10413" table:style-name="ce11">
            <text:p>10.41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4228" table:style-name="ce11">
            <text:p>4.228</text:p>
          </table:table-cell>
          <table:table-cell office:value-type="float" office:value="4546" table:style-name="ce11">
            <text:p>4.546</text:p>
          </table:table-cell>
          <table:table-cell office:value-type="float" office:value="5109" table:style-name="ce11">
            <text:p>5.109</text:p>
          </table:table-cell>
          <table:table-cell office:value-type="float" office:value="4356" table:style-name="ce11">
            <text:p>4.356</text:p>
          </table:table-cell>
          <table:table-cell office:value-type="float" office:value="4434" table:style-name="ce11">
            <text:p>4.434</text:p>
          </table:table-cell>
          <table:table-cell office:value-type="float" office:value="4626" table:style-name="ce11">
            <text:p>4.626</text:p>
          </table:table-cell>
          <table:table-cell office:value-type="float" office:value="3902" table:style-name="ce11">
            <text:p>3.902</text:p>
          </table:table-cell>
          <table:table-cell office:value-type="float" office:value="4340" table:style-name="ce11">
            <text:p>4.340</text:p>
          </table:table-cell>
          <table:table-cell office:value-type="float" office:value="3721" table:style-name="ce11">
            <text:p>3.721</text:p>
          </table:table-cell>
          <table:table-cell office:value-type="float" office:value="3802" table:style-name="ce11">
            <text:p>3.802</text:p>
          </table:table-cell>
          <table:table-cell office:value-type="float" office:value="3824" table:style-name="ce11">
            <text:p>3.824</text:p>
          </table:table-cell>
          <table:table-cell office:value-type="float" office:value="4002" table:style-name="ce11">
            <text:p>4.0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8673" table:style-name="ce11">
            <text:p>18.673</text:p>
          </table:table-cell>
          <table:table-cell office:value-type="float" office:value="19112" table:style-name="ce11">
            <text:p>19.112</text:p>
          </table:table-cell>
          <table:table-cell office:value-type="float" office:value="19165" table:style-name="ce11">
            <text:p>19.165</text:p>
          </table:table-cell>
          <table:table-cell office:value-type="float" office:value="15321" table:style-name="ce11">
            <text:p>15.321</text:p>
          </table:table-cell>
          <table:table-cell office:value-type="float" office:value="13589" table:style-name="ce11">
            <text:p>13.589</text:p>
          </table:table-cell>
          <table:table-cell office:value-type="float" office:value="12626" table:style-name="ce11">
            <text:p>12.626</text:p>
          </table:table-cell>
          <table:table-cell office:value-type="float" office:value="11749" table:style-name="ce11">
            <text:p>11.749</text:p>
          </table:table-cell>
          <table:table-cell office:value-type="float" office:value="12015" table:style-name="ce11">
            <text:p>12.015</text:p>
          </table:table-cell>
          <table:table-cell office:value-type="float" office:value="10106" table:style-name="ce11">
            <text:p>10.106</text:p>
          </table:table-cell>
          <table:table-cell office:value-type="float" office:value="10020" table:style-name="ce11">
            <text:p>10.020</text:p>
          </table:table-cell>
          <table:table-cell office:value-type="float" office:value="10454" table:style-name="ce11">
            <text:p>10.454</text:p>
          </table:table-cell>
          <table:table-cell office:value-type="float" office:value="9983" table:style-name="ce11">
            <text:p>9.98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7" table:style-name="ce11">
            <text:p>37</text:p>
          </table:table-cell>
          <table:table-cell office:value-type="float" office:value="35" table:style-name="ce11">
            <text:p>35</text:p>
          </table:table-cell>
          <table:table-cell office:value-type="float" office:value="45" table:style-name="ce11">
            <text:p>45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43" table:style-name="ce11">
            <text:p>43</text:p>
          </table:table-cell>
          <table:table-cell office:value-type="float" office:value="33" table:style-name="ce11">
            <text:p>33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013" table:style-name="ce11">
            <text:p>1.013</text:p>
          </table:table-cell>
          <table:table-cell office:value-type="float" office:value="943" table:style-name="ce11">
            <text:p>943</text:p>
          </table:table-cell>
          <table:table-cell office:value-type="float" office:value="1121" table:style-name="ce11">
            <text:p>1.121</text:p>
          </table:table-cell>
          <table:table-cell office:value-type="float" office:value="2362" table:style-name="ce11">
            <text:p>2.362</text:p>
          </table:table-cell>
          <table:table-cell office:value-type="float" office:value="2143" table:style-name="ce11">
            <text:p>2.143</text:p>
          </table:table-cell>
          <table:table-cell office:value-type="float" office:value="2030" table:style-name="ce11">
            <text:p>2.030</text:p>
          </table:table-cell>
          <table:table-cell office:value-type="float" office:value="2252" table:style-name="ce11">
            <text:p>2.252</text:p>
          </table:table-cell>
          <table:table-cell office:value-type="float" office:value="2506" table:style-name="ce11">
            <text:p>2.506</text:p>
          </table:table-cell>
          <table:table-cell office:value-type="float" office:value="2188" table:style-name="ce11">
            <text:p>2.188</text:p>
          </table:table-cell>
          <table:table-cell office:value-type="float" office:value="1986" table:style-name="ce11">
            <text:p>1.986</text:p>
          </table:table-cell>
          <table:table-cell office:value-type="float" office:value="2268" table:style-name="ce11">
            <text:p>2.268</text:p>
          </table:table-cell>
          <table:table-cell office:value-type="float" office:value="2158" table:style-name="ce11">
            <text:p>2.158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83" table:style-name="ce11">
            <text:p>183</text:p>
          </table:table-cell>
          <table:table-cell office:value-type="float" office:value="213" table:style-name="ce11">
            <text:p>213</text:p>
          </table:table-cell>
          <table:table-cell office:value-type="float" office:value="220" table:style-name="ce11">
            <text:p>220</text:p>
          </table:table-cell>
          <table:table-cell office:value-type="float" office:value="207" table:style-name="ce11">
            <text:p>207</text:p>
          </table:table-cell>
          <table:table-cell office:value-type="float" office:value="170" table:style-name="ce11">
            <text:p>170</text:p>
          </table:table-cell>
          <table:table-cell office:value-type="float" office:value="162" table:style-name="ce11">
            <text:p>162</text:p>
          </table:table-cell>
          <table:table-cell office:value-type="float" office:value="171" table:style-name="ce11">
            <text:p>171</text:p>
          </table:table-cell>
          <table:table-cell office:value-type="float" office:value="200" table:style-name="ce11">
            <text:p>200</text:p>
          </table:table-cell>
          <table:table-cell office:value-type="float" office:value="188" table:style-name="ce11">
            <text:p>188</text:p>
          </table:table-cell>
          <table:table-cell office:value-type="float" office:value="166" table:style-name="ce11">
            <text:p>166</text:p>
          </table:table-cell>
          <table:table-cell office:value-type="float" office:value="149" table:style-name="ce11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8706" table:style-name="ce11">
            <text:p>18.706</text:p>
          </table:table-cell>
          <table:table-cell office:value-type="float" office:value="20870" table:style-name="ce11">
            <text:p>20.870</text:p>
          </table:table-cell>
          <table:table-cell office:value-type="float" office:value="22920" table:style-name="ce11">
            <text:p>22.920</text:p>
          </table:table-cell>
          <table:table-cell office:value-type="float" office:value="23777" table:style-name="ce11">
            <text:p>23.777</text:p>
          </table:table-cell>
          <table:table-cell office:value-type="float" office:value="21533" table:style-name="ce11">
            <text:p>21.533</text:p>
          </table:table-cell>
          <table:table-cell office:value-type="float" office:value="18731" table:style-name="ce11">
            <text:p>18.731</text:p>
          </table:table-cell>
          <table:table-cell office:value-type="float" office:value="16475" table:style-name="ce11">
            <text:p>16.475</text:p>
          </table:table-cell>
          <table:table-cell office:value-type="float" office:value="16051" table:style-name="ce11">
            <text:p>16.051</text:p>
          </table:table-cell>
          <table:table-cell office:value-type="float" office:value="16793" table:style-name="ce11">
            <text:p>16.793</text:p>
          </table:table-cell>
          <table:table-cell office:value-type="float" office:value="17488" table:style-name="ce11">
            <text:p>17.488</text:p>
          </table:table-cell>
          <table:table-cell office:value-type="float" office:value="17870" table:style-name="ce11">
            <text:p>17.870</text:p>
          </table:table-cell>
          <table:table-cell office:value-type="float" office:value="18262" table:style-name="ce11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315" table:style-name="ce11">
            <text:p>4.315</text:p>
          </table:table-cell>
          <table:table-cell office:value-type="float" office:value="4263" table:style-name="ce11">
            <text:p>4.263</text:p>
          </table:table-cell>
          <table:table-cell office:value-type="float" office:value="4379" table:style-name="ce11">
            <text:p>4.379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33404" table:style-name="ce11">
            <text:p>33.404</text:p>
          </table:table-cell>
          <table:table-cell office:value-type="float" office:value="35759" table:style-name="ce11">
            <text:p>35.759</text:p>
          </table:table-cell>
          <table:table-cell office:value-type="float" office:value="38086" table:style-name="ce11">
            <text:p>38.086</text:p>
          </table:table-cell>
          <table:table-cell office:value-type="float" office:value="41763" table:style-name="ce11">
            <text:p>41.763</text:p>
          </table:table-cell>
          <table:table-cell office:value-type="float" office:value="40418" table:style-name="ce11">
            <text:p>40.418</text:p>
          </table:table-cell>
          <table:table-cell office:value-type="float" office:value="39132" table:style-name="ce11">
            <text:p>39.132</text:p>
          </table:table-cell>
          <table:table-cell office:value-type="float" office:value="36564" table:style-name="ce11">
            <text:p>36.564</text:p>
          </table:table-cell>
          <table:table-cell office:value-type="float" office:value="36742" table:style-name="ce11">
            <text:p>36.742</text:p>
          </table:table-cell>
          <table:table-cell office:value-type="float" office:value="37869" table:style-name="ce11">
            <text:p>37.869</text:p>
          </table:table-cell>
          <table:table-cell office:value-type="float" office:value="36904" table:style-name="ce11">
            <text:p>36.904</text:p>
          </table:table-cell>
          <table:table-cell office:value-type="float" office:value="36232" table:style-name="ce11">
            <text:p>36.232</text:p>
          </table:table-cell>
          <table:table-cell office:value-type="float" office:value="35184" table:style-name="ce11">
            <text:p>35.1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4052" table:style-name="ce11">
            <text:p>14.052</text:p>
          </table:table-cell>
          <table:table-cell office:value-type="float" office:value="14172" table:style-name="ce11">
            <text:p>14.172</text:p>
          </table:table-cell>
          <table:table-cell office:value-type="float" office:value="15022" table:style-name="ce11">
            <text:p>15.022</text:p>
          </table:table-cell>
          <table:table-cell office:value-type="float" office:value="16103" table:style-name="ce11">
            <text:p>16.103</text:p>
          </table:table-cell>
          <table:table-cell office:value-type="float" office:value="16325" table:style-name="ce11">
            <text:p>16.325</text:p>
          </table:table-cell>
          <table:table-cell office:value-type="float" office:value="16268" table:style-name="ce11">
            <text:p>16.268</text:p>
          </table:table-cell>
          <table:table-cell office:value-type="float" office:value="15756" table:style-name="ce11">
            <text:p>15.756</text:p>
          </table:table-cell>
          <table:table-cell office:value-type="float" office:value="15211" table:style-name="ce11">
            <text:p>15.211</text:p>
          </table:table-cell>
          <table:table-cell office:value-type="float" office:value="15063" table:style-name="ce11">
            <text:p>15.063</text:p>
          </table:table-cell>
          <table:table-cell office:value-type="float" office:value="13947" table:style-name="ce11">
            <text:p>13.947</text:p>
          </table:table-cell>
          <table:table-cell office:value-type="float" office:value="13714" table:style-name="ce11">
            <text:p>13.714</text:p>
          </table:table-cell>
          <table:table-cell office:value-type="float" office:value="13147" table:style-name="ce11">
            <text:p>13.1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63034" table:style-name="ce11">
            <text:p>63.034</text:p>
          </table:table-cell>
          <table:table-cell office:value-type="float" office:value="62365" table:style-name="ce11">
            <text:p>62.365</text:p>
          </table:table-cell>
          <table:table-cell office:value-type="float" office:value="64562" table:style-name="ce11">
            <text:p>64.562</text:p>
          </table:table-cell>
          <table:table-cell office:value-type="float" office:value="66536" table:style-name="ce11">
            <text:p>66.536</text:p>
          </table:table-cell>
          <table:table-cell office:value-type="float" office:value="62487" table:style-name="ce11">
            <text:p>62.487</text:p>
          </table:table-cell>
          <table:table-cell office:value-type="float" office:value="55766" table:style-name="ce11">
            <text:p>55.766</text:p>
          </table:table-cell>
          <table:table-cell office:value-type="float" office:value="48056" table:style-name="ce11">
            <text:p>48.056</text:p>
          </table:table-cell>
          <table:table-cell office:value-type="float" office:value="43936" table:style-name="ce11">
            <text:p>43.936</text:p>
          </table:table-cell>
          <table:table-cell office:value-type="float" office:value="42277" table:style-name="ce11">
            <text:p>42.277</text:p>
          </table:table-cell>
          <table:table-cell office:value-type="float" office:value="39297" table:style-name="ce11">
            <text:p>39.297</text:p>
          </table:table-cell>
          <table:table-cell office:value-type="float" office:value="37456" table:style-name="ce11">
            <text:p>37.456</text:p>
          </table:table-cell>
          <table:table-cell office:value-type="float" office:value="35570" table:style-name="ce11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73" table:style-name="ce11">
            <text:p>173</text:p>
          </table:table-cell>
          <table:table-cell office:value-type="float" office:value="160" table:style-name="ce11">
            <text:p>160</text:p>
          </table:table-cell>
          <table:table-cell office:value-type="float" office:value="140" table:style-name="ce11">
            <text:p>140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11">
            <text:p>119</text:p>
          </table:table-cell>
          <table:table-cell office:value-type="float" office:value="100" table:style-name="ce11">
            <text:p>100</text:p>
          </table:table-cell>
          <table:table-cell office:value-type="float" office:value="98" table:style-name="ce11">
            <text:p>98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090" table:style-name="ce11">
            <text:p>4.090</text:p>
          </table:table-cell>
          <table:table-cell office:value-type="float" office:value="3671" table:style-name="ce11">
            <text:p>3.671</text:p>
          </table:table-cell>
          <table:table-cell office:value-type="float" office:value="3450" table:style-name="ce11">
            <text:p>3.450</text:p>
          </table:table-cell>
          <table:table-cell office:value-type="float" office:value="8103" table:style-name="ce11">
            <text:p>8.103</text:p>
          </table:table-cell>
          <table:table-cell office:value-type="float" office:value="8141" table:style-name="ce11">
            <text:p>8.141</text:p>
          </table:table-cell>
          <table:table-cell office:value-type="float" office:value="8013" table:style-name="ce11">
            <text:p>8.013</text:p>
          </table:table-cell>
          <table:table-cell office:value-type="float" office:value="7506" table:style-name="ce11">
            <text:p>7.506</text:p>
          </table:table-cell>
          <table:table-cell office:value-type="float" office:value="6895" table:style-name="ce11">
            <text:p>6.895</text:p>
          </table:table-cell>
          <table:table-cell office:value-type="float" office:value="7743" table:style-name="ce11">
            <text:p>7.743</text:p>
          </table:table-cell>
          <table:table-cell office:value-type="float" office:value="7975" table:style-name="ce11">
            <text:p>7.975</text:p>
          </table:table-cell>
          <table:table-cell office:value-type="float" office:value="7649" table:style-name="ce11">
            <text:p>7.649</text:p>
          </table:table-cell>
          <table:table-cell office:value-type="float" office:value="7412" table:style-name="ce11">
            <text:p>7.412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0" table:style-name="ce8">
            <text:p>0,000</text:p>
          </table:table-cell>
          <table:table-cell office:value-type="float" office:value="11.1111111111111" table:style-name="ce8">
            <text:p>11,111</text:p>
          </table:table-cell>
          <table:table-cell office:value-type="float" office:value="2.98507462686567" table:style-name="ce8">
            <text:p>2,985</text:p>
          </table:table-cell>
          <table:table-cell office:value-type="float" office:value="1.6949152542372901" table:style-name="ce8">
            <text:p>1,695</text:p>
          </table:table-cell>
          <table:table-cell office:value-type="float" office:value="6.8181818181818201" table:style-name="ce8">
            <text:p>6,818</text:p>
          </table:table-cell>
          <table:table-cell office:value-type="float" office:value="3.3898305084745801" table:style-name="ce8">
            <text:p>3,390</text:p>
          </table:table-cell>
          <table:table-cell office:value-type="float" office:value="8.8235294117647101" table:style-name="ce8">
            <text:p>8,824</text:p>
          </table:table-cell>
          <table:table-cell office:value-type="float" office:value="12.328767123287699" table:style-name="ce8">
            <text:p>12,329</text:p>
          </table:table-cell>
          <table:table-cell office:value-type="float" office:value="4.2549999999999999" table:style-name="ce8">
            <text:p>4,255</text:p>
          </table:table-cell>
          <table:table-cell office:value-type="float" office:value="6.5220000000000002" table:style-name="ce8">
            <text:p>6,522</text:p>
          </table:table-cell>
          <table:table-cell office:value-type="float" office:value="12.5" table:style-name="ce8">
            <text:p>12,500</text:p>
          </table:table-cell>
          <table:table-cell office:value-type="float" office:value="6.5573770491803298" table:style-name="ce8">
            <text:p>6,5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abertas</text:p>
          </table:table-cell>
          <table:table-cell office:value-type="float" office:value="5.5671879999999998" table:style-name="ce8">
            <text:p>5,567</text:p>
          </table:table-cell>
          <table:table-cell office:value-type="float" office:value="6.38715213926689" table:style-name="ce8">
            <text:p>6,387</text:p>
          </table:table-cell>
          <table:table-cell office:value-type="float" office:value="6.7464050530842599" table:style-name="ce8">
            <text:p>6,746</text:p>
          </table:table-cell>
          <table:table-cell office:value-type="float" office:value="5.2880554147660099" table:style-name="ce8">
            <text:p>5,288</text:p>
          </table:table-cell>
          <table:table-cell office:value-type="float" office:value="5.12725246145272" table:style-name="ce8">
            <text:p>5,127</text:p>
          </table:table-cell>
          <table:table-cell office:value-type="float" office:value="5.2368117058144001" table:style-name="ce8">
            <text:p>5,237</text:p>
          </table:table-cell>
          <table:table-cell office:value-type="float" office:value="5.1113545089448698" table:style-name="ce8">
            <text:p>5,111</text:p>
          </table:table-cell>
          <table:table-cell office:value-type="float" office:value="5.6764272861115703" table:style-name="ce8">
            <text:p>5,676</text:p>
          </table:table-cell>
          <table:table-cell office:value-type="float" office:value="6.2889999999999997" table:style-name="ce8">
            <text:p>6,289</text:p>
          </table:table-cell>
          <table:table-cell office:value-type="float" office:value="4.484" table:style-name="ce8">
            <text:p>4,484</text:p>
          </table:table-cell>
          <table:table-cell office:value-type="float" office:value="5.2712463500845201" table:style-name="ce8">
            <text:p>5,271</text:p>
          </table:table-cell>
          <table:table-cell office:value-type="float" office:value="4.3448858833474198" table:style-name="ce8">
            <text:p>4,34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abertas</text:p>
          </table:table-cell>
          <table:table-cell office:value-type="float" office:value="4.4147160000000003" table:style-name="ce8">
            <text:p>4,415</text:p>
          </table:table-cell>
          <table:table-cell office:value-type="float" office:value="4.7972972972973" table:style-name="ce8">
            <text:p>4,797</text:p>
          </table:table-cell>
          <table:table-cell office:value-type="float" office:value="3.7395228884590601" table:style-name="ce8">
            <text:p>3,740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7.6163610000000004" table:style-name="ce8">
            <text:p>7,616</text:p>
          </table:table-cell>
          <table:table-cell office:value-type="float" office:value="8.5133609333835203" table:style-name="ce8">
            <text:p>8,513</text:p>
          </table:table-cell>
          <table:table-cell office:value-type="float" office:value="7.4247491638795999" table:style-name="ce8">
            <text:p>7,425</text:p>
          </table:table-cell>
          <table:table-cell office:value-type="float" office:value="6.0753441595911299" table:style-name="ce8">
            <text:p>6,075</text:p>
          </table:table-cell>
          <table:table-cell office:value-type="float" office:value="5.3280053280053297" table:style-name="ce8">
            <text:p>5,328</text:p>
          </table:table-cell>
          <table:table-cell office:value-type="float" office:value="6.0344827586206904" table:style-name="ce8">
            <text:p>6,034</text:p>
          </table:table-cell>
          <table:table-cell office:value-type="float" office:value="5.97982117955869" table:style-name="ce8">
            <text:p>5,980</text:p>
          </table:table-cell>
          <table:table-cell office:value-type="float" office:value="7.1639978750853803" table:style-name="ce8">
            <text:p>7,164</text:p>
          </table:table-cell>
          <table:table-cell office:value-type="float" office:value="6.7320000000000002" table:style-name="ce8">
            <text:p>6,732</text:p>
          </table:table-cell>
          <table:table-cell office:value-type="float" office:value="6.976" table:style-name="ce8">
            <text:p>6,976</text:p>
          </table:table-cell>
          <table:table-cell office:value-type="float" office:value="6.3747319808675602" table:style-name="ce8">
            <text:p>6,375</text:p>
          </table:table-cell>
          <table:table-cell office:value-type="float" office:value="5.5164908756069" table:style-name="ce8">
            <text:p>5,5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7.9284410000000003" table:style-name="ce8">
            <text:p>7,928</text:p>
          </table:table-cell>
          <table:table-cell office:value-type="float" office:value="6.2559785727951001" table:style-name="ce8">
            <text:p>6,256</text:p>
          </table:table-cell>
          <table:table-cell office:value-type="float" office:value="6.5756196256955004" table:style-name="ce8">
            <text:p>6,576</text:p>
          </table:table-cell>
          <table:table-cell office:value-type="float" office:value="7.9960899315737999" table:style-name="ce8">
            <text:p>7,996</text:p>
          </table:table-cell>
          <table:table-cell office:value-type="float" office:value="8.25214899713467" table:style-name="ce8">
            <text:p>8,252</text:p>
          </table:table-cell>
          <table:table-cell office:value-type="float" office:value="8.0713366427652105" table:style-name="ce8">
            <text:p>8,071</text:p>
          </table:table-cell>
          <table:table-cell office:value-type="float" office:value="7.1571017061821403" table:style-name="ce8">
            <text:p>7,157</text:p>
          </table:table-cell>
          <table:table-cell office:value-type="float" office:value="7.1117274167987299" table:style-name="ce8">
            <text:p>7,112</text:p>
          </table:table-cell>
          <table:table-cell office:value-type="float" office:value="7.0289999999999999" table:style-name="ce8">
            <text:p>7,029</text:p>
          </table:table-cell>
          <table:table-cell office:value-type="float" office:value="6.2460000000000004" table:style-name="ce8">
            <text:p>6,246</text:p>
          </table:table-cell>
          <table:table-cell office:value-type="float" office:value="8.6133986200756691" table:style-name="ce8">
            <text:p>8,613</text:p>
          </table:table-cell>
          <table:table-cell office:value-type="float" office:value="7.4217907227615996" table:style-name="ce8">
            <text:p>7,4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9.6246609999999997" table:style-name="ce8">
            <text:p>9,625</text:p>
          </table:table-cell>
          <table:table-cell office:value-type="float" office:value="10.328953249307199" table:style-name="ce8">
            <text:p>10,329</text:p>
          </table:table-cell>
          <table:table-cell office:value-type="float" office:value="9.0734367317749101" table:style-name="ce8">
            <text:p>9,073</text:p>
          </table:table-cell>
          <table:table-cell office:value-type="float" office:value="6.7201091591335498" table:style-name="ce8">
            <text:p>6,720</text:p>
          </table:table-cell>
          <table:table-cell office:value-type="float" office:value="6.9330949948927501" table:style-name="ce8">
            <text:p>6,933</text:p>
          </table:table-cell>
          <table:table-cell office:value-type="float" office:value="7.9814764369381601" table:style-name="ce8">
            <text:p>7,981</text:p>
          </table:table-cell>
          <table:table-cell office:value-type="float" office:value="6.8932468298437" table:style-name="ce8">
            <text:p>6,893</text:p>
          </table:table-cell>
          <table:table-cell office:value-type="float" office:value="7.0071428571428598" table:style-name="ce8">
            <text:p>7,007</text:p>
          </table:table-cell>
          <table:table-cell office:value-type="float" office:value="7.7130000000000001" table:style-name="ce8">
            <text:p>7,713</text:p>
          </table:table-cell>
          <table:table-cell office:value-type="float" office:value="7.9880000000000004" table:style-name="ce8">
            <text:p>7,988</text:p>
          </table:table-cell>
          <table:table-cell office:value-type="float" office:value="7.26686507936508" table:style-name="ce8">
            <text:p>7,267</text:p>
          </table:table-cell>
          <table:table-cell office:value-type="float" office:value="7.10079667474887" table:style-name="ce8">
            <text:p>7,1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abertas</text:p>
          </table:table-cell>
          <table:table-cell office:value-type="float" office:value="7.5" table:style-name="ce8">
            <text:p>7,500</text:p>
          </table:table-cell>
          <table:table-cell office:value-type="float" office:value="20" table:style-name="ce8">
            <text:p>20,000</text:p>
          </table:table-cell>
          <table:table-cell office:value-type="float" office:value="10" table:style-name="ce8">
            <text:p>10,000</text:p>
          </table:table-cell>
          <table:table-cell office:value-type="float" office:value="12" table:style-name="ce8">
            <text:p>12,000</text:p>
          </table:table-cell>
          <table:table-cell office:value-type="float" office:value="13.0434782608696" table:style-name="ce8">
            <text:p>13,043</text:p>
          </table:table-cell>
          <table:table-cell office:value-type="float" office:value="10.6382978723404" table:style-name="ce8">
            <text:p>10,638</text:p>
          </table:table-cell>
          <table:table-cell office:value-type="float" office:value="18.918918918918902" table:style-name="ce8">
            <text:p>18,919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7.9283890000000001" table:style-name="ce8">
            <text:p>7,928</text:p>
          </table:table-cell>
          <table:table-cell office:value-type="float" office:value="5.6880733944954098" table:style-name="ce8">
            <text:p>5,688</text:p>
          </table:table-cell>
          <table:table-cell office:value-type="float" office:value="6.7233384853168499" table:style-name="ce8">
            <text:p>6,723</text:p>
          </table:table-cell>
          <table:table-cell office:value-type="float" office:value="4.7970479704797002" table:style-name="ce8">
            <text:p>4,797</text:p>
          </table:table-cell>
          <table:table-cell office:value-type="float" office:value="5.0612244897959204" table:style-name="ce8">
            <text:p>5,061</text:p>
          </table:table-cell>
          <table:table-cell office:value-type="float" office:value="6.0787671232876699" table:style-name="ce8">
            <text:p>6,079</text:p>
          </table:table-cell>
          <table:table-cell office:value-type="float" office:value="5.9945504087193502" table:style-name="ce8">
            <text:p>5,995</text:p>
          </table:table-cell>
          <table:table-cell office:value-type="float" office:value="6.3362831858407098" table:style-name="ce8">
            <text:p>6,336</text:p>
          </table:table-cell>
          <table:table-cell office:value-type="float" office:value="7.5030000000000001" table:style-name="ce8">
            <text:p>7,503</text:p>
          </table:table-cell>
          <table:table-cell office:value-type="float" office:value="5.7679999999999998" table:style-name="ce8">
            <text:p>5,768</text:p>
          </table:table-cell>
          <table:table-cell office:value-type="float" office:value="5.1590380139643104" table:style-name="ce8">
            <text:p>5,159</text:p>
          </table:table-cell>
          <table:table-cell office:value-type="float" office:value="5.87996755879968" table:style-name="ce8">
            <text:p>5,880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91.666669999999996" table:style-name="ce8">
            <text:p>91,667</text:p>
          </table:table-cell>
          <table:table-cell office:value-type="float" office:value="86.419753086419703" table:style-name="ce8">
            <text:p>86,420</text:p>
          </table:table-cell>
          <table:table-cell office:value-type="float" office:value="86.567164179104495" table:style-name="ce8">
            <text:p>86,567</text:p>
          </table:table-cell>
          <table:table-cell office:value-type="float" office:value="93.220338983050794" table:style-name="ce8">
            <text:p>93,220</text:p>
          </table:table-cell>
          <table:table-cell office:value-type="float" office:value="93.181818181818201" table:style-name="ce8">
            <text:p>93,182</text:p>
          </table:table-cell>
          <table:table-cell office:value-type="float" office:value="89.830508474576305" table:style-name="ce8">
            <text:p>89,831</text:p>
          </table:table-cell>
          <table:table-cell office:value-type="float" office:value="77.941176470588204" table:style-name="ce8">
            <text:p>77,941</text:p>
          </table:table-cell>
          <table:table-cell office:value-type="float" office:value="86.301369863013704" table:style-name="ce8">
            <text:p>86,301</text:p>
          </table:table-cell>
          <table:table-cell office:value-type="float" office:value="93.617000000000004" table:style-name="ce8">
            <text:p>93,617</text:p>
          </table:table-cell>
          <table:table-cell office:value-type="float" office:value="91.304000000000002" table:style-name="ce8">
            <text:p>91,304</text:p>
          </table:table-cell>
          <table:table-cell office:value-type="float" office:value="80.357142857142904" table:style-name="ce8">
            <text:p>80,357</text:p>
          </table:table-cell>
          <table:table-cell office:value-type="float" office:value="90.163934426229503" table:style-name="ce8">
            <text:p>90,16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9.479489999999998" table:style-name="ce8">
            <text:p>89,479</text:p>
          </table:table-cell>
          <table:table-cell office:value-type="float" office:value="90.345503553050705" table:style-name="ce8">
            <text:p>90,346</text:p>
          </table:table-cell>
          <table:table-cell office:value-type="float" office:value="86.691709149450006" table:style-name="ce8">
            <text:p>86,692</text:p>
          </table:table-cell>
          <table:table-cell office:value-type="float" office:value="88.329674041546994" table:style-name="ce8">
            <text:p>88,330</text:p>
          </table:table-cell>
          <table:table-cell office:value-type="float" office:value="88.7051829834665" table:style-name="ce8">
            <text:p>88,705</text:p>
          </table:table-cell>
          <table:table-cell office:value-type="float" office:value="88.878198960939002" table:style-name="ce8">
            <text:p>88,878</text:p>
          </table:table-cell>
          <table:table-cell office:value-type="float" office:value="90.8676631425447" table:style-name="ce8">
            <text:p>90,868</text:p>
          </table:table-cell>
          <table:table-cell office:value-type="float" office:value="89.681112019623896" table:style-name="ce8">
            <text:p>89,681</text:p>
          </table:table-cell>
          <table:table-cell office:value-type="float" office:value="88.74" table:style-name="ce8">
            <text:p>88,740</text:p>
          </table:table-cell>
          <table:table-cell office:value-type="float" office:value="90.522999999999996" table:style-name="ce8">
            <text:p>90,523</text:p>
          </table:table-cell>
          <table:table-cell office:value-type="float" office:value="89.472875364991495" table:style-name="ce8">
            <text:p>89,473</text:p>
          </table:table-cell>
          <table:table-cell office:value-type="float" office:value="89.213863060016905" table:style-name="ce8">
            <text:p>89,21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8.770759999999996" table:style-name="ce8">
            <text:p>88,771</text:p>
          </table:table-cell>
          <table:table-cell office:value-type="float" office:value="87.752355316285303" table:style-name="ce8">
            <text:p>87,752</text:p>
          </table:table-cell>
          <table:table-cell office:value-type="float" office:value="87.933247753530196" table:style-name="ce8">
            <text:p>87,93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346490000000003" table:style-name="ce8">
            <text:p>85,346</text:p>
          </table:table-cell>
          <table:table-cell office:value-type="float" office:value="84.496765458101393" table:style-name="ce8">
            <text:p>84,497</text:p>
          </table:table-cell>
          <table:table-cell office:value-type="float" office:value="82.184829059829099" table:style-name="ce8">
            <text:p>82,185</text:p>
          </table:table-cell>
          <table:table-cell office:value-type="float" office:value="87.605076644140397" table:style-name="ce8">
            <text:p>87,605</text:p>
          </table:table-cell>
          <table:table-cell office:value-type="float" office:value="88.661509025871396" table:style-name="ce8">
            <text:p>88,662</text:p>
          </table:table-cell>
          <table:table-cell office:value-type="float" office:value="87.086119390961102" table:style-name="ce8">
            <text:p>87,086</text:p>
          </table:table-cell>
          <table:table-cell office:value-type="float" office:value="87.568675686756904" table:style-name="ce8">
            <text:p>87,569</text:p>
          </table:table-cell>
          <table:table-cell office:value-type="float" office:value="87.069358020943994" table:style-name="ce8">
            <text:p>87,069</text:p>
          </table:table-cell>
          <table:table-cell office:value-type="float" office:value="88.197999999999993" table:style-name="ce8">
            <text:p>88,198</text:p>
          </table:table-cell>
          <table:table-cell office:value-type="float" office:value="86.274000000000001" table:style-name="ce8">
            <text:p>86,274</text:p>
          </table:table-cell>
          <table:table-cell office:value-type="float" office:value="86.418735054011705" table:style-name="ce8">
            <text:p>86,419</text:p>
          </table:table-cell>
          <table:table-cell office:value-type="float" office:value="87.159956474428697" table:style-name="ce8">
            <text:p>87,16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639049999999997" table:style-name="ce8">
            <text:p>85,639</text:p>
          </table:table-cell>
          <table:table-cell office:value-type="float" office:value="86.294608959756999" table:style-name="ce8">
            <text:p>86,295</text:p>
          </table:table-cell>
          <table:table-cell office:value-type="float" office:value="85.707096124811301" table:style-name="ce8">
            <text:p>85,707</text:p>
          </table:table-cell>
          <table:table-cell office:value-type="float" office:value="85.128004690248204" table:style-name="ce8">
            <text:p>85,128</text:p>
          </table:table-cell>
          <table:table-cell office:value-type="float" office:value="84.634472227524299" table:style-name="ce8">
            <text:p>84,634</text:p>
          </table:table-cell>
          <table:table-cell office:value-type="float" office:value="85.052399338113602" table:style-name="ce8">
            <text:p>85,052</text:p>
          </table:table-cell>
          <table:table-cell office:value-type="float" office:value="85.532661113546695" table:style-name="ce8">
            <text:p>85,533</text:p>
          </table:table-cell>
          <table:table-cell office:value-type="float" office:value="85.231736056559299" table:style-name="ce8">
            <text:p>85,232</text:p>
          </table:table-cell>
          <table:table-cell office:value-type="float" office:value="86.313999999999993" table:style-name="ce8">
            <text:p>86,314</text:p>
          </table:table-cell>
          <table:table-cell office:value-type="float" office:value="87.402000000000001" table:style-name="ce8">
            <text:p>87,402</text:p>
          </table:table-cell>
          <table:table-cell office:value-type="float" office:value="85.110171377698606" table:style-name="ce8">
            <text:p>85,110</text:p>
          </table:table-cell>
          <table:table-cell office:value-type="float" office:value="85.842985842985797" table:style-name="ce8">
            <text:p>85,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738560000000007" table:style-name="ce8">
            <text:p>85,739</text:p>
          </table:table-cell>
          <table:table-cell office:value-type="float" office:value="85.382416011436703" table:style-name="ce8">
            <text:p>85,382</text:p>
          </table:table-cell>
          <table:table-cell office:value-type="float" office:value="85.603894943719894" table:style-name="ce8">
            <text:p>85,604</text:p>
          </table:table-cell>
          <table:table-cell office:value-type="float" office:value="86.461625282167006" table:style-name="ce8">
            <text:p>86,462</text:p>
          </table:table-cell>
          <table:table-cell office:value-type="float" office:value="86.708779989790699" table:style-name="ce8">
            <text:p>86,709</text:p>
          </table:table-cell>
          <table:table-cell office:value-type="float" office:value="85.955476887466801" table:style-name="ce8">
            <text:p>85,955</text:p>
          </table:table-cell>
          <table:table-cell office:value-type="float" office:value="86.446913398572605" table:style-name="ce8">
            <text:p>86,447</text:p>
          </table:table-cell>
          <table:table-cell office:value-type="float" office:value="85.815298907220907" table:style-name="ce8">
            <text:p>85,815</text:p>
          </table:table-cell>
          <table:table-cell office:value-type="float" office:value="86.31" table:style-name="ce8">
            <text:p>86,310</text:p>
          </table:table-cell>
          <table:table-cell office:value-type="float" office:value="85.298000000000002" table:style-name="ce8">
            <text:p>85,298</text:p>
          </table:table-cell>
          <table:table-cell office:value-type="float" office:value="86.289723483285201" table:style-name="ce8">
            <text:p>86,290</text:p>
          </table:table-cell>
          <table:table-cell office:value-type="float" office:value="86.417936288088697" table:style-name="ce8">
            <text:p>86,41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8.095240000000004" table:style-name="ce8">
            <text:p>88,095</text:p>
          </table:table-cell>
          <table:table-cell office:value-type="float" office:value="81.395348837209298" table:style-name="ce8">
            <text:p>81,395</text:p>
          </table:table-cell>
          <table:table-cell office:value-type="float" office:value="90" table:style-name="ce8">
            <text:p>90,000</text:p>
          </table:table-cell>
          <table:table-cell office:value-type="float" office:value="88.461538461538495" table:style-name="ce8">
            <text:p>88,462</text:p>
          </table:table-cell>
          <table:table-cell office:value-type="float" office:value="91.6666666666667" table:style-name="ce8">
            <text:p>91,667</text:p>
          </table:table-cell>
          <table:table-cell office:value-type="float" office:value="89.5833333333333" table:style-name="ce8">
            <text:p>89,583</text:p>
          </table:table-cell>
          <table:table-cell office:value-type="float" office:value="82.5" table:style-name="ce8">
            <text:p>82,500</text:p>
          </table:table-cell>
          <table:table-cell table:number-columns-repeated="4" table:style-name="ce8"/>
          <table:table-cell office:value-type="float" office:value="91.6666666666667" table:style-name="ce8">
            <text:p>91,6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212770000000006" table:style-name="ce8">
            <text:p>86,213</text:p>
          </table:table-cell>
          <table:table-cell office:value-type="float" office:value="86.513761467889907" table:style-name="ce8">
            <text:p>86,514</text:p>
          </table:table-cell>
          <table:table-cell office:value-type="float" office:value="86.630602782071094" table:style-name="ce8">
            <text:p>86,631</text:p>
          </table:table-cell>
          <table:table-cell office:value-type="float" office:value="86.710719530102807" table:style-name="ce8">
            <text:p>86,711</text:p>
          </table:table-cell>
          <table:table-cell office:value-type="float" office:value="87.220187220187199" table:style-name="ce8">
            <text:p>87,220</text:p>
          </table:table-cell>
          <table:table-cell office:value-type="float" office:value="86.089906700593701" table:style-name="ce8">
            <text:p>86,090</text:p>
          </table:table-cell>
          <table:table-cell office:value-type="float" office:value="86.916248552682404" table:style-name="ce8">
            <text:p>86,916</text:p>
          </table:table-cell>
          <table:table-cell office:value-type="float" office:value="88.053408292340094" table:style-name="ce8">
            <text:p>88,053</text:p>
          </table:table-cell>
          <table:table-cell office:value-type="float" office:value="85.703000000000003" table:style-name="ce8">
            <text:p>85,703</text:p>
          </table:table-cell>
          <table:table-cell office:value-type="float" office:value="86.649000000000001" table:style-name="ce8">
            <text:p>86,649</text:p>
          </table:table-cell>
          <table:table-cell office:value-type="float" office:value="87.7369439071567" table:style-name="ce8">
            <text:p>87,737</text:p>
          </table:table-cell>
          <table:table-cell office:value-type="float" office:value="87.121517965280603" table:style-name="ce8">
            <text:p>87,122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51999999999998" table:style-name="ce8">
            <text:p>99,952</text:p>
          </table:table-cell>
          <table:table-cell office:value-type="float" office:value="100" table:style-name="ce8">
            <text:p>100,000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100" table:style-name="ce8">
            <text:p>100,000</text:p>
          </table:table-cell>
          <table:table-cell office:value-type="float" office:value="99.872" table:style-name="ce8">
            <text:p>99,872</text:p>
          </table:table-cell>
          <table:table-cell office:value-type="float" office:value="99.855000000000004" table:style-name="ce8">
            <text:p>99,855</text:p>
          </table:table-cell>
          <table:table-cell office:value-type="float" office:value="99.924999999999997" table:style-name="ce8">
            <text:p>99,925</text:p>
          </table:table-cell>
          <table:table-cell office:value-type="float" office:value="99.994" table:style-name="ce8">
            <text:p>99,994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30999999999997" table:style-name="ce8">
            <text:p>99,931</text:p>
          </table:table-cell>
          <table:table-cell office:value-type="float" office:value="99.858999999999995" table:style-name="ce8">
            <text:p>99,859</text:p>
          </table:table-cell>
          <table:table-cell office:value-type="float" office:value="99.613" table:style-name="ce8">
            <text:p>99,61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03" table:style-name="ce8">
            <text:p>99,503</text:p>
          </table:table-cell>
          <table:table-cell office:value-type="float" office:value="99.641000000000005" table:style-name="ce8">
            <text:p>99,641</text:p>
          </table:table-cell>
          <table:table-cell office:value-type="float" office:value="99.811000000000007" table:style-name="ce8">
            <text:p>99,811</text:p>
          </table:table-cell>
          <table:table-cell office:value-type="float" office:value="99.992999999999995" table:style-name="ce8">
            <text:p>99,993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99.966999999999999" table:style-name="ce8">
            <text:p>99,967</text:p>
          </table:table-cell>
          <table:table-cell office:value-type="float" office:value="99.972999999999999" table:style-name="ce8">
            <text:p>99,973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99.989000000000004" table:style-name="ce8">
            <text:p>99,989</text:p>
          </table:table-cell>
          <table:table-cell office:value-type="float" office:value="99.997" table:style-name="ce8">
            <text:p>99,9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4" table:style-name="ce8">
            <text:p>99,540</text:p>
          </table:table-cell>
          <table:table-cell office:value-type="float" office:value="99.704999999999998" table:style-name="ce8">
            <text:p>99,705</text:p>
          </table:table-cell>
          <table:table-cell office:value-type="float" office:value="99.754000000000005" table:style-name="ce8">
            <text:p>99,754</text:p>
          </table:table-cell>
          <table:table-cell office:value-type="float" office:value="99.603999999999999" table:style-name="ce8">
            <text:p>99,604</text:p>
          </table:table-cell>
          <table:table-cell office:value-type="float" office:value="99.858999999999995" table:style-name="ce8">
            <text:p>99,859</text:p>
          </table:table-cell>
          <table:table-cell office:value-type="float" office:value="99.686999999999998" table:style-name="ce8">
            <text:p>99,687</text:p>
          </table:table-cell>
          <table:table-cell office:value-type="float" office:value="99.658000000000001" table:style-name="ce8">
            <text:p>99,658</text:p>
          </table:table-cell>
          <table:table-cell office:value-type="float" office:value="99.718000000000004" table:style-name="ce8">
            <text:p>99,718</text:p>
          </table:table-cell>
          <table:table-cell office:value-type="float" office:value="99.701999999999998" table:style-name="ce8">
            <text:p>99,702</text:p>
          </table:table-cell>
          <table:table-cell office:value-type="float" office:value="99.864000000000004" table:style-name="ce8">
            <text:p>99,864</text:p>
          </table:table-cell>
          <table:table-cell office:value-type="float" office:value="99.701999999999998" table:style-name="ce8">
            <text:p>99,702</text:p>
          </table:table-cell>
          <table:table-cell office:value-type="float" office:value="99.932000000000002" table:style-name="ce8">
            <text:p>99,93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80999999999995" table:style-name="ce8">
            <text:p>99,981</text:p>
          </table:table-cell>
          <table:table-cell office:value-type="float" office:value="99.968000000000004" table:style-name="ce8">
            <text:p>99,968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986000000000004" table:style-name="ce8">
            <text:p>99,986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56000000000003" table:style-name="ce8">
            <text:p>99,956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99.992999999999995" table:style-name="ce8">
            <text:p>99,993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8.856999999999999" table:style-name="ce8">
            <text:p>98,857</text:p>
          </table:table-cell>
          <table:table-cell office:value-type="float" office:value="98.16" table:style-name="ce8">
            <text:p>98,16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4" table:style-name="ce8"/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457999999999998" table:style-name="ce8">
            <text:p>99,458</text:p>
          </table:table-cell>
          <table:table-cell office:value-type="float" office:value="100" table:style-name="ce8">
            <text:p>100,000</text:p>
          </table:table-cell>
          <table:table-cell office:value-type="float" office:value="99.938000000000002" table:style-name="ce8">
            <text:p>99,938</text:p>
          </table:table-cell>
          <table:table-cell office:value-type="float" office:value="99.840999999999994" table:style-name="ce8">
            <text:p>99,841</text:p>
          </table:table-cell>
          <table:table-cell office:value-type="float" office:value="99.739000000000004" table:style-name="ce8">
            <text:p>99,739</text:p>
          </table:table-cell>
          <table:table-cell office:value-type="float" office:value="99.561999999999998" table:style-name="ce8">
            <text:p>99,562</text:p>
          </table:table-cell>
          <table:table-cell office:value-type="float" office:value="99.308999999999997" table:style-name="ce8">
            <text:p>99,309</text:p>
          </table:table-cell>
          <table:table-cell office:value-type="float" office:value="99.626999999999995" table:style-name="ce8">
            <text:p>99,627</text:p>
          </table:table-cell>
          <table:table-cell office:value-type="float" office:value="99.787000000000006" table:style-name="ce8">
            <text:p>99,787</text:p>
          </table:table-cell>
          <table:table-cell office:value-type="float" office:value="99.441000000000003" table:style-name="ce8">
            <text:p>99,441</text:p>
          </table:table-cell>
          <table:table-cell office:value-type="float" office:value="99.757999999999996" table:style-name="ce8">
            <text:p>99,758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(*) GVT foi incorporada pela VIVO em Abril/2016</text:p>
          </table:table-cell>
          <table:table-cell table:number-columns-repeated="1010" table:style-name="ce2"/>
          <table:table-cell table:number-columns-repeated="15373"/>
        </table:table-row>
        <table:table-row table:style-name="ro3">
          <table:table-cell office:value-type="string" table:style-name="ce2">
            <text:p>(**) VIACABO foi incorporada pela NET em Agosto/2016</text:p>
          </table:table-cell>
          <table:table-cell table:number-columns-repeated="1010" table:style-name="ce2"/>
          <table:table-cell table:number-columns-repeated="15373"/>
        </table:table-row>
        <table:table-row table:number-rows-repeated="1048458" table:style-name="ro2">
          <table:table-cell table:number-columns-repeated="16384"/>
        </table:table-row>
      </table:table>
      <table:table table:name="Banda_Larga_Fix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3">
            <text:p>SERVIÇO: BANDA LARGA FIX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PERÍODO: JAN/2016 a DEZ/2016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3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3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string" table:style-name="ce6">
            <text:p>2016-01</text:p>
          </table:table-cell>
          <table:table-cell office:value-type="string" table:style-name="ce6">
            <text:p>2016-02</text:p>
          </table:table-cell>
          <table:table-cell office:value-type="string" table:style-name="ce6">
            <text:p>2016-03</text:p>
          </table:table-cell>
          <table:table-cell office:value-type="string" table:style-name="ce6">
            <text:p>2016-04</text:p>
          </table:table-cell>
          <table:table-cell office:value-type="string" table:style-name="ce6">
            <text:p>2016-05</text:p>
          </table:table-cell>
          <table:table-cell office:value-type="string" table:style-name="ce6">
            <text:p>2016-06</text:p>
          </table:table-cell>
          <table:table-cell office:value-type="string" table:style-name="ce6">
            <text:p>2016-07</text:p>
          </table:table-cell>
          <table:table-cell office:value-type="string" table:style-name="ce6">
            <text:p>2016-08</text:p>
          </table:table-cell>
          <table:table-cell office:value-type="string" table:style-name="ce6">
            <text:p>2016-09</text:p>
          </table:table-cell>
          <table:table-cell office:value-type="string" table:style-name="ce6">
            <text:p>2016-10</text:p>
          </table:table-cell>
          <table:table-cell office:value-type="string" table:style-name="ce6">
            <text:p>2016-11</text:p>
          </table:table-cell>
          <table:table-cell office:value-type="string" table:style-name="ce6">
            <text:p>2016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4.474775620000003" table:style-name="ce8">
            <text:p>94,475</text:p>
          </table:table-cell>
          <table:table-cell office:value-type="float" office:value="93.052205703988605" table:style-name="ce8">
            <text:p>93,052</text:p>
          </table:table-cell>
          <table:table-cell office:value-type="float" office:value="92.4054385912372" table:style-name="ce8">
            <text:p>92,405</text:p>
          </table:table-cell>
          <table:table-cell office:value-type="float" office:value="96.660629405712399" table:style-name="ce8">
            <text:p>96,661</text:p>
          </table:table-cell>
          <table:table-cell office:value-type="float" office:value="98.086589841938206" table:style-name="ce8">
            <text:p>98,087</text:p>
          </table:table-cell>
          <table:table-cell office:value-type="float" office:value="94.679000000000002" table:style-name="ce8">
            <text:p>94,679</text:p>
          </table:table-cell>
          <table:table-cell office:value-type="float" office:value="95.671870312322199" table:style-name="ce8">
            <text:p>95,672</text:p>
          </table:table-cell>
          <table:table-cell office:value-type="float" office:value="88.504192675243402" table:style-name="ce8">
            <text:p>88,504</text:p>
          </table:table-cell>
          <table:table-cell office:value-type="float" office:value="92.209000000000003" table:style-name="ce8">
            <text:p>92,209</text:p>
          </table:table-cell>
          <table:table-cell office:value-type="float" office:value="96.39" table:style-name="ce8">
            <text:p>96,390</text:p>
          </table:table-cell>
          <table:table-cell office:value-type="float" office:value="93.290806998155404" table:style-name="ce8">
            <text:p>93,291</text:p>
          </table:table-cell>
          <table:table-cell office:value-type="float" office:value="85.212272700881499" table:style-name="ce8">
            <text:p>85,212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6.479057060000002" table:style-name="ce8">
            <text:p>76,479</text:p>
          </table:table-cell>
          <table:table-cell office:value-type="float" office:value="73.902660893964594" table:style-name="ce8">
            <text:p>73,903</text:p>
          </table:table-cell>
          <table:table-cell office:value-type="float" office:value="69.924061508105297" table:style-name="ce8">
            <text:p>69,924</text:p>
          </table:table-cell>
          <table:table-cell table:number-columns-repeated="9" table:style-name="ce8"/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8.631411259999993" table:style-name="ce8">
            <text:p>78,631</text:p>
          </table:table-cell>
          <table:table-cell office:value-type="float" office:value="79.184711221825296" table:style-name="ce8">
            <text:p>79,185</text:p>
          </table:table-cell>
          <table:table-cell office:value-type="float" office:value="77.216504361184107" table:style-name="ce8">
            <text:p>77,217</text:p>
          </table:table-cell>
          <table:table-cell office:value-type="float" office:value="92.306580006903502" table:style-name="ce8">
            <text:p>92,307</text:p>
          </table:table-cell>
          <table:table-cell office:value-type="float" office:value="92.173691312671806" table:style-name="ce8">
            <text:p>92,174</text:p>
          </table:table-cell>
          <table:table-cell office:value-type="float" office:value="91.796999999999997" table:style-name="ce8">
            <text:p>91,797</text:p>
          </table:table-cell>
          <table:table-cell office:value-type="float" office:value="91.679732302555394" table:style-name="ce8">
            <text:p>91,680</text:p>
          </table:table-cell>
          <table:table-cell office:value-type="float" office:value="91.4722358416265" table:style-name="ce8">
            <text:p>91,472</text:p>
          </table:table-cell>
          <table:table-cell office:value-type="float" office:value="93.037999999999997" table:style-name="ce8">
            <text:p>93,038</text:p>
          </table:table-cell>
          <table:table-cell office:value-type="float" office:value="92.284999999999997" table:style-name="ce8">
            <text:p>92,285</text:p>
          </table:table-cell>
          <table:table-cell office:value-type="float" office:value="85.712716574617502" table:style-name="ce8">
            <text:p>85,713</text:p>
          </table:table-cell>
          <table:table-cell office:value-type="float" office:value="86.502207039995" table:style-name="ce8">
            <text:p>86,502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9.6010000000000009" table:style-name="ce8">
            <text:p>9,601</text:p>
          </table:table-cell>
          <table:table-cell office:value-type="float" office:value="19.5894287337542" table:style-name="ce8">
            <text:p>19,589</text:p>
          </table:table-cell>
          <table:table-cell office:value-type="float" office:value="10.6104030877027" table:style-name="ce8">
            <text:p>10,610</text:p>
          </table:table-cell>
          <table:table-cell office:value-type="float" office:value="28.725000000000001" table:style-name="ce8">
            <text:p>28,725</text:p>
          </table:table-cell>
          <table:table-cell office:value-type="float" office:value="26.837" table:style-name="ce8">
            <text:p>26,837</text:p>
          </table:table-cell>
          <table:table-cell office:value-type="float" office:value="24.6170957799802" table:style-name="ce8">
            <text:p>24,617</text:p>
          </table:table-cell>
          <table:table-cell office:value-type="float" office:value="15.186502695515699" table:style-name="ce8">
            <text:p>15,187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0.377574370000005" table:style-name="ce8">
            <text:p>80,378</text:p>
          </table:table-cell>
          <table:table-cell office:value-type="float" office:value="87.878787878787904" table:style-name="ce8">
            <text:p>87,879</text:p>
          </table:table-cell>
          <table:table-cell office:value-type="float" office:value="92.647058823529406" table:style-name="ce8">
            <text:p>92,647</text:p>
          </table:table-cell>
          <table:table-cell office:value-type="float" office:value="100" table:style-name="ce8">
            <text:p>100,000</text:p>
          </table:table-cell>
          <table:table-cell office:value-type="float" office:value="71.472719522591603" table:style-name="ce8">
            <text:p>71,473</text:p>
          </table:table-cell>
          <table:table-cell office:value-type="float" office:value="60.284999999999997" table:style-name="ce8">
            <text:p>60,285</text:p>
          </table:table-cell>
          <table:table-cell office:value-type="float" office:value="86.126893939393895" table:style-name="ce8">
            <text:p>86,127</text:p>
          </table:table-cell>
          <table:table-cell office:value-type="float" office:value="76.585695006747599" table:style-name="ce8">
            <text:p>76,586</text:p>
          </table:table-cell>
          <table:table-cell office:value-type="float" office:value="100" table:style-name="ce8">
            <text:p>100,000</text:p>
          </table:table-cell>
          <table:table-cell office:value-type="float" office:value="83.813999999999993" table:style-name="ce8">
            <text:p>83,814</text:p>
          </table:table-cell>
          <table:table-cell office:value-type="float" office:value="82.502913752913699" table:style-name="ce8">
            <text:p>82,503</text:p>
          </table:table-cell>
          <table:table-cell office:value-type="float" office:value="92.857142857142904" table:style-name="ce8">
            <text:p>92,857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17.027279289999999" table:style-name="ce8">
            <text:p>17,027</text:p>
          </table:table-cell>
          <table:table-cell office:value-type="float" office:value="29.947276237414499" table:style-name="ce8">
            <text:p>29,947</text:p>
          </table:table-cell>
          <table:table-cell office:value-type="float" office:value="29.607330397970198" table:style-name="ce8">
            <text:p>29,607</text:p>
          </table:table-cell>
          <table:table-cell office:value-type="float" office:value="49.7294522076878" table:style-name="ce8">
            <text:p>49,729</text:p>
          </table:table-cell>
          <table:table-cell office:value-type="float" office:value="53.485185939581697" table:style-name="ce8">
            <text:p>53,485</text:p>
          </table:table-cell>
          <table:table-cell office:value-type="float" office:value="30.696999999999999" table:style-name="ce8">
            <text:p>30,697</text:p>
          </table:table-cell>
          <table:table-cell office:value-type="float" office:value="19.0776486604755" table:style-name="ce8">
            <text:p>19,078</text:p>
          </table:table-cell>
          <table:table-cell office:value-type="float" office:value="24.272171553724998" table:style-name="ce8">
            <text:p>24,272</text:p>
          </table:table-cell>
          <table:table-cell office:value-type="float" office:value="40.96" table:style-name="ce8">
            <text:p>40,960</text:p>
          </table:table-cell>
          <table:table-cell office:value-type="float" office:value="36.398000000000003" table:style-name="ce8">
            <text:p>36,398</text:p>
          </table:table-cell>
          <table:table-cell office:value-type="float" office:value="35.859880797468101" table:style-name="ce8">
            <text:p>35,860</text:p>
          </table:table-cell>
          <table:table-cell office:value-type="float" office:value="44.24" table:style-name="ce8">
            <text:p>44,240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1.175067380000002" table:style-name="ce8">
            <text:p>71,175</text:p>
          </table:table-cell>
          <table:table-cell office:value-type="float" office:value="68.284227227245694" table:style-name="ce8">
            <text:p>68,284</text:p>
          </table:table-cell>
          <table:table-cell office:value-type="float" office:value="81.299367793785194" table:style-name="ce8">
            <text:p>81,299</text:p>
          </table:table-cell>
          <table:table-cell office:value-type="float" office:value="83.069062720225503" table:style-name="ce8">
            <text:p>83,069</text:p>
          </table:table-cell>
          <table:table-cell office:value-type="float" office:value="94.985246372522596" table:style-name="ce8">
            <text:p>94,985</text:p>
          </table:table-cell>
          <table:table-cell office:value-type="float" office:value="87.694000000000003" table:style-name="ce8">
            <text:p>87,694</text:p>
          </table:table-cell>
          <table:table-cell office:value-type="float" office:value="78.359555372911501" table:style-name="ce8">
            <text:p>78,36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34.287845740000002" table:style-name="ce8">
            <text:p>34,288</text:p>
          </table:table-cell>
          <table:table-cell office:value-type="float" office:value="37.000930091354597" table:style-name="ce8">
            <text:p>37,001</text:p>
          </table:table-cell>
          <table:table-cell office:value-type="float" office:value="35.507213978884998" table:style-name="ce8">
            <text:p>35,507</text:p>
          </table:table-cell>
          <table:table-cell office:value-type="float" office:value="56.6546119166319" table:style-name="ce8">
            <text:p>56,655</text:p>
          </table:table-cell>
          <table:table-cell office:value-type="float" office:value="57.184871000829503" table:style-name="ce8">
            <text:p>57,185</text:p>
          </table:table-cell>
          <table:table-cell office:value-type="float" office:value="60.162999999999997" table:style-name="ce8">
            <text:p>60,163</text:p>
          </table:table-cell>
          <table:table-cell office:value-type="float" office:value="58.9866711733806" table:style-name="ce8">
            <text:p>58,987</text:p>
          </table:table-cell>
          <table:table-cell office:value-type="float" office:value="55.831369822800802" table:style-name="ce8">
            <text:p>55,831</text:p>
          </table:table-cell>
          <table:table-cell office:value-type="float" office:value="53.347000000000001" table:style-name="ce8">
            <text:p>53,347</text:p>
          </table:table-cell>
          <table:table-cell office:value-type="float" office:value="61.445" table:style-name="ce8">
            <text:p>61,445</text:p>
          </table:table-cell>
          <table:table-cell office:value-type="float" office:value="64.376667886049106" table:style-name="ce8">
            <text:p>64,377</text:p>
          </table:table-cell>
          <table:table-cell office:value-type="float" office:value="66.0474873016788" table:style-name="ce8">
            <text:p>66,04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62100897499999996" table:style-name="ce8">
            <text:p>0,621</text:p>
          </table:table-cell>
          <table:table-cell office:value-type="float" office:value="0.67791177184045504" table:style-name="ce8">
            <text:p>0,678</text:p>
          </table:table-cell>
          <table:table-cell office:value-type="float" office:value="0.70378245635051395" table:style-name="ce8">
            <text:p>0,704</text:p>
          </table:table-cell>
          <table:table-cell office:value-type="float" office:value="0.533574823771502" table:style-name="ce8">
            <text:p>0,534</text:p>
          </table:table-cell>
          <table:table-cell office:value-type="float" office:value="0.47653640632247302" table:style-name="ce8">
            <text:p>0,477</text:p>
          </table:table-cell>
          <table:table-cell office:value-type="float" office:value="0.61299999999999999" table:style-name="ce8">
            <text:p>0,613</text:p>
          </table:table-cell>
          <table:table-cell office:value-type="float" office:value="0.57312518750711205" table:style-name="ce8">
            <text:p>0,573</text:p>
          </table:table-cell>
          <table:table-cell office:value-type="float" office:value="0.64622469805355498" table:style-name="ce8">
            <text:p>0,646</text:p>
          </table:table-cell>
          <table:table-cell office:value-type="float" office:value="0.496" table:style-name="ce8">
            <text:p>0,496</text:p>
          </table:table-cell>
          <table:table-cell office:value-type="float" office:value="0.54400000000000004" table:style-name="ce8">
            <text:p>0,544</text:p>
          </table:table-cell>
          <table:table-cell office:value-type="float" office:value="0.66836772007378498" table:style-name="ce8">
            <text:p>0,668</text:p>
          </table:table-cell>
          <table:table-cell office:value-type="float" office:value="0.77666534196474102" table:style-name="ce8">
            <text:p>0,7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Índice de Reclamações</text:p>
          </table:table-cell>
          <table:table-cell office:value-type="float" office:value="1.340837718" table:style-name="ce8">
            <text:p>1,341</text:p>
          </table:table-cell>
          <table:table-cell office:value-type="float" office:value="1.4438935642414199" table:style-name="ce8">
            <text:p>1,444</text:p>
          </table:table-cell>
          <table:table-cell office:value-type="float" office:value="1.6030375396757901" table:style-name="ce8">
            <text:p>1,60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0.83373232100000005" table:style-name="ce8">
            <text:p>0,834</text:p>
          </table:table-cell>
          <table:table-cell office:value-type="float" office:value="0.77271113743471698" table:style-name="ce8">
            <text:p>0,773</text:p>
          </table:table-cell>
          <table:table-cell office:value-type="float" office:value="0.85688580011543902" table:style-name="ce8">
            <text:p>0,857</text:p>
          </table:table-cell>
          <table:table-cell office:value-type="float" office:value="0.70773679972386005" table:style-name="ce8">
            <text:p>0,708</text:p>
          </table:table-cell>
          <table:table-cell office:value-type="float" office:value="0.71305234749312696" table:style-name="ce8">
            <text:p>0,713</text:p>
          </table:table-cell>
          <table:table-cell office:value-type="float" office:value="0.72799999999999998" table:style-name="ce8">
            <text:p>0,728</text:p>
          </table:table-cell>
          <table:table-cell office:value-type="float" office:value="0.73281070789778502" table:style-name="ce8">
            <text:p>0,733</text:p>
          </table:table-cell>
          <table:table-cell office:value-type="float" office:value="0.74111056633493999" table:style-name="ce8">
            <text:p>0,741</text:p>
          </table:table-cell>
          <table:table-cell office:value-type="float" office:value="0.67800000000000005" table:style-name="ce8">
            <text:p>0,678</text:p>
          </table:table-cell>
          <table:table-cell office:value-type="float" office:value="0.70899999999999996" table:style-name="ce8">
            <text:p>0,709</text:p>
          </table:table-cell>
          <table:table-cell office:value-type="float" office:value="0.74561138729814203" table:style-name="ce8">
            <text:p>0,746</text:p>
          </table:table-cell>
          <table:table-cell office:value-type="float" office:value="0.73863884648293698" table:style-name="ce8">
            <text:p>0,7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4.2819424939999999" table:style-name="ce8">
            <text:p>4,282</text:p>
          </table:table-cell>
          <table:table-cell office:value-type="float" office:value="4.5055379622684102" table:style-name="ce8">
            <text:p>4,506</text:p>
          </table:table-cell>
          <table:table-cell office:value-type="float" office:value="5.4182900765422302" table:style-name="ce8">
            <text:p>5,418</text:p>
          </table:table-cell>
          <table:table-cell office:value-type="float" office:value="4.2854510359059503" table:style-name="ce8">
            <text:p>4,285</text:p>
          </table:table-cell>
          <table:table-cell office:value-type="float" office:value="3.9175063565307502" table:style-name="ce8">
            <text:p>3,918</text:p>
          </table:table-cell>
          <table:table-cell office:value-type="float" office:value="3.5369999999999999" table:style-name="ce8">
            <text:p>3,537</text:p>
          </table:table-cell>
          <table:table-cell office:value-type="float" office:value="3.1500046165072901" table:style-name="ce8">
            <text:p>3,150</text:p>
          </table:table-cell>
          <table:table-cell office:value-type="float" office:value="3.5007395730517201" table:style-name="ce8">
            <text:p>3,501</text:p>
          </table:table-cell>
          <table:table-cell office:value-type="float" office:value="2.996" table:style-name="ce8">
            <text:p>2,996</text:p>
          </table:table-cell>
          <table:table-cell office:value-type="float" office:value="3.06" table:style-name="ce8">
            <text:p>3,060</text:p>
          </table:table-cell>
          <table:table-cell office:value-type="float" office:value="3.15246483285671" table:style-name="ce8">
            <text:p>3,152</text:p>
          </table:table-cell>
          <table:table-cell office:value-type="float" office:value="3.3305061923431998" table:style-name="ce8">
            <text:p>3,33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Índice de Reclamações</text:p>
          </table:table-cell>
          <table:table-cell office:value-type="float" office:value="0.28830545299999999" table:style-name="ce8">
            <text:p>0,288</text:p>
          </table:table-cell>
          <table:table-cell office:value-type="float" office:value="0.34271969890516601" table:style-name="ce8">
            <text:p>0,343</text:p>
          </table:table-cell>
          <table:table-cell office:value-type="float" office:value="0.33313638477881002" table:style-name="ce8">
            <text:p>0,333</text:p>
          </table:table-cell>
          <table:table-cell office:value-type="float" office:value="0.224251560417108" table:style-name="ce8">
            <text:p>0,224</text:p>
          </table:table-cell>
          <table:table-cell office:value-type="float" office:value="0.28388928317956003" table:style-name="ce8">
            <text:p>0,284</text:p>
          </table:table-cell>
          <table:table-cell office:value-type="float" office:value="0.371" table:style-name="ce8">
            <text:p>0,371</text:p>
          </table:table-cell>
          <table:table-cell office:value-type="float" office:value="0.20009216366326299" table:style-name="ce8">
            <text:p>0,200</text:p>
          </table:table-cell>
          <table:table-cell office:value-type="float" office:value="0.23466268742929999" table:style-name="ce8">
            <text:p>0,235</text:p>
          </table:table-cell>
          <table:table-cell office:value-type="float" office:value="0.311" table:style-name="ce8">
            <text:p>0,311</text:p>
          </table:table-cell>
          <table:table-cell office:value-type="float" office:value="0.155" table:style-name="ce8">
            <text:p>0,155</text:p>
          </table:table-cell>
          <table:table-cell office:value-type="float" office:value="0.15509239927941701" table:style-name="ce8">
            <text:p>0,155</text:p>
          </table:table-cell>
          <table:table-cell office:value-type="float" office:value="0.16680865260310901" table:style-name="ce8">
            <text:p>0,1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3.718908828" table:style-name="ce8">
            <text:p>3,719</text:p>
          </table:table-cell>
          <table:table-cell office:value-type="float" office:value="3.2021089505034199" table:style-name="ce8">
            <text:p>3,202</text:p>
          </table:table-cell>
          <table:table-cell office:value-type="float" office:value="3.2157067840811902" table:style-name="ce8">
            <text:p>3,216</text:p>
          </table:table-cell>
          <table:table-cell office:value-type="float" office:value="2.4108219116924898" table:style-name="ce8">
            <text:p>2,411</text:p>
          </table:table-cell>
          <table:table-cell office:value-type="float" office:value="2.26059256241673" table:style-name="ce8">
            <text:p>2,261</text:p>
          </table:table-cell>
          <table:table-cell office:value-type="float" office:value="3.1720000000000002" table:style-name="ce8">
            <text:p>3,172</text:p>
          </table:table-cell>
          <table:table-cell office:value-type="float" office:value="3.6368940535809799" table:style-name="ce8">
            <text:p>3,637</text:p>
          </table:table-cell>
          <table:table-cell office:value-type="float" office:value="3.429113137851" table:style-name="ce8">
            <text:p>3,429</text:p>
          </table:table-cell>
          <table:table-cell office:value-type="float" office:value="2.762" table:style-name="ce8">
            <text:p>2,762</text:p>
          </table:table-cell>
          <table:table-cell office:value-type="float" office:value="2.944" table:style-name="ce8">
            <text:p>2,944</text:p>
          </table:table-cell>
          <table:table-cell office:value-type="float" office:value="2.9656047681012701" table:style-name="ce8">
            <text:p>2,966</text:p>
          </table:table-cell>
          <table:table-cell office:value-type="float" office:value="2.6277607609221301" table:style-name="ce8">
            <text:p>2,62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Índice de Reclamações</text:p>
          </table:table-cell>
          <table:table-cell office:value-type="float" office:value="6.1738349189999999" table:style-name="ce8">
            <text:p>6,174</text:p>
          </table:table-cell>
          <table:table-cell office:value-type="float" office:value="11.433211592567501" table:style-name="ce8">
            <text:p>11,433</text:p>
          </table:table-cell>
          <table:table-cell office:value-type="float" office:value="5.8998758492382599" table:style-name="ce8">
            <text:p>5,900</text:p>
          </table:table-cell>
          <table:table-cell office:value-type="float" office:value="4.7020681397245996" table:style-name="ce8">
            <text:p>4,702</text:p>
          </table:table-cell>
          <table:table-cell office:value-type="float" office:value="5.6016305404517501" table:style-name="ce8">
            <text:p>5,602</text:p>
          </table:table-cell>
          <table:table-cell office:value-type="float" office:value="9.1359999999999992" table:style-name="ce8">
            <text:p>9,136</text:p>
          </table:table-cell>
          <table:table-cell office:value-type="float" office:value="10.8604257849591" table:style-name="ce8">
            <text:p>10,860</text:p>
          </table:table-cell>
          <table:table-cell office:value-type="float" office:value="7.3488907807101" table:style-name="ce8">
            <text:p>7,349</text:p>
          </table:table-cell>
          <table:table-cell office:value-type="float" office:value="6.0270000000000001" table:style-name="ce8">
            <text:p>6,027</text:p>
          </table:table-cell>
          <table:table-cell office:value-type="float" office:value="5.6130000000000004" table:style-name="ce8">
            <text:p>5,613</text:p>
          </table:table-cell>
          <table:table-cell office:value-type="float" office:value="5.3280569649303402" table:style-name="ce8">
            <text:p>5,328</text:p>
          </table:table-cell>
          <table:table-cell office:value-type="float" office:value="4.4625992413888396" table:style-name="ce8">
            <text:p>4,46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Índice de Reclamações</text:p>
          </table:table-cell>
          <table:table-cell office:value-type="float" office:value="0.66384067800000002" table:style-name="ce8">
            <text:p>0,664</text:p>
          </table:table-cell>
          <table:table-cell office:value-type="float" office:value="0.51181646099227396" table:style-name="ce8">
            <text:p>0,512</text:p>
          </table:table-cell>
          <table:table-cell office:value-type="float" office:value="0.59090678867484903" table:style-name="ce8">
            <text:p>0,591</text:p>
          </table:table-cell>
          <table:table-cell office:value-type="float" office:value="0.37409558142105298" table:style-name="ce8">
            <text:p>0,374</text:p>
          </table:table-cell>
          <table:table-cell office:value-type="float" office:value="0.60059014509909703" table:style-name="ce8">
            <text:p>0,601</text:p>
          </table:table-cell>
          <table:table-cell office:value-type="float" office:value="0.56999999999999995" table:style-name="ce8">
            <text:p>0,570</text:p>
          </table:table-cell>
          <table:table-cell office:value-type="float" office:value="0.44036955813318501" table:style-name="ce8">
            <text:p>0,44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2.5121691990000001" table:style-name="ce8">
            <text:p>2,512</text:p>
          </table:table-cell>
          <table:table-cell office:value-type="float" office:value="2.46233479044714" table:style-name="ce8">
            <text:p>2,462</text:p>
          </table:table-cell>
          <table:table-cell office:value-type="float" office:value="2.49789376971458" table:style-name="ce8">
            <text:p>2,498</text:p>
          </table:table-cell>
          <table:table-cell office:value-type="float" office:value="1.8762484735263001" table:style-name="ce8">
            <text:p>1,876</text:p>
          </table:table-cell>
          <table:table-cell office:value-type="float" office:value="1.6833044378430599" table:style-name="ce8">
            <text:p>1,683</text:p>
          </table:table-cell>
          <table:table-cell office:value-type="float" office:value="1.7330000000000001" table:style-name="ce8">
            <text:p>1,733</text:p>
          </table:table-cell>
          <table:table-cell office:value-type="float" office:value="1.7774096944105899" table:style-name="ce8">
            <text:p>1,777</text:p>
          </table:table-cell>
          <table:table-cell office:value-type="float" office:value="1.81682995909622" table:style-name="ce8">
            <text:p>1,817</text:p>
          </table:table-cell>
          <table:table-cell office:value-type="float" office:value="1.6559999999999999" table:style-name="ce8">
            <text:p>1,656</text:p>
          </table:table-cell>
          <table:table-cell office:value-type="float" office:value="1.651" table:style-name="ce8">
            <text:p>1,651</text:p>
          </table:table-cell>
          <table:table-cell office:value-type="float" office:value="1.8249332845580399" table:style-name="ce8">
            <text:p>1,825</text:p>
          </table:table-cell>
          <table:table-cell office:value-type="float" office:value="1.75810050793285" table:style-name="ce8">
            <text:p>1,758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55710" table:style-name="ce11">
            <text:p>455.710</text:p>
          </table:table-cell>
          <table:table-cell office:value-type="float" office:value="461712" table:style-name="ce11">
            <text:p>461.712</text:p>
          </table:table-cell>
          <table:table-cell office:value-type="float" office:value="467474" table:style-name="ce11">
            <text:p>467.474</text:p>
          </table:table-cell>
          <table:table-cell office:value-type="float" office:value="470412" table:style-name="ce11">
            <text:p>470.412</text:p>
          </table:table-cell>
          <table:table-cell office:value-type="float" office:value="472157" table:style-name="ce11">
            <text:p>472.157</text:p>
          </table:table-cell>
          <table:table-cell office:value-type="float" office:value="474852" table:style-name="ce11">
            <text:p>474.852</text:p>
          </table:table-cell>
          <table:table-cell office:value-type="float" office:value="483315" table:style-name="ce11">
            <text:p>483.315</text:p>
          </table:table-cell>
          <table:table-cell office:value-type="float" office:value="488994" table:style-name="ce11">
            <text:p>488.994</text:p>
          </table:table-cell>
          <table:table-cell office:value-type="float" office:value="490307" table:style-name="ce11">
            <text:p>490.307</text:p>
          </table:table-cell>
          <table:table-cell office:value-type="float" office:value="495973" table:style-name="ce11">
            <text:p>495.973</text:p>
          </table:table-cell>
          <table:table-cell office:value-type="float" office:value="492244" table:style-name="ce11">
            <text:p>492.244</text:p>
          </table:table-cell>
          <table:table-cell office:value-type="float" office:value="495709" table:style-name="ce11">
            <text:p>495.70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3219629" table:style-name="ce11">
            <text:p>3.219.629</text:p>
          </table:table-cell>
          <table:table-cell office:value-type="float" office:value="3249547" table:style-name="ce11">
            <text:p>3.249.547</text:p>
          </table:table-cell>
          <table:table-cell office:value-type="float" office:value="3280023" table:style-name="ce11">
            <text:p>3.280.02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8147699" table:style-name="ce11">
            <text:p>8.147.699</text:p>
          </table:table-cell>
          <table:table-cell office:value-type="float" office:value="8158288" table:style-name="ce11">
            <text:p>8.158.288</text:p>
          </table:table-cell>
          <table:table-cell office:value-type="float" office:value="8198292" table:style-name="ce11">
            <text:p>8.198.292</text:p>
          </table:table-cell>
          <table:table-cell office:value-type="float" office:value="8224809" table:style-name="ce11">
            <text:p>8.224.809</text:p>
          </table:table-cell>
          <table:table-cell office:value-type="float" office:value="8253251" table:style-name="ce11">
            <text:p>8.253.251</text:p>
          </table:table-cell>
          <table:table-cell office:value-type="float" office:value="8287265" table:style-name="ce11">
            <text:p>8.287.265</text:p>
          </table:table-cell>
          <table:table-cell office:value-type="float" office:value="8328208" table:style-name="ce11">
            <text:p>8.328.208</text:p>
          </table:table-cell>
          <table:table-cell office:value-type="float" office:value="8476468" table:style-name="ce11">
            <text:p>8.476.468</text:p>
          </table:table-cell>
          <table:table-cell office:value-type="float" office:value="8505558" table:style-name="ce11">
            <text:p>8.505.558</text:p>
          </table:table-cell>
          <table:table-cell office:value-type="float" office:value="8530848" table:style-name="ce11">
            <text:p>8.530.848</text:p>
          </table:table-cell>
          <table:table-cell office:value-type="float" office:value="8547348" table:style-name="ce11">
            <text:p>8.547.348</text:p>
          </table:table-cell>
          <table:table-cell office:value-type="float" office:value="8512956" table:style-name="ce11">
            <text:p>8.512.95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375144" table:style-name="ce11">
            <text:p>6.375.144</text:p>
          </table:table-cell>
          <table:table-cell office:value-type="float" office:value="6372380" table:style-name="ce11">
            <text:p>6.372.380</text:p>
          </table:table-cell>
          <table:table-cell office:value-type="float" office:value="6362893" table:style-name="ce11">
            <text:p>6.362.893</text:p>
          </table:table-cell>
          <table:table-cell office:value-type="float" office:value="6365491" table:style-name="ce11">
            <text:p>6.365.491</text:p>
          </table:table-cell>
          <table:table-cell office:value-type="float" office:value="6371400" table:style-name="ce11">
            <text:p>6.371.400</text:p>
          </table:table-cell>
          <table:table-cell office:value-type="float" office:value="6388653" table:style-name="ce11">
            <text:p>6.388.653</text:p>
          </table:table-cell>
          <table:table-cell office:value-type="float" office:value="6400943" table:style-name="ce11">
            <text:p>6.400.943</text:p>
          </table:table-cell>
          <table:table-cell office:value-type="float" office:value="6396934" table:style-name="ce11">
            <text:p>6.396.934</text:p>
          </table:table-cell>
          <table:table-cell office:value-type="float" office:value="6400625" table:style-name="ce11">
            <text:p>6.400.625</text:p>
          </table:table-cell>
          <table:table-cell office:value-type="float" office:value="6413506" table:style-name="ce11">
            <text:p>6.413.506</text:p>
          </table:table-cell>
          <table:table-cell office:value-type="float" office:value="6415932" table:style-name="ce11">
            <text:p>6.415.932</text:p>
          </table:table-cell>
          <table:table-cell office:value-type="float" office:value="6412839" table:style-name="ce11">
            <text:p>6.412.8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9553" table:style-name="ce11">
            <text:p>159.553</text:p>
          </table:table-cell>
          <table:table-cell office:value-type="float" office:value="160481" table:style-name="ce11">
            <text:p>160.481</text:p>
          </table:table-cell>
          <table:table-cell office:value-type="float" office:value="159094" table:style-name="ce11">
            <text:p>159.094</text:p>
          </table:table-cell>
          <table:table-cell office:value-type="float" office:value="160534" table:style-name="ce11">
            <text:p>160.534</text:p>
          </table:table-cell>
          <table:table-cell office:value-type="float" office:value="162035" table:style-name="ce11">
            <text:p>162.035</text:p>
          </table:table-cell>
          <table:table-cell office:value-type="float" office:value="161908" table:style-name="ce11">
            <text:p>161.908</text:p>
          </table:table-cell>
          <table:table-cell office:value-type="float" office:value="164924" table:style-name="ce11">
            <text:p>164.924</text:p>
          </table:table-cell>
          <table:table-cell office:value-type="float" office:value="166196" table:style-name="ce11">
            <text:p>166.196</text:p>
          </table:table-cell>
          <table:table-cell office:value-type="float" office:value="166961" table:style-name="ce11">
            <text:p>166.961</text:p>
          </table:table-cell>
          <table:table-cell office:value-type="float" office:value="167555" table:style-name="ce11">
            <text:p>167.555</text:p>
          </table:table-cell>
          <table:table-cell office:value-type="float" office:value="167642" table:style-name="ce11">
            <text:p>167.642</text:p>
          </table:table-cell>
          <table:table-cell office:value-type="float" office:value="167857" table:style-name="ce11">
            <text:p>167.8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74274" table:style-name="ce11">
            <text:p>274.274</text:p>
          </table:table-cell>
          <table:table-cell office:value-type="float" office:value="279191" table:style-name="ce11">
            <text:p>279.191</text:p>
          </table:table-cell>
          <table:table-cell office:value-type="float" office:value="282986" table:style-name="ce11">
            <text:p>282.986</text:p>
          </table:table-cell>
          <table:table-cell office:value-type="float" office:value="291187" table:style-name="ce11">
            <text:p>291.187</text:p>
          </table:table-cell>
          <table:table-cell office:value-type="float" office:value="299479" table:style-name="ce11">
            <text:p>299.479</text:p>
          </table:table-cell>
          <table:table-cell office:value-type="float" office:value="305474" table:style-name="ce11">
            <text:p>305.474</text:p>
          </table:table-cell>
          <table:table-cell office:value-type="float" office:value="308505" table:style-name="ce11">
            <text:p>308.505</text:p>
          </table:table-cell>
          <table:table-cell office:value-type="float" office:value="305910" table:style-name="ce11">
            <text:p>305.910</text:p>
          </table:table-cell>
          <table:table-cell office:value-type="float" office:value="306705" table:style-name="ce11">
            <text:p>306.705</text:p>
          </table:table-cell>
          <table:table-cell office:value-type="float" office:value="308074" table:style-name="ce11">
            <text:p>308.074</text:p>
          </table:table-cell>
          <table:table-cell office:value-type="float" office:value="311235" table:style-name="ce11">
            <text:p>311.235</text:p>
          </table:table-cell>
          <table:table-cell office:value-type="float" office:value="309837" table:style-name="ce11">
            <text:p>309.83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60454" table:style-name="ce11">
            <text:p>260.454</text:p>
          </table:table-cell>
          <table:table-cell office:value-type="float" office:value="262306" table:style-name="ce11">
            <text:p>262.306</text:p>
          </table:table-cell>
          <table:table-cell office:value-type="float" office:value="276277" table:style-name="ce11">
            <text:p>276.277</text:p>
          </table:table-cell>
          <table:table-cell office:value-type="float" office:value="285619" table:style-name="ce11">
            <text:p>285.619</text:p>
          </table:table-cell>
          <table:table-cell office:value-type="float" office:value="298306" table:style-name="ce11">
            <text:p>298.306</text:p>
          </table:table-cell>
          <table:table-cell office:value-type="float" office:value="303962" table:style-name="ce11">
            <text:p>303.962</text:p>
          </table:table-cell>
          <table:table-cell office:value-type="float" office:value="312787" table:style-name="ce11">
            <text:p>312.787</text:p>
          </table:table-cell>
          <table:table-cell office:value-type="float" office:value="319504" table:style-name="ce11">
            <text:p>319.504</text:p>
          </table:table-cell>
          <table:table-cell office:value-type="float" office:value="317070" table:style-name="ce11">
            <text:p>317.070</text:p>
          </table:table-cell>
          <table:table-cell office:value-type="float" office:value="315862" table:style-name="ce11">
            <text:p>315.862</text:p>
          </table:table-cell>
          <table:table-cell office:value-type="float" office:value="322444" table:style-name="ce11">
            <text:p>322.444</text:p>
          </table:table-cell>
          <table:table-cell office:value-type="float" office:value="325595" table:style-name="ce11">
            <text:p>325.59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25030" table:style-name="ce11">
            <text:p>125.030</text:p>
          </table:table-cell>
          <table:table-cell office:value-type="float" office:value="123091" table:style-name="ce11">
            <text:p>123.091</text:p>
          </table:table-cell>
          <table:table-cell office:value-type="float" office:value="118462" table:style-name="ce11">
            <text:p>118.462</text:p>
          </table:table-cell>
          <table:table-cell office:value-type="float" office:value="117617" table:style-name="ce11">
            <text:p>117.617</text:p>
          </table:table-cell>
          <table:table-cell office:value-type="float" office:value="114887" table:style-name="ce11">
            <text:p>114.887</text:p>
          </table:table-cell>
          <table:table-cell office:value-type="float" office:value="112347" table:style-name="ce11">
            <text:p>112.347</text:p>
          </table:table-cell>
          <table:table-cell office:value-type="float" office:value="113541" table:style-name="ce11">
            <text:p>113.541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085314" table:style-name="ce11">
            <text:p>4.085.314</text:p>
          </table:table-cell>
          <table:table-cell office:value-type="float" office:value="4087990" table:style-name="ce11">
            <text:p>4.087.990</text:p>
          </table:table-cell>
          <table:table-cell office:value-type="float" office:value="4090246" table:style-name="ce11">
            <text:p>4.090.246</text:p>
          </table:table-cell>
          <table:table-cell office:value-type="float" office:value="7419060" table:style-name="ce11">
            <text:p>7.419.060</text:p>
          </table:table-cell>
          <table:table-cell office:value-type="float" office:value="7416959" table:style-name="ce11">
            <text:p>7.416.959</text:p>
          </table:table-cell>
          <table:table-cell office:value-type="float" office:value="7430739" table:style-name="ce11">
            <text:p>7.430.739</text:p>
          </table:table-cell>
          <table:table-cell office:value-type="float" office:value="7452418" table:style-name="ce11">
            <text:p>7.452.418</text:p>
          </table:table-cell>
          <table:table-cell office:value-type="float" office:value="7468503" table:style-name="ce11">
            <text:p>7.468.503</text:p>
          </table:table-cell>
          <table:table-cell office:value-type="float" office:value="7472238" table:style-name="ce11">
            <text:p>7.472.238</text:p>
          </table:table-cell>
          <table:table-cell office:value-type="float" office:value="7505963" table:style-name="ce11">
            <text:p>7.505.963</text:p>
          </table:table-cell>
          <table:table-cell office:value-type="float" office:value="7487397" table:style-name="ce11">
            <text:p>7.487.397</text:p>
          </table:table-cell>
          <table:table-cell office:value-type="float" office:value="7477957" table:style-name="ce11">
            <text:p>7.477.95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11">
            <text:p>20</text:p>
          </table:table-cell>
          <table:table-cell office:value-type="float" office:value="27" table:style-name="ce11">
            <text:p>27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1">
            <text:p>19</text:p>
          </table:table-cell>
          <table:table-cell office:value-type="float" office:value="33" table:style-name="ce11">
            <text:p>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abertas</text:p>
          </table:table-cell>
          <table:table-cell office:value-type="float" office:value="218" table:style-name="ce11">
            <text:p>218</text:p>
          </table:table-cell>
          <table:table-cell office:value-type="float" office:value="232" table:style-name="ce11">
            <text:p>232</text:p>
          </table:table-cell>
          <table:table-cell office:value-type="float" office:value="263" table:style-name="ce11">
            <text:p>26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office:value-type="float" office:value="558" table:style-name="ce11">
            <text:p>558</text:p>
          </table:table-cell>
          <table:table-cell office:value-type="float" office:value="525" table:style-name="ce11">
            <text:p>525</text:p>
          </table:table-cell>
          <table:table-cell office:value-type="float" office:value="584" table:style-name="ce11">
            <text:p>584</text:p>
          </table:table-cell>
          <table:table-cell office:value-type="float" office:value="387" table:style-name="ce11">
            <text:p>387</text:p>
          </table:table-cell>
          <table:table-cell office:value-type="float" office:value="375" table:style-name="ce11">
            <text:p>375</text:p>
          </table:table-cell>
          <table:table-cell office:value-type="float" office:value="457" table:style-name="ce11">
            <text:p>457</text:p>
          </table:table-cell>
          <table:table-cell office:value-type="float" office:value="469" table:style-name="ce11">
            <text:p>469</text:p>
          </table:table-cell>
          <table:table-cell office:value-type="float" office:value="472" table:style-name="ce11">
            <text:p>472</text:p>
          </table:table-cell>
          <table:table-cell office:value-type="float" office:value="450" table:style-name="ce11">
            <text:p>450</text:p>
          </table:table-cell>
          <table:table-cell office:value-type="float" office:value="478" table:style-name="ce11">
            <text:p>478</text:p>
          </table:table-cell>
          <table:table-cell office:value-type="float" office:value="575" table:style-name="ce11">
            <text:p>575</text:p>
          </table:table-cell>
          <table:table-cell office:value-type="float" office:value="506" table:style-name="ce11">
            <text:p>50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2773" table:style-name="ce11">
            <text:p>2.773</text:p>
          </table:table-cell>
          <table:table-cell office:value-type="float" office:value="3067" table:style-name="ce11">
            <text:p>3.067</text:p>
          </table:table-cell>
          <table:table-cell office:value-type="float" office:value="3743" table:style-name="ce11">
            <text:p>3.743</text:p>
          </table:table-cell>
          <table:table-cell office:value-type="float" office:value="2788" table:style-name="ce11">
            <text:p>2.788</text:p>
          </table:table-cell>
          <table:table-cell office:value-type="float" office:value="2906" table:style-name="ce11">
            <text:p>2.906</text:p>
          </table:table-cell>
          <table:table-cell office:value-type="float" office:value="2168" table:style-name="ce11">
            <text:p>2.168</text:p>
          </table:table-cell>
          <table:table-cell office:value-type="float" office:value="1832" table:style-name="ce11">
            <text:p>1.832</text:p>
          </table:table-cell>
          <table:table-cell office:value-type="float" office:value="2077" table:style-name="ce11">
            <text:p>2.077</text:p>
          </table:table-cell>
          <table:table-cell office:value-type="float" office:value="1956" table:style-name="ce11">
            <text:p>1.956</text:p>
          </table:table-cell>
          <table:table-cell office:value-type="float" office:value="2070" table:style-name="ce11">
            <text:p>2.070</text:p>
          </table:table-cell>
          <table:table-cell office:value-type="float" office:value="2121" table:style-name="ce11">
            <text:p>2.121</text:p>
          </table:table-cell>
          <table:table-cell office:value-type="float" office:value="2116" table:style-name="ce11">
            <text:p>2.1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abertas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office:value-type="float" office:value="63" table:style-name="ce11">
            <text:p>63</text:p>
          </table:table-cell>
          <table:table-cell office:value-type="float" office:value="55" table:style-name="ce11">
            <text:p>55</text:p>
          </table:table-cell>
          <table:table-cell office:value-type="float" office:value="54" table:style-name="ce11">
            <text:p>54</text:p>
          </table:table-cell>
          <table:table-cell office:value-type="float" office:value="28" table:style-name="ce11">
            <text:p>28</text:p>
          </table:table-cell>
          <table:table-cell office:value-type="float" office:value="23" table:style-name="ce11">
            <text:p>23</text:p>
          </table:table-cell>
          <table:table-cell office:value-type="float" office:value="57" table:style-name="ce11">
            <text:p>57</text:p>
          </table:table-cell>
          <table:table-cell office:value-type="float" office:value="63" table:style-name="ce11">
            <text:p>63</text:p>
          </table:table-cell>
          <table:table-cell office:value-type="float" office:value="74" table:style-name="ce11">
            <text:p>74</text:p>
          </table:table-cell>
          <table:table-cell office:value-type="float" office:value="61" table:style-name="ce11">
            <text:p>61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45" table:style-name="ce11">
            <text:p>4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abertas</text:p>
          </table:table-cell>
          <table:table-cell office:value-type="float" office:value="319" table:style-name="ce11">
            <text:p>319</text:p>
          </table:table-cell>
          <table:table-cell office:value-type="float" office:value="590" table:style-name="ce11">
            <text:p>590</text:p>
          </table:table-cell>
          <table:table-cell office:value-type="float" office:value="290" table:style-name="ce11">
            <text:p>290</text:p>
          </table:table-cell>
          <table:table-cell office:value-type="float" office:value="149" table:style-name="ce11">
            <text:p>149</text:p>
          </table:table-cell>
          <table:table-cell office:value-type="float" office:value="221" table:style-name="ce11">
            <text:p>221</text:p>
          </table:table-cell>
          <table:table-cell office:value-type="float" office:value="394" table:style-name="ce11">
            <text:p>394</text:p>
          </table:table-cell>
          <table:table-cell office:value-type="float" office:value="460" table:style-name="ce11">
            <text:p>460</text:p>
          </table:table-cell>
          <table:table-cell office:value-type="float" office:value="315" table:style-name="ce11">
            <text:p>315</text:p>
          </table:table-cell>
          <table:table-cell office:value-type="float" office:value="207" table:style-name="ce11">
            <text:p>207</text:p>
          </table:table-cell>
          <table:table-cell office:value-type="float" office:value="185" table:style-name="ce11">
            <text:p>185</text:p>
          </table:table-cell>
          <table:table-cell office:value-type="float" office:value="223" table:style-name="ce11">
            <text:p>223</text:p>
          </table:table-cell>
          <table:table-cell office:value-type="float" office:value="126" table:style-name="ce11">
            <text:p>12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abertas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1091" table:style-name="ce11">
            <text:p>1.091</text:p>
          </table:table-cell>
          <table:table-cell office:value-type="float" office:value="969" table:style-name="ce11">
            <text:p>969</text:p>
          </table:table-cell>
          <table:table-cell office:value-type="float" office:value="1010" table:style-name="ce11">
            <text:p>1.010</text:p>
          </table:table-cell>
          <table:table-cell office:value-type="float" office:value="985" table:style-name="ce11">
            <text:p>985</text:p>
          </table:table-cell>
          <table:table-cell office:value-type="float" office:value="1082" table:style-name="ce11">
            <text:p>1.082</text:p>
          </table:table-cell>
          <table:table-cell office:value-type="float" office:value="951" table:style-name="ce11">
            <text:p>951</text:p>
          </table:table-cell>
          <table:table-cell office:value-type="float" office:value="926" table:style-name="ce11">
            <text:p>926</text:p>
          </table:table-cell>
          <table:table-cell office:value-type="float" office:value="932" table:style-name="ce11">
            <text:p>932</text:p>
          </table:table-cell>
          <table:table-cell office:value-type="float" office:value="962" table:style-name="ce11">
            <text:p>962</text:p>
          </table:table-cell>
          <table:table-cell office:value-type="float" office:value="870" table:style-name="ce11">
            <text:p>870</text:p>
          </table:table-cell>
          <table:table-cell office:value-type="float" office:value="1050" table:style-name="ce11">
            <text:p>1.050</text:p>
          </table:table-cell>
          <table:table-cell office:value-type="float" office:value="1007" table:style-name="ce11">
            <text:p>1.00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283" table:style-name="ce11">
            <text:p>283</text:p>
          </table:table-cell>
          <table:table-cell office:value-type="float" office:value="313" table:style-name="ce11">
            <text:p>313</text:p>
          </table:table-cell>
          <table:table-cell office:value-type="float" office:value="329" table:style-name="ce11">
            <text:p>329</text:p>
          </table:table-cell>
          <table:table-cell office:value-type="float" office:value="251" table:style-name="ce11">
            <text:p>251</text:p>
          </table:table-cell>
          <table:table-cell office:value-type="float" office:value="225" table:style-name="ce11">
            <text:p>225</text:p>
          </table:table-cell>
          <table:table-cell office:value-type="float" office:value="291" table:style-name="ce11">
            <text:p>291</text:p>
          </table:table-cell>
          <table:table-cell office:value-type="float" office:value="277" table:style-name="ce11">
            <text:p>277</text:p>
          </table:table-cell>
          <table:table-cell office:value-type="float" office:value="316" table:style-name="ce11">
            <text:p>316</text:p>
          </table:table-cell>
          <table:table-cell office:value-type="float" office:value="243" table:style-name="ce11">
            <text:p>243</text:p>
          </table:table-cell>
          <table:table-cell office:value-type="float" office:value="270" table:style-name="ce11">
            <text:p>270</text:p>
          </table:table-cell>
          <table:table-cell office:value-type="float" office:value="329" table:style-name="ce11">
            <text:p>329</text:p>
          </table:table-cell>
          <table:table-cell office:value-type="float" office:value="385" table:style-name="ce11">
            <text:p>3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</text:p>
          </table:table-cell>
          <table:table-cell office:value-type="float" office:value="4317" table:style-name="ce11">
            <text:p>4.317</text:p>
          </table:table-cell>
          <table:table-cell office:value-type="float" office:value="4692" table:style-name="ce11">
            <text:p>4.692</text:p>
          </table:table-cell>
          <table:table-cell office:value-type="float" office:value="5258" table:style-name="ce11">
            <text:p>5.2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6793" table:style-name="ce11">
            <text:p>6.793</text:p>
          </table:table-cell>
          <table:table-cell office:value-type="float" office:value="6304" table:style-name="ce11">
            <text:p>6.304</text:p>
          </table:table-cell>
          <table:table-cell office:value-type="float" office:value="7025" table:style-name="ce11">
            <text:p>7.025</text:p>
          </table:table-cell>
          <table:table-cell office:value-type="float" office:value="5821" table:style-name="ce11">
            <text:p>5.821</text:p>
          </table:table-cell>
          <table:table-cell office:value-type="float" office:value="5885" table:style-name="ce11">
            <text:p>5.885</text:p>
          </table:table-cell>
          <table:table-cell office:value-type="float" office:value="6034" table:style-name="ce11">
            <text:p>6.034</text:p>
          </table:table-cell>
          <table:table-cell office:value-type="float" office:value="6103" table:style-name="ce11">
            <text:p>6.103</text:p>
          </table:table-cell>
          <table:table-cell office:value-type="float" office:value="6282" table:style-name="ce11">
            <text:p>6.282</text:p>
          </table:table-cell>
          <table:table-cell office:value-type="float" office:value="5771" table:style-name="ce11">
            <text:p>5.771</text:p>
          </table:table-cell>
          <table:table-cell office:value-type="float" office:value="6045" table:style-name="ce11">
            <text:p>6.045</text:p>
          </table:table-cell>
          <table:table-cell office:value-type="float" office:value="6373" table:style-name="ce11">
            <text:p>6.373</text:p>
          </table:table-cell>
          <table:table-cell office:value-type="float" office:value="6288" table:style-name="ce11">
            <text:p>6.28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27298" table:style-name="ce11">
            <text:p>27.298</text:p>
          </table:table-cell>
          <table:table-cell office:value-type="float" office:value="28711" table:style-name="ce11">
            <text:p>28.711</text:p>
          </table:table-cell>
          <table:table-cell office:value-type="float" office:value="34476" table:style-name="ce11">
            <text:p>34.476</text:p>
          </table:table-cell>
          <table:table-cell office:value-type="float" office:value="27279" table:style-name="ce11">
            <text:p>27.279</text:p>
          </table:table-cell>
          <table:table-cell office:value-type="float" office:value="24960" table:style-name="ce11">
            <text:p>24.960</text:p>
          </table:table-cell>
          <table:table-cell office:value-type="float" office:value="22597" table:style-name="ce11">
            <text:p>22.597</text:p>
          </table:table-cell>
          <table:table-cell office:value-type="float" office:value="20163" table:style-name="ce11">
            <text:p>20.163</text:p>
          </table:table-cell>
          <table:table-cell office:value-type="float" office:value="22394" table:style-name="ce11">
            <text:p>22.394</text:p>
          </table:table-cell>
          <table:table-cell office:value-type="float" office:value="19174" table:style-name="ce11">
            <text:p>19.174</text:p>
          </table:table-cell>
          <table:table-cell office:value-type="float" office:value="19628" table:style-name="ce11">
            <text:p>19.628</text:p>
          </table:table-cell>
          <table:table-cell office:value-type="float" office:value="20226" table:style-name="ce11">
            <text:p>20.226</text:p>
          </table:table-cell>
          <table:table-cell office:value-type="float" office:value="21358" table:style-name="ce11">
            <text:p>21.35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</text:p>
          </table:table-cell>
          <table:table-cell office:value-type="float" office:value="46" table:style-name="ce11">
            <text:p>46</text:p>
          </table:table-cell>
          <table:table-cell office:value-type="float" office:value="55" table:style-name="ce11">
            <text:p>55</text:p>
          </table:table-cell>
          <table:table-cell office:value-type="float" office:value="53" table:style-name="ce11">
            <text:p>53</text:p>
          </table:table-cell>
          <table:table-cell office:value-type="float" office:value="36" table:style-name="ce11">
            <text:p>36</text:p>
          </table:table-cell>
          <table:table-cell office:value-type="float" office:value="46" table:style-name="ce11">
            <text:p>46</text:p>
          </table:table-cell>
          <table:table-cell office:value-type="float" office:value="60" table:style-name="ce11">
            <text:p>60</text:p>
          </table:table-cell>
          <table:table-cell office:value-type="float" office:value="33" table:style-name="ce11">
            <text:p>33</text:p>
          </table:table-cell>
          <table:table-cell office:value-type="float" office:value="39" table:style-name="ce11">
            <text:p>39</text:p>
          </table:table-cell>
          <table:table-cell office:value-type="float" office:value="52" table:style-name="ce11">
            <text:p>52</text:p>
          </table:table-cell>
          <table:table-cell office:value-type="float" office:value="26" table:style-name="ce11">
            <text:p>26</text:p>
          </table:table-cell>
          <table:table-cell office:value-type="float" office:value="26" table:style-name="ce11">
            <text:p>26</text:p>
          </table:table-cell>
          <table:table-cell office:value-type="float" office:value="28" table:style-name="ce11">
            <text:p>2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1020" table:style-name="ce11">
            <text:p>1.020</text:p>
          </table:table-cell>
          <table:table-cell office:value-type="float" office:value="894" table:style-name="ce11">
            <text:p>894</text:p>
          </table:table-cell>
          <table:table-cell office:value-type="float" office:value="910" table:style-name="ce11">
            <text:p>910</text:p>
          </table:table-cell>
          <table:table-cell office:value-type="float" office:value="702" table:style-name="ce11">
            <text:p>702</text:p>
          </table:table-cell>
          <table:table-cell office:value-type="float" office:value="677" table:style-name="ce11">
            <text:p>677</text:p>
          </table:table-cell>
          <table:table-cell office:value-type="float" office:value="969" table:style-name="ce11">
            <text:p>969</text:p>
          </table:table-cell>
          <table:table-cell office:value-type="float" office:value="1122" table:style-name="ce11">
            <text:p>1.122</text:p>
          </table:table-cell>
          <table:table-cell office:value-type="float" office:value="1049" table:style-name="ce11">
            <text:p>1.049</text:p>
          </table:table-cell>
          <table:table-cell office:value-type="float" office:value="847" table:style-name="ce11">
            <text:p>847</text:p>
          </table:table-cell>
          <table:table-cell office:value-type="float" office:value="907" table:style-name="ce11">
            <text:p>907</text:p>
          </table:table-cell>
          <table:table-cell office:value-type="float" office:value="923" table:style-name="ce11">
            <text:p>923</text:p>
          </table:table-cell>
          <table:table-cell office:value-type="float" office:value="815" table:style-name="ce11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</text:p>
          </table:table-cell>
          <table:table-cell office:value-type="float" office:value="1608" table:style-name="ce11">
            <text:p>1.608</text:p>
          </table:table-cell>
          <table:table-cell office:value-type="float" office:value="2999" table:style-name="ce11">
            <text:p>2.999</text:p>
          </table:table-cell>
          <table:table-cell office:value-type="float" office:value="1630" table:style-name="ce11">
            <text:p>1.630</text:p>
          </table:table-cell>
          <table:table-cell office:value-type="float" office:value="1343" table:style-name="ce11">
            <text:p>1.343</text:p>
          </table:table-cell>
          <table:table-cell office:value-type="float" office:value="1671" table:style-name="ce11">
            <text:p>1.671</text:p>
          </table:table-cell>
          <table:table-cell office:value-type="float" office:value="2777" table:style-name="ce11">
            <text:p>2.777</text:p>
          </table:table-cell>
          <table:table-cell office:value-type="float" office:value="3397" table:style-name="ce11">
            <text:p>3.397</text:p>
          </table:table-cell>
          <table:table-cell office:value-type="float" office:value="2348" table:style-name="ce11">
            <text:p>2.348</text:p>
          </table:table-cell>
          <table:table-cell office:value-type="float" office:value="1911" table:style-name="ce11">
            <text:p>1.911</text:p>
          </table:table-cell>
          <table:table-cell office:value-type="float" office:value="1773" table:style-name="ce11">
            <text:p>1.773</text:p>
          </table:table-cell>
          <table:table-cell office:value-type="float" office:value="1718" table:style-name="ce11">
            <text:p>1.718</text:p>
          </table:table-cell>
          <table:table-cell office:value-type="float" office:value="1453" table:style-name="ce11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</text:p>
          </table:table-cell>
          <table:table-cell office:value-type="float" office:value="83" table:style-name="ce11">
            <text:p>83</text:p>
          </table:table-cell>
          <table:table-cell office:value-type="float" office:value="63" table:style-name="ce11">
            <text:p>63</text:p>
          </table:table-cell>
          <table:table-cell office:value-type="float" office:value="70" table:style-name="ce11">
            <text:p>70</text:p>
          </table:table-cell>
          <table:table-cell office:value-type="float" office:value="44" table:style-name="ce11">
            <text:p>44</text:p>
          </table:table-cell>
          <table:table-cell office:value-type="float" office:value="69" table:style-name="ce11">
            <text:p>69</text:p>
          </table:table-cell>
          <table:table-cell office:value-type="float" office:value="64" table:style-name="ce11">
            <text:p>64</text:p>
          </table:table-cell>
          <table:table-cell office:value-type="float" office:value="50" table:style-name="ce11">
            <text:p>5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0263" table:style-name="ce11">
            <text:p>10.263</text:p>
          </table:table-cell>
          <table:table-cell office:value-type="float" office:value="10066" table:style-name="ce11">
            <text:p>10.066</text:p>
          </table:table-cell>
          <table:table-cell office:value-type="float" office:value="10217" table:style-name="ce11">
            <text:p>10.217</text:p>
          </table:table-cell>
          <table:table-cell office:value-type="float" office:value="13920" table:style-name="ce11">
            <text:p>13.920</text:p>
          </table:table-cell>
          <table:table-cell office:value-type="float" office:value="12485" table:style-name="ce11">
            <text:p>12.485</text:p>
          </table:table-cell>
          <table:table-cell office:value-type="float" office:value="12879" table:style-name="ce11">
            <text:p>12.879</text:p>
          </table:table-cell>
          <table:table-cell office:value-type="float" office:value="13246" table:style-name="ce11">
            <text:p>13.246</text:p>
          </table:table-cell>
          <table:table-cell office:value-type="float" office:value="13569" table:style-name="ce11">
            <text:p>13.569</text:p>
          </table:table-cell>
          <table:table-cell office:value-type="float" office:value="12373" table:style-name="ce11">
            <text:p>12.373</text:p>
          </table:table-cell>
          <table:table-cell office:value-type="float" office:value="12389" table:style-name="ce11">
            <text:p>12.389</text:p>
          </table:table-cell>
          <table:table-cell office:value-type="float" office:value="13664" table:style-name="ce11">
            <text:p>13.664</text:p>
          </table:table-cell>
          <table:table-cell office:value-type="float" office:value="13147" table:style-name="ce11">
            <text:p>13.14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811" table:style-name="ce11">
            <text:p>811</text:p>
          </table:table-cell>
          <table:table-cell office:value-type="float" office:value="825" table:style-name="ce11">
            <text:p>825</text:p>
          </table:table-cell>
          <table:table-cell office:value-type="float" office:value="883" table:style-name="ce11">
            <text:p>883</text:p>
          </table:table-cell>
          <table:table-cell office:value-type="float" office:value="925" table:style-name="ce11">
            <text:p>925</text:p>
          </table:table-cell>
          <table:table-cell office:value-type="float" office:value="893" table:style-name="ce11">
            <text:p>893</text:p>
          </table:table-cell>
          <table:table-cell office:value-type="float" office:value="805" table:style-name="ce11">
            <text:p>805</text:p>
          </table:table-cell>
          <table:table-cell office:value-type="float" office:value="767" table:style-name="ce11">
            <text:p>767</text:p>
          </table:table-cell>
          <table:table-cell office:value-type="float" office:value="793" table:style-name="ce11">
            <text:p>793</text:p>
          </table:table-cell>
          <table:table-cell office:value-type="float" office:value="884" table:style-name="ce11">
            <text:p>884</text:p>
          </table:table-cell>
          <table:table-cell office:value-type="float" office:value="836" table:style-name="ce11">
            <text:p>836</text:p>
          </table:table-cell>
          <table:table-cell office:value-type="float" office:value="829" table:style-name="ce11">
            <text:p>829</text:p>
          </table:table-cell>
          <table:table-cell office:value-type="float" office:value="843" table:style-name="ce11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129" table:style-name="ce11">
            <text:p>13.129</text:p>
          </table:table-cell>
          <table:table-cell office:value-type="float" office:value="13011" table:style-name="ce11">
            <text:p>13.011</text:p>
          </table:table-cell>
          <table:table-cell office:value-type="float" office:value="13468" table:style-name="ce11">
            <text:p>13.46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9065" table:style-name="ce11">
            <text:p>19.065</text:p>
          </table:table-cell>
          <table:table-cell office:value-type="float" office:value="19020" table:style-name="ce11">
            <text:p>19.020</text:p>
          </table:table-cell>
          <table:table-cell office:value-type="float" office:value="19150" table:style-name="ce11">
            <text:p>19.150</text:p>
          </table:table-cell>
          <table:table-cell office:value-type="float" office:value="20132" table:style-name="ce11">
            <text:p>20.132</text:p>
          </table:table-cell>
          <table:table-cell office:value-type="float" office:value="19160" table:style-name="ce11">
            <text:p>19.160</text:p>
          </table:table-cell>
          <table:table-cell office:value-type="float" office:value="18739" table:style-name="ce11">
            <text:p>18.739</text:p>
          </table:table-cell>
          <table:table-cell office:value-type="float" office:value="17740" table:style-name="ce11">
            <text:p>17.740</text:p>
          </table:table-cell>
          <table:table-cell office:value-type="float" office:value="18209" table:style-name="ce11">
            <text:p>18.209</text:p>
          </table:table-cell>
          <table:table-cell office:value-type="float" office:value="18539" table:style-name="ce11">
            <text:p>18.539</text:p>
          </table:table-cell>
          <table:table-cell office:value-type="float" office:value="18217" table:style-name="ce11">
            <text:p>18.217</text:p>
          </table:table-cell>
          <table:table-cell office:value-type="float" office:value="18105" table:style-name="ce11">
            <text:p>18.105</text:p>
          </table:table-cell>
          <table:table-cell office:value-type="float" office:value="18197" table:style-name="ce11">
            <text:p>18.1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76834" table:style-name="ce11">
            <text:p>76.834</text:p>
          </table:table-cell>
          <table:table-cell office:value-type="float" office:value="76974" table:style-name="ce11">
            <text:p>76.974</text:p>
          </table:table-cell>
          <table:table-cell office:value-type="float" office:value="80297" table:style-name="ce11">
            <text:p>80.297</text:p>
          </table:table-cell>
          <table:table-cell office:value-type="float" office:value="90490" table:style-name="ce11">
            <text:p>90.490</text:p>
          </table:table-cell>
          <table:table-cell office:value-type="float" office:value="90471" table:style-name="ce11">
            <text:p>90.471</text:p>
          </table:table-cell>
          <table:table-cell office:value-type="float" office:value="86712" table:style-name="ce11">
            <text:p>86.712</text:p>
          </table:table-cell>
          <table:table-cell office:value-type="float" office:value="74835" table:style-name="ce11">
            <text:p>74.835</text:p>
          </table:table-cell>
          <table:table-cell office:value-type="float" office:value="67721" table:style-name="ce11">
            <text:p>67.721</text:p>
          </table:table-cell>
          <table:table-cell office:value-type="float" office:value="65157" table:style-name="ce11">
            <text:p>65.157</text:p>
          </table:table-cell>
          <table:table-cell office:value-type="float" office:value="61733" table:style-name="ce11">
            <text:p>61.733</text:p>
          </table:table-cell>
          <table:table-cell office:value-type="float" office:value="61199" table:style-name="ce11">
            <text:p>61.199</text:p>
          </table:table-cell>
          <table:table-cell office:value-type="float" office:value="59030" table:style-name="ce11">
            <text:p>59.0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1" table:style-name="ce11">
            <text:p>131</text:p>
          </table:table-cell>
          <table:table-cell office:value-type="float" office:value="130" table:style-name="ce11">
            <text:p>130</text:p>
          </table:table-cell>
          <table:table-cell office:value-type="float" office:value="143" table:style-name="ce11">
            <text:p>143</text:p>
          </table:table-cell>
          <table:table-cell office:value-type="float" office:value="154" table:style-name="ce11">
            <text:p>154</text:p>
          </table:table-cell>
          <table:table-cell office:value-type="float" office:value="144" table:style-name="ce11">
            <text:p>144</text:p>
          </table:table-cell>
          <table:table-cell office:value-type="float" office:value="135" table:style-name="ce11">
            <text:p>135</text:p>
          </table:table-cell>
          <table:table-cell office:value-type="float" office:value="142" table:style-name="ce11">
            <text:p>142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11">
            <text:p>132</text:p>
          </table:table-cell>
          <table:table-cell office:value-type="float" office:value="124" table:style-name="ce11">
            <text:p>124</text:p>
          </table:table-cell>
          <table:table-cell office:value-type="float" office:value="117" table:style-name="ce11">
            <text:p>117</text:p>
          </table:table-cell>
          <table:table-cell office:value-type="float" office:value="104" table:style-name="ce11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2546" table:style-name="ce11">
            <text:p>2.546</text:p>
          </table:table-cell>
          <table:table-cell office:value-type="float" office:value="2681" table:style-name="ce11">
            <text:p>2.681</text:p>
          </table:table-cell>
          <table:table-cell office:value-type="float" office:value="2820" table:style-name="ce11">
            <text:p>2.820</text:p>
          </table:table-cell>
          <table:table-cell office:value-type="float" office:value="2824" table:style-name="ce11">
            <text:p>2.824</text:p>
          </table:table-cell>
          <table:table-cell office:value-type="float" office:value="2506" table:style-name="ce11">
            <text:p>2.506</text:p>
          </table:table-cell>
          <table:table-cell office:value-type="float" office:value="2290" table:style-name="ce11">
            <text:p>2.290</text:p>
          </table:table-cell>
          <table:table-cell office:value-type="float" office:value="2349" table:style-name="ce11">
            <text:p>2.349</text:p>
          </table:table-cell>
          <table:table-cell office:value-type="float" office:value="2769" table:style-name="ce11">
            <text:p>2.769</text:p>
          </table:table-cell>
          <table:table-cell office:value-type="float" office:value="3140" table:style-name="ce11">
            <text:p>3.140</text:p>
          </table:table-cell>
          <table:table-cell office:value-type="float" office:value="3018" table:style-name="ce11">
            <text:p>3.018</text:p>
          </table:table-cell>
          <table:table-cell office:value-type="float" office:value="2803" table:style-name="ce11">
            <text:p>2.803</text:p>
          </table:table-cell>
          <table:table-cell office:value-type="float" office:value="2677" table:style-name="ce11">
            <text:p>2.6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085" table:style-name="ce11">
            <text:p>4.085</text:p>
          </table:table-cell>
          <table:table-cell office:value-type="float" office:value="4323" table:style-name="ce11">
            <text:p>4.323</text:p>
          </table:table-cell>
          <table:table-cell office:value-type="float" office:value="6020" table:style-name="ce11">
            <text:p>6.020</text:p>
          </table:table-cell>
          <table:table-cell office:value-type="float" office:value="6235" table:style-name="ce11">
            <text:p>6.235</text:p>
          </table:table-cell>
          <table:table-cell office:value-type="float" office:value="5974" table:style-name="ce11">
            <text:p>5.974</text:p>
          </table:table-cell>
          <table:table-cell office:value-type="float" office:value="4644" table:style-name="ce11">
            <text:p>4.644</text:p>
          </table:table-cell>
          <table:table-cell office:value-type="float" office:value="5792" table:style-name="ce11">
            <text:p>5.792</text:p>
          </table:table-cell>
          <table:table-cell office:value-type="float" office:value="7845" table:style-name="ce11">
            <text:p>7.845</text:p>
          </table:table-cell>
          <table:table-cell office:value-type="float" office:value="8522" table:style-name="ce11">
            <text:p>8.522</text:p>
          </table:table-cell>
          <table:table-cell office:value-type="float" office:value="7655" table:style-name="ce11">
            <text:p>7.655</text:p>
          </table:table-cell>
          <table:table-cell office:value-type="float" office:value="6031" table:style-name="ce11">
            <text:p>6.031</text:p>
          </table:table-cell>
          <table:table-cell office:value-type="float" office:value="5401" table:style-name="ce11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204" table:style-name="ce11">
            <text:p>204</text:p>
          </table:table-cell>
          <table:table-cell office:value-type="float" office:value="198" table:style-name="ce11">
            <text:p>198</text:p>
          </table:table-cell>
          <table:table-cell office:value-type="float" office:value="207" table:style-name="ce11">
            <text:p>207</text:p>
          </table:table-cell>
          <table:table-cell office:value-type="float" office:value="216" table:style-name="ce11">
            <text:p>216</text:p>
          </table:table-cell>
          <table:table-cell office:value-type="float" office:value="177" table:style-name="ce11">
            <text:p>177</text:p>
          </table:table-cell>
          <table:table-cell office:value-type="float" office:value="183" table:style-name="ce11">
            <text:p>183</text:p>
          </table:table-cell>
          <table:table-cell office:value-type="float" office:value="177" table:style-name="ce11">
            <text:p>17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0430" table:style-name="ce11">
            <text:p>30.430</text:p>
          </table:table-cell>
          <table:table-cell office:value-type="float" office:value="29943" table:style-name="ce11">
            <text:p>29.943</text:p>
          </table:table-cell>
          <table:table-cell office:value-type="float" office:value="29992" table:style-name="ce11">
            <text:p>29.992</text:p>
          </table:table-cell>
          <table:table-cell office:value-type="float" office:value="44818" table:style-name="ce11">
            <text:p>44.818</text:p>
          </table:table-cell>
          <table:table-cell office:value-type="float" office:value="44160" table:style-name="ce11">
            <text:p>44.160</text:p>
          </table:table-cell>
          <table:table-cell office:value-type="float" office:value="41887" table:style-name="ce11">
            <text:p>41.887</text:p>
          </table:table-cell>
          <table:table-cell office:value-type="float" office:value="39284" table:style-name="ce11">
            <text:p>39.284</text:p>
          </table:table-cell>
          <table:table-cell office:value-type="float" office:value="38611" table:style-name="ce11">
            <text:p>38.611</text:p>
          </table:table-cell>
          <table:table-cell office:value-type="float" office:value="39579" table:style-name="ce11">
            <text:p>39.579</text:p>
          </table:table-cell>
          <table:table-cell office:value-type="float" office:value="39188" table:style-name="ce11">
            <text:p>39.188</text:p>
          </table:table-cell>
          <table:table-cell office:value-type="float" office:value="38330" table:style-name="ce11">
            <text:p>38.330</text:p>
          </table:table-cell>
          <table:table-cell office:value-type="float" office:value="38428" table:style-name="ce11">
            <text:p>38.428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283" table:style-name="ce11">
            <text:p>283</text:p>
          </table:table-cell>
          <table:table-cell office:value-type="float" office:value="313" table:style-name="ce11">
            <text:p>313</text:p>
          </table:table-cell>
          <table:table-cell office:value-type="float" office:value="329" table:style-name="ce11">
            <text:p>329</text:p>
          </table:table-cell>
          <table:table-cell office:value-type="float" office:value="251" table:style-name="ce11">
            <text:p>251</text:p>
          </table:table-cell>
          <table:table-cell office:value-type="float" office:value="225" table:style-name="ce11">
            <text:p>225</text:p>
          </table:table-cell>
          <table:table-cell office:value-type="float" office:value="291" table:style-name="ce11">
            <text:p>291</text:p>
          </table:table-cell>
          <table:table-cell office:value-type="float" office:value="277" table:style-name="ce11">
            <text:p>277</text:p>
          </table:table-cell>
          <table:table-cell office:value-type="float" office:value="316" table:style-name="ce11">
            <text:p>316</text:p>
          </table:table-cell>
          <table:table-cell office:value-type="float" office:value="243" table:style-name="ce11">
            <text:p>243</text:p>
          </table:table-cell>
          <table:table-cell office:value-type="float" office:value="270" table:style-name="ce11">
            <text:p>270</text:p>
          </table:table-cell>
          <table:table-cell office:value-type="float" office:value="328" table:style-name="ce11">
            <text:p>328</text:p>
          </table:table-cell>
          <table:table-cell office:value-type="float" office:value="384" table:style-name="ce11">
            <text:p>3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spondidas</text:p>
          </table:table-cell>
          <table:table-cell office:value-type="float" office:value="4271" table:style-name="ce11">
            <text:p>4.271</text:p>
          </table:table-cell>
          <table:table-cell office:value-type="float" office:value="4652" table:style-name="ce11">
            <text:p>4.652</text:p>
          </table:table-cell>
          <table:table-cell office:value-type="float" office:value="5223" table:style-name="ce11">
            <text:p>5.22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spondidas</text:p>
          </table:table-cell>
          <table:table-cell office:value-type="float" office:value="6782" table:style-name="ce11">
            <text:p>6.782</text:p>
          </table:table-cell>
          <table:table-cell office:value-type="float" office:value="6291" table:style-name="ce11">
            <text:p>6.291</text:p>
          </table:table-cell>
          <table:table-cell office:value-type="float" office:value="7016" table:style-name="ce11">
            <text:p>7.016</text:p>
          </table:table-cell>
          <table:table-cell office:value-type="float" office:value="5815" table:style-name="ce11">
            <text:p>5.815</text:p>
          </table:table-cell>
          <table:table-cell office:value-type="float" office:value="5881" table:style-name="ce11">
            <text:p>5.881</text:p>
          </table:table-cell>
          <table:table-cell office:value-type="float" office:value="6030" table:style-name="ce11">
            <text:p>6.030</text:p>
          </table:table-cell>
          <table:table-cell office:value-type="float" office:value="6095" table:style-name="ce11">
            <text:p>6.095</text:p>
          </table:table-cell>
          <table:table-cell office:value-type="float" office:value="6279" table:style-name="ce11">
            <text:p>6.279</text:p>
          </table:table-cell>
          <table:table-cell office:value-type="float" office:value="5765" table:style-name="ce11">
            <text:p>5.765</text:p>
          </table:table-cell>
          <table:table-cell office:value-type="float" office:value="6041" table:style-name="ce11">
            <text:p>6.041</text:p>
          </table:table-cell>
          <table:table-cell office:value-type="float" office:value="6364" table:style-name="ce11">
            <text:p>6.364</text:p>
          </table:table-cell>
          <table:table-cell office:value-type="float" office:value="6285" table:style-name="ce11">
            <text:p>6.2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26175" table:style-name="ce11">
            <text:p>26.175</text:p>
          </table:table-cell>
          <table:table-cell office:value-type="float" office:value="27961" table:style-name="ce11">
            <text:p>27.961</text:p>
          </table:table-cell>
          <table:table-cell office:value-type="float" office:value="34057" table:style-name="ce11">
            <text:p>34.057</text:p>
          </table:table-cell>
          <table:table-cell office:value-type="float" office:value="27151" table:style-name="ce11">
            <text:p>27.151</text:p>
          </table:table-cell>
          <table:table-cell office:value-type="float" office:value="24795" table:style-name="ce11">
            <text:p>24.795</text:p>
          </table:table-cell>
          <table:table-cell office:value-type="float" office:value="22357" table:style-name="ce11">
            <text:p>22.357</text:p>
          </table:table-cell>
          <table:table-cell office:value-type="float" office:value="20062" table:style-name="ce11">
            <text:p>20.062</text:p>
          </table:table-cell>
          <table:table-cell office:value-type="float" office:value="22286" table:style-name="ce11">
            <text:p>22.286</text:p>
          </table:table-cell>
          <table:table-cell office:value-type="float" office:value="19149" table:style-name="ce11">
            <text:p>19.149</text:p>
          </table:table-cell>
          <table:table-cell office:value-type="float" office:value="19447" table:style-name="ce11">
            <text:p>19.447</text:p>
          </table:table-cell>
          <table:table-cell office:value-type="float" office:value="20173" table:style-name="ce11">
            <text:p>20.173</text:p>
          </table:table-cell>
          <table:table-cell office:value-type="float" office:value="21147" table:style-name="ce11">
            <text:p>21.1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spondidas</text:p>
          </table:table-cell>
          <table:table-cell office:value-type="float" office:value="38" table:style-name="ce11">
            <text:p>38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35" table:style-name="ce11">
            <text:p>35</text:p>
          </table:table-cell>
          <table:table-cell office:value-type="float" office:value="34" table:style-name="ce11">
            <text:p>34</text:p>
          </table:table-cell>
          <table:table-cell office:value-type="float" office:value="38" table:style-name="ce11">
            <text:p>38</text:p>
          </table:table-cell>
          <table:table-cell office:value-type="float" office:value="32" table:style-name="ce11">
            <text:p>32</text:p>
          </table:table-cell>
          <table:table-cell office:value-type="float" office:value="38" table:style-name="ce11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26" table:style-name="ce11">
            <text:p>26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spondidas</text:p>
          </table:table-cell>
          <table:table-cell office:value-type="float" office:value="1005" table:style-name="ce11">
            <text:p>1.005</text:p>
          </table:table-cell>
          <table:table-cell office:value-type="float" office:value="894" table:style-name="ce11">
            <text:p>894</text:p>
          </table:table-cell>
          <table:table-cell office:value-type="float" office:value="910" table:style-name="ce11">
            <text:p>910</text:p>
          </table:table-cell>
          <table:table-cell office:value-type="float" office:value="666" table:style-name="ce11">
            <text:p>666</text:p>
          </table:table-cell>
          <table:table-cell office:value-type="float" office:value="676" table:style-name="ce11">
            <text:p>676</text:p>
          </table:table-cell>
          <table:table-cell office:value-type="float" office:value="969" table:style-name="ce11">
            <text:p>969</text:p>
          </table:table-cell>
          <table:table-cell office:value-type="float" office:value="1095" table:style-name="ce11">
            <text:p>1.095</text:p>
          </table:table-cell>
          <table:table-cell office:value-type="float" office:value="1049" table:style-name="ce11">
            <text:p>1.049</text:p>
          </table:table-cell>
          <table:table-cell office:value-type="float" office:value="847" table:style-name="ce11">
            <text:p>847</text:p>
          </table:table-cell>
          <table:table-cell office:value-type="float" office:value="907" table:style-name="ce11">
            <text:p>907</text:p>
          </table:table-cell>
          <table:table-cell office:value-type="float" office:value="923" table:style-name="ce11">
            <text:p>923</text:p>
          </table:table-cell>
          <table:table-cell office:value-type="float" office:value="815" table:style-name="ce11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spondidas</text:p>
          </table:table-cell>
          <table:table-cell office:value-type="float" office:value="1456" table:style-name="ce11">
            <text:p>1.456</text:p>
          </table:table-cell>
          <table:table-cell office:value-type="float" office:value="2896" table:style-name="ce11">
            <text:p>2.896</text:p>
          </table:table-cell>
          <table:table-cell office:value-type="float" office:value="1608" table:style-name="ce11">
            <text:p>1.608</text:p>
          </table:table-cell>
          <table:table-cell office:value-type="float" office:value="1343" table:style-name="ce11">
            <text:p>1.343</text:p>
          </table:table-cell>
          <table:table-cell office:value-type="float" office:value="1666" table:style-name="ce11">
            <text:p>1.666</text:p>
          </table:table-cell>
          <table:table-cell office:value-type="float" office:value="2777" table:style-name="ce11">
            <text:p>2.777</text:p>
          </table:table-cell>
          <table:table-cell office:value-type="float" office:value="3396" table:style-name="ce11">
            <text:p>3.396</text:p>
          </table:table-cell>
          <table:table-cell office:value-type="float" office:value="2348" table:style-name="ce11">
            <text:p>2.348</text:p>
          </table:table-cell>
          <table:table-cell office:value-type="float" office:value="1911" table:style-name="ce11">
            <text:p>1.911</text:p>
          </table:table-cell>
          <table:table-cell office:value-type="float" office:value="1772" table:style-name="ce11">
            <text:p>1.772</text:p>
          </table:table-cell>
          <table:table-cell office:value-type="float" office:value="1718" table:style-name="ce11">
            <text:p>1.718</text:p>
          </table:table-cell>
          <table:table-cell office:value-type="float" office:value="1453" table:style-name="ce11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spondidas</text:p>
          </table:table-cell>
          <table:table-cell office:value-type="float" office:value="75" table:style-name="ce11">
            <text:p>75</text:p>
          </table:table-cell>
          <table:table-cell office:value-type="float" office:value="58" table:style-name="ce11">
            <text:p>58</text:p>
          </table:table-cell>
          <table:table-cell office:value-type="float" office:value="68" table:style-name="ce11">
            <text:p>68</text:p>
          </table:table-cell>
          <table:table-cell office:value-type="float" office:value="43" table:style-name="ce11">
            <text:p>43</text:p>
          </table:table-cell>
          <table:table-cell office:value-type="float" office:value="68" table:style-name="ce11">
            <text:p>68</text:p>
          </table:table-cell>
          <table:table-cell office:value-type="float" office:value="62" table:style-name="ce11">
            <text:p>62</text:p>
          </table:table-cell>
          <table:table-cell office:value-type="float" office:value="47" table:style-name="ce11">
            <text:p>4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10255" table:style-name="ce11">
            <text:p>10.255</text:p>
          </table:table-cell>
          <table:table-cell office:value-type="float" office:value="10055" table:style-name="ce11">
            <text:p>10.055</text:p>
          </table:table-cell>
          <table:table-cell office:value-type="float" office:value="10210" table:style-name="ce11">
            <text:p>10.210</text:p>
          </table:table-cell>
          <table:table-cell office:value-type="float" office:value="13892" table:style-name="ce11">
            <text:p>13.892</text:p>
          </table:table-cell>
          <table:table-cell office:value-type="float" office:value="12472" table:style-name="ce11">
            <text:p>12.472</text:p>
          </table:table-cell>
          <table:table-cell office:value-type="float" office:value="12618" table:style-name="ce11">
            <text:p>12.618</text:p>
          </table:table-cell>
          <table:table-cell office:value-type="float" office:value="13050" table:style-name="ce11">
            <text:p>13.050</text:p>
          </table:table-cell>
          <table:table-cell office:value-type="float" office:value="13483" table:style-name="ce11">
            <text:p>13.483</text:p>
          </table:table-cell>
          <table:table-cell office:value-type="float" office:value="11243" table:style-name="ce11">
            <text:p>11.243</text:p>
          </table:table-cell>
          <table:table-cell office:value-type="float" office:value="12259" table:style-name="ce11">
            <text:p>12.259</text:p>
          </table:table-cell>
          <table:table-cell office:value-type="float" office:value="13636" table:style-name="ce11">
            <text:p>13.636</text:p>
          </table:table-cell>
          <table:table-cell office:value-type="float" office:value="13126" table:style-name="ce11">
            <text:p>13.126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60" table:style-name="ce11">
            <text:p>260</text:p>
          </table:table-cell>
          <table:table-cell office:value-type="float" office:value="281" table:style-name="ce11">
            <text:p>281</text:p>
          </table:table-cell>
          <table:table-cell office:value-type="float" office:value="295" table:style-name="ce11">
            <text:p>295</text:p>
          </table:table-cell>
          <table:table-cell office:value-type="float" office:value="229" table:style-name="ce11">
            <text:p>229</text:p>
          </table:table-cell>
          <table:table-cell office:value-type="float" office:value="207" table:style-name="ce11">
            <text:p>207</text:p>
          </table:table-cell>
          <table:table-cell office:value-type="float" office:value="263" table:style-name="ce11">
            <text:p>263</text:p>
          </table:table-cell>
          <table:table-cell office:value-type="float" office:value="242" table:style-name="ce11">
            <text:p>242</text:p>
          </table:table-cell>
          <table:table-cell office:value-type="float" office:value="278" table:style-name="ce11">
            <text:p>278</text:p>
          </table:table-cell>
          <table:table-cell office:value-type="float" office:value="219" table:style-name="ce11">
            <text:p>219</text:p>
          </table:table-cell>
          <table:table-cell office:value-type="float" office:value="242" table:style-name="ce11">
            <text:p>242</text:p>
          </table:table-cell>
          <table:table-cell office:value-type="float" office:value="299" table:style-name="ce11">
            <text:p>299</text:p>
          </table:table-cell>
          <table:table-cell office:value-type="float" office:value="333" table:style-name="ce11">
            <text:p>3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770" table:style-name="ce11">
            <text:p>3.770</text:p>
          </table:table-cell>
          <table:table-cell office:value-type="float" office:value="4081" table:style-name="ce11">
            <text:p>4.081</text:p>
          </table:table-cell>
          <table:table-cell office:value-type="float" office:value="4565" table:style-name="ce11">
            <text:p>4.565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5696" table:style-name="ce11">
            <text:p>5.696</text:p>
          </table:table-cell>
          <table:table-cell office:value-type="float" office:value="5116" table:style-name="ce11">
            <text:p>5.116</text:p>
          </table:table-cell>
          <table:table-cell office:value-type="float" office:value="5727" table:style-name="ce11">
            <text:p>5.727</text:p>
          </table:table-cell>
          <table:table-cell office:value-type="float" office:value="5007" table:style-name="ce11">
            <text:p>5.007</text:p>
          </table:table-cell>
          <table:table-cell office:value-type="float" office:value="5123" table:style-name="ce11">
            <text:p>5.123</text:p>
          </table:table-cell>
          <table:table-cell office:value-type="float" office:value="5184" table:style-name="ce11">
            <text:p>5.184</text:p>
          </table:table-cell>
          <table:table-cell office:value-type="float" office:value="5249" table:style-name="ce11">
            <text:p>5.249</text:p>
          </table:table-cell>
          <table:table-cell office:value-type="float" office:value="5463" table:style-name="ce11">
            <text:p>5.463</text:p>
          </table:table-cell>
          <table:table-cell office:value-type="float" office:value="4987" table:style-name="ce11">
            <text:p>4.987</text:p>
          </table:table-cell>
          <table:table-cell office:value-type="float" office:value="5242" table:style-name="ce11">
            <text:p>5.242</text:p>
          </table:table-cell>
          <table:table-cell office:value-type="float" office:value="5419" table:style-name="ce11">
            <text:p>5.419</text:p>
          </table:table-cell>
          <table:table-cell office:value-type="float" office:value="5349" table:style-name="ce11">
            <text:p>5.3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0254" table:style-name="ce11">
            <text:p>20.254</text:p>
          </table:table-cell>
          <table:table-cell office:value-type="float" office:value="21424" table:style-name="ce11">
            <text:p>21.424</text:p>
          </table:table-cell>
          <table:table-cell office:value-type="float" office:value="26171" table:style-name="ce11">
            <text:p>26.171</text:p>
          </table:table-cell>
          <table:table-cell office:value-type="float" office:value="21822" table:style-name="ce11">
            <text:p>21.822</text:p>
          </table:table-cell>
          <table:table-cell office:value-type="float" office:value="20653" table:style-name="ce11">
            <text:p>20.653</text:p>
          </table:table-cell>
          <table:table-cell office:value-type="float" office:value="18589" table:style-name="ce11">
            <text:p>18.589</text:p>
          </table:table-cell>
          <table:table-cell office:value-type="float" office:value="16562" table:style-name="ce11">
            <text:p>16.562</text:p>
          </table:table-cell>
          <table:table-cell office:value-type="float" office:value="18332" table:style-name="ce11">
            <text:p>18.332</text:p>
          </table:table-cell>
          <table:table-cell office:value-type="float" office:value="16500" table:style-name="ce11">
            <text:p>16.500</text:p>
          </table:table-cell>
          <table:table-cell office:value-type="float" office:value="16907" table:style-name="ce11">
            <text:p>16.907</text:p>
          </table:table-cell>
          <table:table-cell office:value-type="float" office:value="17213" table:style-name="ce11">
            <text:p>17.213</text:p>
          </table:table-cell>
          <table:table-cell office:value-type="float" office:value="17964" table:style-name="ce11">
            <text:p>17.96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46" table:style-name="ce11">
            <text:p>46</text:p>
          </table:table-cell>
          <table:table-cell office:value-type="float" office:value="35" table:style-name="ce11">
            <text:p>35</text:p>
          </table:table-cell>
          <table:table-cell office:value-type="float" office:value="32" table:style-name="ce11">
            <text:p>32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11">
            <text:p>27</text:p>
          </table:table-cell>
          <table:table-cell office:value-type="float" office:value="48" table:style-name="ce11">
            <text:p>48</text:p>
          </table:table-cell>
          <table:table-cell office:value-type="float" office:value="19" table:style-name="ce11">
            <text:p>19</text:p>
          </table:table-cell>
          <table:table-cell office:value-type="float" office:value="19" table:style-name="ce11">
            <text:p>19</text:p>
          </table:table-cell>
          <table:table-cell office:value-type="float" office:value="22" table:style-name="ce11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883" table:style-name="ce11">
            <text:p>883</text:p>
          </table:table-cell>
          <table:table-cell office:value-type="float" office:value="769" table:style-name="ce11">
            <text:p>769</text:p>
          </table:table-cell>
          <table:table-cell office:value-type="float" office:value="777" table:style-name="ce11">
            <text:p>777</text:p>
          </table:table-cell>
          <table:table-cell office:value-type="float" office:value="606" table:style-name="ce11">
            <text:p>606</text:p>
          </table:table-cell>
          <table:table-cell office:value-type="float" office:value="598" table:style-name="ce11">
            <text:p>598</text:p>
          </table:table-cell>
          <table:table-cell office:value-type="float" office:value="835" table:style-name="ce11">
            <text:p>835</text:p>
          </table:table-cell>
          <table:table-cell office:value-type="float" office:value="984" table:style-name="ce11">
            <text:p>984</text:p>
          </table:table-cell>
          <table:table-cell office:value-type="float" office:value="899" table:style-name="ce11">
            <text:p>899</text:p>
          </table:table-cell>
          <table:table-cell office:value-type="float" office:value="735" table:style-name="ce11">
            <text:p>735</text:p>
          </table:table-cell>
          <table:table-cell office:value-type="float" office:value="790" table:style-name="ce11">
            <text:p>790</text:p>
          </table:table-cell>
          <table:table-cell office:value-type="float" office:value="792" table:style-name="ce11">
            <text:p>792</text:p>
          </table:table-cell>
          <table:table-cell office:value-type="float" office:value="697" table:style-name="ce11">
            <text:p>6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218" table:style-name="ce11">
            <text:p>1.218</text:p>
          </table:table-cell>
          <table:table-cell office:value-type="float" office:value="2359" table:style-name="ce11">
            <text:p>2.359</text:p>
          </table:table-cell>
          <table:table-cell office:value-type="float" office:value="1313" table:style-name="ce11">
            <text:p>1.313</text:p>
          </table:table-cell>
          <table:table-cell office:value-type="float" office:value="1091" table:style-name="ce11">
            <text:p>1.091</text:p>
          </table:table-cell>
          <table:table-cell office:value-type="float" office:value="1412" table:style-name="ce11">
            <text:p>1.412</text:p>
          </table:table-cell>
          <table:table-cell office:value-type="float" office:value="2335" table:style-name="ce11">
            <text:p>2.335</text:p>
          </table:table-cell>
          <table:table-cell office:value-type="float" office:value="2941" table:style-name="ce11">
            <text:p>2.941</text:p>
          </table:table-cell>
          <table:table-cell office:value-type="float" office:value="2021" table:style-name="ce11">
            <text:p>2.021</text:p>
          </table:table-cell>
          <table:table-cell office:value-type="float" office:value="1696" table:style-name="ce11">
            <text:p>1.696</text:p>
          </table:table-cell>
          <table:table-cell office:value-type="float" office:value="1563" table:style-name="ce11">
            <text:p>1.563</text:p>
          </table:table-cell>
          <table:table-cell office:value-type="float" office:value="1476" table:style-name="ce11">
            <text:p>1.476</text:p>
          </table:table-cell>
          <table:table-cell office:value-type="float" office:value="1284" table:style-name="ce11">
            <text:p>1.2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65" table:style-name="ce11">
            <text:p>65</text:p>
          </table:table-cell>
          <table:table-cell office:value-type="float" office:value="45" table:style-name="ce11">
            <text:p>45</text:p>
          </table:table-cell>
          <table:table-cell office:value-type="float" office:value="61" table:style-name="ce11">
            <text:p>61</text:p>
          </table:table-cell>
          <table:table-cell office:value-type="float" office:value="37" table:style-name="ce11">
            <text:p>37</text:p>
          </table:table-cell>
          <table:table-cell office:value-type="float" office:value="66" table:style-name="ce11">
            <text:p>66</text:p>
          </table:table-cell>
          <table:table-cell office:value-type="float" office:value="56" table:style-name="ce11">
            <text:p>56</text:p>
          </table:table-cell>
          <table:table-cell office:value-type="float" office:value="39" table:style-name="ce11">
            <text:p>39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8336" table:style-name="ce11">
            <text:p>8.336</text:p>
          </table:table-cell>
          <table:table-cell office:value-type="float" office:value="8430" table:style-name="ce11">
            <text:p>8.430</text:p>
          </table:table-cell>
          <table:table-cell office:value-type="float" office:value="8420" table:style-name="ce11">
            <text:p>8.420</text:p>
          </table:table-cell>
          <table:table-cell office:value-type="float" office:value="11231" table:style-name="ce11">
            <text:p>11.231</text:p>
          </table:table-cell>
          <table:table-cell office:value-type="float" office:value="10496" table:style-name="ce11">
            <text:p>10.496</text:p>
          </table:table-cell>
          <table:table-cell office:value-type="float" office:value="10365" table:style-name="ce11">
            <text:p>10.365</text:p>
          </table:table-cell>
          <table:table-cell office:value-type="float" office:value="10632" table:style-name="ce11">
            <text:p>10.632</text:p>
          </table:table-cell>
          <table:table-cell office:value-type="float" office:value="10008" table:style-name="ce11">
            <text:p>10.008</text:p>
          </table:table-cell>
          <table:table-cell office:value-type="float" office:value="8695" table:style-name="ce11">
            <text:p>8.695</text:p>
          </table:table-cell>
          <table:table-cell office:value-type="float" office:value="9679" table:style-name="ce11">
            <text:p>9.679</text:p>
          </table:table-cell>
          <table:table-cell office:value-type="float" office:value="11616" table:style-name="ce11">
            <text:p>11.616</text:p>
          </table:table-cell>
          <table:table-cell office:value-type="float" office:value="11270" table:style-name="ce11">
            <text:p>11.270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811" table:style-name="ce11">
            <text:p>811</text:p>
          </table:table-cell>
          <table:table-cell office:value-type="float" office:value="825" table:style-name="ce11">
            <text:p>825</text:p>
          </table:table-cell>
          <table:table-cell office:value-type="float" office:value="883" table:style-name="ce11">
            <text:p>883</text:p>
          </table:table-cell>
          <table:table-cell office:value-type="float" office:value="925" table:style-name="ce11">
            <text:p>925</text:p>
          </table:table-cell>
          <table:table-cell office:value-type="float" office:value="893" table:style-name="ce11">
            <text:p>893</text:p>
          </table:table-cell>
          <table:table-cell office:value-type="float" office:value="805" table:style-name="ce11">
            <text:p>805</text:p>
          </table:table-cell>
          <table:table-cell office:value-type="float" office:value="767" table:style-name="ce11">
            <text:p>767</text:p>
          </table:table-cell>
          <table:table-cell office:value-type="float" office:value="793" table:style-name="ce11">
            <text:p>793</text:p>
          </table:table-cell>
          <table:table-cell office:value-type="float" office:value="884" table:style-name="ce11">
            <text:p>884</text:p>
          </table:table-cell>
          <table:table-cell office:value-type="float" office:value="836" table:style-name="ce11">
            <text:p>836</text:p>
          </table:table-cell>
          <table:table-cell office:value-type="float" office:value="829" table:style-name="ce11">
            <text:p>829</text:p>
          </table:table-cell>
          <table:table-cell office:value-type="float" office:value="843" table:style-name="ce11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3071" table:style-name="ce11">
            <text:p>13.071</text:p>
          </table:table-cell>
          <table:table-cell office:value-type="float" office:value="12959" table:style-name="ce11">
            <text:p>12.959</text:p>
          </table:table-cell>
          <table:table-cell office:value-type="float" office:value="13394" table:style-name="ce11">
            <text:p>13.394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8938" table:style-name="ce11">
            <text:p>18.938</text:p>
          </table:table-cell>
          <table:table-cell office:value-type="float" office:value="18925" table:style-name="ce11">
            <text:p>18.925</text:p>
          </table:table-cell>
          <table:table-cell office:value-type="float" office:value="19095" table:style-name="ce11">
            <text:p>19.095</text:p>
          </table:table-cell>
          <table:table-cell office:value-type="float" office:value="20129" table:style-name="ce11">
            <text:p>20.129</text:p>
          </table:table-cell>
          <table:table-cell office:value-type="float" office:value="19155" table:style-name="ce11">
            <text:p>19.155</text:p>
          </table:table-cell>
          <table:table-cell office:value-type="float" office:value="18735" table:style-name="ce11">
            <text:p>18.735</text:p>
          </table:table-cell>
          <table:table-cell office:value-type="float" office:value="17736" table:style-name="ce11">
            <text:p>17.736</text:p>
          </table:table-cell>
          <table:table-cell office:value-type="float" office:value="18202" table:style-name="ce11">
            <text:p>18.202</text:p>
          </table:table-cell>
          <table:table-cell office:value-type="float" office:value="18536" table:style-name="ce11">
            <text:p>18.536</text:p>
          </table:table-cell>
          <table:table-cell office:value-type="float" office:value="18215" table:style-name="ce11">
            <text:p>18.215</text:p>
          </table:table-cell>
          <table:table-cell office:value-type="float" office:value="18102" table:style-name="ce11">
            <text:p>18.102</text:p>
          </table:table-cell>
          <table:table-cell office:value-type="float" office:value="18193" table:style-name="ce11">
            <text:p>18.19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76641" table:style-name="ce11">
            <text:p>76.641</text:p>
          </table:table-cell>
          <table:table-cell office:value-type="float" office:value="76696" table:style-name="ce11">
            <text:p>76.696</text:p>
          </table:table-cell>
          <table:table-cell office:value-type="float" office:value="80006" table:style-name="ce11">
            <text:p>80.006</text:p>
          </table:table-cell>
          <table:table-cell office:value-type="float" office:value="90310" table:style-name="ce11">
            <text:p>90.310</text:p>
          </table:table-cell>
          <table:table-cell office:value-type="float" office:value="90327" table:style-name="ce11">
            <text:p>90.327</text:p>
          </table:table-cell>
          <table:table-cell office:value-type="float" office:value="86558" table:style-name="ce11">
            <text:p>86.558</text:p>
          </table:table-cell>
          <table:table-cell office:value-type="float" office:value="74741" table:style-name="ce11">
            <text:p>74.741</text:p>
          </table:table-cell>
          <table:table-cell office:value-type="float" office:value="67603" table:style-name="ce11">
            <text:p>67.603</text:p>
          </table:table-cell>
          <table:table-cell office:value-type="float" office:value="65049" table:style-name="ce11">
            <text:p>65.049</text:p>
          </table:table-cell>
          <table:table-cell office:value-type="float" office:value="61617" table:style-name="ce11">
            <text:p>61.617</text:p>
          </table:table-cell>
          <table:table-cell office:value-type="float" office:value="61106" table:style-name="ce11">
            <text:p>61.106</text:p>
          </table:table-cell>
          <table:table-cell office:value-type="float" office:value="58908" table:style-name="ce11">
            <text:p>58.90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31" table:style-name="ce11">
            <text:p>131</text:p>
          </table:table-cell>
          <table:table-cell office:value-type="float" office:value="130" table:style-name="ce11">
            <text:p>130</text:p>
          </table:table-cell>
          <table:table-cell office:value-type="float" office:value="143" table:style-name="ce11">
            <text:p>143</text:p>
          </table:table-cell>
          <table:table-cell office:value-type="float" office:value="154" table:style-name="ce11">
            <text:p>154</text:p>
          </table:table-cell>
          <table:table-cell office:value-type="float" office:value="144" table:style-name="ce11">
            <text:p>144</text:p>
          </table:table-cell>
          <table:table-cell office:value-type="float" office:value="135" table:style-name="ce11">
            <text:p>135</text:p>
          </table:table-cell>
          <table:table-cell office:value-type="float" office:value="142" table:style-name="ce11">
            <text:p>142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11">
            <text:p>132</text:p>
          </table:table-cell>
          <table:table-cell office:value-type="float" office:value="124" table:style-name="ce11">
            <text:p>124</text:p>
          </table:table-cell>
          <table:table-cell office:value-type="float" office:value="117" table:style-name="ce11">
            <text:p>117</text:p>
          </table:table-cell>
          <table:table-cell office:value-type="float" office:value="104" table:style-name="ce11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2545" table:style-name="ce11">
            <text:p>2.545</text:p>
          </table:table-cell>
          <table:table-cell office:value-type="float" office:value="2674" table:style-name="ce11">
            <text:p>2.674</text:p>
          </table:table-cell>
          <table:table-cell office:value-type="float" office:value="2820" table:style-name="ce11">
            <text:p>2.820</text:p>
          </table:table-cell>
          <table:table-cell office:value-type="float" office:value="2824" table:style-name="ce11">
            <text:p>2.824</text:p>
          </table:table-cell>
          <table:table-cell office:value-type="float" office:value="2506" table:style-name="ce11">
            <text:p>2.506</text:p>
          </table:table-cell>
          <table:table-cell office:value-type="float" office:value="2290" table:style-name="ce11">
            <text:p>2.290</text:p>
          </table:table-cell>
          <table:table-cell office:value-type="float" office:value="2349" table:style-name="ce11">
            <text:p>2.349</text:p>
          </table:table-cell>
          <table:table-cell office:value-type="float" office:value="2769" table:style-name="ce11">
            <text:p>2.769</text:p>
          </table:table-cell>
          <table:table-cell office:value-type="float" office:value="3140" table:style-name="ce11">
            <text:p>3.140</text:p>
          </table:table-cell>
          <table:table-cell office:value-type="float" office:value="3018" table:style-name="ce11">
            <text:p>3.018</text:p>
          </table:table-cell>
          <table:table-cell office:value-type="float" office:value="2803" table:style-name="ce11">
            <text:p>2.803</text:p>
          </table:table-cell>
          <table:table-cell office:value-type="float" office:value="2630" table:style-name="ce11">
            <text:p>2.6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058" table:style-name="ce11">
            <text:p>4.058</text:p>
          </table:table-cell>
          <table:table-cell office:value-type="float" office:value="4307" table:style-name="ce11">
            <text:p>4.307</text:p>
          </table:table-cell>
          <table:table-cell office:value-type="float" office:value="6010" table:style-name="ce11">
            <text:p>6.010</text:p>
          </table:table-cell>
          <table:table-cell office:value-type="float" office:value="6234" table:style-name="ce11">
            <text:p>6.234</text:p>
          </table:table-cell>
          <table:table-cell office:value-type="float" office:value="5972" table:style-name="ce11">
            <text:p>5.972</text:p>
          </table:table-cell>
          <table:table-cell office:value-type="float" office:value="4642" table:style-name="ce11">
            <text:p>4.642</text:p>
          </table:table-cell>
          <table:table-cell office:value-type="float" office:value="5790" table:style-name="ce11">
            <text:p>5.790</text:p>
          </table:table-cell>
          <table:table-cell office:value-type="float" office:value="7845" table:style-name="ce11">
            <text:p>7.845</text:p>
          </table:table-cell>
          <table:table-cell office:value-type="float" office:value="8522" table:style-name="ce11">
            <text:p>8.522</text:p>
          </table:table-cell>
          <table:table-cell office:value-type="float" office:value="7655" table:style-name="ce11">
            <text:p>7.655</text:p>
          </table:table-cell>
          <table:table-cell office:value-type="float" office:value="6031" table:style-name="ce11">
            <text:p>6.031</text:p>
          </table:table-cell>
          <table:table-cell office:value-type="float" office:value="5401" table:style-name="ce11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204" table:style-name="ce11">
            <text:p>204</text:p>
          </table:table-cell>
          <table:table-cell office:value-type="float" office:value="198" table:style-name="ce11">
            <text:p>198</text:p>
          </table:table-cell>
          <table:table-cell office:value-type="float" office:value="204" table:style-name="ce11">
            <text:p>204</text:p>
          </table:table-cell>
          <table:table-cell office:value-type="float" office:value="215" table:style-name="ce11">
            <text:p>215</text:p>
          </table:table-cell>
          <table:table-cell office:value-type="float" office:value="176" table:style-name="ce11">
            <text:p>176</text:p>
          </table:table-cell>
          <table:table-cell office:value-type="float" office:value="183" table:style-name="ce11">
            <text:p>183</text:p>
          </table:table-cell>
          <table:table-cell office:value-type="float" office:value="177" table:style-name="ce11">
            <text:p>17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30306" table:style-name="ce11">
            <text:p>30.306</text:p>
          </table:table-cell>
          <table:table-cell office:value-type="float" office:value="29903" table:style-name="ce11">
            <text:p>29.903</text:p>
          </table:table-cell>
          <table:table-cell office:value-type="float" office:value="29831" table:style-name="ce11">
            <text:p>29.831</text:p>
          </table:table-cell>
          <table:table-cell office:value-type="float" office:value="44694" table:style-name="ce11">
            <text:p>44.694</text:p>
          </table:table-cell>
          <table:table-cell office:value-type="float" office:value="43998" table:style-name="ce11">
            <text:p>43.998</text:p>
          </table:table-cell>
          <table:table-cell office:value-type="float" office:value="41536" table:style-name="ce11">
            <text:p>41.536</text:p>
          </table:table-cell>
          <table:table-cell office:value-type="float" office:value="39153" table:style-name="ce11">
            <text:p>39.153</text:p>
          </table:table-cell>
          <table:table-cell office:value-type="float" office:value="38395" table:style-name="ce11">
            <text:p>38.395</text:p>
          </table:table-cell>
          <table:table-cell office:value-type="float" office:value="39299" table:style-name="ce11">
            <text:p>39.299</text:p>
          </table:table-cell>
          <table:table-cell office:value-type="float" office:value="39050" table:style-name="ce11">
            <text:p>39.050</text:p>
          </table:table-cell>
          <table:table-cell office:value-type="float" office:value="38149" table:style-name="ce11">
            <text:p>38.149</text:p>
          </table:table-cell>
          <table:table-cell office:value-type="float" office:value="38247" table:style-name="ce11">
            <text:p>38.24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5.6537102470000002" table:style-name="ce8">
            <text:p>5,654</text:p>
          </table:table-cell>
          <table:table-cell office:value-type="float" office:value="6.0702875399360998" table:style-name="ce8">
            <text:p>6,070</text:p>
          </table:table-cell>
          <table:table-cell office:value-type="float" office:value="5.1671732522796399" table:style-name="ce8">
            <text:p>5,167</text:p>
          </table:table-cell>
          <table:table-cell office:value-type="float" office:value="7.5697211155378499" table:style-name="ce8">
            <text:p>7,570</text:p>
          </table:table-cell>
          <table:table-cell office:value-type="float" office:value="2.6666666666666701" table:style-name="ce8">
            <text:p>2,667</text:p>
          </table:table-cell>
          <table:table-cell office:value-type="float" office:value="4.1239999999999997" table:style-name="ce8">
            <text:p>4,124</text:p>
          </table:table-cell>
          <table:table-cell office:value-type="float" office:value="7.2202166064981901" table:style-name="ce8">
            <text:p>7,220</text:p>
          </table:table-cell>
          <table:table-cell office:value-type="float" office:value="8.5443037974683502" table:style-name="ce8">
            <text:p>8,544</text:p>
          </table:table-cell>
          <table:table-cell office:value-type="float" office:value="8.6419999999999995" table:style-name="ce8">
            <text:p>8,642</text:p>
          </table:table-cell>
          <table:table-cell office:value-type="float" office:value="5.556" table:style-name="ce8">
            <text:p>5,556</text:p>
          </table:table-cell>
          <table:table-cell office:value-type="float" office:value="5.7926829268292703" table:style-name="ce8">
            <text:p>5,793</text:p>
          </table:table-cell>
          <table:table-cell office:value-type="float" office:value="8.59375" table:style-name="ce8">
            <text:p>8,59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abertas</text:p>
          </table:table-cell>
          <table:table-cell office:value-type="float" office:value="5.1041910560000003" table:style-name="ce8">
            <text:p>5,104</text:p>
          </table:table-cell>
          <table:table-cell office:value-type="float" office:value="4.9871023215821202" table:style-name="ce8">
            <text:p>4,987</text:p>
          </table:table-cell>
          <table:table-cell office:value-type="float" office:value="5.0354202565575301" table:style-name="ce8">
            <text:p>5,035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8.227661457" table:style-name="ce8">
            <text:p>8,228</text:p>
          </table:table-cell>
          <table:table-cell office:value-type="float" office:value="8.3452551263710095" table:style-name="ce8">
            <text:p>8,345</text:p>
          </table:table-cell>
          <table:table-cell office:value-type="float" office:value="8.32383124287343" table:style-name="ce8">
            <text:p>8,324</text:p>
          </table:table-cell>
          <table:table-cell office:value-type="float" office:value="6.6552020636285496" table:style-name="ce8">
            <text:p>6,655</text:p>
          </table:table-cell>
          <table:table-cell office:value-type="float" office:value="6.3764665873150799" table:style-name="ce8">
            <text:p>6,376</text:p>
          </table:table-cell>
          <table:table-cell office:value-type="float" office:value="7.5789999999999997" table:style-name="ce8">
            <text:p>7,579</text:p>
          </table:table-cell>
          <table:table-cell office:value-type="float" office:value="7.6948318293683302" table:style-name="ce8">
            <text:p>7,695</text:p>
          </table:table-cell>
          <table:table-cell office:value-type="float" office:value="7.5171205605988201" table:style-name="ce8">
            <text:p>7,517</text:p>
          </table:table-cell>
          <table:table-cell office:value-type="float" office:value="7.806" table:style-name="ce8">
            <text:p>7,806</text:p>
          </table:table-cell>
          <table:table-cell office:value-type="float" office:value="7.9130000000000003" table:style-name="ce8">
            <text:p>7,913</text:p>
          </table:table-cell>
          <table:table-cell office:value-type="float" office:value="9.0351979886863596" table:style-name="ce8">
            <text:p>9,035</text:p>
          </table:table-cell>
          <table:table-cell office:value-type="float" office:value="8.0509148766905305" table:style-name="ce8">
            <text:p>8,05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10.594078319999999" table:style-name="ce8">
            <text:p>10,594</text:p>
          </table:table-cell>
          <table:table-cell office:value-type="float" office:value="10.9688494689031" table:style-name="ce8">
            <text:p>10,969</text:p>
          </table:table-cell>
          <table:table-cell office:value-type="float" office:value="10.990398449657899" table:style-name="ce8">
            <text:p>10,990</text:p>
          </table:table-cell>
          <table:table-cell office:value-type="float" office:value="10.2684983978491" table:style-name="ce8">
            <text:p>10,268</text:p>
          </table:table-cell>
          <table:table-cell office:value-type="float" office:value="11.7201048598508" table:style-name="ce8">
            <text:p>11,720</text:p>
          </table:table-cell>
          <table:table-cell office:value-type="float" office:value="9.6969999999999992" table:style-name="ce8">
            <text:p>9,697</text:p>
          </table:table-cell>
          <table:table-cell office:value-type="float" office:value="9.1316917555577692" table:style-name="ce8">
            <text:p>9,132</text:p>
          </table:table-cell>
          <table:table-cell office:value-type="float" office:value="9.3197523108678109" table:style-name="ce8">
            <text:p>9,320</text:p>
          </table:table-cell>
          <table:table-cell office:value-type="float" office:value="10.215" table:style-name="ce8">
            <text:p>10,215</text:p>
          </table:table-cell>
          <table:table-cell office:value-type="float" office:value="10.644" table:style-name="ce8">
            <text:p>10,644</text:p>
          </table:table-cell>
          <table:table-cell office:value-type="float" office:value="10.5140534377633" table:style-name="ce8">
            <text:p>10,514</text:p>
          </table:table-cell>
          <table:table-cell office:value-type="float" office:value="10.0061474440819" table:style-name="ce8">
            <text:p>10,00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abertas</text:p>
          </table:table-cell>
          <table:table-cell office:value-type="float" office:value="10.52631579" table:style-name="ce8">
            <text:p>10,526</text:p>
          </table:table-cell>
          <table:table-cell office:value-type="float" office:value="5.6603773584905701" table:style-name="ce8">
            <text:p>5,660</text:p>
          </table:table-cell>
          <table:table-cell office:value-type="float" office:value="11.764705882352899" table:style-name="ce8">
            <text:p>11,765</text:p>
          </table:table-cell>
          <table:table-cell office:value-type="float" office:value="2.8571428571428599" table:style-name="ce8">
            <text:p>2,857</text:p>
          </table:table-cell>
          <table:table-cell office:value-type="float" office:value="29.411764705882401" table:style-name="ce8">
            <text:p>29,412</text:p>
          </table:table-cell>
          <table:table-cell office:value-type="float" office:value="34.210999999999999" table:style-name="ce8">
            <text:p>34,211</text:p>
          </table:table-cell>
          <table:table-cell office:value-type="float" office:value="12.5" table:style-name="ce8">
            <text:p>12,500</text:p>
          </table:table-cell>
          <table:table-cell office:value-type="float" office:value="21.052631578947398" table:style-name="ce8">
            <text:p>21,053</text:p>
          </table:table-cell>
          <table:table-cell office:value-type="float" office:value="5.8819999999999997" table:style-name="ce8">
            <text:p>5,882</text:p>
          </table:table-cell>
          <table:table-cell office:value-type="float" office:value="11.538" table:style-name="ce8">
            <text:p>11,538</text:p>
          </table:table-cell>
          <table:table-cell office:value-type="float" office:value="13.636363636363599" table:style-name="ce8">
            <text:p>13,636</text:p>
          </table:table-cell>
          <table:table-cell office:value-type="float" office:value="7.4074074074074101" table:style-name="ce8">
            <text:p>7,40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6.2686567159999997" table:style-name="ce8">
            <text:p>6,269</text:p>
          </table:table-cell>
          <table:table-cell office:value-type="float" office:value="6.1521252796420596" table:style-name="ce8">
            <text:p>6,152</text:p>
          </table:table-cell>
          <table:table-cell office:value-type="float" office:value="5.9340659340659299" table:style-name="ce8">
            <text:p>5,934</text:p>
          </table:table-cell>
          <table:table-cell office:value-type="float" office:value="4.2042042042042" table:style-name="ce8">
            <text:p>4,204</text:p>
          </table:table-cell>
          <table:table-cell office:value-type="float" office:value="3.4023668639053302" table:style-name="ce8">
            <text:p>3,402</text:p>
          </table:table-cell>
          <table:table-cell office:value-type="float" office:value="5.8819999999999997" table:style-name="ce8">
            <text:p>5,882</text:p>
          </table:table-cell>
          <table:table-cell office:value-type="float" office:value="5.75342465753425" table:style-name="ce8">
            <text:p>5,753</text:p>
          </table:table-cell>
          <table:table-cell office:value-type="float" office:value="7.0543374642516703" table:style-name="ce8">
            <text:p>7,054</text:p>
          </table:table-cell>
          <table:table-cell office:value-type="float" office:value="7.202" table:style-name="ce8">
            <text:p>7,202</text:p>
          </table:table-cell>
          <table:table-cell office:value-type="float" office:value="6.5049999999999999" table:style-name="ce8">
            <text:p>6,505</text:p>
          </table:table-cell>
          <table:table-cell office:value-type="float" office:value="6.7172264355362898" table:style-name="ce8">
            <text:p>6,717</text:p>
          </table:table-cell>
          <table:table-cell office:value-type="float" office:value="5.5214723926380396" table:style-name="ce8">
            <text:p>5,5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abertas</text:p>
          </table:table-cell>
          <table:table-cell office:value-type="float" office:value="21.909340660000002" table:style-name="ce8">
            <text:p>21,909</text:p>
          </table:table-cell>
          <table:table-cell office:value-type="float" office:value="20.3729281767956" table:style-name="ce8">
            <text:p>20,373</text:p>
          </table:table-cell>
          <table:table-cell office:value-type="float" office:value="18.034825870646799" table:style-name="ce8">
            <text:p>18,035</text:p>
          </table:table-cell>
          <table:table-cell office:value-type="float" office:value="11.0945644080417" table:style-name="ce8">
            <text:p>11,095</text:p>
          </table:table-cell>
          <table:table-cell office:value-type="float" office:value="13.265306122448999" table:style-name="ce8">
            <text:p>13,265</text:p>
          </table:table-cell>
          <table:table-cell office:value-type="float" office:value="14.188000000000001" table:style-name="ce8">
            <text:p>14,188</text:p>
          </table:table-cell>
          <table:table-cell office:value-type="float" office:value="13.545347467609" table:style-name="ce8">
            <text:p>13,545</text:p>
          </table:table-cell>
          <table:table-cell office:value-type="float" office:value="13.415672913117501" table:style-name="ce8">
            <text:p>13,416</text:p>
          </table:table-cell>
          <table:table-cell office:value-type="float" office:value="10.832000000000001" table:style-name="ce8">
            <text:p>10,832</text:p>
          </table:table-cell>
          <table:table-cell office:value-type="float" office:value="10.44" table:style-name="ce8">
            <text:p>10,440</text:p>
          </table:table-cell>
          <table:table-cell office:value-type="float" office:value="12.980209545983699" table:style-name="ce8">
            <text:p>12,980</text:p>
          </table:table-cell>
          <table:table-cell office:value-type="float" office:value="8.67171369580179" table:style-name="ce8">
            <text:p>8,67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abertas</text:p>
          </table:table-cell>
          <table:table-cell office:value-type="float" office:value="24" table:style-name="ce8">
            <text:p>24,000</text:p>
          </table:table-cell>
          <table:table-cell office:value-type="float" office:value="31.034482758620701" table:style-name="ce8">
            <text:p>31,034</text:p>
          </table:table-cell>
          <table:table-cell office:value-type="float" office:value="17.647058823529399" table:style-name="ce8">
            <text:p>17,647</text:p>
          </table:table-cell>
          <table:table-cell office:value-type="float" office:value="18.604651162790699" table:style-name="ce8">
            <text:p>18,605</text:p>
          </table:table-cell>
          <table:table-cell office:value-type="float" office:value="4.4117647058823497" table:style-name="ce8">
            <text:p>4,412</text:p>
          </table:table-cell>
          <table:table-cell office:value-type="float" office:value="12.903" table:style-name="ce8">
            <text:p>12,903</text:p>
          </table:table-cell>
          <table:table-cell office:value-type="float" office:value="21.2765957446809" table:style-name="ce8">
            <text:p>21,277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10.63871282" table:style-name="ce8">
            <text:p>10,639</text:p>
          </table:table-cell>
          <table:table-cell office:value-type="float" office:value="9.6369965191447005" table:style-name="ce8">
            <text:p>9,637</text:p>
          </table:table-cell>
          <table:table-cell office:value-type="float" office:value="9.8922624877570993" table:style-name="ce8">
            <text:p>9,892</text:p>
          </table:table-cell>
          <table:table-cell office:value-type="float" office:value="7.0904117477685" table:style-name="ce8">
            <text:p>7,090</text:p>
          </table:table-cell>
          <table:table-cell office:value-type="float" office:value="8.6754329698524693" table:style-name="ce8">
            <text:p>8,675</text:p>
          </table:table-cell>
          <table:table-cell office:value-type="float" office:value="7.5369999999999999" table:style-name="ce8">
            <text:p>7,537</text:p>
          </table:table-cell>
          <table:table-cell office:value-type="float" office:value="7.0957854406130298" table:style-name="ce8">
            <text:p>7,096</text:p>
          </table:table-cell>
          <table:table-cell office:value-type="float" office:value="6.91240821775569" table:style-name="ce8">
            <text:p>6,912</text:p>
          </table:table-cell>
          <table:table-cell office:value-type="float" office:value="8.5559999999999992" table:style-name="ce8">
            <text:p>8,556</text:p>
          </table:table-cell>
          <table:table-cell office:value-type="float" office:value="7.0970000000000004" table:style-name="ce8">
            <text:p>7,097</text:p>
          </table:table-cell>
          <table:table-cell office:value-type="float" office:value="7.7002053388090399" table:style-name="ce8">
            <text:p>7,700</text:p>
          </table:table-cell>
          <table:table-cell office:value-type="float" office:value="7.6717964345573701" table:style-name="ce8">
            <text:p>7,672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91.872791520000007" table:style-name="ce8">
            <text:p>91,873</text:p>
          </table:table-cell>
          <table:table-cell office:value-type="float" office:value="89.776357827476005" table:style-name="ce8">
            <text:p>89,776</text:p>
          </table:table-cell>
          <table:table-cell office:value-type="float" office:value="89.665653495440694" table:style-name="ce8">
            <text:p>89,666</text:p>
          </table:table-cell>
          <table:table-cell office:value-type="float" office:value="91.235059760956204" table:style-name="ce8">
            <text:p>91,235</text:p>
          </table:table-cell>
          <table:table-cell office:value-type="float" office:value="92" table:style-name="ce8">
            <text:p>92,000</text:p>
          </table:table-cell>
          <table:table-cell office:value-type="float" office:value="90.378" table:style-name="ce8">
            <text:p>90,378</text:p>
          </table:table-cell>
          <table:table-cell office:value-type="float" office:value="87.364620938628207" table:style-name="ce8">
            <text:p>87,365</text:p>
          </table:table-cell>
          <table:table-cell office:value-type="float" office:value="87.974683544303801" table:style-name="ce8">
            <text:p>87,975</text:p>
          </table:table-cell>
          <table:table-cell office:value-type="float" office:value="90.123000000000005" table:style-name="ce8">
            <text:p>90,123</text:p>
          </table:table-cell>
          <table:table-cell office:value-type="float" office:value="89.63" table:style-name="ce8">
            <text:p>89,630</text:p>
          </table:table-cell>
          <table:table-cell office:value-type="float" office:value="90.881458966565404" table:style-name="ce8">
            <text:p>90,881</text:p>
          </table:table-cell>
          <table:table-cell office:value-type="float" office:value="86.493506493506501" table:style-name="ce8">
            <text:p>86,49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7.329163769999994" table:style-name="ce8">
            <text:p>87,329</text:p>
          </table:table-cell>
          <table:table-cell office:value-type="float" office:value="86.977834612105696" table:style-name="ce8">
            <text:p>86,978</text:p>
          </table:table-cell>
          <table:table-cell office:value-type="float" office:value="86.820083682008402" table:style-name="ce8">
            <text:p>86,820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3.85102311" table:style-name="ce8">
            <text:p>83,851</text:p>
          </table:table-cell>
          <table:table-cell office:value-type="float" office:value="81.154822335025401" table:style-name="ce8">
            <text:p>81,155</text:p>
          </table:table-cell>
          <table:table-cell office:value-type="float" office:value="81.523131672597899" table:style-name="ce8">
            <text:p>81,523</text:p>
          </table:table-cell>
          <table:table-cell office:value-type="float" office:value="86.016148428105097" table:style-name="ce8">
            <text:p>86,016</text:p>
          </table:table-cell>
          <table:table-cell office:value-type="float" office:value="87.051826677994896" table:style-name="ce8">
            <text:p>87,052</text:p>
          </table:table-cell>
          <table:table-cell office:value-type="float" office:value="85.912999999999997" table:style-name="ce8">
            <text:p>85,913</text:p>
          </table:table-cell>
          <table:table-cell office:value-type="float" office:value="86.006881861379696" table:style-name="ce8">
            <text:p>86,007</text:p>
          </table:table-cell>
          <table:table-cell office:value-type="float" office:value="86.962750716332394" table:style-name="ce8">
            <text:p>86,963</text:p>
          </table:table-cell>
          <table:table-cell office:value-type="float" office:value="86.415000000000006" table:style-name="ce8">
            <text:p>86,415</text:p>
          </table:table-cell>
          <table:table-cell office:value-type="float" office:value="86.715999999999994" table:style-name="ce8">
            <text:p>86,716</text:p>
          </table:table-cell>
          <table:table-cell office:value-type="float" office:value="85.030597834614795" table:style-name="ce8">
            <text:p>85,031</text:p>
          </table:table-cell>
          <table:table-cell office:value-type="float" office:value="85.066793893129798" table:style-name="ce8">
            <text:p>85,0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4.195911789999997" table:style-name="ce8">
            <text:p>74,196</text:p>
          </table:table-cell>
          <table:table-cell office:value-type="float" office:value="74.619483821531801" table:style-name="ce8">
            <text:p>74,619</text:p>
          </table:table-cell>
          <table:table-cell office:value-type="float" office:value="75.910778512588493" table:style-name="ce8">
            <text:p>75,911</text:p>
          </table:table-cell>
          <table:table-cell office:value-type="float" office:value="79.995601011767306" table:style-name="ce8">
            <text:p>79,996</text:p>
          </table:table-cell>
          <table:table-cell office:value-type="float" office:value="82.744391025640994" table:style-name="ce8">
            <text:p>82,744</text:p>
          </table:table-cell>
          <table:table-cell office:value-type="float" office:value="82.263000000000005" table:style-name="ce8">
            <text:p>82,263</text:p>
          </table:table-cell>
          <table:table-cell office:value-type="float" office:value="82.140554480980001" table:style-name="ce8">
            <text:p>82,141</text:p>
          </table:table-cell>
          <table:table-cell office:value-type="float" office:value="81.861212824863799" table:style-name="ce8">
            <text:p>81,861</text:p>
          </table:table-cell>
          <table:table-cell office:value-type="float" office:value="86.054000000000002" table:style-name="ce8">
            <text:p>86,054</text:p>
          </table:table-cell>
          <table:table-cell office:value-type="float" office:value="86.137" table:style-name="ce8">
            <text:p>86,137</text:p>
          </table:table-cell>
          <table:table-cell office:value-type="float" office:value="85.103332344507095" table:style-name="ce8">
            <text:p>85,103</text:p>
          </table:table-cell>
          <table:table-cell office:value-type="float" office:value="84.108998969940998" table:style-name="ce8">
            <text:p>84,10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60.869565219999998" table:style-name="ce8">
            <text:p>60,870</text:p>
          </table:table-cell>
          <table:table-cell office:value-type="float" office:value="63.636363636363598" table:style-name="ce8">
            <text:p>63,636</text:p>
          </table:table-cell>
          <table:table-cell office:value-type="float" office:value="86.792452830188694" table:style-name="ce8">
            <text:p>86,792</text:p>
          </table:table-cell>
          <table:table-cell office:value-type="float" office:value="97.2222222222222" table:style-name="ce8">
            <text:p>97,222</text:p>
          </table:table-cell>
          <table:table-cell office:value-type="float" office:value="69.565217391304301" table:style-name="ce8">
            <text:p>69,565</text:p>
          </table:table-cell>
          <table:table-cell office:value-type="float" office:value="45" table:style-name="ce8">
            <text:p>45,000</text:p>
          </table:table-cell>
          <table:table-cell office:value-type="float" office:value="81.818181818181799" table:style-name="ce8">
            <text:p>81,818</text:p>
          </table:table-cell>
          <table:table-cell office:value-type="float" office:value="69.230769230769198" table:style-name="ce8">
            <text:p>69,231</text:p>
          </table:table-cell>
          <table:table-cell office:value-type="float" office:value="92.308000000000007" table:style-name="ce8">
            <text:p>92,308</text:p>
          </table:table-cell>
          <table:table-cell office:value-type="float" office:value="73.076999999999998" table:style-name="ce8">
            <text:p>73,077</text:p>
          </table:table-cell>
          <table:table-cell office:value-type="float" office:value="73.076923076923094" table:style-name="ce8">
            <text:p>73,077</text:p>
          </table:table-cell>
          <table:table-cell office:value-type="float" office:value="78.571428571428598" table:style-name="ce8">
            <text:p>78,57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568627449999994" table:style-name="ce8">
            <text:p>86,569</text:p>
          </table:table-cell>
          <table:table-cell office:value-type="float" office:value="86.017897091722602" table:style-name="ce8">
            <text:p>86,018</text:p>
          </table:table-cell>
          <table:table-cell office:value-type="float" office:value="85.384615384615401" table:style-name="ce8">
            <text:p>85,385</text:p>
          </table:table-cell>
          <table:table-cell office:value-type="float" office:value="86.324786324786302" table:style-name="ce8">
            <text:p>86,325</text:p>
          </table:table-cell>
          <table:table-cell office:value-type="float" office:value="88.330871491875897" table:style-name="ce8">
            <text:p>88,331</text:p>
          </table:table-cell>
          <table:table-cell office:value-type="float" office:value="86.171000000000006" table:style-name="ce8">
            <text:p>86,171</text:p>
          </table:table-cell>
          <table:table-cell office:value-type="float" office:value="87.700534759358305" table:style-name="ce8">
            <text:p>87,701</text:p>
          </table:table-cell>
          <table:table-cell office:value-type="float" office:value="85.700667302192599" table:style-name="ce8">
            <text:p>85,701</text:p>
          </table:table-cell>
          <table:table-cell office:value-type="float" office:value="86.777000000000001" table:style-name="ce8">
            <text:p>86,777</text:p>
          </table:table-cell>
          <table:table-cell office:value-type="float" office:value="87.1" table:style-name="ce8">
            <text:p>87,100</text:p>
          </table:table-cell>
          <table:table-cell office:value-type="float" office:value="85.807150595883002" table:style-name="ce8">
            <text:p>85,807</text:p>
          </table:table-cell>
          <table:table-cell office:value-type="float" office:value="85.521472392638003" table:style-name="ce8">
            <text:p>85,5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5.746268659999998" table:style-name="ce8">
            <text:p>75,746</text:p>
          </table:table-cell>
          <table:table-cell office:value-type="float" office:value="78.659553184394795" table:style-name="ce8">
            <text:p>78,660</text:p>
          </table:table-cell>
          <table:table-cell office:value-type="float" office:value="80.552147239263803" table:style-name="ce8">
            <text:p>80,552</text:p>
          </table:table-cell>
          <table:table-cell office:value-type="float" office:value="81.236038719285204" table:style-name="ce8">
            <text:p>81,236</text:p>
          </table:table-cell>
          <table:table-cell office:value-type="float" office:value="84.500299222022704" table:style-name="ce8">
            <text:p>84,500</text:p>
          </table:table-cell>
          <table:table-cell office:value-type="float" office:value="84.084000000000003" table:style-name="ce8">
            <text:p>84,084</text:p>
          </table:table-cell>
          <table:table-cell office:value-type="float" office:value="86.576390933176299" table:style-name="ce8">
            <text:p>86,576</text:p>
          </table:table-cell>
          <table:table-cell office:value-type="float" office:value="86.073253833049407" table:style-name="ce8">
            <text:p>86,073</text:p>
          </table:table-cell>
          <table:table-cell office:value-type="float" office:value="88.748999999999995" table:style-name="ce8">
            <text:p>88,749</text:p>
          </table:table-cell>
          <table:table-cell office:value-type="float" office:value="88.156000000000006" table:style-name="ce8">
            <text:p>88,156</text:p>
          </table:table-cell>
          <table:table-cell office:value-type="float" office:value="85.913853317811402" table:style-name="ce8">
            <text:p>85,914</text:p>
          </table:table-cell>
          <table:table-cell office:value-type="float" office:value="88.368891947694394" table:style-name="ce8">
            <text:p>88,36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8.313253009999997" table:style-name="ce8">
            <text:p>78,313</text:p>
          </table:table-cell>
          <table:table-cell office:value-type="float" office:value="71.428571428571402" table:style-name="ce8">
            <text:p>71,429</text:p>
          </table:table-cell>
          <table:table-cell office:value-type="float" office:value="87.142857142857096" table:style-name="ce8">
            <text:p>87,143</text:p>
          </table:table-cell>
          <table:table-cell office:value-type="float" office:value="84.090909090909093" table:style-name="ce8">
            <text:p>84,091</text:p>
          </table:table-cell>
          <table:table-cell office:value-type="float" office:value="95.652173913043498" table:style-name="ce8">
            <text:p>95,652</text:p>
          </table:table-cell>
          <table:table-cell office:value-type="float" office:value="87.5" table:style-name="ce8">
            <text:p>87,500</text:p>
          </table:table-cell>
          <table:table-cell office:value-type="float" office:value="78" table:style-name="ce8">
            <text:p>78,00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1.223813699999994" table:style-name="ce8">
            <text:p>81,224</text:p>
          </table:table-cell>
          <table:table-cell office:value-type="float" office:value="83.7472680309954" table:style-name="ce8">
            <text:p>83,747</text:p>
          </table:table-cell>
          <table:table-cell office:value-type="float" office:value="82.411666829793504" table:style-name="ce8">
            <text:p>82,412</text:p>
          </table:table-cell>
          <table:table-cell office:value-type="float" office:value="80.682471264367805" table:style-name="ce8">
            <text:p>80,682</text:p>
          </table:table-cell>
          <table:table-cell office:value-type="float" office:value="84.068882659191004" table:style-name="ce8">
            <text:p>84,069</text:p>
          </table:table-cell>
          <table:table-cell office:value-type="float" office:value="80.48" table:style-name="ce8">
            <text:p>80,480</text:p>
          </table:table-cell>
          <table:table-cell office:value-type="float" office:value="80.265740600936098" table:style-name="ce8">
            <text:p>80,266</text:p>
          </table:table-cell>
          <table:table-cell office:value-type="float" office:value="73.756356400619097" table:style-name="ce8">
            <text:p>73,756</text:p>
          </table:table-cell>
          <table:table-cell office:value-type="float" office:value="70.274000000000001" table:style-name="ce8">
            <text:p>70,274</text:p>
          </table:table-cell>
          <table:table-cell office:value-type="float" office:value="78.126000000000005" table:style-name="ce8">
            <text:p>78,126</text:p>
          </table:table-cell>
          <table:table-cell office:value-type="float" office:value="85.011709601873505" table:style-name="ce8">
            <text:p>85,012</text:p>
          </table:table-cell>
          <table:table-cell office:value-type="float" office:value="85.722978626302606" table:style-name="ce8">
            <text:p>85,723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58000000000007" table:style-name="ce8">
            <text:p>99,558</text:p>
          </table:table-cell>
          <table:table-cell office:value-type="float" office:value="99.6" table:style-name="ce8">
            <text:p>99,600</text:p>
          </table:table-cell>
          <table:table-cell office:value-type="float" office:value="99.450999999999993" table:style-name="ce8">
            <text:p>99,451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334000000000003" table:style-name="ce8">
            <text:p>99,334</text:p>
          </table:table-cell>
          <table:table-cell office:value-type="float" office:value="99.501000000000005" table:style-name="ce8">
            <text:p>99,501</text:p>
          </table:table-cell>
          <table:table-cell office:value-type="float" office:value="99.712999999999994" table:style-name="ce8">
            <text:p>99,713</text:p>
          </table:table-cell>
          <table:table-cell office:value-type="float" office:value="99.984999999999999" table:style-name="ce8">
            <text:p>99,985</text:p>
          </table:table-cell>
          <table:table-cell office:value-type="float" office:value="99.974000000000004" table:style-name="ce8">
            <text:p>99,974</text:p>
          </table:table-cell>
          <table:table-cell office:value-type="float" office:value="99.978999999999999" table:style-name="ce8">
            <text:p>99,979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99.962000000000003" table:style-name="ce8">
            <text:p>99,962</text:p>
          </table:table-cell>
          <table:table-cell office:value-type="float" office:value="99.983999999999995" table:style-name="ce8">
            <text:p>99,984</text:p>
          </table:table-cell>
          <table:table-cell office:value-type="float" office:value="99.989000000000004" table:style-name="ce8">
            <text:p>99,989</text:p>
          </table:table-cell>
          <table:table-cell office:value-type="float" office:value="99.983000000000004" table:style-name="ce8">
            <text:p>99,983</text:p>
          </table:table-cell>
          <table:table-cell office:value-type="float" office:value="99.977999999999994" table:style-name="ce8">
            <text:p>99,97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748999999999995" table:style-name="ce8">
            <text:p>99,749</text:p>
          </table:table-cell>
          <table:table-cell office:value-type="float" office:value="99.638999999999996" table:style-name="ce8">
            <text:p>99,639</text:p>
          </table:table-cell>
          <table:table-cell office:value-type="float" office:value="99.638000000000005" table:style-name="ce8">
            <text:p>99,638</text:p>
          </table:table-cell>
          <table:table-cell office:value-type="float" office:value="99.801000000000002" table:style-name="ce8">
            <text:p>99,801</text:p>
          </table:table-cell>
          <table:table-cell office:value-type="float" office:value="99.840999999999994" table:style-name="ce8">
            <text:p>99,841</text:p>
          </table:table-cell>
          <table:table-cell office:value-type="float" office:value="99.822000000000003" table:style-name="ce8">
            <text:p>99,822</text:p>
          </table:table-cell>
          <table:table-cell office:value-type="float" office:value="99.873999999999995" table:style-name="ce8">
            <text:p>99,874</text:p>
          </table:table-cell>
          <table:table-cell office:value-type="float" office:value="99.825999999999993" table:style-name="ce8">
            <text:p>99,826</text:p>
          </table:table-cell>
          <table:table-cell office:value-type="float" office:value="99.834000000000003" table:style-name="ce8">
            <text:p>99,834</text:p>
          </table:table-cell>
          <table:table-cell office:value-type="float" office:value="99.811999999999998" table:style-name="ce8">
            <text:p>99,812</text:p>
          </table:table-cell>
          <table:table-cell office:value-type="float" office:value="99.847999999999999" table:style-name="ce8">
            <text:p>99,848</text:p>
          </table:table-cell>
          <table:table-cell office:value-type="float" office:value="99.793000000000006" table:style-name="ce8">
            <text:p>99,79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60999999999999" table:style-name="ce8">
            <text:p>99,961</text:p>
          </table:table-cell>
          <table:table-cell office:value-type="float" office:value="99.739000000000004" table:style-name="ce8">
            <text:p>99,739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338999999999999" table:style-name="ce8">
            <text:p>99,339</text:p>
          </table:table-cell>
          <table:table-cell office:value-type="float" office:value="99.63" table:style-name="ce8">
            <text:p>99,630</text:p>
          </table:table-cell>
          <table:table-cell office:value-type="float" office:value="99.834000000000003" table:style-name="ce8">
            <text:p>99,834</text:p>
          </table:table-cell>
          <table:table-cell office:value-type="float" office:value="99.983999999999995" table:style-name="ce8">
            <text:p>99,984</text:p>
          </table:table-cell>
          <table:table-cell office:value-type="float" office:value="99.966999999999999" table:style-name="ce8">
            <text:p>99,967</text:p>
          </table:table-cell>
          <table:table-cell office:value-type="float" office:value="99.956999999999994" table:style-name="ce8">
            <text:p>99,957</text:p>
          </table:table-cell>
          <table:table-cell office:value-type="float" office:value="99.965000000000003" table:style-name="ce8">
            <text:p>99,96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8.551000000000002" table:style-name="ce8">
            <text:p>98,551</text:p>
          </table:table-cell>
          <table:table-cell office:value-type="float" office:value="99.537000000000006" table:style-name="ce8">
            <text:p>99,537</text:p>
          </table:table-cell>
          <table:table-cell office:value-type="float" office:value="99.435000000000002" table:style-name="ce8">
            <text:p>99,43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93000000000004" table:style-name="ce8">
            <text:p>99,593</text:p>
          </table:table-cell>
          <table:table-cell office:value-type="float" office:value="99.866" table:style-name="ce8">
            <text:p>99,866</text:p>
          </table:table-cell>
          <table:table-cell office:value-type="float" office:value="99.462999999999994" table:style-name="ce8">
            <text:p>99,463</text:p>
          </table:table-cell>
          <table:table-cell office:value-type="float" office:value="99.722999999999999" table:style-name="ce8">
            <text:p>99,723</text:p>
          </table:table-cell>
          <table:table-cell office:value-type="float" office:value="99.632999999999996" table:style-name="ce8">
            <text:p>99,633</text:p>
          </table:table-cell>
          <table:table-cell office:value-type="float" office:value="99.162000000000006" table:style-name="ce8">
            <text:p>99,162</text:p>
          </table:table-cell>
          <table:table-cell office:value-type="float" office:value="99.667000000000002" table:style-name="ce8">
            <text:p>99,667</text:p>
          </table:table-cell>
          <table:table-cell office:value-type="float" office:value="99.441000000000003" table:style-name="ce8">
            <text:p>99,441</text:p>
          </table:table-cell>
          <table:table-cell office:value-type="float" office:value="99.293000000000006" table:style-name="ce8">
            <text:p>99,293</text:p>
          </table:table-cell>
          <table:table-cell office:value-type="float" office:value="99.647999999999996" table:style-name="ce8">
            <text:p>99,648</text:p>
          </table:table-cell>
          <table:table-cell office:value-type="float" office:value="99.528000000000006" table:style-name="ce8">
            <text:p>99,528</text:p>
          </table:table-cell>
          <table:table-cell office:value-type="float" office:value="99.528999999999996" table:style-name="ce8">
            <text:p>99,529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(*) GVT foi incorporada pela VIVO em Abril/2016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(**) VIACABO foi incorporada pela NET em Agosto/2016</text:p>
          </table:table-cell>
          <table:table-cell table:number-columns-repeated="16383"/>
        </table:table-row>
        <table:table-row table:number-rows-repeated="1048446" table:style-name="ro2">
          <table:table-cell table:number-columns-repeated="16384"/>
        </table:table-row>
      </table:table>
      <table:table table:name="Móvel_Pessoal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12" table:default-cell-style-name="ce1"/>
        <table:table-column table:style-name="co10" table:number-columns-repeated="996" table:default-cell-style-name="ce1"/>
        <table:table-column table:style-name="co6" table:default-cell-style-name="ce1"/>
        <table:table-column table:style-name="co10" table:number-columns-repeated="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3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3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4">
            <text:p>GRUPO ECONÔMICO</text:p>
          </table:table-cell>
          <table:table-cell office:value-type="string" table:style-name="ce14">
            <text:p>VARIÁVEL</text:p>
          </table:table-cell>
          <table:table-cell office:value-type="string" table:style-name="ce15">
            <text:p>2016-01</text:p>
          </table:table-cell>
          <table:table-cell office:value-type="string" table:style-name="ce15">
            <text:p>2016-02</text:p>
          </table:table-cell>
          <table:table-cell office:value-type="string" table:style-name="ce15">
            <text:p>2016-03</text:p>
          </table:table-cell>
          <table:table-cell office:value-type="string" table:style-name="ce15">
            <text:p>2016-04</text:p>
          </table:table-cell>
          <table:table-cell office:value-type="string" table:style-name="ce15">
            <text:p>2016-05</text:p>
          </table:table-cell>
          <table:table-cell office:value-type="string" table:style-name="ce15">
            <text:p>2016-06</text:p>
          </table:table-cell>
          <table:table-cell office:value-type="string" table:style-name="ce15">
            <text:p>2016-07</text:p>
          </table:table-cell>
          <table:table-cell office:value-type="string" table:style-name="ce15">
            <text:p>2016-08</text:p>
          </table:table-cell>
          <table:table-cell office:value-type="string" table:style-name="ce15">
            <text:p>2016-09</text:p>
          </table:table-cell>
          <table:table-cell office:value-type="string" table:style-name="ce15">
            <text:p>2016-10</text:p>
          </table:table-cell>
          <table:table-cell office:value-type="string" table:style-name="ce15">
            <text:p>2016-11</text:p>
          </table:table-cell>
          <table:table-cell office:value-type="string" table:style-name="ce1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89.553990610328597" table:style-name="ce17">
            <text:p>89,554</text:p>
          </table:table-cell>
          <table:table-cell office:value-type="float" office:value="87.706855791962198" table:style-name="ce17">
            <text:p>87,707</text:p>
          </table:table-cell>
          <table:table-cell office:value-type="float" office:value="94.551282051282101" table:style-name="ce17">
            <text:p>94,551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94.438559322033896" table:style-name="ce17">
            <text:p>94,43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82.007999999999996" table:style-name="ce17">
            <text:p>82,008</text:p>
          </table:table-cell>
          <table:table-cell office:value-type="float" office:value="84.440279173586404" table:style-name="ce17">
            <text:p>84,440</text:p>
          </table:table-cell>
          <table:table-cell office:value-type="float" office:value="79.205224924697106" table:style-name="ce17">
            <text:p>79,205</text:p>
          </table:table-cell>
          <table:table-cell office:value-type="float" office:value="85.667621890380204" table:style-name="ce17">
            <text:p>85,668</text:p>
          </table:table-cell>
          <table:table-cell office:value-type="float" office:value="85.290973425715606" table:style-name="ce17">
            <text:p>85,291</text:p>
          </table:table-cell>
          <table:table-cell office:value-type="float" office:value="83.268166104853094" table:style-name="ce17">
            <text:p>83,268</text:p>
          </table:table-cell>
          <table:table-cell office:value-type="float" office:value="84.488084455413698" table:style-name="ce17">
            <text:p>84,488</text:p>
          </table:table-cell>
          <table:table-cell office:value-type="float" office:value="82.439321440281205" table:style-name="ce17">
            <text:p>82,439</text:p>
          </table:table-cell>
          <table:table-cell office:value-type="float" office:value="79.597999999999999" table:style-name="ce17">
            <text:p>79,598</text:p>
          </table:table-cell>
          <table:table-cell office:value-type="float" office:value="85.97" table:style-name="ce17">
            <text:p>85,970</text:p>
          </table:table-cell>
          <table:table-cell office:value-type="float" office:value="85.915760250737904" table:style-name="ce17">
            <text:p>85,916</text:p>
          </table:table-cell>
          <table:table-cell office:value-type="float" office:value="85.901985764455404" table:style-name="ce17">
            <text:p>85,90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73.193579999999997" table:style-name="ce17">
            <text:p>73,194</text:p>
          </table:table-cell>
          <table:table-cell office:value-type="float" office:value="77.933829905376101" table:style-name="ce17">
            <text:p>77,934</text:p>
          </table:table-cell>
          <table:table-cell office:value-type="float" office:value="83.604441800595296" table:style-name="ce17">
            <text:p>83,604</text:p>
          </table:table-cell>
          <table:table-cell office:value-type="float" office:value="84.874689585188705" table:style-name="ce17">
            <text:p>84,875</text:p>
          </table:table-cell>
          <table:table-cell office:value-type="float" office:value="85.910784245110307" table:style-name="ce17">
            <text:p>85,911</text:p>
          </table:table-cell>
          <table:table-cell office:value-type="float" office:value="84.702999183985398" table:style-name="ce17">
            <text:p>84,703</text:p>
          </table:table-cell>
          <table:table-cell office:value-type="float" office:value="87.451615374186304" table:style-name="ce17">
            <text:p>87,452</text:p>
          </table:table-cell>
          <table:table-cell office:value-type="float" office:value="85.403125361699196" table:style-name="ce17">
            <text:p>85,403</text:p>
          </table:table-cell>
          <table:table-cell office:value-type="float" office:value="87.838999999999999" table:style-name="ce17">
            <text:p>87,839</text:p>
          </table:table-cell>
          <table:table-cell office:value-type="float" office:value="88.647999999999996" table:style-name="ce17">
            <text:p>88,648</text:p>
          </table:table-cell>
          <table:table-cell office:value-type="float" office:value="88.549620218304199" table:style-name="ce17">
            <text:p>88,550</text:p>
          </table:table-cell>
          <table:table-cell office:value-type="float" office:value="77.405307671302197" table:style-name="ce17">
            <text:p>77,4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43.75" table:style-name="ce17">
            <text:p>43,750</text:p>
          </table:table-cell>
          <table:table-cell office:value-type="float" office:value="56.9444444444445" table:style-name="ce17">
            <text:p>56,944</text:p>
          </table:table-cell>
          <table:table-cell office:value-type="float" office:value="57.142857142857103" table:style-name="ce17">
            <text:p>57,143</text:p>
          </table:table-cell>
          <table:table-cell office:value-type="float" office:value="100" table:style-name="ce17">
            <text:p>100,000</text:p>
          </table:table-cell>
          <table:table-cell office:value-type="float" office:value="77.7777777777778" table:style-name="ce17">
            <text:p>77,778</text:p>
          </table:table-cell>
          <table:table-cell office:value-type="float" office:value="100" table:style-name="ce17">
            <text:p>100,000</text:p>
          </table:table-cell>
          <table:table-cell office:value-type="float" office:value="76.0416666666667" table:style-name="ce17">
            <text:p>76,042</text:p>
          </table:table-cell>
          <table:table-cell office:value-type="float" office:value="4.1666666666666599" table:style-name="ce17">
            <text:p>4,167</text:p>
          </table:table-cell>
          <table:table-cell office:value-type="float" office:value="83.75" table:style-name="ce17">
            <text:p>83,750</text:p>
          </table:table-cell>
          <table:table-cell office:value-type="float" office:value="91.667000000000002" table:style-name="ce17">
            <text:p>91,667</text:p>
          </table:table-cell>
          <table:table-cell office:value-type="float" office:value="93.3333333333333" table:style-name="ce17">
            <text:p>93,333</text:p>
          </table:table-cell>
          <table:table-cell office:value-type="float" office:value="82.738095238095198" table:style-name="ce17">
            <text:p>82,73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78.563940000000002" table:style-name="ce17">
            <text:p>78,564</text:p>
          </table:table-cell>
          <table:table-cell office:value-type="float" office:value="80.879286024977702" table:style-name="ce17">
            <text:p>80,879</text:p>
          </table:table-cell>
          <table:table-cell office:value-type="float" office:value="78.161463235673295" table:style-name="ce17">
            <text:p>78,161</text:p>
          </table:table-cell>
          <table:table-cell office:value-type="float" office:value="81.751280921217401" table:style-name="ce17">
            <text:p>81,751</text:p>
          </table:table-cell>
          <table:table-cell office:value-type="float" office:value="78.879430340603506" table:style-name="ce17">
            <text:p>78,879</text:p>
          </table:table-cell>
          <table:table-cell office:value-type="float" office:value="69.299927953526804" table:style-name="ce17">
            <text:p>69,300</text:p>
          </table:table-cell>
          <table:table-cell office:value-type="float" office:value="46.410550768674398" table:style-name="ce17">
            <text:p>46,411</text:p>
          </table:table-cell>
          <table:table-cell office:value-type="float" office:value="47.187584966752802" table:style-name="ce17">
            <text:p>47,188</text:p>
          </table:table-cell>
          <table:table-cell office:value-type="float" office:value="56.749000000000002" table:style-name="ce17">
            <text:p>56,749</text:p>
          </table:table-cell>
          <table:table-cell office:value-type="float" office:value="62.866" table:style-name="ce17">
            <text:p>62,866</text:p>
          </table:table-cell>
          <table:table-cell office:value-type="float" office:value="59.0845731014997" table:style-name="ce17">
            <text:p>59,085</text:p>
          </table:table-cell>
          <table:table-cell office:value-type="float" office:value="67.185785955939807" table:style-name="ce17">
            <text:p>67,18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81.713170000000005" table:style-name="ce17">
            <text:p>81,713</text:p>
          </table:table-cell>
          <table:table-cell office:value-type="float" office:value="82.158132470749806" table:style-name="ce17">
            <text:p>82,158</text:p>
          </table:table-cell>
          <table:table-cell office:value-type="float" office:value="79.435258985716501" table:style-name="ce17">
            <text:p>79,435</text:p>
          </table:table-cell>
          <table:table-cell office:value-type="float" office:value="81.101916514509497" table:style-name="ce17">
            <text:p>81,102</text:p>
          </table:table-cell>
          <table:table-cell office:value-type="float" office:value="80.742014375897298" table:style-name="ce17">
            <text:p>80,742</text:p>
          </table:table-cell>
          <table:table-cell office:value-type="float" office:value="76.966523493456805" table:style-name="ce17">
            <text:p>76,967</text:p>
          </table:table-cell>
          <table:table-cell office:value-type="float" office:value="83.196896996922803" table:style-name="ce17">
            <text:p>83,197</text:p>
          </table:table-cell>
          <table:table-cell office:value-type="float" office:value="79.583744771378804" table:style-name="ce17">
            <text:p>79,584</text:p>
          </table:table-cell>
          <table:table-cell office:value-type="float" office:value="78.290999999999997" table:style-name="ce17">
            <text:p>78,291</text:p>
          </table:table-cell>
          <table:table-cell office:value-type="float" office:value="78.403000000000006" table:style-name="ce17">
            <text:p>78,403</text:p>
          </table:table-cell>
          <table:table-cell office:value-type="float" office:value="67.759447430869102" table:style-name="ce17">
            <text:p>67,759</text:p>
          </table:table-cell>
          <table:table-cell office:value-type="float" office:value="73.449824622369505" table:style-name="ce17">
            <text:p>73,450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Índice de Reclamações</text:p>
          </table:table-cell>
          <table:table-cell office:value-type="float" office:value="0.10262" table:style-name="ce17">
            <text:p>0,103</text:p>
          </table:table-cell>
          <table:table-cell office:value-type="float" office:value="0.100730678978194" table:style-name="ce17">
            <text:p>0,101</text:p>
          </table:table-cell>
          <table:table-cell office:value-type="float" office:value="0.119558198189417" table:style-name="ce17">
            <text:p>0,120</text:p>
          </table:table-cell>
          <table:table-cell office:value-type="float" office:value="9.1325868965643195E-2" table:style-name="ce17">
            <text:p>0,091</text:p>
          </table:table-cell>
          <table:table-cell office:value-type="float" office:value="9.1595502050212593E-2" table:style-name="ce17">
            <text:p>0,092</text:p>
          </table:table-cell>
          <table:table-cell office:value-type="float" office:value="0.107258208274291" table:style-name="ce17">
            <text:p>0,107</text:p>
          </table:table-cell>
          <table:table-cell office:value-type="float" office:value="0.105976790331309" table:style-name="ce17">
            <text:p>0,106</text:p>
          </table:table-cell>
          <table:table-cell office:value-type="float" office:value="0.146174062574493" table:style-name="ce17">
            <text:p>0,146</text:p>
          </table:table-cell>
          <table:table-cell office:value-type="float" office:value="0.13700000000000001" table:style-name="ce17">
            <text:p>0,137</text:p>
          </table:table-cell>
          <table:table-cell office:value-type="float" office:value="0.14199999999999999" table:style-name="ce17">
            <text:p>0,142</text:p>
          </table:table-cell>
          <table:table-cell office:value-type="float" office:value="0.154294864977013" table:style-name="ce17">
            <text:p>0,154</text:p>
          </table:table-cell>
          <table:table-cell office:value-type="float" office:value="0.17591591815437399" table:style-name="ce17">
            <text:p>0,17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Índice de Reclamações</text:p>
          </table:table-cell>
          <table:table-cell office:value-type="float" office:value="0.55984" table:style-name="ce17">
            <text:p>0,560</text:p>
          </table:table-cell>
          <table:table-cell office:value-type="float" office:value="0.51119441652827102" table:style-name="ce17">
            <text:p>0,511</text:p>
          </table:table-cell>
          <table:table-cell office:value-type="float" office:value="0.61589550150605799" table:style-name="ce17">
            <text:p>0,616</text:p>
          </table:table-cell>
          <table:table-cell office:value-type="float" office:value="0.48664756219239502" table:style-name="ce17">
            <text:p>0,487</text:p>
          </table:table-cell>
          <table:table-cell office:value-type="float" office:value="0.49418053148568802" table:style-name="ce17">
            <text:p>0,494</text:p>
          </table:table-cell>
          <table:table-cell office:value-type="float" office:value="0.53463667790293801" table:style-name="ce17">
            <text:p>0,535</text:p>
          </table:table-cell>
          <table:table-cell office:value-type="float" office:value="0.510238310891725" table:style-name="ce17">
            <text:p>0,510</text:p>
          </table:table-cell>
          <table:table-cell office:value-type="float" office:value="0.55121357119437597" table:style-name="ce17">
            <text:p>0,551</text:p>
          </table:table-cell>
          <table:table-cell office:value-type="float" office:value="0.5" table:style-name="ce17">
            <text:p>0,500</text:p>
          </table:table-cell>
          <table:table-cell office:value-type="float" office:value="0.48099999999999998" table:style-name="ce17">
            <text:p>0,481</text:p>
          </table:table-cell>
          <table:table-cell office:value-type="float" office:value="0.48168479498524203" table:style-name="ce17">
            <text:p>0,482</text:p>
          </table:table-cell>
          <table:table-cell office:value-type="float" office:value="0.48196028471089197" table:style-name="ce17">
            <text:p>0,48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Índice de Reclamações</text:p>
          </table:table-cell>
          <table:table-cell office:value-type="float" office:value="0.49909700000000001" table:style-name="ce17">
            <text:p>0,499</text:p>
          </table:table-cell>
          <table:table-cell office:value-type="float" office:value="0.42832004328110501" table:style-name="ce17">
            <text:p>0,428</text:p>
          </table:table-cell>
          <table:table-cell office:value-type="float" office:value="0.52791116398809401" table:style-name="ce17">
            <text:p>0,528</text:p>
          </table:table-cell>
          <table:table-cell office:value-type="float" office:value="0.50250620829622605" table:style-name="ce17">
            <text:p>0,503</text:p>
          </table:table-cell>
          <table:table-cell office:value-type="float" office:value="0.48178431509779301" table:style-name="ce17">
            <text:p>0,482</text:p>
          </table:table-cell>
          <table:table-cell office:value-type="float" office:value="0.50594001632029295" table:style-name="ce17">
            <text:p>0,506</text:p>
          </table:table-cell>
          <table:table-cell office:value-type="float" office:value="0.450967692516274" table:style-name="ce17">
            <text:p>0,451</text:p>
          </table:table-cell>
          <table:table-cell office:value-type="float" office:value="0.491937492766016" table:style-name="ce17">
            <text:p>0,492</text:p>
          </table:table-cell>
          <table:table-cell office:value-type="float" office:value="0.443" table:style-name="ce17">
            <text:p>0,443</text:p>
          </table:table-cell>
          <table:table-cell office:value-type="float" office:value="0.42699999999999999" table:style-name="ce17">
            <text:p>0,427</text:p>
          </table:table-cell>
          <table:table-cell office:value-type="float" office:value="0.42900759563391699" table:style-name="ce17">
            <text:p>0,429</text:p>
          </table:table-cell>
          <table:table-cell office:value-type="float" office:value="0.45130019522168602" table:style-name="ce17">
            <text:p>0,45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Índice de Reclamações</text:p>
          </table:table-cell>
          <table:table-cell office:value-type="float" office:value="0.18333199999999999" table:style-name="ce17">
            <text:p>0,183</text:p>
          </table:table-cell>
          <table:table-cell office:value-type="float" office:value="4.5409823658518103E-2" table:style-name="ce17">
            <text:p>0,045</text:p>
          </table:table-cell>
          <table:table-cell office:value-type="float" office:value="0.11953143676786999" table:style-name="ce17">
            <text:p>0,120</text:p>
          </table:table-cell>
          <table:table-cell office:value-type="float" office:value="4.4149460640755797E-2" table:style-name="ce17">
            <text:p>0,044</text:p>
          </table:table-cell>
          <table:table-cell office:value-type="float" office:value="4.3500957021054498E-2" table:style-name="ce17">
            <text:p>0,044</text:p>
          </table:table-cell>
          <table:table-cell office:value-type="float" office:value="8.4027729150619707E-2" table:style-name="ce17">
            <text:p>0,084</text:p>
          </table:table-cell>
          <table:table-cell office:value-type="float" office:value="5.6113573873519999E-2" table:style-name="ce17">
            <text:p>0,056</text:p>
          </table:table-cell>
          <table:table-cell office:value-type="float" office:value="2.7841193830391402E-2" table:style-name="ce17">
            <text:p>0,028</text:p>
          </table:table-cell>
          <table:table-cell office:value-type="float" office:value="0.13900000000000001" table:style-name="ce17">
            <text:p>0,139</text:p>
          </table:table-cell>
          <table:table-cell office:value-type="float" office:value="5.6000000000000001E-2" table:style-name="ce17">
            <text:p>0,056</text:p>
          </table:table-cell>
          <table:table-cell office:value-type="float" office:value="7.0560675124539604E-2" table:style-name="ce17">
            <text:p>0,071</text:p>
          </table:table-cell>
          <table:table-cell office:value-type="float" office:value="0.111928813274757" table:style-name="ce17">
            <text:p>0,11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Índice de Reclamações</text:p>
          </table:table-cell>
          <table:table-cell office:value-type="float" office:value="0.62872099999999997" table:style-name="ce17">
            <text:p>0,629</text:p>
          </table:table-cell>
          <table:table-cell office:value-type="float" office:value="0.582414279500446" table:style-name="ce17">
            <text:p>0,582</text:p>
          </table:table-cell>
          <table:table-cell office:value-type="float" office:value="0.63677073528653405" table:style-name="ce17">
            <text:p>0,637</text:p>
          </table:table-cell>
          <table:table-cell office:value-type="float" office:value="0.56497438157565205" table:style-name="ce17">
            <text:p>0,565</text:p>
          </table:table-cell>
          <table:table-cell office:value-type="float" office:value="0.62241139318793004" table:style-name="ce17">
            <text:p>0,622</text:p>
          </table:table-cell>
          <table:table-cell office:value-type="float" office:value="0.70127054632605901" table:style-name="ce17">
            <text:p>0,701</text:p>
          </table:table-cell>
          <table:table-cell office:value-type="float" office:value="0.82631824149614197" table:style-name="ce17">
            <text:p>0,826</text:p>
          </table:table-cell>
          <table:table-cell office:value-type="float" office:value="0.955723241933777" table:style-name="ce17">
            <text:p>0,956</text:p>
          </table:table-cell>
          <table:table-cell office:value-type="float" office:value="0.79" table:style-name="ce17">
            <text:p>0,790</text:p>
          </table:table-cell>
          <table:table-cell office:value-type="float" office:value="0.80200000000000005" table:style-name="ce17">
            <text:p>0,802</text:p>
          </table:table-cell>
          <table:table-cell office:value-type="float" office:value="0.87076792836971295" table:style-name="ce17">
            <text:p>0,871</text:p>
          </table:table-cell>
          <table:table-cell office:value-type="float" office:value="0.75016633701491497" table:style-name="ce17">
            <text:p>0,75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Índice de Reclamações</text:p>
          </table:table-cell>
          <table:table-cell office:value-type="float" office:value="0.56573700000000005" table:style-name="ce17">
            <text:p>0,566</text:p>
          </table:table-cell>
          <table:table-cell office:value-type="float" office:value="0.55683735058500305" table:style-name="ce17">
            <text:p>0,557</text:p>
          </table:table-cell>
          <table:table-cell office:value-type="float" office:value="0.61129482028566895" table:style-name="ce17">
            <text:p>0,611</text:p>
          </table:table-cell>
          <table:table-cell office:value-type="float" office:value="0.577961669709809" table:style-name="ce17">
            <text:p>0,578</text:p>
          </table:table-cell>
          <table:table-cell office:value-type="float" office:value="0.58515971248205401" table:style-name="ce17">
            <text:p>0,585</text:p>
          </table:table-cell>
          <table:table-cell office:value-type="float" office:value="0.55111756995662597" table:style-name="ce17">
            <text:p>0,551</text:p>
          </table:table-cell>
          <table:table-cell office:value-type="float" office:value="0.536062060061545" table:style-name="ce17">
            <text:p>0,536</text:p>
          </table:table-cell>
          <table:table-cell office:value-type="float" office:value="0.60832510457242395" table:style-name="ce17">
            <text:p>0,608</text:p>
          </table:table-cell>
          <table:table-cell office:value-type="float" office:value="0.52300000000000002" table:style-name="ce17">
            <text:p>0,523</text:p>
          </table:table-cell>
          <table:table-cell office:value-type="float" office:value="0.52700000000000002" table:style-name="ce17">
            <text:p>0,527</text:p>
          </table:table-cell>
          <table:table-cell office:value-type="float" office:value="0.55610355552417401" table:style-name="ce17">
            <text:p>0,556</text:p>
          </table:table-cell>
          <table:table-cell office:value-type="float" office:value="0.55378377368407605" table:style-name="ce17">
            <text:p>0,554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1305794" table:style-name="ce20">
            <text:p>1.305.794</text:p>
          </table:table-cell>
          <table:table-cell office:value-type="float" office:value="1310425" table:style-name="ce20">
            <text:p>1.310.425</text:p>
          </table:table-cell>
          <table:table-cell office:value-type="float" office:value="1313168" table:style-name="ce20">
            <text:p>1.313.168</text:p>
          </table:table-cell>
          <table:table-cell office:value-type="float" office:value="1313976" table:style-name="ce20">
            <text:p>1.313.976</text:p>
          </table:table-cell>
          <table:table-cell office:value-type="float" office:value="1310108" table:style-name="ce20">
            <text:p>1.310.108</text:p>
          </table:table-cell>
          <table:table-cell office:value-type="float" office:value="1323908" table:style-name="ce20">
            <text:p>1.323.908</text:p>
          </table:table-cell>
          <table:table-cell office:value-type="float" office:value="1330480" table:style-name="ce20">
            <text:p>1.330.480</text:p>
          </table:table-cell>
          <table:table-cell office:value-type="float" office:value="1334026" table:style-name="ce20">
            <text:p>1.334.026</text:p>
          </table:table-cell>
          <table:table-cell office:value-type="float" office:value="1335308" table:style-name="ce20">
            <text:p>1.335.308</text:p>
          </table:table-cell>
          <table:table-cell office:value-type="float" office:value="1335104" table:style-name="ce20">
            <text:p>1.335.104</text:p>
          </table:table-cell>
          <table:table-cell office:value-type="float" office:value="1335106" table:style-name="ce20">
            <text:p>1.335.106</text:p>
          </table:table-cell>
          <table:table-cell office:value-type="float" office:value="1341550" table:style-name="ce20">
            <text:p>1.341.55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65036448" table:style-name="ce20">
            <text:p>65.036.448</text:p>
          </table:table-cell>
          <table:table-cell office:value-type="float" office:value="65434987" table:style-name="ce20">
            <text:p>65.434.987</text:p>
          </table:table-cell>
          <table:table-cell office:value-type="float" office:value="65288673" table:style-name="ce20">
            <text:p>65.288.673</text:p>
          </table:table-cell>
          <table:table-cell office:value-type="float" office:value="64816928" table:style-name="ce20">
            <text:p>64.816.928</text:p>
          </table:table-cell>
          <table:table-cell office:value-type="float" office:value="64585709" table:style-name="ce20">
            <text:p>64.585.709</text:p>
          </table:table-cell>
          <table:table-cell office:value-type="float" office:value="64264203" table:style-name="ce20">
            <text:p>64.264.203</text:p>
          </table:table-cell>
          <table:table-cell office:value-type="float" office:value="64019105" table:style-name="ce20">
            <text:p>64.019.105</text:p>
          </table:table-cell>
          <table:table-cell office:value-type="float" office:value="63683120" table:style-name="ce20">
            <text:p>63.683.120</text:p>
          </table:table-cell>
          <table:table-cell office:value-type="float" office:value="63518464" table:style-name="ce20">
            <text:p>63.518.464</text:p>
          </table:table-cell>
          <table:table-cell office:value-type="float" office:value="60592044" table:style-name="ce20">
            <text:p>60.592.044</text:p>
          </table:table-cell>
          <table:table-cell office:value-type="float" office:value="61880716" table:style-name="ce20">
            <text:p>61.880.716</text:p>
          </table:table-cell>
          <table:table-cell office:value-type="float" office:value="60170933" table:style-name="ce20">
            <text:p>60.170.93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47778310" table:style-name="ce20">
            <text:p>47.778.310</text:p>
          </table:table-cell>
          <table:table-cell office:value-type="float" office:value="47784362" table:style-name="ce20">
            <text:p>47.784.362</text:p>
          </table:table-cell>
          <table:table-cell office:value-type="float" office:value="47748564" table:style-name="ce20">
            <text:p>47.748.564</text:p>
          </table:table-cell>
          <table:table-cell office:value-type="float" office:value="47684983" table:style-name="ce20">
            <text:p>47.684.983</text:p>
          </table:table-cell>
          <table:table-cell office:value-type="float" office:value="47737129" table:style-name="ce20">
            <text:p>47.737.129</text:p>
          </table:table-cell>
          <table:table-cell office:value-type="float" office:value="47553068" table:style-name="ce20">
            <text:p>47.553.068</text:p>
          </table:table-cell>
          <table:table-cell office:value-type="float" office:value="47271679" table:style-name="ce20">
            <text:p>47.271.679</text:p>
          </table:table-cell>
          <table:table-cell office:value-type="float" office:value="47060857" table:style-name="ce20">
            <text:p>47.060.857</text:p>
          </table:table-cell>
          <table:table-cell office:value-type="float" office:value="46365615" table:style-name="ce20">
            <text:p>46.365.615</text:p>
          </table:table-cell>
          <table:table-cell office:value-type="float" office:value="45702574" table:style-name="ce20">
            <text:p>45.702.574</text:p>
          </table:table-cell>
          <table:table-cell office:value-type="float" office:value="45374488" table:style-name="ce20">
            <text:p>45.374.488</text:p>
          </table:table-cell>
          <table:table-cell office:value-type="float" office:value="42138249" table:style-name="ce20">
            <text:p>42.138.24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65455" table:style-name="ce20">
            <text:p>65.455</text:p>
          </table:table-cell>
          <table:table-cell office:value-type="float" office:value="66065" table:style-name="ce20">
            <text:p>66.065</text:p>
          </table:table-cell>
          <table:table-cell office:value-type="float" office:value="66928" table:style-name="ce20">
            <text:p>66.928</text:p>
          </table:table-cell>
          <table:table-cell office:value-type="float" office:value="67951" table:style-name="ce20">
            <text:p>67.951</text:p>
          </table:table-cell>
          <table:table-cell office:value-type="float" office:value="68964" table:style-name="ce20">
            <text:p>68.964</text:p>
          </table:table-cell>
          <table:table-cell office:value-type="float" office:value="71405" table:style-name="ce20">
            <text:p>71.405</text:p>
          </table:table-cell>
          <table:table-cell office:value-type="float" office:value="71284" table:style-name="ce20">
            <text:p>71.284</text:p>
          </table:table-cell>
          <table:table-cell office:value-type="float" office:value="71836" table:style-name="ce20">
            <text:p>71.836</text:p>
          </table:table-cell>
          <table:table-cell office:value-type="float" office:value="72146" table:style-name="ce20">
            <text:p>72.146</text:p>
          </table:table-cell>
          <table:table-cell office:value-type="float" office:value="71979" table:style-name="ce20">
            <text:p>71.979</text:p>
          </table:table-cell>
          <table:table-cell office:value-type="float" office:value="70861" table:style-name="ce20">
            <text:p>70.861</text:p>
          </table:table-cell>
          <table:table-cell office:value-type="float" office:value="71474" table:style-name="ce20">
            <text:p>71.47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66904053" table:style-name="ce20">
            <text:p>66.904.053</text:p>
          </table:table-cell>
          <table:table-cell office:value-type="float" office:value="67319778" table:style-name="ce20">
            <text:p>67.319.778</text:p>
          </table:table-cell>
          <table:table-cell office:value-type="float" office:value="67269109" table:style-name="ce20">
            <text:p>67.269.109</text:p>
          </table:table-cell>
          <table:table-cell office:value-type="float" office:value="66374691" table:style-name="ce20">
            <text:p>66.374.691</text:p>
          </table:table-cell>
          <table:table-cell office:value-type="float" office:value="65371554" table:style-name="ce20">
            <text:p>65.371.554</text:p>
          </table:table-cell>
          <table:table-cell office:value-type="float" office:value="63988143" table:style-name="ce20">
            <text:p>63.988.143</text:p>
          </table:table-cell>
          <table:table-cell office:value-type="float" office:value="63584461" table:style-name="ce20">
            <text:p>63.584.461</text:p>
          </table:table-cell>
          <table:table-cell office:value-type="float" office:value="63514203" table:style-name="ce20">
            <text:p>63.514.203</text:p>
          </table:table-cell>
          <table:table-cell office:value-type="float" office:value="63247069" table:style-name="ce20">
            <text:p>63.247.069</text:p>
          </table:table-cell>
          <table:table-cell office:value-type="float" office:value="63226286" table:style-name="ce20">
            <text:p>63.226.286</text:p>
          </table:table-cell>
          <table:table-cell office:value-type="float" office:value="63118999" table:style-name="ce20">
            <text:p>63.118.999</text:p>
          </table:table-cell>
          <table:table-cell office:value-type="float" office:value="63417935" table:style-name="ce20">
            <text:p>63.417.93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73267319" table:style-name="ce20">
            <text:p>73.267.319</text:p>
          </table:table-cell>
          <table:table-cell office:value-type="float" office:value="73258376" table:style-name="ce20">
            <text:p>73.258.376</text:p>
          </table:table-cell>
          <table:table-cell office:value-type="float" office:value="73270701" table:style-name="ce20">
            <text:p>73.270.701</text:p>
          </table:table-cell>
          <table:table-cell office:value-type="float" office:value="73271295" table:style-name="ce20">
            <text:p>73.271.295</text:p>
          </table:table-cell>
          <table:table-cell office:value-type="float" office:value="73256923" table:style-name="ce20">
            <text:p>73.256.923</text:p>
          </table:table-cell>
          <table:table-cell office:value-type="float" office:value="73303778" table:style-name="ce20">
            <text:p>73.303.778</text:p>
          </table:table-cell>
          <table:table-cell office:value-type="float" office:value="73381429" table:style-name="ce20">
            <text:p>73.381.429</text:p>
          </table:table-cell>
          <table:table-cell office:value-type="float" office:value="73468939" table:style-name="ce20">
            <text:p>73.468.939</text:p>
          </table:table-cell>
          <table:table-cell office:value-type="float" office:value="73494793" table:style-name="ce20">
            <text:p>73.494.793</text:p>
          </table:table-cell>
          <table:table-cell office:value-type="float" office:value="73509087" table:style-name="ce20">
            <text:p>73.509.087</text:p>
          </table:table-cell>
          <table:table-cell office:value-type="float" office:value="73588812" table:style-name="ce20">
            <text:p>73.588.812</text:p>
          </table:table-cell>
          <table:table-cell office:value-type="float" office:value="73777893" table:style-name="ce20">
            <text:p>73.777.893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abertas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7" table:style-name="ce20">
            <text:p>17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3" table:style-name="ce20">
            <text:p>13</text:p>
          </table:table-cell>
          <table:table-cell office:value-type="float" office:value="21" table:style-name="ce20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reabertas</text:p>
          </table:table-cell>
          <table:table-cell office:value-type="float" office:value="2813" table:style-name="ce20">
            <text:p>2.813</text:p>
          </table:table-cell>
          <table:table-cell office:value-type="float" office:value="2477" table:style-name="ce20">
            <text:p>2.477</text:p>
          </table:table-cell>
          <table:table-cell office:value-type="float" office:value="2663" table:style-name="ce20">
            <text:p>2.663</text:p>
          </table:table-cell>
          <table:table-cell office:value-type="float" office:value="2057" table:style-name="ce20">
            <text:p>2.057</text:p>
          </table:table-cell>
          <table:table-cell office:value-type="float" office:value="2081" table:style-name="ce20">
            <text:p>2.081</text:p>
          </table:table-cell>
          <table:table-cell office:value-type="float" office:value="2491" table:style-name="ce20">
            <text:p>2.491</text:p>
          </table:table-cell>
          <table:table-cell office:value-type="float" office:value="2455" table:style-name="ce20">
            <text:p>2.455</text:p>
          </table:table-cell>
          <table:table-cell office:value-type="float" office:value="2653" table:style-name="ce20">
            <text:p>2.653</text:p>
          </table:table-cell>
          <table:table-cell office:value-type="float" office:value="2736" table:style-name="ce20">
            <text:p>2.736</text:p>
          </table:table-cell>
          <table:table-cell office:value-type="float" office:value="2198" table:style-name="ce20">
            <text:p>2.198</text:p>
          </table:table-cell>
          <table:table-cell office:value-type="float" office:value="2230" table:style-name="ce20">
            <text:p>2.230</text:p>
          </table:table-cell>
          <table:table-cell office:value-type="float" office:value="2305" table:style-name="ce20">
            <text:p>2.3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abertas</text:p>
          </table:table-cell>
          <table:table-cell office:value-type="float" office:value="2393" table:style-name="ce20">
            <text:p>2.393</text:p>
          </table:table-cell>
          <table:table-cell office:value-type="float" office:value="1679" table:style-name="ce20">
            <text:p>1.679</text:p>
          </table:table-cell>
          <table:table-cell office:value-type="float" office:value="1959" table:style-name="ce20">
            <text:p>1.959</text:p>
          </table:table-cell>
          <table:table-cell office:value-type="float" office:value="1797" table:style-name="ce20">
            <text:p>1.797</text:p>
          </table:table-cell>
          <table:table-cell office:value-type="float" office:value="1539" table:style-name="ce20">
            <text:p>1.539</text:p>
          </table:table-cell>
          <table:table-cell office:value-type="float" office:value="1671" table:style-name="ce20">
            <text:p>1.671</text:p>
          </table:table-cell>
          <table:table-cell office:value-type="float" office:value="1158" table:style-name="ce20">
            <text:p>1.158</text:p>
          </table:table-cell>
          <table:table-cell office:value-type="float" office:value="1405" table:style-name="ce20">
            <text:p>1.405</text:p>
          </table:table-cell>
          <table:table-cell office:value-type="float" office:value="1418" table:style-name="ce20">
            <text:p>1.418</text:p>
          </table:table-cell>
          <table:table-cell office:value-type="float" office:value="1075" table:style-name="ce20">
            <text:p>1.075</text:p>
          </table:table-cell>
          <table:table-cell office:value-type="float" office:value="1542" table:style-name="ce20">
            <text:p>1.542</text:p>
          </table:table-cell>
          <table:table-cell office:value-type="float" office:value="1498" table:style-name="ce20">
            <text:p>1.49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abertas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abertas</text:p>
          </table:table-cell>
          <table:table-cell office:value-type="float" office:value="3290" table:style-name="ce20">
            <text:p>3.290</text:p>
          </table:table-cell>
          <table:table-cell office:value-type="float" office:value="2929" table:style-name="ce20">
            <text:p>2.929</text:p>
          </table:table-cell>
          <table:table-cell office:value-type="float" office:value="3137" table:style-name="ce20">
            <text:p>3.137</text:p>
          </table:table-cell>
          <table:table-cell office:value-type="float" office:value="2560" table:style-name="ce20">
            <text:p>2.560</text:p>
          </table:table-cell>
          <table:table-cell office:value-type="float" office:value="3043" table:style-name="ce20">
            <text:p>3.043</text:p>
          </table:table-cell>
          <table:table-cell office:value-type="float" office:value="3984" table:style-name="ce20">
            <text:p>3.984</text:p>
          </table:table-cell>
          <table:table-cell office:value-type="float" office:value="8850" table:style-name="ce20">
            <text:p>8.850</text:p>
          </table:table-cell>
          <table:table-cell office:value-type="float" office:value="8034" table:style-name="ce20">
            <text:p>8.034</text:p>
          </table:table-cell>
          <table:table-cell office:value-type="float" office:value="6683" table:style-name="ce20">
            <text:p>6.683</text:p>
          </table:table-cell>
          <table:table-cell office:value-type="float" office:value="5687" table:style-name="ce20">
            <text:p>5.687</text:p>
          </table:table-cell>
          <table:table-cell office:value-type="float" office:value="6467" table:style-name="ce20">
            <text:p>6.467</text:p>
          </table:table-cell>
          <table:table-cell office:value-type="float" office:value="4038" table:style-name="ce20">
            <text:p>4.03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abertas</text:p>
          </table:table-cell>
          <table:table-cell office:value-type="float" office:value="2972" table:style-name="ce20">
            <text:p>2.972</text:p>
          </table:table-cell>
          <table:table-cell office:value-type="float" office:value="2721" table:style-name="ce20">
            <text:p>2.721</text:p>
          </table:table-cell>
          <table:table-cell office:value-type="float" office:value="2996" table:style-name="ce20">
            <text:p>2.996</text:p>
          </table:table-cell>
          <table:table-cell office:value-type="float" office:value="2508" table:style-name="ce20">
            <text:p>2.508</text:p>
          </table:table-cell>
          <table:table-cell office:value-type="float" office:value="3091" table:style-name="ce20">
            <text:p>3.091</text:p>
          </table:table-cell>
          <table:table-cell office:value-type="float" office:value="3521" table:style-name="ce20">
            <text:p>3.521</text:p>
          </table:table-cell>
          <table:table-cell office:value-type="float" office:value="3100" table:style-name="ce20">
            <text:p>3.100</text:p>
          </table:table-cell>
          <table:table-cell office:value-type="float" office:value="3294" table:style-name="ce20">
            <text:p>3.294</text:p>
          </table:table-cell>
          <table:table-cell office:value-type="float" office:value="3405" table:style-name="ce20">
            <text:p>3.405</text:p>
          </table:table-cell>
          <table:table-cell office:value-type="float" office:value="3262" table:style-name="ce20">
            <text:p>3.262</text:p>
          </table:table-cell>
          <table:table-cell office:value-type="float" office:value="5005" table:style-name="ce20">
            <text:p>5.005</text:p>
          </table:table-cell>
          <table:table-cell office:value-type="float" office:value="3150" table:style-name="ce20">
            <text:p>3.150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clamações</text:p>
          </table:table-cell>
          <table:table-cell office:value-type="float" office:value="134" table:style-name="ce20">
            <text:p>134</text:p>
          </table:table-cell>
          <table:table-cell office:value-type="float" office:value="132" table:style-name="ce20">
            <text:p>132</text:p>
          </table:table-cell>
          <table:table-cell office:value-type="float" office:value="157" table:style-name="ce20">
            <text:p>157</text:p>
          </table:table-cell>
          <table:table-cell office:value-type="float" office:value="120" table:style-name="ce20">
            <text:p>120</text:p>
          </table:table-cell>
          <table:table-cell office:value-type="float" office:value="120" table:style-name="ce20">
            <text:p>120</text:p>
          </table:table-cell>
          <table:table-cell office:value-type="float" office:value="142" table:style-name="ce20">
            <text:p>142</text:p>
          </table:table-cell>
          <table:table-cell office:value-type="float" office:value="141" table:style-name="ce20">
            <text:p>141</text:p>
          </table:table-cell>
          <table:table-cell office:value-type="float" office:value="195" table:style-name="ce20">
            <text:p>195</text:p>
          </table:table-cell>
          <table:table-cell office:value-type="float" office:value="183" table:style-name="ce20">
            <text:p>183</text:p>
          </table:table-cell>
          <table:table-cell office:value-type="float" office:value="190" table:style-name="ce20">
            <text:p>190</text:p>
          </table:table-cell>
          <table:table-cell office:value-type="float" office:value="206" table:style-name="ce20">
            <text:p>206</text:p>
          </table:table-cell>
          <table:table-cell office:value-type="float" office:value="236" table:style-name="ce2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reclamações</text:p>
          </table:table-cell>
          <table:table-cell office:value-type="float" office:value="36410" table:style-name="ce20">
            <text:p>36.410</text:p>
          </table:table-cell>
          <table:table-cell office:value-type="float" office:value="33450" table:style-name="ce20">
            <text:p>33.450</text:p>
          </table:table-cell>
          <table:table-cell office:value-type="float" office:value="40211" table:style-name="ce20">
            <text:p>40.211</text:p>
          </table:table-cell>
          <table:table-cell office:value-type="float" office:value="31543" table:style-name="ce20">
            <text:p>31.543</text:p>
          </table:table-cell>
          <table:table-cell office:value-type="float" office:value="31917" table:style-name="ce20">
            <text:p>31.917</text:p>
          </table:table-cell>
          <table:table-cell office:value-type="float" office:value="34358" table:style-name="ce20">
            <text:p>34.358</text:p>
          </table:table-cell>
          <table:table-cell office:value-type="float" office:value="32665" table:style-name="ce20">
            <text:p>32.665</text:p>
          </table:table-cell>
          <table:table-cell office:value-type="float" office:value="35103" table:style-name="ce20">
            <text:p>35.103</text:p>
          </table:table-cell>
          <table:table-cell office:value-type="float" office:value="31750" table:style-name="ce20">
            <text:p>31.750</text:p>
          </table:table-cell>
          <table:table-cell office:value-type="float" office:value="29120" table:style-name="ce20">
            <text:p>29.120</text:p>
          </table:table-cell>
          <table:table-cell office:value-type="float" office:value="29807" table:style-name="ce20">
            <text:p>29.807</text:p>
          </table:table-cell>
          <table:table-cell office:value-type="float" office:value="29000" table:style-name="ce20">
            <text:p>29.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clamações</text:p>
          </table:table-cell>
          <table:table-cell office:value-type="float" office:value="23846" table:style-name="ce20">
            <text:p>23.846</text:p>
          </table:table-cell>
          <table:table-cell office:value-type="float" office:value="20467" table:style-name="ce20">
            <text:p>20.467</text:p>
          </table:table-cell>
          <table:table-cell office:value-type="float" office:value="25207" table:style-name="ce20">
            <text:p>25.207</text:p>
          </table:table-cell>
          <table:table-cell office:value-type="float" office:value="23962" table:style-name="ce20">
            <text:p>23.962</text:p>
          </table:table-cell>
          <table:table-cell office:value-type="float" office:value="22999" table:style-name="ce20">
            <text:p>22.999</text:p>
          </table:table-cell>
          <table:table-cell office:value-type="float" office:value="24059" table:style-name="ce20">
            <text:p>24.059</text:p>
          </table:table-cell>
          <table:table-cell office:value-type="float" office:value="21318" table:style-name="ce20">
            <text:p>21.318</text:p>
          </table:table-cell>
          <table:table-cell office:value-type="float" office:value="23151" table:style-name="ce20">
            <text:p>23.151</text:p>
          </table:table-cell>
          <table:table-cell office:value-type="float" office:value="20550" table:style-name="ce20">
            <text:p>20.550</text:p>
          </table:table-cell>
          <table:table-cell office:value-type="float" office:value="19517" table:style-name="ce20">
            <text:p>19.517</text:p>
          </table:table-cell>
          <table:table-cell office:value-type="float" office:value="19466" table:style-name="ce20">
            <text:p>19.466</text:p>
          </table:table-cell>
          <table:table-cell office:value-type="float" office:value="19017" table:style-name="ce20">
            <text:p>19.01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clamações</text:p>
          </table:table-cell>
          <table:table-cell office:value-type="float" office:value="12" table:style-name="ce20">
            <text:p>12</text:p>
          </table:table-cell>
          <table:table-cell office:value-type="float" office:value="3" table:style-name="ce20">
            <text:p>3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clamações</text:p>
          </table:table-cell>
          <table:table-cell office:value-type="float" office:value="42064" table:style-name="ce20">
            <text:p>42.064</text:p>
          </table:table-cell>
          <table:table-cell office:value-type="float" office:value="39208" table:style-name="ce20">
            <text:p>39.208</text:p>
          </table:table-cell>
          <table:table-cell office:value-type="float" office:value="42835" table:style-name="ce20">
            <text:p>42.835</text:p>
          </table:table-cell>
          <table:table-cell office:value-type="float" office:value="37500" table:style-name="ce20">
            <text:p>37.500</text:p>
          </table:table-cell>
          <table:table-cell office:value-type="float" office:value="40688" table:style-name="ce20">
            <text:p>40.688</text:p>
          </table:table-cell>
          <table:table-cell office:value-type="float" office:value="44873" table:style-name="ce20">
            <text:p>44.873</text:p>
          </table:table-cell>
          <table:table-cell office:value-type="float" office:value="52541" table:style-name="ce20">
            <text:p>52.541</text:p>
          </table:table-cell>
          <table:table-cell office:value-type="float" office:value="60702" table:style-name="ce20">
            <text:p>60.702</text:p>
          </table:table-cell>
          <table:table-cell office:value-type="float" office:value="49980" table:style-name="ce20">
            <text:p>49.980</text:p>
          </table:table-cell>
          <table:table-cell office:value-type="float" office:value="50715" table:style-name="ce20">
            <text:p>50.715</text:p>
          </table:table-cell>
          <table:table-cell office:value-type="float" office:value="54962" table:style-name="ce20">
            <text:p>54.962</text:p>
          </table:table-cell>
          <table:table-cell office:value-type="float" office:value="47574" table:style-name="ce20">
            <text:p>47.57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clamações</text:p>
          </table:table-cell>
          <table:table-cell office:value-type="float" office:value="41450" table:style-name="ce20">
            <text:p>41.450</text:p>
          </table:table-cell>
          <table:table-cell office:value-type="float" office:value="40793" table:style-name="ce20">
            <text:p>40.793</text:p>
          </table:table-cell>
          <table:table-cell office:value-type="float" office:value="44790" table:style-name="ce20">
            <text:p>44.790</text:p>
          </table:table-cell>
          <table:table-cell office:value-type="float" office:value="42348" table:style-name="ce20">
            <text:p>42.348</text:p>
          </table:table-cell>
          <table:table-cell office:value-type="float" office:value="42867" table:style-name="ce20">
            <text:p>42.867</text:p>
          </table:table-cell>
          <table:table-cell office:value-type="float" office:value="40399" table:style-name="ce20">
            <text:p>40.399</text:p>
          </table:table-cell>
          <table:table-cell office:value-type="float" office:value="39337" table:style-name="ce20">
            <text:p>39.337</text:p>
          </table:table-cell>
          <table:table-cell office:value-type="float" office:value="44693" table:style-name="ce20">
            <text:p>44.693</text:p>
          </table:table-cell>
          <table:table-cell office:value-type="float" office:value="38427" table:style-name="ce20">
            <text:p>38.427</text:p>
          </table:table-cell>
          <table:table-cell office:value-type="float" office:value="38703" table:style-name="ce20">
            <text:p>38.703</text:p>
          </table:table-cell>
          <table:table-cell office:value-type="float" office:value="40923" table:style-name="ce20">
            <text:p>40.923</text:p>
          </table:table-cell>
          <table:table-cell office:value-type="float" office:value="40857" table:style-name="ce20">
            <text:p>40.857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461" table:style-name="ce20">
            <text:p>461</text:p>
          </table:table-cell>
          <table:table-cell office:value-type="float" office:value="424" table:style-name="ce20">
            <text:p>424</text:p>
          </table:table-cell>
          <table:table-cell office:value-type="float" office:value="411" table:style-name="ce20">
            <text:p>411</text:p>
          </table:table-cell>
          <table:table-cell office:value-type="float" office:value="423" table:style-name="ce20">
            <text:p>423</text:p>
          </table:table-cell>
          <table:table-cell office:value-type="float" office:value="409" table:style-name="ce20">
            <text:p>409</text:p>
          </table:table-cell>
          <table:table-cell office:value-type="float" office:value="397" table:style-name="ce20">
            <text:p>397</text:p>
          </table:table-cell>
          <table:table-cell office:value-type="float" office:value="382" table:style-name="ce20">
            <text:p>382</text:p>
          </table:table-cell>
          <table:table-cell office:value-type="float" office:value="403" table:style-name="ce20">
            <text:p>403</text:p>
          </table:table-cell>
          <table:table-cell office:value-type="float" office:value="478" table:style-name="ce20">
            <text:p>478</text:p>
          </table:table-cell>
          <table:table-cell office:value-type="float" office:value="519" table:style-name="ce20">
            <text:p>519</text:p>
          </table:table-cell>
          <table:table-cell office:value-type="float" office:value="568" table:style-name="ce20">
            <text:p>568</text:p>
          </table:table-cell>
          <table:table-cell office:value-type="float" office:value="579" table:style-name="ce2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14783" table:style-name="ce20">
            <text:p>114.783</text:p>
          </table:table-cell>
          <table:table-cell office:value-type="float" office:value="110780" table:style-name="ce20">
            <text:p>110.780</text:p>
          </table:table-cell>
          <table:table-cell office:value-type="float" office:value="106780" table:style-name="ce20">
            <text:p>106.780</text:p>
          </table:table-cell>
          <table:table-cell office:value-type="float" office:value="110054" table:style-name="ce20">
            <text:p>110.054</text:p>
          </table:table-cell>
          <table:table-cell office:value-type="float" office:value="105192" table:style-name="ce20">
            <text:p>105.192</text:p>
          </table:table-cell>
          <table:table-cell office:value-type="float" office:value="103664" table:style-name="ce20">
            <text:p>103.664</text:p>
          </table:table-cell>
          <table:table-cell office:value-type="float" office:value="97806" table:style-name="ce20">
            <text:p>97.806</text:p>
          </table:table-cell>
          <table:table-cell office:value-type="float" office:value="98932" table:style-name="ce20">
            <text:p>98.932</text:p>
          </table:table-cell>
          <table:table-cell office:value-type="float" office:value="102116" table:style-name="ce20">
            <text:p>102.116</text:p>
          </table:table-cell>
          <table:table-cell office:value-type="float" office:value="99515" table:style-name="ce20">
            <text:p>99.515</text:p>
          </table:table-cell>
          <table:table-cell office:value-type="float" office:value="95962" table:style-name="ce20">
            <text:p>95.962</text:p>
          </table:table-cell>
          <table:table-cell office:value-type="float" office:value="90674" table:style-name="ce20">
            <text:p>90.67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70762" table:style-name="ce20">
            <text:p>70.762</text:p>
          </table:table-cell>
          <table:table-cell office:value-type="float" office:value="72184" table:style-name="ce20">
            <text:p>72.184</text:p>
          </table:table-cell>
          <table:table-cell office:value-type="float" office:value="68270" table:style-name="ce20">
            <text:p>68.270</text:p>
          </table:table-cell>
          <table:table-cell office:value-type="float" office:value="69524" table:style-name="ce20">
            <text:p>69.524</text:p>
          </table:table-cell>
          <table:table-cell office:value-type="float" office:value="69643" table:style-name="ce20">
            <text:p>69.643</text:p>
          </table:table-cell>
          <table:table-cell office:value-type="float" office:value="72177" table:style-name="ce20">
            <text:p>72.177</text:p>
          </table:table-cell>
          <table:table-cell office:value-type="float" office:value="71029" table:style-name="ce20">
            <text:p>71.029</text:p>
          </table:table-cell>
          <table:table-cell office:value-type="float" office:value="68385" table:style-name="ce20">
            <text:p>68.385</text:p>
          </table:table-cell>
          <table:table-cell office:value-type="float" office:value="68541" table:style-name="ce20">
            <text:p>68.541</text:p>
          </table:table-cell>
          <table:table-cell office:value-type="float" office:value="65030" table:style-name="ce20">
            <text:p>65.030</text:p>
          </table:table-cell>
          <table:table-cell office:value-type="float" office:value="63230" table:style-name="ce20">
            <text:p>63.230</text:p>
          </table:table-cell>
          <table:table-cell office:value-type="float" office:value="59544" table:style-name="ce20">
            <text:p>59.54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54" table:style-name="ce20">
            <text:p>54</text:p>
          </table:table-cell>
          <table:table-cell office:value-type="float" office:value="23" table:style-name="ce20">
            <text:p>23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30003" table:style-name="ce20">
            <text:p>130.003</text:p>
          </table:table-cell>
          <table:table-cell office:value-type="float" office:value="133357" table:style-name="ce20">
            <text:p>133.357</text:p>
          </table:table-cell>
          <table:table-cell office:value-type="float" office:value="127080" table:style-name="ce20">
            <text:p>127.080</text:p>
          </table:table-cell>
          <table:table-cell office:value-type="float" office:value="124107" table:style-name="ce20">
            <text:p>124.107</text:p>
          </table:table-cell>
          <table:table-cell office:value-type="float" office:value="119545" table:style-name="ce20">
            <text:p>119.545</text:p>
          </table:table-cell>
          <table:table-cell office:value-type="float" office:value="121028" table:style-name="ce20">
            <text:p>121.028</text:p>
          </table:table-cell>
          <table:table-cell office:value-type="float" office:value="123062" table:style-name="ce20">
            <text:p>123.062</text:p>
          </table:table-cell>
          <table:table-cell office:value-type="float" office:value="138077" table:style-name="ce20">
            <text:p>138.077</text:p>
          </table:table-cell>
          <table:table-cell office:value-type="float" office:value="158089" table:style-name="ce20">
            <text:p>158.089</text:p>
          </table:table-cell>
          <table:table-cell office:value-type="float" office:value="163200" table:style-name="ce20">
            <text:p>163.200</text:p>
          </table:table-cell>
          <table:table-cell office:value-type="float" office:value="161397" table:style-name="ce20">
            <text:p>161.397</text:p>
          </table:table-cell>
          <table:table-cell office:value-type="float" office:value="155651" table:style-name="ce2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23299" table:style-name="ce20">
            <text:p>123.299</text:p>
          </table:table-cell>
          <table:table-cell office:value-type="float" office:value="123584" table:style-name="ce20">
            <text:p>123.584</text:p>
          </table:table-cell>
          <table:table-cell office:value-type="float" office:value="125414" table:style-name="ce20">
            <text:p>125.414</text:p>
          </table:table-cell>
          <table:table-cell office:value-type="float" office:value="127050" table:style-name="ce20">
            <text:p>127.050</text:p>
          </table:table-cell>
          <table:table-cell office:value-type="float" office:value="127942" table:style-name="ce20">
            <text:p>127.942</text:p>
          </table:table-cell>
          <table:table-cell office:value-type="float" office:value="130015" table:style-name="ce20">
            <text:p>130.015</text:p>
          </table:table-cell>
          <table:table-cell office:value-type="float" office:value="125626" table:style-name="ce20">
            <text:p>125.626</text:p>
          </table:table-cell>
          <table:table-cell office:value-type="float" office:value="122625" table:style-name="ce20">
            <text:p>122.625</text:p>
          </table:table-cell>
          <table:table-cell office:value-type="float" office:value="124461" table:style-name="ce20">
            <text:p>124.461</text:p>
          </table:table-cell>
          <table:table-cell office:value-type="float" office:value="122490" table:style-name="ce20">
            <text:p>122.490</text:p>
          </table:table-cell>
          <table:table-cell office:value-type="float" office:value="121849" table:style-name="ce20">
            <text:p>121.849</text:p>
          </table:table-cell>
          <table:table-cell office:value-type="float" office:value="118070" table:style-name="ce20">
            <text:p>118.070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spondidas</text:p>
          </table:table-cell>
          <table:table-cell office:value-type="float" office:value="134" table:style-name="ce20">
            <text:p>134</text:p>
          </table:table-cell>
          <table:table-cell office:value-type="float" office:value="132" table:style-name="ce20">
            <text:p>132</text:p>
          </table:table-cell>
          <table:table-cell office:value-type="float" office:value="157" table:style-name="ce20">
            <text:p>157</text:p>
          </table:table-cell>
          <table:table-cell office:value-type="float" office:value="120" table:style-name="ce20">
            <text:p>120</text:p>
          </table:table-cell>
          <table:table-cell office:value-type="float" office:value="120" table:style-name="ce20">
            <text:p>120</text:p>
          </table:table-cell>
          <table:table-cell office:value-type="float" office:value="142" table:style-name="ce20">
            <text:p>142</text:p>
          </table:table-cell>
          <table:table-cell office:value-type="float" office:value="141" table:style-name="ce20">
            <text:p>141</text:p>
          </table:table-cell>
          <table:table-cell office:value-type="float" office:value="195" table:style-name="ce20">
            <text:p>195</text:p>
          </table:table-cell>
          <table:table-cell office:value-type="float" office:value="183" table:style-name="ce20">
            <text:p>183</text:p>
          </table:table-cell>
          <table:table-cell office:value-type="float" office:value="190" table:style-name="ce20">
            <text:p>190</text:p>
          </table:table-cell>
          <table:table-cell office:value-type="float" office:value="206" table:style-name="ce20">
            <text:p>206</text:p>
          </table:table-cell>
          <table:table-cell office:value-type="float" office:value="236" table:style-name="ce2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Respondidas</text:p>
          </table:table-cell>
          <table:table-cell office:value-type="float" office:value="36188" table:style-name="ce20">
            <text:p>36.188</text:p>
          </table:table-cell>
          <table:table-cell office:value-type="float" office:value="33409" table:style-name="ce20">
            <text:p>33.409</text:p>
          </table:table-cell>
          <table:table-cell office:value-type="float" office:value="40087" table:style-name="ce20">
            <text:p>40.087</text:p>
          </table:table-cell>
          <table:table-cell office:value-type="float" office:value="31500" table:style-name="ce20">
            <text:p>31.500</text:p>
          </table:table-cell>
          <table:table-cell office:value-type="float" office:value="31903" table:style-name="ce20">
            <text:p>31.903</text:p>
          </table:table-cell>
          <table:table-cell office:value-type="float" office:value="34327" table:style-name="ce20">
            <text:p>34.327</text:p>
          </table:table-cell>
          <table:table-cell office:value-type="float" office:value="32635" table:style-name="ce20">
            <text:p>32.635</text:p>
          </table:table-cell>
          <table:table-cell office:value-type="float" office:value="35068" table:style-name="ce20">
            <text:p>35.068</text:p>
          </table:table-cell>
          <table:table-cell office:value-type="float" office:value="31612" table:style-name="ce20">
            <text:p>31.612</text:p>
          </table:table-cell>
          <table:table-cell office:value-type="float" office:value="29091" table:style-name="ce20">
            <text:p>29.091</text:p>
          </table:table-cell>
          <table:table-cell office:value-type="float" office:value="29794" table:style-name="ce20">
            <text:p>29.794</text:p>
          </table:table-cell>
          <table:table-cell office:value-type="float" office:value="28946" table:style-name="ce20">
            <text:p>28.94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spondidas</text:p>
          </table:table-cell>
          <table:table-cell office:value-type="float" office:value="23785" table:style-name="ce20">
            <text:p>23.785</text:p>
          </table:table-cell>
          <table:table-cell office:value-type="float" office:value="20401" table:style-name="ce20">
            <text:p>20.401</text:p>
          </table:table-cell>
          <table:table-cell office:value-type="float" office:value="25186" table:style-name="ce20">
            <text:p>25.186</text:p>
          </table:table-cell>
          <table:table-cell office:value-type="float" office:value="23889" table:style-name="ce20">
            <text:p>23.889</text:p>
          </table:table-cell>
          <table:table-cell office:value-type="float" office:value="22842" table:style-name="ce20">
            <text:p>22.842</text:p>
          </table:table-cell>
          <table:table-cell office:value-type="float" office:value="24010" table:style-name="ce20">
            <text:p>24.010</text:p>
          </table:table-cell>
          <table:table-cell office:value-type="float" office:value="21177" table:style-name="ce20">
            <text:p>21.177</text:p>
          </table:table-cell>
          <table:table-cell office:value-type="float" office:value="23110" table:style-name="ce20">
            <text:p>23.110</text:p>
          </table:table-cell>
          <table:table-cell office:value-type="float" office:value="20533" table:style-name="ce20">
            <text:p>20.533</text:p>
          </table:table-cell>
          <table:table-cell office:value-type="float" office:value="19479" table:style-name="ce20">
            <text:p>19.479</text:p>
          </table:table-cell>
          <table:table-cell office:value-type="float" office:value="19463" table:style-name="ce20">
            <text:p>19.463</text:p>
          </table:table-cell>
          <table:table-cell office:value-type="float" office:value="18676" table:style-name="ce20">
            <text:p>18.67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spondidas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spondidas</text:p>
          </table:table-cell>
          <table:table-cell office:value-type="float" office:value="42055" table:style-name="ce20">
            <text:p>42.055</text:p>
          </table:table-cell>
          <table:table-cell office:value-type="float" office:value="38933" table:style-name="ce20">
            <text:p>38.933</text:p>
          </table:table-cell>
          <table:table-cell office:value-type="float" office:value="42304" table:style-name="ce20">
            <text:p>42.304</text:p>
          </table:table-cell>
          <table:table-cell office:value-type="float" office:value="37262" table:style-name="ce20">
            <text:p>37.262</text:p>
          </table:table-cell>
          <table:table-cell office:value-type="float" office:value="40603" table:style-name="ce20">
            <text:p>40.603</text:p>
          </table:table-cell>
          <table:table-cell office:value-type="float" office:value="44176" table:style-name="ce20">
            <text:p>44.176</text:p>
          </table:table-cell>
          <table:table-cell office:value-type="float" office:value="46345" table:style-name="ce20">
            <text:p>46.345</text:p>
          </table:table-cell>
          <table:table-cell office:value-type="float" office:value="60678" table:style-name="ce20">
            <text:p>60.678</text:p>
          </table:table-cell>
          <table:table-cell office:value-type="float" office:value="49332" table:style-name="ce20">
            <text:p>49.332</text:p>
          </table:table-cell>
          <table:table-cell office:value-type="float" office:value="50572" table:style-name="ce20">
            <text:p>50.572</text:p>
          </table:table-cell>
          <table:table-cell office:value-type="float" office:value="54790" table:style-name="ce20">
            <text:p>54.790</text:p>
          </table:table-cell>
          <table:table-cell office:value-type="float" office:value="47565" table:style-name="ce20">
            <text:p>47.56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spondidas</text:p>
          </table:table-cell>
          <table:table-cell office:value-type="float" office:value="41426" table:style-name="ce20">
            <text:p>41.426</text:p>
          </table:table-cell>
          <table:table-cell office:value-type="float" office:value="40767" table:style-name="ce20">
            <text:p>40.767</text:p>
          </table:table-cell>
          <table:table-cell office:value-type="float" office:value="44758" table:style-name="ce20">
            <text:p>44.758</text:p>
          </table:table-cell>
          <table:table-cell office:value-type="float" office:value="42321" table:style-name="ce20">
            <text:p>42.321</text:p>
          </table:table-cell>
          <table:table-cell office:value-type="float" office:value="42859" table:style-name="ce20">
            <text:p>42.859</text:p>
          </table:table-cell>
          <table:table-cell office:value-type="float" office:value="40175" table:style-name="ce20">
            <text:p>40.175</text:p>
          </table:table-cell>
          <table:table-cell office:value-type="float" office:value="39096" table:style-name="ce20">
            <text:p>39.096</text:p>
          </table:table-cell>
          <table:table-cell office:value-type="float" office:value="44681" table:style-name="ce20">
            <text:p>44.681</text:p>
          </table:table-cell>
          <table:table-cell office:value-type="float" office:value="38229" table:style-name="ce20">
            <text:p>38.229</text:p>
          </table:table-cell>
          <table:table-cell office:value-type="float" office:value="38672" table:style-name="ce20">
            <text:p>38.672</text:p>
          </table:table-cell>
          <table:table-cell office:value-type="float" office:value="39800" table:style-name="ce20">
            <text:p>39.800</text:p>
          </table:table-cell>
          <table:table-cell office:value-type="float" office:value="39931" table:style-name="ce20">
            <text:p>39.931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118" table:style-name="ce20">
            <text:p>118</text:p>
          </table:table-cell>
          <table:table-cell office:value-type="float" office:value="117" table:style-name="ce20">
            <text:p>117</text:p>
          </table:table-cell>
          <table:table-cell office:value-type="float" office:value="145" table:style-name="ce20">
            <text:p>145</text:p>
          </table:table-cell>
          <table:table-cell office:value-type="float" office:value="113" table:style-name="ce20">
            <text:p>113</text:p>
          </table:table-cell>
          <table:table-cell office:value-type="float" office:value="115" table:style-name="ce20">
            <text:p>115</text:p>
          </table:table-cell>
          <table:table-cell office:value-type="float" office:value="120" table:style-name="ce20">
            <text:p>120</text:p>
          </table:table-cell>
          <table:table-cell office:value-type="float" office:value="119" table:style-name="ce20">
            <text:p>119</text:p>
          </table:table-cell>
          <table:table-cell office:value-type="float" office:value="166" table:style-name="ce20">
            <text:p>166</text:p>
          </table:table-cell>
          <table:table-cell office:value-type="float" office:value="161" table:style-name="ce20">
            <text:p>161</text:p>
          </table:table-cell>
          <table:table-cell office:value-type="float" office:value="173" table:style-name="ce20">
            <text:p>173</text:p>
          </table:table-cell>
          <table:table-cell office:value-type="float" office:value="188" table:style-name="ce20">
            <text:p>188</text:p>
          </table:table-cell>
          <table:table-cell office:value-type="float" office:value="210" table:style-name="ce20">
            <text:p>21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31375" table:style-name="ce20">
            <text:p>31.375</text:p>
          </table:table-cell>
          <table:table-cell office:value-type="float" office:value="28982" table:style-name="ce20">
            <text:p>28.982</text:p>
          </table:table-cell>
          <table:table-cell office:value-type="float" office:value="34610" table:style-name="ce20">
            <text:p>34.610</text:p>
          </table:table-cell>
          <table:table-cell office:value-type="float" office:value="27619" table:style-name="ce20">
            <text:p>27.619</text:p>
          </table:table-cell>
          <table:table-cell office:value-type="float" office:value="28182" table:style-name="ce20">
            <text:p>28.182</text:p>
          </table:table-cell>
          <table:table-cell office:value-type="float" office:value="29981" table:style-name="ce20">
            <text:p>29.981</text:p>
          </table:table-cell>
          <table:table-cell office:value-type="float" office:value="27943" table:style-name="ce20">
            <text:p>27.943</text:p>
          </table:table-cell>
          <table:table-cell office:value-type="float" office:value="30260" table:style-name="ce20">
            <text:p>30.260</text:p>
          </table:table-cell>
          <table:table-cell office:value-type="float" office:value="27305" table:style-name="ce20">
            <text:p>27.305</text:p>
          </table:table-cell>
          <table:table-cell office:value-type="float" office:value="25080" table:style-name="ce20">
            <text:p>25.080</text:p>
          </table:table-cell>
          <table:table-cell office:value-type="float" office:value="25838" table:style-name="ce20">
            <text:p>25.838</text:p>
          </table:table-cell>
          <table:table-cell office:value-type="float" office:value="24923" table:style-name="ce20">
            <text:p>24.92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19866" table:style-name="ce20">
            <text:p>19.866</text:p>
          </table:table-cell>
          <table:table-cell office:value-type="float" office:value="17086" table:style-name="ce20">
            <text:p>17.086</text:p>
          </table:table-cell>
          <table:table-cell office:value-type="float" office:value="21496" table:style-name="ce20">
            <text:p>21.496</text:p>
          </table:table-cell>
          <table:table-cell office:value-type="float" office:value="20464" table:style-name="ce20">
            <text:p>20.464</text:p>
          </table:table-cell>
          <table:table-cell office:value-type="float" office:value="19710" table:style-name="ce20">
            <text:p>19.710</text:p>
          </table:table-cell>
          <table:table-cell office:value-type="float" office:value="20617" table:style-name="ce20">
            <text:p>20.617</text:p>
          </table:table-cell>
          <table:table-cell office:value-type="float" office:value="18366" table:style-name="ce20">
            <text:p>18.366</text:p>
          </table:table-cell>
          <table:table-cell office:value-type="float" office:value="19841" table:style-name="ce20">
            <text:p>19.841</text:p>
          </table:table-cell>
          <table:table-cell office:value-type="float" office:value="17703" table:style-name="ce20">
            <text:p>17.703</text:p>
          </table:table-cell>
          <table:table-cell office:value-type="float" office:value="16969" table:style-name="ce20">
            <text:p>16.969</text:p>
          </table:table-cell>
          <table:table-cell office:value-type="float" office:value="16575" table:style-name="ce20">
            <text:p>16.575</text:p>
          </table:table-cell>
          <table:table-cell office:value-type="float" office:value="16155" table:style-name="ce20">
            <text:p>16.15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36091" table:style-name="ce20">
            <text:p>36.091</text:p>
          </table:table-cell>
          <table:table-cell office:value-type="float" office:value="33613" table:style-name="ce20">
            <text:p>33.613</text:p>
          </table:table-cell>
          <table:table-cell office:value-type="float" office:value="36681" table:style-name="ce20">
            <text:p>36.681</text:p>
          </table:table-cell>
          <table:table-cell office:value-type="float" office:value="32161" table:style-name="ce20">
            <text:p>32.161</text:p>
          </table:table-cell>
          <table:table-cell office:value-type="float" office:value="34891" table:style-name="ce20">
            <text:p>34.891</text:p>
          </table:table-cell>
          <table:table-cell office:value-type="float" office:value="38190" table:style-name="ce20">
            <text:p>38.190</text:p>
          </table:table-cell>
          <table:table-cell office:value-type="float" office:value="36245" table:style-name="ce20">
            <text:p>36.245</text:p>
          </table:table-cell>
          <table:table-cell office:value-type="float" office:value="48408" table:style-name="ce20">
            <text:p>48.408</text:p>
          </table:table-cell>
          <table:table-cell office:value-type="float" office:value="42075" table:style-name="ce20">
            <text:p>42.075</text:p>
          </table:table-cell>
          <table:table-cell office:value-type="float" office:value="44397" table:style-name="ce20">
            <text:p>44.397</text:p>
          </table:table-cell>
          <table:table-cell office:value-type="float" office:value="47276" table:style-name="ce20">
            <text:p>47.276</text:p>
          </table:table-cell>
          <table:table-cell office:value-type="float" office:value="40640" table:style-name="ce20">
            <text:p>40.64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35929" table:style-name="ce20">
            <text:p>35.929</text:p>
          </table:table-cell>
          <table:table-cell office:value-type="float" office:value="35801" table:style-name="ce20">
            <text:p>35.801</text:p>
          </table:table-cell>
          <table:table-cell office:value-type="float" office:value="38696" table:style-name="ce20">
            <text:p>38.696</text:p>
          </table:table-cell>
          <table:table-cell office:value-type="float" office:value="37415" table:style-name="ce20">
            <text:p>37.415</text:p>
          </table:table-cell>
          <table:table-cell office:value-type="float" office:value="36977" table:style-name="ce20">
            <text:p>36.977</text:p>
          </table:table-cell>
          <table:table-cell office:value-type="float" office:value="34462" table:style-name="ce20">
            <text:p>34.462</text:p>
          </table:table-cell>
          <table:table-cell office:value-type="float" office:value="33926" table:style-name="ce20">
            <text:p>33.926</text:p>
          </table:table-cell>
          <table:table-cell office:value-type="float" office:value="38439" table:style-name="ce20">
            <text:p>38.439</text:p>
          </table:table-cell>
          <table:table-cell office:value-type="float" office:value="33156" table:style-name="ce20">
            <text:p>33.156</text:p>
          </table:table-cell>
          <table:table-cell office:value-type="float" office:value="33287" table:style-name="ce20">
            <text:p>33.287</text:p>
          </table:table-cell>
          <table:table-cell office:value-type="float" office:value="32850" table:style-name="ce20">
            <text:p>32.850</text:p>
          </table:table-cell>
          <table:table-cell office:value-type="float" office:value="29996" table:style-name="ce20">
            <text:p>29.996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461" table:style-name="ce20">
            <text:p>461</text:p>
          </table:table-cell>
          <table:table-cell office:value-type="float" office:value="424" table:style-name="ce20">
            <text:p>424</text:p>
          </table:table-cell>
          <table:table-cell office:value-type="float" office:value="411" table:style-name="ce20">
            <text:p>411</text:p>
          </table:table-cell>
          <table:table-cell office:value-type="float" office:value="423" table:style-name="ce20">
            <text:p>423</text:p>
          </table:table-cell>
          <table:table-cell office:value-type="float" office:value="409" table:style-name="ce20">
            <text:p>409</text:p>
          </table:table-cell>
          <table:table-cell office:value-type="float" office:value="397" table:style-name="ce20">
            <text:p>397</text:p>
          </table:table-cell>
          <table:table-cell office:value-type="float" office:value="382" table:style-name="ce20">
            <text:p>382</text:p>
          </table:table-cell>
          <table:table-cell office:value-type="float" office:value="403" table:style-name="ce20">
            <text:p>403</text:p>
          </table:table-cell>
          <table:table-cell office:value-type="float" office:value="478" table:style-name="ce20">
            <text:p>478</text:p>
          </table:table-cell>
          <table:table-cell office:value-type="float" office:value="519" table:style-name="ce20">
            <text:p>519</text:p>
          </table:table-cell>
          <table:table-cell office:value-type="float" office:value="568" table:style-name="ce20">
            <text:p>568</text:p>
          </table:table-cell>
          <table:table-cell office:value-type="float" office:value="579" table:style-name="ce2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14611" table:style-name="ce20">
            <text:p>114.611</text:p>
          </table:table-cell>
          <table:table-cell office:value-type="float" office:value="110582" table:style-name="ce20">
            <text:p>110.582</text:p>
          </table:table-cell>
          <table:table-cell office:value-type="float" office:value="106644" table:style-name="ce20">
            <text:p>106.644</text:p>
          </table:table-cell>
          <table:table-cell office:value-type="float" office:value="110032" table:style-name="ce20">
            <text:p>110.032</text:p>
          </table:table-cell>
          <table:table-cell office:value-type="float" office:value="105101" table:style-name="ce20">
            <text:p>105.101</text:p>
          </table:table-cell>
          <table:table-cell office:value-type="float" office:value="103595" table:style-name="ce20">
            <text:p>103.595</text:p>
          </table:table-cell>
          <table:table-cell office:value-type="float" office:value="97704" table:style-name="ce20">
            <text:p>97.704</text:p>
          </table:table-cell>
          <table:table-cell office:value-type="float" office:value="98874" table:style-name="ce20">
            <text:p>98.874</text:p>
          </table:table-cell>
          <table:table-cell office:value-type="float" office:value="102106" table:style-name="ce20">
            <text:p>102.106</text:p>
          </table:table-cell>
          <table:table-cell office:value-type="float" office:value="99514" table:style-name="ce20">
            <text:p>99.514</text:p>
          </table:table-cell>
          <table:table-cell office:value-type="float" office:value="95917" table:style-name="ce20">
            <text:p>95.917</text:p>
          </table:table-cell>
          <table:table-cell office:value-type="float" office:value="90639" table:style-name="ce20">
            <text:p>90.63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70597" table:style-name="ce20">
            <text:p>70.597</text:p>
          </table:table-cell>
          <table:table-cell office:value-type="float" office:value="71973" table:style-name="ce20">
            <text:p>71.973</text:p>
          </table:table-cell>
          <table:table-cell office:value-type="float" office:value="68076" table:style-name="ce20">
            <text:p>68.076</text:p>
          </table:table-cell>
          <table:table-cell office:value-type="float" office:value="69361" table:style-name="ce20">
            <text:p>69.361</text:p>
          </table:table-cell>
          <table:table-cell office:value-type="float" office:value="69443" table:style-name="ce20">
            <text:p>69.443</text:p>
          </table:table-cell>
          <table:table-cell office:value-type="float" office:value="71949" table:style-name="ce20">
            <text:p>71.949</text:p>
          </table:table-cell>
          <table:table-cell office:value-type="float" office:value="70772" table:style-name="ce20">
            <text:p>70.772</text:p>
          </table:table-cell>
          <table:table-cell office:value-type="float" office:value="68136" table:style-name="ce20">
            <text:p>68.136</text:p>
          </table:table-cell>
          <table:table-cell office:value-type="float" office:value="68353" table:style-name="ce20">
            <text:p>68.353</text:p>
          </table:table-cell>
          <table:table-cell office:value-type="float" office:value="64884" table:style-name="ce20">
            <text:p>64.884</text:p>
          </table:table-cell>
          <table:table-cell office:value-type="float" office:value="63078" table:style-name="ce20">
            <text:p>63.078</text:p>
          </table:table-cell>
          <table:table-cell office:value-type="float" office:value="59348" table:style-name="ce20">
            <text:p>59.34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54" table:style-name="ce20">
            <text:p>54</text:p>
          </table:table-cell>
          <table:table-cell office:value-type="float" office:value="23" table:style-name="ce20">
            <text:p>23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29487" table:style-name="ce20">
            <text:p>129.487</text:p>
          </table:table-cell>
          <table:table-cell office:value-type="float" office:value="132735" table:style-name="ce20">
            <text:p>132.735</text:p>
          </table:table-cell>
          <table:table-cell office:value-type="float" office:value="126395" table:style-name="ce20">
            <text:p>126.395</text:p>
          </table:table-cell>
          <table:table-cell office:value-type="float" office:value="124000" table:style-name="ce20">
            <text:p>124.000</text:p>
          </table:table-cell>
          <table:table-cell office:value-type="float" office:value="119214" table:style-name="ce20">
            <text:p>119.214</text:p>
          </table:table-cell>
          <table:table-cell office:value-type="float" office:value="120398" table:style-name="ce20">
            <text:p>120.398</text:p>
          </table:table-cell>
          <table:table-cell office:value-type="float" office:value="123040" table:style-name="ce20">
            <text:p>123.040</text:p>
          </table:table-cell>
          <table:table-cell office:value-type="float" office:value="138069" table:style-name="ce20">
            <text:p>138.069</text:p>
          </table:table-cell>
          <table:table-cell office:value-type="float" office:value="157541" table:style-name="ce20">
            <text:p>157.541</text:p>
          </table:table-cell>
          <table:table-cell office:value-type="float" office:value="163194" table:style-name="ce20">
            <text:p>163.194</text:p>
          </table:table-cell>
          <table:table-cell office:value-type="float" office:value="161390" table:style-name="ce20">
            <text:p>161.390</text:p>
          </table:table-cell>
          <table:table-cell office:value-type="float" office:value="155651" table:style-name="ce2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23188" table:style-name="ce20">
            <text:p>123.188</text:p>
          </table:table-cell>
          <table:table-cell office:value-type="float" office:value="123514" table:style-name="ce20">
            <text:p>123.514</text:p>
          </table:table-cell>
          <table:table-cell office:value-type="float" office:value="125355" table:style-name="ce20">
            <text:p>125.355</text:p>
          </table:table-cell>
          <table:table-cell office:value-type="float" office:value="126987" table:style-name="ce20">
            <text:p>126.987</text:p>
          </table:table-cell>
          <table:table-cell office:value-type="float" office:value="127550" table:style-name="ce20">
            <text:p>127.550</text:p>
          </table:table-cell>
          <table:table-cell office:value-type="float" office:value="129731" table:style-name="ce20">
            <text:p>129.731</text:p>
          </table:table-cell>
          <table:table-cell office:value-type="float" office:value="125327" table:style-name="ce20">
            <text:p>125.327</text:p>
          </table:table-cell>
          <table:table-cell office:value-type="float" office:value="122267" table:style-name="ce20">
            <text:p>122.267</text:p>
          </table:table-cell>
          <table:table-cell office:value-type="float" office:value="124337" table:style-name="ce20">
            <text:p>124.337</text:p>
          </table:table-cell>
          <table:table-cell office:value-type="float" office:value="122473" table:style-name="ce20">
            <text:p>122.473</text:p>
          </table:table-cell>
          <table:table-cell office:value-type="float" office:value="121817" table:style-name="ce20">
            <text:p>121.817</text:p>
          </table:table-cell>
          <table:table-cell office:value-type="float" office:value="117810" table:style-name="ce20">
            <text:p>117.810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abertas</text:p>
          </table:table-cell>
          <table:table-cell office:value-type="float" office:value="6.716418" table:style-name="ce17">
            <text:p>6,716</text:p>
          </table:table-cell>
          <table:table-cell office:value-type="float" office:value="7.5757575757575797" table:style-name="ce17">
            <text:p>7,576</text:p>
          </table:table-cell>
          <table:table-cell office:value-type="float" office:value="5.0955414012738904" table:style-name="ce17">
            <text:p>5,096</text:p>
          </table:table-cell>
          <table:table-cell office:value-type="float" office:value="5" table:style-name="ce17">
            <text:p>5,000</text:p>
          </table:table-cell>
          <table:table-cell office:value-type="float" office:value="3.3333333333333299" table:style-name="ce17">
            <text:p>3,333</text:p>
          </table:table-cell>
          <table:table-cell office:value-type="float" office:value="8.4507042253521103" table:style-name="ce17">
            <text:p>8,451</text:p>
          </table:table-cell>
          <table:table-cell office:value-type="float" office:value="11.3475177304965" table:style-name="ce17">
            <text:p>11,348</text:p>
          </table:table-cell>
          <table:table-cell office:value-type="float" office:value="8.7179487179487207" table:style-name="ce17">
            <text:p>8,718</text:p>
          </table:table-cell>
          <table:table-cell office:value-type="float" office:value="7.65" table:style-name="ce17">
            <text:p>7,650</text:p>
          </table:table-cell>
          <table:table-cell office:value-type="float" office:value="4.7370000000000001" table:style-name="ce17">
            <text:p>4,737</text:p>
          </table:table-cell>
          <table:table-cell office:value-type="float" office:value="6.3106796116504897" table:style-name="ce17">
            <text:p>6,311</text:p>
          </table:table-cell>
          <table:table-cell office:value-type="float" office:value="8.8983050847457594" table:style-name="ce17">
            <text:p>8,89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Taxa de Reabertas</text:p>
          </table:table-cell>
          <table:table-cell office:value-type="float" office:value="7.7732950000000001" table:style-name="ce17">
            <text:p>7,773</text:p>
          </table:table-cell>
          <table:table-cell office:value-type="float" office:value="7.4141698344757403" table:style-name="ce17">
            <text:p>7,414</text:p>
          </table:table-cell>
          <table:table-cell office:value-type="float" office:value="6.64305136328485" table:style-name="ce17">
            <text:p>6,643</text:p>
          </table:table-cell>
          <table:table-cell office:value-type="float" office:value="6.5301587301587301" table:style-name="ce17">
            <text:p>6,530</text:p>
          </table:table-cell>
          <table:table-cell office:value-type="float" office:value="6.5228975331473498" table:style-name="ce17">
            <text:p>6,523</text:p>
          </table:table-cell>
          <table:table-cell office:value-type="float" office:value="7.2566784164069098" table:style-name="ce17">
            <text:p>7,257</text:p>
          </table:table-cell>
          <table:table-cell office:value-type="float" office:value="7.5225984372606103" table:style-name="ce17">
            <text:p>7,523</text:p>
          </table:table-cell>
          <table:table-cell office:value-type="float" office:value="7.5653016995551496" table:style-name="ce17">
            <text:p>7,565</text:p>
          </table:table-cell>
          <table:table-cell office:value-type="float" office:value="8.6549999999999994" table:style-name="ce17">
            <text:p>8,655</text:p>
          </table:table-cell>
          <table:table-cell office:value-type="float" office:value="7.556" table:style-name="ce17">
            <text:p>7,556</text:p>
          </table:table-cell>
          <table:table-cell office:value-type="float" office:value="7.4847284688192302" table:style-name="ce17">
            <text:p>7,485</text:p>
          </table:table-cell>
          <table:table-cell office:value-type="float" office:value="7.9631037103572204" table:style-name="ce17">
            <text:p>7,96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abertas</text:p>
          </table:table-cell>
          <table:table-cell office:value-type="float" office:value="10.06096" table:style-name="ce17">
            <text:p>10,061</text:p>
          </table:table-cell>
          <table:table-cell office:value-type="float" office:value="8.2299887260428406" table:style-name="ce17">
            <text:p>8,230</text:p>
          </table:table-cell>
          <table:table-cell office:value-type="float" office:value="7.7781307075359303" table:style-name="ce17">
            <text:p>7,778</text:p>
          </table:table-cell>
          <table:table-cell office:value-type="float" office:value="7.5222905939972398" table:style-name="ce17">
            <text:p>7,522</text:p>
          </table:table-cell>
          <table:table-cell office:value-type="float" office:value="6.7375886524822697" table:style-name="ce17">
            <text:p>6,738</text:p>
          </table:table-cell>
          <table:table-cell office:value-type="float" office:value="6.9596001665972498" table:style-name="ce17">
            <text:p>6,960</text:p>
          </table:table-cell>
          <table:table-cell office:value-type="float" office:value="5.46819662841762" table:style-name="ce17">
            <text:p>5,468</text:p>
          </table:table-cell>
          <table:table-cell office:value-type="float" office:value="6.0796192124621404" table:style-name="ce17">
            <text:p>6,080</text:p>
          </table:table-cell>
          <table:table-cell office:value-type="float" office:value="6.9059999999999997" table:style-name="ce17">
            <text:p>6,906</text:p>
          </table:table-cell>
          <table:table-cell office:value-type="float" office:value="5.5190000000000001" table:style-name="ce17">
            <text:p>5,519</text:p>
          </table:table-cell>
          <table:table-cell office:value-type="float" office:value="7.9227251708369701" table:style-name="ce17">
            <text:p>7,923</text:p>
          </table:table-cell>
          <table:table-cell office:value-type="float" office:value="8.0209895052473801" table:style-name="ce17">
            <text:p>8,02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abertas</text:p>
          </table:table-cell>
          <table:table-cell office:value-type="float" office:value="50" table:style-name="ce17">
            <text:p>50,000</text:p>
          </table:table-cell>
          <table:table-cell office:value-type="float" office:value="33.3333333333333" table:style-name="ce17">
            <text:p>33,333</text:p>
          </table:table-cell>
          <table:table-cell office:value-type="float" office:value="28.571428571428601" table:style-name="ce17">
            <text:p>28,571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25" table:style-name="ce17">
            <text:p>25,000</text:p>
          </table:table-cell>
          <table:table-cell office:value-type="float" office:value="100" table:style-name="ce17">
            <text:p>100,000</text:p>
          </table:table-cell>
          <table:table-cell office:value-type="float" office:value="10" table:style-name="ce17">
            <text:p>10,000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14.285714285714301" table:style-name="ce17">
            <text:p>14,28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abertas</text:p>
          </table:table-cell>
          <table:table-cell office:value-type="float" office:value="7.8230890000000004" table:style-name="ce17">
            <text:p>7,823</text:p>
          </table:table-cell>
          <table:table-cell office:value-type="float" office:value="7.5231808491511103" table:style-name="ce17">
            <text:p>7,523</text:p>
          </table:table-cell>
          <table:table-cell office:value-type="float" office:value="7.4153744326777602" table:style-name="ce17">
            <text:p>7,415</text:p>
          </table:table-cell>
          <table:table-cell office:value-type="float" office:value="6.8702699801406304" table:style-name="ce17">
            <text:p>6,870</text:p>
          </table:table-cell>
          <table:table-cell office:value-type="float" office:value="7.4945201093515301" table:style-name="ce17">
            <text:p>7,495</text:p>
          </table:table-cell>
          <table:table-cell office:value-type="float" office:value="9.0184715682723695" table:style-name="ce17">
            <text:p>9,018</text:p>
          </table:table-cell>
          <table:table-cell office:value-type="float" office:value="19.0959111015212" table:style-name="ce17">
            <text:p>19,096</text:p>
          </table:table-cell>
          <table:table-cell office:value-type="float" office:value="13.2403836645901" table:style-name="ce17">
            <text:p>13,240</text:p>
          </table:table-cell>
          <table:table-cell office:value-type="float" office:value="13.547000000000001" table:style-name="ce17">
            <text:p>13,547</text:p>
          </table:table-cell>
          <table:table-cell office:value-type="float" office:value="11.244999999999999" table:style-name="ce17">
            <text:p>11,245</text:p>
          </table:table-cell>
          <table:table-cell office:value-type="float" office:value="11.8032487680234" table:style-name="ce17">
            <text:p>11,803</text:p>
          </table:table-cell>
          <table:table-cell office:value-type="float" office:value="8.4894355093030605" table:style-name="ce17">
            <text:p>8,48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abertas</text:p>
          </table:table-cell>
          <table:table-cell office:value-type="float" office:value="7.1742379999999999" table:style-name="ce17">
            <text:p>7,174</text:p>
          </table:table-cell>
          <table:table-cell office:value-type="float" office:value="6.6745161527706198" table:style-name="ce17">
            <text:p>6,675</text:p>
          </table:table-cell>
          <table:table-cell office:value-type="float" office:value="6.69377541445105" table:style-name="ce17">
            <text:p>6,694</text:p>
          </table:table-cell>
          <table:table-cell office:value-type="float" office:value="5.9261359608704902" table:style-name="ce17">
            <text:p>5,926</text:p>
          </table:table-cell>
          <table:table-cell office:value-type="float" office:value="7.2120208124314598" table:style-name="ce17">
            <text:p>7,212</text:p>
          </table:table-cell>
          <table:table-cell office:value-type="float" office:value="8.7641568139390191" table:style-name="ce17">
            <text:p>8,764</text:p>
          </table:table-cell>
          <table:table-cell office:value-type="float" office:value="7.9291999181501902" table:style-name="ce17">
            <text:p>7,929</text:p>
          </table:table-cell>
          <table:table-cell office:value-type="float" office:value="7.3722611400819096" table:style-name="ce17">
            <text:p>7,372</text:p>
          </table:table-cell>
          <table:table-cell office:value-type="float" office:value="8.907" table:style-name="ce17">
            <text:p>8,907</text:p>
          </table:table-cell>
          <table:table-cell office:value-type="float" office:value="8.4350000000000005" table:style-name="ce17">
            <text:p>8,435</text:p>
          </table:table-cell>
          <table:table-cell office:value-type="float" office:value="12.5753768844221" table:style-name="ce17">
            <text:p>12,575</text:p>
          </table:table-cell>
          <table:table-cell office:value-type="float" office:value="7.8886078485387303" table:style-name="ce17">
            <text:p>7,889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8.059700000000007" table:style-name="ce17">
            <text:p>88,060</text:p>
          </table:table-cell>
          <table:table-cell office:value-type="float" office:value="88.636363636363598" table:style-name="ce17">
            <text:p>88,636</text:p>
          </table:table-cell>
          <table:table-cell office:value-type="float" office:value="92.356687898089206" table:style-name="ce17">
            <text:p>92,357</text:p>
          </table:table-cell>
          <table:table-cell office:value-type="float" office:value="94.1666666666667" table:style-name="ce17">
            <text:p>94,167</text:p>
          </table:table-cell>
          <table:table-cell office:value-type="float" office:value="95.8333333333333" table:style-name="ce17">
            <text:p>95,833</text:p>
          </table:table-cell>
          <table:table-cell office:value-type="float" office:value="84.507042253521107" table:style-name="ce17">
            <text:p>84,507</text:p>
          </table:table-cell>
          <table:table-cell office:value-type="float" office:value="84.397163120567399" table:style-name="ce17">
            <text:p>84,397</text:p>
          </table:table-cell>
          <table:table-cell office:value-type="float" office:value="85.128205128205096" table:style-name="ce17">
            <text:p>85,128</text:p>
          </table:table-cell>
          <table:table-cell office:value-type="float" office:value="87.977999999999994" table:style-name="ce17">
            <text:p>87,978</text:p>
          </table:table-cell>
          <table:table-cell office:value-type="float" office:value="91.052999999999997" table:style-name="ce17">
            <text:p>91,053</text:p>
          </table:table-cell>
          <table:table-cell office:value-type="float" office:value="91.262135922330103" table:style-name="ce17">
            <text:p>91,262</text:p>
          </table:table-cell>
          <table:table-cell office:value-type="float" office:value="88.983050847457605" table:style-name="ce17">
            <text:p>88,98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6.171379999999999" table:style-name="ce17">
            <text:p>86,171</text:p>
          </table:table-cell>
          <table:table-cell office:value-type="float" office:value="86.642750373692095" table:style-name="ce17">
            <text:p>86,643</text:p>
          </table:table-cell>
          <table:table-cell office:value-type="float" office:value="86.070975603690499" table:style-name="ce17">
            <text:p>86,071</text:p>
          </table:table-cell>
          <table:table-cell office:value-type="float" office:value="87.559838950004803" table:style-name="ce17">
            <text:p>87,560</text:p>
          </table:table-cell>
          <table:table-cell office:value-type="float" office:value="88.297772347025102" table:style-name="ce17">
            <text:p>88,298</text:p>
          </table:table-cell>
          <table:table-cell office:value-type="float" office:value="87.260608882938499" table:style-name="ce17">
            <text:p>87,261</text:p>
          </table:table-cell>
          <table:table-cell office:value-type="float" office:value="85.544160416347793" table:style-name="ce17">
            <text:p>85,544</text:p>
          </table:table-cell>
          <table:table-cell office:value-type="float" office:value="86.203458393869496" table:style-name="ce17">
            <text:p>86,203</text:p>
          </table:table-cell>
          <table:table-cell office:value-type="float" office:value="86" table:style-name="ce17">
            <text:p>86,000</text:p>
          </table:table-cell>
          <table:table-cell office:value-type="float" office:value="86.126000000000005" table:style-name="ce17">
            <text:p>86,126</text:p>
          </table:table-cell>
          <table:table-cell office:value-type="float" office:value="86.684335894252996" table:style-name="ce17">
            <text:p>86,684</text:p>
          </table:table-cell>
          <table:table-cell office:value-type="float" office:value="85.9413793103448" table:style-name="ce17">
            <text:p>85,94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3.309569999999994" table:style-name="ce17">
            <text:p>83,310</text:p>
          </table:table-cell>
          <table:table-cell office:value-type="float" office:value="83.480725069624299" table:style-name="ce17">
            <text:p>83,481</text:p>
          </table:table-cell>
          <table:table-cell office:value-type="float" office:value="85.277898996310597" table:style-name="ce17">
            <text:p>85,278</text:p>
          </table:table-cell>
          <table:table-cell office:value-type="float" office:value="85.401886320006696" table:style-name="ce17">
            <text:p>85,402</text:p>
          </table:table-cell>
          <table:table-cell office:value-type="float" office:value="85.699378233836299" table:style-name="ce17">
            <text:p>85,699</text:p>
          </table:table-cell>
          <table:table-cell office:value-type="float" office:value="85.693503470634695" table:style-name="ce17">
            <text:p>85,694</text:p>
          </table:table-cell>
          <table:table-cell office:value-type="float" office:value="86.152547143259198" table:style-name="ce17">
            <text:p>86,153</text:p>
          </table:table-cell>
          <table:table-cell office:value-type="float" office:value="85.702561444430003" table:style-name="ce17">
            <text:p>85,703</text:p>
          </table:table-cell>
          <table:table-cell office:value-type="float" office:value="86.146000000000001" table:style-name="ce17">
            <text:p>86,146</text:p>
          </table:table-cell>
          <table:table-cell office:value-type="float" office:value="86.944999999999993" table:style-name="ce17">
            <text:p>86,945</text:p>
          </table:table-cell>
          <table:table-cell office:value-type="float" office:value="85.148463988492793" table:style-name="ce17">
            <text:p>85,148</text:p>
          </table:table-cell>
          <table:table-cell office:value-type="float" office:value="84.950307619498304" table:style-name="ce17">
            <text:p>84,95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25" table:style-name="ce17">
            <text:p>25,000</text:p>
          </table:table-cell>
          <table:table-cell office:value-type="float" office:value="33.3333333333333" table:style-name="ce17">
            <text:p>33,333</text:p>
          </table:table-cell>
          <table:table-cell office:value-type="float" office:value="25" table:style-name="ce17">
            <text:p>25,000</text:p>
          </table:table-cell>
          <table:table-cell office:value-type="float" office:value="100" table:style-name="ce17">
            <text:p>100,000</text:p>
          </table:table-cell>
          <table:table-cell office:value-type="float" office:value="33.3333333333333" table:style-name="ce17">
            <text:p>33,333</text:p>
          </table:table-cell>
          <table:table-cell office:value-type="float" office:value="100" table:style-name="ce17">
            <text:p>100,000</text:p>
          </table:table-cell>
          <table:table-cell office:value-type="float" office:value="75" table:style-name="ce17">
            <text:p>75,000</text:p>
          </table:table-cell>
          <table:table-cell office:value-type="float" office:value="0" table:style-name="ce17">
            <text:p>0,000</text:p>
          </table:table-cell>
          <table:table-cell office:value-type="float" office:value="70" table:style-name="ce17">
            <text:p>70,000</text:p>
          </table:table-cell>
          <table:table-cell office:value-type="float" office:value="75" table:style-name="ce17">
            <text:p>75,000</text:p>
          </table:table-cell>
          <table:table-cell office:value-type="float" office:value="80" table:style-name="ce17">
            <text:p>80,000</text:p>
          </table:table-cell>
          <table:table-cell office:value-type="float" office:value="75" table:style-name="ce17">
            <text:p>75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5.800210000000007" table:style-name="ce17">
            <text:p>85,800</text:p>
          </table:table-cell>
          <table:table-cell office:value-type="float" office:value="85.729953070801898" table:style-name="ce17">
            <text:p>85,730</text:p>
          </table:table-cell>
          <table:table-cell office:value-type="float" office:value="85.633243842652007" table:style-name="ce17">
            <text:p>85,633</text:p>
          </table:table-cell>
          <table:table-cell office:value-type="float" office:value="85.762666666666703" table:style-name="ce17">
            <text:p>85,763</text:p>
          </table:table-cell>
          <table:table-cell office:value-type="float" office:value="85.752556036177694" table:style-name="ce17">
            <text:p>85,753</text:p>
          </table:table-cell>
          <table:table-cell office:value-type="float" office:value="85.106857130122805" table:style-name="ce17">
            <text:p>85,107</text:p>
          </table:table-cell>
          <table:table-cell office:value-type="float" office:value="68.984221845796597" table:style-name="ce17">
            <text:p>68,984</text:p>
          </table:table-cell>
          <table:table-cell office:value-type="float" office:value="79.746960561431294" table:style-name="ce17">
            <text:p>79,747</text:p>
          </table:table-cell>
          <table:table-cell office:value-type="float" office:value="84.183999999999997" table:style-name="ce17">
            <text:p>84,184</text:p>
          </table:table-cell>
          <table:table-cell office:value-type="float" office:value="87.542000000000002" table:style-name="ce17">
            <text:p>87,542</text:p>
          </table:table-cell>
          <table:table-cell office:value-type="float" office:value="86.015792729522204" table:style-name="ce17">
            <text:p>86,016</text:p>
          </table:table-cell>
          <table:table-cell office:value-type="float" office:value="85.424811872030901" table:style-name="ce17">
            <text:p>85,42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6.680340000000001" table:style-name="ce17">
            <text:p>86,680</text:p>
          </table:table-cell>
          <table:table-cell office:value-type="float" office:value="87.762606329517297" table:style-name="ce17">
            <text:p>87,763</text:p>
          </table:table-cell>
          <table:table-cell office:value-type="float" office:value="86.3942844384907" table:style-name="ce17">
            <text:p>86,394</text:p>
          </table:table-cell>
          <table:table-cell office:value-type="float" office:value="88.351279871540598" table:style-name="ce17">
            <text:p>88,351</text:p>
          </table:table-cell>
          <table:table-cell office:value-type="float" office:value="86.259826906478196" table:style-name="ce17">
            <text:p>86,260</text:p>
          </table:table-cell>
          <table:table-cell office:value-type="float" office:value="85.304091685437797" table:style-name="ce17">
            <text:p>85,304</text:p>
          </table:table-cell>
          <table:table-cell office:value-type="float" office:value="86.244502631110706" table:style-name="ce17">
            <text:p>86,245</text:p>
          </table:table-cell>
          <table:table-cell office:value-type="float" office:value="86.006757210301402" table:style-name="ce17">
            <text:p>86,007</text:p>
          </table:table-cell>
          <table:table-cell office:value-type="float" office:value="86.283000000000001" table:style-name="ce17">
            <text:p>86,283</text:p>
          </table:table-cell>
          <table:table-cell office:value-type="float" office:value="86.006" table:style-name="ce17">
            <text:p>86,006</text:p>
          </table:table-cell>
          <table:table-cell office:value-type="float" office:value="80.272707279524894" table:style-name="ce17">
            <text:p>80,273</text:p>
          </table:table-cell>
          <table:table-cell office:value-type="float" office:value="73.417039919719997" table:style-name="ce17">
            <text:p>73,417</text:p>
          </table:table-cell>
          <table:table-cell table:number-columns-repeated="16370"/>
        </table:table-row>
        <table:table-row table:style-name="ro4">
          <table:table-cell table:number-columns-repeated="2" table:style-name="ce18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spondidas no Período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CLARO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85" table:style-name="ce17">
            <text:p>99,850</text:p>
          </table:table-cell>
          <table:table-cell office:value-type="float" office:value="99.820999999999998" table:style-name="ce17">
            <text:p>99,821</text:p>
          </table:table-cell>
          <table:table-cell office:value-type="float" office:value="99.873000000000005" table:style-name="ce17">
            <text:p>99,873</text:p>
          </table:table-cell>
          <table:table-cell office:value-type="float" office:value="99.98" table:style-name="ce17">
            <text:p>99,980</text:p>
          </table:table-cell>
          <table:table-cell office:value-type="float" office:value="99.912999999999997" table:style-name="ce17">
            <text:p>99,913</text:p>
          </table:table-cell>
          <table:table-cell office:value-type="float" office:value="99.933000000000007" table:style-name="ce17">
            <text:p>99,933</text:p>
          </table:table-cell>
          <table:table-cell office:value-type="float" office:value="99.896000000000001" table:style-name="ce17">
            <text:p>99,896</text:p>
          </table:table-cell>
          <table:table-cell office:value-type="float" office:value="99.941000000000003" table:style-name="ce17">
            <text:p>99,941</text:p>
          </table:table-cell>
          <table:table-cell office:value-type="float" office:value="99.99" table:style-name="ce17">
            <text:p>99,990</text:p>
          </table:table-cell>
          <table:table-cell office:value-type="float" office:value="99.998999999999995" table:style-name="ce17">
            <text:p>99,999</text:p>
          </table:table-cell>
          <table:table-cell office:value-type="float" office:value="99.953000000000003" table:style-name="ce17">
            <text:p>99,953</text:p>
          </table:table-cell>
          <table:table-cell office:value-type="float" office:value="99.960999999999999" table:style-name="ce17">
            <text:p>99,96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766999999999996" table:style-name="ce17">
            <text:p>99,767</text:p>
          </table:table-cell>
          <table:table-cell office:value-type="float" office:value="99.707999999999998" table:style-name="ce17">
            <text:p>99,708</text:p>
          </table:table-cell>
          <table:table-cell office:value-type="float" office:value="99.715999999999994" table:style-name="ce17">
            <text:p>99,716</text:p>
          </table:table-cell>
          <table:table-cell office:value-type="float" office:value="99.766000000000005" table:style-name="ce17">
            <text:p>99,766</text:p>
          </table:table-cell>
          <table:table-cell office:value-type="float" office:value="99.712999999999994" table:style-name="ce17">
            <text:p>99,713</text:p>
          </table:table-cell>
          <table:table-cell office:value-type="float" office:value="99.683999999999997" table:style-name="ce17">
            <text:p>99,684</text:p>
          </table:table-cell>
          <table:table-cell office:value-type="float" office:value="99.638000000000005" table:style-name="ce17">
            <text:p>99,638</text:p>
          </table:table-cell>
          <table:table-cell office:value-type="float" office:value="99.635999999999996" table:style-name="ce17">
            <text:p>99,636</text:p>
          </table:table-cell>
          <table:table-cell office:value-type="float" office:value="99.725999999999999" table:style-name="ce17">
            <text:p>99,726</text:p>
          </table:table-cell>
          <table:table-cell office:value-type="float" office:value="99.775000000000006" table:style-name="ce17">
            <text:p>99,775</text:p>
          </table:table-cell>
          <table:table-cell office:value-type="float" office:value="99.76" table:style-name="ce17">
            <text:p>99,760</text:p>
          </table:table-cell>
          <table:table-cell office:value-type="float" office:value="99.671000000000006" table:style-name="ce17">
            <text:p>99,67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spondidas no Período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602999999999994" table:style-name="ce17">
            <text:p>99,603</text:p>
          </table:table-cell>
          <table:table-cell office:value-type="float" office:value="99.534000000000006" table:style-name="ce17">
            <text:p>99,534</text:p>
          </table:table-cell>
          <table:table-cell office:value-type="float" office:value="99.460999999999999" table:style-name="ce17">
            <text:p>99,461</text:p>
          </table:table-cell>
          <table:table-cell office:value-type="float" office:value="99.914000000000001" table:style-name="ce17">
            <text:p>99,914</text:p>
          </table:table-cell>
          <table:table-cell office:value-type="float" office:value="99.722999999999999" table:style-name="ce17">
            <text:p>99,723</text:p>
          </table:table-cell>
          <table:table-cell office:value-type="float" office:value="99.478999999999999" table:style-name="ce17">
            <text:p>99,479</text:p>
          </table:table-cell>
          <table:table-cell office:value-type="float" office:value="99.981999999999999" table:style-name="ce17">
            <text:p>99,982</text:p>
          </table:table-cell>
          <table:table-cell office:value-type="float" office:value="99.994" table:style-name="ce17">
            <text:p>99,994</text:p>
          </table:table-cell>
          <table:table-cell office:value-type="float" office:value="99.653000000000006" table:style-name="ce17">
            <text:p>99,653</text:p>
          </table:table-cell>
          <table:table-cell office:value-type="float" office:value="99.995999999999995" table:style-name="ce17">
            <text:p>99,996</text:p>
          </table:table-cell>
          <table:table-cell office:value-type="float" office:value="99.995999999999995" table:style-name="ce17">
            <text:p>99,996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91" table:style-name="ce17">
            <text:p>99,910</text:p>
          </table:table-cell>
          <table:table-cell office:value-type="float" office:value="99.942999999999998" table:style-name="ce17">
            <text:p>99,943</text:p>
          </table:table-cell>
          <table:table-cell office:value-type="float" office:value="99.953000000000003" table:style-name="ce17">
            <text:p>99,953</text:p>
          </table:table-cell>
          <table:table-cell office:value-type="float" office:value="99.95" table:style-name="ce17">
            <text:p>99,950</text:p>
          </table:table-cell>
          <table:table-cell office:value-type="float" office:value="99.694000000000003" table:style-name="ce17">
            <text:p>99,694</text:p>
          </table:table-cell>
          <table:table-cell office:value-type="float" office:value="99.781999999999996" table:style-name="ce17">
            <text:p>99,782</text:p>
          </table:table-cell>
          <table:table-cell office:value-type="float" office:value="99.762" table:style-name="ce17">
            <text:p>99,762</text:p>
          </table:table-cell>
          <table:table-cell office:value-type="float" office:value="99.707999999999998" table:style-name="ce17">
            <text:p>99,708</text:p>
          </table:table-cell>
          <table:table-cell office:value-type="float" office:value="99.9" table:style-name="ce17">
            <text:p>99,900</text:p>
          </table:table-cell>
          <table:table-cell office:value-type="float" office:value="99.986000000000004" table:style-name="ce17">
            <text:p>99,986</text:p>
          </table:table-cell>
          <table:table-cell office:value-type="float" office:value="99.974000000000004" table:style-name="ce17">
            <text:p>99,974</text:p>
          </table:table-cell>
          <table:table-cell office:value-type="float" office:value="99.78" table:style-name="ce17">
            <text:p>99,780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12" table:style-name="ce21"/>
          <table:table-cell table:number-columns-repeated="16370"/>
        </table:table-row>
        <table:table-row table:number-rows-repeated="1048483" table:style-name="ro5">
          <table:table-cell table:number-columns-repeated="16384"/>
        </table:table-row>
      </table:table>
      <table:table table:name="Telefonia_Fixa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9" table:default-cell-style-name="ce1"/>
        <table:table-column table:style-name="co15" table:number-columns-repeated="3" table:default-cell-style-name="ce1"/>
        <table:table-column table:style-name="co10" table:number-columns-repeated="996" table:default-cell-style-name="ce1"/>
        <table:table-column table:style-name="co6" table:default-cell-style-name="ce1"/>
        <table:table-column table:style-name="co10" table:number-columns-repeated="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3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3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22">
            <text:p>GRUPO ECONÔMICO</text:p>
          </table:table-cell>
          <table:table-cell office:value-type="string" table:style-name="ce23">
            <text:p>VARIÁVEL</text:p>
          </table:table-cell>
          <table:table-cell office:value-type="string" table:style-name="ce24">
            <text:p>2016-01</text:p>
          </table:table-cell>
          <table:table-cell office:value-type="string" table:style-name="ce24">
            <text:p>2016-02</text:p>
          </table:table-cell>
          <table:table-cell office:value-type="string" table:style-name="ce24">
            <text:p>2016-03</text:p>
          </table:table-cell>
          <table:table-cell office:value-type="string" table:style-name="ce24">
            <text:p>2016-04</text:p>
          </table:table-cell>
          <table:table-cell office:value-type="string" table:style-name="ce24">
            <text:p>2016-05</text:p>
          </table:table-cell>
          <table:table-cell office:value-type="string" table:style-name="ce24">
            <text:p>2016-06</text:p>
          </table:table-cell>
          <table:table-cell office:value-type="string" table:style-name="ce24">
            <text:p>2016-07</text:p>
          </table:table-cell>
          <table:table-cell office:value-type="string" table:style-name="ce24">
            <text:p>2016-08</text:p>
          </table:table-cell>
          <table:table-cell office:value-type="string" table:style-name="ce24">
            <text:p>2016-09</text:p>
          </table:table-cell>
          <table:table-cell office:value-type="string" table:style-name="ce24">
            <text:p>2016-10</text:p>
          </table:table-cell>
          <table:table-cell office:value-type="string" table:style-name="ce24">
            <text:p>2016-11</text:p>
          </table:table-cell>
          <table:table-cell office:value-type="string" table:style-name="ce24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99.527236299197398" table:style-name="ce17">
            <text:p>99,527</text:p>
          </table:table-cell>
          <table:table-cell office:value-type="float" office:value="100" table:style-name="ce17">
            <text:p>100,000</text:p>
          </table:table-cell>
          <table:table-cell office:value-type="float" office:value="94.492337164751007" table:style-name="ce17">
            <text:p>94,492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81.310050000000004" table:style-name="ce17">
            <text:p>81,310</text:p>
          </table:table-cell>
          <table:table-cell office:value-type="float" office:value="83.759715269055903" table:style-name="ce17">
            <text:p>83,760</text:p>
          </table:table-cell>
          <table:table-cell office:value-type="float" office:value="79.016311702489006" table:style-name="ce17">
            <text:p>79,016</text:p>
          </table:table-cell>
          <table:table-cell office:value-type="float" office:value="89.463209451643706" table:style-name="ce17">
            <text:p>89,463</text:p>
          </table:table-cell>
          <table:table-cell office:value-type="float" office:value="89.712226305834605" table:style-name="ce17">
            <text:p>89,712</text:p>
          </table:table-cell>
          <table:table-cell office:value-type="float" office:value="83.953145733150507" table:style-name="ce17">
            <text:p>83,953</text:p>
          </table:table-cell>
          <table:table-cell office:value-type="float" office:value="89.555765367094807" table:style-name="ce17">
            <text:p>89,556</text:p>
          </table:table-cell>
          <table:table-cell office:value-type="float" office:value="86.616918174286397" table:style-name="ce17">
            <text:p>86,617</text:p>
          </table:table-cell>
          <table:table-cell office:value-type="float" office:value="87.872" table:style-name="ce17">
            <text:p>87,872</text:p>
          </table:table-cell>
          <table:table-cell office:value-type="float" office:value="87.335999999999999" table:style-name="ce17">
            <text:p>87,336</text:p>
          </table:table-cell>
          <table:table-cell office:value-type="float" office:value="88.417573722422503" table:style-name="ce17">
            <text:p>88,418</text:p>
          </table:table-cell>
          <table:table-cell office:value-type="float" office:value="89.111198582342695" table:style-name="ce17">
            <text:p>89,11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77.770690000000002" table:style-name="ce17">
            <text:p>77,771</text:p>
          </table:table-cell>
          <table:table-cell office:value-type="float" office:value="75.565377591423299" table:style-name="ce17">
            <text:p>75,565</text:p>
          </table:table-cell>
          <table:table-cell office:value-type="float" office:value="71.363079645193906" table:style-name="ce17">
            <text:p>71,363</text:p>
          </table:table-cell>
          <table:table-cell table:number-columns-repeated="9" table:style-name="ce17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6.1373680028577704" table:style-name="ce17">
            <text:p>6,137</text:p>
          </table:table-cell>
          <table:table-cell office:value-type="float" office:value="12.757518178577399" table:style-name="ce17">
            <text:p>12,758</text:p>
          </table:table-cell>
          <table:table-cell office:value-type="float" office:value="21.681601565552398" table:style-name="ce17">
            <text:p>21,682</text:p>
          </table:table-cell>
          <table:table-cell office:value-type="float" office:value="30.134307119519999" table:style-name="ce17">
            <text:p>30,134</text:p>
          </table:table-cell>
          <table:table-cell office:value-type="float" office:value="20.2911684494469" table:style-name="ce17">
            <text:p>20,291</text:p>
          </table:table-cell>
          <table:table-cell office:value-type="float" office:value="32.036999999999999" table:style-name="ce17">
            <text:p>32,037</text:p>
          </table:table-cell>
          <table:table-cell office:value-type="float" office:value="41.976999999999997" table:style-name="ce17">
            <text:p>41,977</text:p>
          </table:table-cell>
          <table:table-cell office:value-type="float" office:value="28.745806823059699" table:style-name="ce17">
            <text:p>28,746</text:p>
          </table:table-cell>
          <table:table-cell office:value-type="float" office:value="29.7645291027337" table:style-name="ce17">
            <text:p>29,76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89.880949999999999" table:style-name="ce17">
            <text:p>89,881</text:p>
          </table:table-cell>
          <table:table-cell office:value-type="float" office:value="85.990338164251199" table:style-name="ce17">
            <text:p>85,990</text:p>
          </table:table-cell>
          <table:table-cell office:value-type="float" office:value="87.927350427350405" table:style-name="ce17">
            <text:p>87,927</text:p>
          </table:table-cell>
          <table:table-cell office:value-type="float" office:value="97.530864197530903" table:style-name="ce17">
            <text:p>97,531</text:p>
          </table:table-cell>
          <table:table-cell office:value-type="float" office:value="100" table:style-name="ce17">
            <text:p>100,000</text:p>
          </table:table-cell>
          <table:table-cell office:value-type="float" office:value="79.814271749755605" table:style-name="ce17">
            <text:p>79,814</text:p>
          </table:table-cell>
          <table:table-cell office:value-type="float" office:value="79.940711462450594" table:style-name="ce17">
            <text:p>79,941</text:p>
          </table:table-cell>
          <table:table-cell office:value-type="float" office:value="84.480676328502398" table:style-name="ce17">
            <text:p>84,481</text:p>
          </table:table-cell>
          <table:table-cell office:value-type="float" office:value="100" table:style-name="ce17">
            <text:p>100,000</text:p>
          </table:table-cell>
          <table:table-cell office:value-type="float" office:value="78.525999999999996" table:style-name="ce17">
            <text:p>78,526</text:p>
          </table:table-cell>
          <table:table-cell office:value-type="float" office:value="85.571148071148102" table:style-name="ce17">
            <text:p>85,571</text:p>
          </table:table-cell>
          <table:table-cell office:value-type="float" office:value="72.972972972972997" table:style-name="ce17">
            <text:p>72,97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76.099180000000004" table:style-name="ce17">
            <text:p>76,099</text:p>
          </table:table-cell>
          <table:table-cell office:value-type="float" office:value="69.195299330536102" table:style-name="ce17">
            <text:p>69,195</text:p>
          </table:table-cell>
          <table:table-cell office:value-type="float" office:value="58.612008763253897" table:style-name="ce17">
            <text:p>58,612</text:p>
          </table:table-cell>
          <table:table-cell office:value-type="float" office:value="60.246906186001603" table:style-name="ce17">
            <text:p>60,247</text:p>
          </table:table-cell>
          <table:table-cell office:value-type="float" office:value="54.5226936056699" table:style-name="ce17">
            <text:p>54,523</text:p>
          </table:table-cell>
          <table:table-cell office:value-type="float" office:value="43.163427340842098" table:style-name="ce17">
            <text:p>43,163</text:p>
          </table:table-cell>
          <table:table-cell office:value-type="float" office:value="30.1848962890923" table:style-name="ce17">
            <text:p>30,185</text:p>
          </table:table-cell>
          <table:table-cell office:value-type="float" office:value="26.6529716577299" table:style-name="ce17">
            <text:p>26,653</text:p>
          </table:table-cell>
          <table:table-cell office:value-type="float" office:value="27.584" table:style-name="ce17">
            <text:p>27,584</text:p>
          </table:table-cell>
          <table:table-cell office:value-type="float" office:value="40.805" table:style-name="ce17">
            <text:p>40,805</text:p>
          </table:table-cell>
          <table:table-cell office:value-type="float" office:value="30.762127688740001" table:style-name="ce17">
            <text:p>30,762</text:p>
          </table:table-cell>
          <table:table-cell office:value-type="float" office:value="31.616292577723598" table:style-name="ce17">
            <text:p>31,61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Indicador de Desempenho no Atendimento (IDA)</text:p>
          </table:table-cell>
          <table:table-cell office:value-type="float" office:value="48.220390000000002" table:style-name="ce17">
            <text:p>48,220</text:p>
          </table:table-cell>
          <table:table-cell office:value-type="float" office:value="54.1424249771649" table:style-name="ce17">
            <text:p>54,142</text:p>
          </table:table-cell>
          <table:table-cell office:value-type="float" office:value="47.763812843520199" table:style-name="ce17">
            <text:p>47,764</text:p>
          </table:table-cell>
          <table:table-cell office:value-type="float" office:value="62.770257470296997" table:style-name="ce17">
            <text:p>62,770</text:p>
          </table:table-cell>
          <table:table-cell office:value-type="float" office:value="61.455428204568904" table:style-name="ce17">
            <text:p>61,455</text:p>
          </table:table-cell>
          <table:table-cell office:value-type="float" office:value="61.303126586727103" table:style-name="ce17">
            <text:p>61,303</text:p>
          </table:table-cell>
          <table:table-cell office:value-type="float" office:value="66.384423295473695" table:style-name="ce17">
            <text:p>66,384</text:p>
          </table:table-cell>
          <table:table-cell office:value-type="float" office:value="56.892158676071098" table:style-name="ce17">
            <text:p>56,892</text:p>
          </table:table-cell>
          <table:table-cell office:value-type="float" office:value="62.003" table:style-name="ce17">
            <text:p>62,003</text:p>
          </table:table-cell>
          <table:table-cell office:value-type="float" office:value="64.120999999999995" table:style-name="ce17">
            <text:p>64,121</text:p>
          </table:table-cell>
          <table:table-cell office:value-type="float" office:value="69.328886169447102" table:style-name="ce17">
            <text:p>69,329</text:p>
          </table:table-cell>
          <table:table-cell office:value-type="float" office:value="71.214861549197806" table:style-name="ce17">
            <text:p>71,215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Índice de Reclamações</text:p>
          </table:table-cell>
          <table:table-cell office:value-type="float" office:value="0.218837" table:style-name="ce17">
            <text:p>0,219</text:p>
          </table:table-cell>
          <table:table-cell office:value-type="float" office:value="0.26655908246041199" table:style-name="ce17">
            <text:p>0,267</text:p>
          </table:table-cell>
          <table:table-cell office:value-type="float" office:value="0.30749456503356298" table:style-name="ce17">
            <text:p>0,307</text:p>
          </table:table-cell>
          <table:table-cell office:value-type="float" office:value="0.225757956685258" table:style-name="ce17">
            <text:p>0,226</text:p>
          </table:table-cell>
          <table:table-cell office:value-type="float" office:value="0.33088613342754303" table:style-name="ce17">
            <text:p>0,331</text:p>
          </table:table-cell>
          <table:table-cell office:value-type="float" office:value="0.377019493228893" table:style-name="ce17">
            <text:p>0,377</text:p>
          </table:table-cell>
          <table:table-cell office:value-type="float" office:value="0.255259472791801" table:style-name="ce17">
            <text:p>0,255</text:p>
          </table:table-cell>
          <table:table-cell office:value-type="float" office:value="0.273797859551139" table:style-name="ce17">
            <text:p>0,274</text:p>
          </table:table-cell>
          <table:table-cell office:value-type="float" office:value="0.22600000000000001" table:style-name="ce17">
            <text:p>0,226</text:p>
          </table:table-cell>
          <table:table-cell office:value-type="float" office:value="0.26600000000000001" table:style-name="ce17">
            <text:p>0,266</text:p>
          </table:table-cell>
          <table:table-cell office:value-type="float" office:value="0.25871289821846" table:style-name="ce17">
            <text:p>0,259</text:p>
          </table:table-cell>
          <table:table-cell office:value-type="float" office:value="0.27905508282538199" table:style-name="ce17">
            <text:p>0,27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Índice de Reclamações</text:p>
          </table:table-cell>
          <table:table-cell office:value-type="float" office:value="1.0328379999999999" table:style-name="ce17">
            <text:p>1,033</text:p>
          </table:table-cell>
          <table:table-cell office:value-type="float" office:value="0.94465025031398897" table:style-name="ce17">
            <text:p>0,945</text:p>
          </table:table-cell>
          <table:table-cell office:value-type="float" office:value="0.93215766326079996" table:style-name="ce17">
            <text:p>0,932</text:p>
          </table:table-cell>
          <table:table-cell office:value-type="float" office:value="0.73932445974082595" table:style-name="ce17">
            <text:p>0,739</text:p>
          </table:table-cell>
          <table:table-cell office:value-type="float" office:value="0.73035985298995298" table:style-name="ce17">
            <text:p>0,730</text:p>
          </table:table-cell>
          <table:table-cell office:value-type="float" office:value="0.733197253244526" table:style-name="ce17">
            <text:p>0,733</text:p>
          </table:table-cell>
          <table:table-cell office:value-type="float" office:value="0.73599244678458697" table:style-name="ce17">
            <text:p>0,736</text:p>
          </table:table-cell>
          <table:table-cell office:value-type="float" office:value="0.84179094572568802" table:style-name="ce17">
            <text:p>0,842</text:p>
          </table:table-cell>
          <table:table-cell office:value-type="float" office:value="0.79700000000000004" table:style-name="ce17">
            <text:p>0,797</text:p>
          </table:table-cell>
          <table:table-cell office:value-type="float" office:value="0.81599999999999995" table:style-name="ce17">
            <text:p>0,816</text:p>
          </table:table-cell>
          <table:table-cell office:value-type="float" office:value="0.77696734599279105" table:style-name="ce17">
            <text:p>0,777</text:p>
          </table:table-cell>
          <table:table-cell office:value-type="float" office:value="0.75199685103566305" table:style-name="ce17">
            <text:p>0,75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Índice de Reclamações</text:p>
          </table:table-cell>
          <table:table-cell office:value-type="float" office:value="1.160255" table:style-name="ce17">
            <text:p>1,160</text:p>
          </table:table-cell>
          <table:table-cell office:value-type="float" office:value="1.23964640670876" table:style-name="ce17">
            <text:p>1,240</text:p>
          </table:table-cell>
          <table:table-cell office:value-type="float" office:value="1.39092913277302" table:style-name="ce17">
            <text:p>1,391</text:p>
          </table:table-cell>
          <table:table-cell table:number-columns-repeated="9" table:style-name="ce17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Índice de Reclamações</text:p>
          </table:table-cell>
          <table:table-cell office:value-type="float" office:value="3.7276910000000001" table:style-name="ce17">
            <text:p>3,728</text:p>
          </table:table-cell>
          <table:table-cell office:value-type="float" office:value="3.7988197897154401" table:style-name="ce17">
            <text:p>3,799</text:p>
          </table:table-cell>
          <table:table-cell office:value-type="float" office:value="4.2675527660167702" table:style-name="ce17">
            <text:p>4,268</text:p>
          </table:table-cell>
          <table:table-cell office:value-type="float" office:value="3.3303356683838401" table:style-name="ce17">
            <text:p>3,330</text:p>
          </table:table-cell>
          <table:table-cell office:value-type="float" office:value="3.1114120413735802" table:style-name="ce17">
            <text:p>3,111</text:p>
          </table:table-cell>
          <table:table-cell office:value-type="float" office:value="2.9769005243374198" table:style-name="ce17">
            <text:p>2,977</text:p>
          </table:table-cell>
          <table:table-cell office:value-type="float" office:value="2.6780487262417298" table:style-name="ce17">
            <text:p>2,678</text:p>
          </table:table-cell>
          <table:table-cell office:value-type="float" office:value="3.02584908477345" table:style-name="ce17">
            <text:p>3,026</text:p>
          </table:table-cell>
          <table:table-cell office:value-type="float" office:value="2.6190000000000002" table:style-name="ce17">
            <text:p>2,619</text:p>
          </table:table-cell>
          <table:table-cell office:value-type="float" office:value="2.4489999999999998" table:style-name="ce17">
            <text:p>2,449</text:p>
          </table:table-cell>
          <table:table-cell office:value-type="float" office:value="2.74420570093233" table:style-name="ce17">
            <text:p>2,744</text:p>
          </table:table-cell>
          <table:table-cell office:value-type="float" office:value="2.7072585212120099" table:style-name="ce17">
            <text:p>2,70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Índice de Reclamações</text:p>
          </table:table-cell>
          <table:table-cell office:value-type="float" office:value="0.229408" table:style-name="ce17">
            <text:p>0,229</text:p>
          </table:table-cell>
          <table:table-cell office:value-type="float" office:value="0.28138801776414801" table:style-name="ce17">
            <text:p>0,281</text:p>
          </table:table-cell>
          <table:table-cell office:value-type="float" office:value="0.157881952878309" table:style-name="ce17">
            <text:p>0,158</text:p>
          </table:table-cell>
          <table:table-cell office:value-type="float" office:value="8.4427880498365707E-2" table:style-name="ce17">
            <text:p>0,084</text:p>
          </table:table-cell>
          <table:table-cell office:value-type="float" office:value="0.115243999364171" table:style-name="ce17">
            <text:p>0,115</text:p>
          </table:table-cell>
          <table:table-cell office:value-type="float" office:value="0.130019030058036" table:style-name="ce17">
            <text:p>0,130</text:p>
          </table:table-cell>
          <table:table-cell office:value-type="float" office:value="9.0093971929852107E-2" table:style-name="ce17">
            <text:p>0,090</text:p>
          </table:table-cell>
          <table:table-cell office:value-type="float" office:value="0.178088874091166" table:style-name="ce17">
            <text:p>0,178</text:p>
          </table:table-cell>
          <table:table-cell office:value-type="float" office:value="0.13100000000000001" table:style-name="ce17">
            <text:p>0,131</text:p>
          </table:table-cell>
          <table:table-cell office:value-type="float" office:value="0.1" table:style-name="ce17">
            <text:p>0,100</text:p>
          </table:table-cell>
          <table:table-cell office:value-type="float" office:value="0.14907971942432299" table:style-name="ce17">
            <text:p>0,149</text:p>
          </table:table-cell>
          <table:table-cell office:value-type="float" office:value="0.14113787644713999" table:style-name="ce17">
            <text:p>0,14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Índice de Reclamações</text:p>
          </table:table-cell>
          <table:table-cell office:value-type="float" office:value="1.220429" table:style-name="ce17">
            <text:p>1,220</text:p>
          </table:table-cell>
          <table:table-cell office:value-type="float" office:value="1.0947563305474799" table:style-name="ce17">
            <text:p>1,095</text:p>
          </table:table-cell>
          <table:table-cell office:value-type="float" office:value="1.4197364706500299" table:style-name="ce17">
            <text:p>1,420</text:p>
          </table:table-cell>
          <table:table-cell office:value-type="float" office:value="1.3869101938719901" table:style-name="ce17">
            <text:p>1,387</text:p>
          </table:table-cell>
          <table:table-cell office:value-type="float" office:value="1.54775895008436" table:style-name="ce17">
            <text:p>1,548</text:p>
          </table:table-cell>
          <table:table-cell office:value-type="float" office:value="1.9662939790043099" table:style-name="ce17">
            <text:p>1,966</text:p>
          </table:table-cell>
          <table:table-cell office:value-type="float" office:value="2.0582075539828102" table:style-name="ce17">
            <text:p>2,058</text:p>
          </table:table-cell>
          <table:table-cell office:value-type="float" office:value="2.28963280526796" table:style-name="ce17">
            <text:p>2,290</text:p>
          </table:table-cell>
          <table:table-cell office:value-type="float" office:value="2.2410000000000001" table:style-name="ce17">
            <text:p>2,241</text:p>
          </table:table-cell>
          <table:table-cell office:value-type="float" office:value="2.16" table:style-name="ce17">
            <text:p>2,160</text:p>
          </table:table-cell>
          <table:table-cell office:value-type="float" office:value="2.2852260994657598" table:style-name="ce17">
            <text:p>2,285</text:p>
          </table:table-cell>
          <table:table-cell office:value-type="float" office:value="2.26743099496169" table:style-name="ce17">
            <text:p>2,26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Índice de Reclamações</text:p>
          </table:table-cell>
          <table:table-cell office:value-type="float" office:value="1.8249610000000001" table:style-name="ce17">
            <text:p>1,825</text:p>
          </table:table-cell>
          <table:table-cell office:value-type="float" office:value="1.7997995596656899" table:style-name="ce17">
            <text:p>1,800</text:p>
          </table:table-cell>
          <table:table-cell office:value-type="float" office:value="2.0151466193228602" table:style-name="ce17">
            <text:p>2,015</text:p>
          </table:table-cell>
          <table:table-cell office:value-type="float" office:value="1.5126365971909199" table:style-name="ce17">
            <text:p>1,513</text:p>
          </table:table-cell>
          <table:table-cell office:value-type="float" office:value="1.37745339154362" table:style-name="ce17">
            <text:p>1,377</text:p>
          </table:table-cell>
          <table:table-cell office:value-type="float" office:value="1.56097011932145" table:style-name="ce17">
            <text:p>1,561</text:p>
          </table:table-cell>
          <table:table-cell office:value-type="float" office:value="1.3841177249015" table:style-name="ce17">
            <text:p>1,384</text:p>
          </table:table-cell>
          <table:table-cell office:value-type="float" office:value="1.48168395332233" table:style-name="ce17">
            <text:p>1,482</text:p>
          </table:table-cell>
          <table:table-cell office:value-type="float" office:value="1.391" table:style-name="ce17">
            <text:p>1,391</text:p>
          </table:table-cell>
          <table:table-cell office:value-type="float" office:value="1.391" table:style-name="ce17">
            <text:p>1,391</text:p>
          </table:table-cell>
          <table:table-cell office:value-type="float" office:value="1.4641600978999001" table:style-name="ce17">
            <text:p>1,464</text:p>
          </table:table-cell>
          <table:table-cell office:value-type="float" office:value="1.3962649842288799" table:style-name="ce17">
            <text:p>1,396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945908" table:style-name="ce20">
            <text:p>945.908</text:p>
          </table:table-cell>
          <table:table-cell office:value-type="float" office:value="971642" table:style-name="ce20">
            <text:p>971.642</text:p>
          </table:table-cell>
          <table:table-cell office:value-type="float" office:value="975627" table:style-name="ce20">
            <text:p>975.627</text:p>
          </table:table-cell>
          <table:table-cell office:value-type="float" office:value="974495" table:style-name="ce20">
            <text:p>974.495</text:p>
          </table:table-cell>
          <table:table-cell office:value-type="float" office:value="982211" table:style-name="ce20">
            <text:p>982.211</text:p>
          </table:table-cell>
          <table:table-cell office:value-type="float" office:value="984034" table:style-name="ce20">
            <text:p>984.034</text:p>
          </table:table-cell>
          <table:table-cell office:value-type="float" office:value="975478" table:style-name="ce20">
            <text:p>975.478</text:p>
          </table:table-cell>
          <table:table-cell office:value-type="float" office:value="953258" table:style-name="ce20">
            <text:p>953.258</text:p>
          </table:table-cell>
          <table:table-cell office:value-type="float" office:value="979084" table:style-name="ce20">
            <text:p>979.084</text:p>
          </table:table-cell>
          <table:table-cell office:value-type="float" office:value="976605" table:style-name="ce20">
            <text:p>976.605</text:p>
          </table:table-cell>
          <table:table-cell office:value-type="float" office:value="977918" table:style-name="ce20">
            <text:p>977.918</text:p>
          </table:table-cell>
          <table:table-cell office:value-type="float" office:value="981885" table:style-name="ce20">
            <text:p>981.88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11477112" table:style-name="ce20">
            <text:p>11.477.112</text:p>
          </table:table-cell>
          <table:table-cell office:value-type="float" office:value="11458209" table:style-name="ce20">
            <text:p>11.458.209</text:p>
          </table:table-cell>
          <table:table-cell office:value-type="float" office:value="11429397" table:style-name="ce20">
            <text:p>11.429.397</text:p>
          </table:table-cell>
          <table:table-cell office:value-type="float" office:value="11379307" table:style-name="ce20">
            <text:p>11.379.307</text:p>
          </table:table-cell>
          <table:table-cell office:value-type="float" office:value="11342354" table:style-name="ce20">
            <text:p>11.342.354</text:p>
          </table:table-cell>
          <table:table-cell office:value-type="float" office:value="11301188" table:style-name="ce20">
            <text:p>11.301.188</text:p>
          </table:table-cell>
          <table:table-cell office:value-type="float" office:value="11299029" table:style-name="ce20">
            <text:p>11.299.029</text:p>
          </table:table-cell>
          <table:table-cell office:value-type="float" office:value="11271207" table:style-name="ce20">
            <text:p>11.271.207</text:p>
          </table:table-cell>
          <table:table-cell office:value-type="float" office:value="11251593" table:style-name="ce20">
            <text:p>11.251.593</text:p>
          </table:table-cell>
          <table:table-cell office:value-type="float" office:value="11218470" table:style-name="ce20">
            <text:p>11.218.470</text:p>
          </table:table-cell>
          <table:table-cell office:value-type="float" office:value="11179363" table:style-name="ce20">
            <text:p>11.179.363</text:p>
          </table:table-cell>
          <table:table-cell office:value-type="float" office:value="11122387" table:style-name="ce20">
            <text:p>11.122.38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4777398" table:style-name="ce20">
            <text:p>4.777.398</text:p>
          </table:table-cell>
          <table:table-cell office:value-type="float" office:value="4811856" table:style-name="ce20">
            <text:p>4.811.856</text:p>
          </table:table-cell>
          <table:table-cell office:value-type="float" office:value="4817643" table:style-name="ce20">
            <text:p>4.817.643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15046849" table:style-name="ce20">
            <text:p>15.046.849</text:p>
          </table:table-cell>
          <table:table-cell office:value-type="float" office:value="14983601" table:style-name="ce20">
            <text:p>14.983.601</text:p>
          </table:table-cell>
          <table:table-cell office:value-type="float" office:value="14855821" table:style-name="ce20">
            <text:p>14.855.821</text:p>
          </table:table-cell>
          <table:table-cell office:value-type="float" office:value="14790401" table:style-name="ce20">
            <text:p>14.790.401</text:p>
          </table:table-cell>
          <table:table-cell office:value-type="float" office:value="14738003" table:style-name="ce20">
            <text:p>14.738.003</text:p>
          </table:table-cell>
          <table:table-cell office:value-type="float" office:value="14712282" table:style-name="ce20">
            <text:p>14.712.282</text:p>
          </table:table-cell>
          <table:table-cell office:value-type="float" office:value="14657687" table:style-name="ce20">
            <text:p>14.657.687</text:p>
          </table:table-cell>
          <table:table-cell office:value-type="float" office:value="14574752" table:style-name="ce20">
            <text:p>14.574.752</text:p>
          </table:table-cell>
          <table:table-cell office:value-type="float" office:value="14516744" table:style-name="ce20">
            <text:p>14.516.744</text:p>
          </table:table-cell>
          <table:table-cell office:value-type="float" office:value="14501624" table:style-name="ce20">
            <text:p>14.501.624</text:p>
          </table:table-cell>
          <table:table-cell office:value-type="float" office:value="14402346" table:style-name="ce20">
            <text:p>14.402.346</text:p>
          </table:table-cell>
          <table:table-cell office:value-type="float" office:value="14333319" table:style-name="ce20">
            <text:p>14.333.31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244107" table:style-name="ce20">
            <text:p>244.107</text:p>
          </table:table-cell>
          <table:table-cell office:value-type="float" office:value="245213" table:style-name="ce20">
            <text:p>245.213</text:p>
          </table:table-cell>
          <table:table-cell office:value-type="float" office:value="247020" table:style-name="ce20">
            <text:p>247.020</text:p>
          </table:table-cell>
          <table:table-cell office:value-type="float" office:value="248733" table:style-name="ce20">
            <text:p>248.733</text:p>
          </table:table-cell>
          <table:table-cell office:value-type="float" office:value="251640" table:style-name="ce20">
            <text:p>251.640</text:p>
          </table:table-cell>
          <table:table-cell office:value-type="float" office:value="253809" table:style-name="ce20">
            <text:p>253.809</text:p>
          </table:table-cell>
          <table:table-cell office:value-type="float" office:value="255289" table:style-name="ce20">
            <text:p>255.289</text:p>
          </table:table-cell>
          <table:table-cell office:value-type="float" office:value="258298" table:style-name="ce20">
            <text:p>258.298</text:p>
          </table:table-cell>
          <table:table-cell office:value-type="float" office:value="259465" table:style-name="ce20">
            <text:p>259.465</text:p>
          </table:table-cell>
          <table:table-cell office:value-type="float" office:value="260689" table:style-name="ce20">
            <text:p>260.689</text:p>
          </table:table-cell>
          <table:table-cell office:value-type="float" office:value="261605" table:style-name="ce20">
            <text:p>261.605</text:p>
          </table:table-cell>
          <table:table-cell office:value-type="float" office:value="262155" table:style-name="ce20">
            <text:p>262.15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602247" table:style-name="ce20">
            <text:p>602.247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609268" table:style-name="ce20">
            <text:p>609.268</text:p>
          </table:table-cell>
          <table:table-cell office:value-type="float" office:value="517656" table:style-name="ce20">
            <text:p>517.656</text:p>
          </table:table-cell>
          <table:table-cell office:value-type="float" office:value="523169" table:style-name="ce20">
            <text:p>523.169</text:p>
          </table:table-cell>
          <table:table-cell office:value-type="float" office:value="522049" table:style-name="ce20">
            <text:p>522.049</text:p>
          </table:table-cell>
          <table:table-cell office:value-type="float" office:value="524382" table:style-name="ce20">
            <text:p>524.38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acessos em serviço</text:p>
          </table:table-cell>
          <table:table-cell office:value-type="float" office:value="10132822" table:style-name="ce20">
            <text:p>10.132.822</text:p>
          </table:table-cell>
          <table:table-cell office:value-type="float" office:value="10087790" table:style-name="ce20">
            <text:p>10.087.790</text:p>
          </table:table-cell>
          <table:table-cell office:value-type="float" office:value="10039468" table:style-name="ce20">
            <text:p>10.039.468</text:p>
          </table:table-cell>
          <table:table-cell office:value-type="float" office:value="14231442" table:style-name="ce20">
            <text:p>14.231.442</text:p>
          </table:table-cell>
          <table:table-cell office:value-type="float" office:value="14729355" table:style-name="ce20">
            <text:p>14.729.355</text:p>
          </table:table-cell>
          <table:table-cell office:value-type="float" office:value="14677411" table:style-name="ce20">
            <text:p>14.677.411</text:p>
          </table:table-cell>
          <table:table-cell office:value-type="float" office:value="14607139" table:style-name="ce20">
            <text:p>14.607.139</text:p>
          </table:table-cell>
          <table:table-cell office:value-type="float" office:value="14582732" table:style-name="ce20">
            <text:p>14.582.732</text:p>
          </table:table-cell>
          <table:table-cell office:value-type="float" office:value="14552461" table:style-name="ce20">
            <text:p>14.552.461</text:p>
          </table:table-cell>
          <table:table-cell office:value-type="float" office:value="14494326" table:style-name="ce20">
            <text:p>14.494.326</text:p>
          </table:table-cell>
          <table:table-cell office:value-type="float" office:value="14475193" table:style-name="ce20">
            <text:p>14.475.193</text:p>
          </table:table-cell>
          <table:table-cell office:value-type="float" office:value="14412737" table:style-name="ce20">
            <text:p>14.412.737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abertas</text:p>
          </table:table-cell>
          <table:table-cell office:value-type="float" office:value="9" table:style-name="ce20">
            <text:p>9</text:p>
          </table:table-cell>
          <table:table-cell office:value-type="float" office:value="18" table:style-name="ce20">
            <text:p>18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20" table:style-name="ce20">
            <text:p>20</text:p>
          </table:table-cell>
          <table:table-cell office:value-type="float" office:value="22" table:style-name="ce20">
            <text:p>22</text:p>
          </table:table-cell>
          <table:table-cell office:value-type="float" office:value="11" table:style-name="ce20">
            <text:p>11</text:p>
          </table:table-cell>
          <table:table-cell office:value-type="float" office:value="23" table:style-name="ce20">
            <text:p>23</text:p>
          </table:table-cell>
          <table:table-cell office:value-type="float" office:value="11" table:style-name="ce20">
            <text:p>11</text:p>
          </table:table-cell>
          <table:table-cell office:value-type="float" office:value="19" table:style-name="ce20">
            <text:p>19</text:p>
          </table:table-cell>
          <table:table-cell office:value-type="float" office:value="17" table:style-name="ce20">
            <text:p>17</text:p>
          </table:table-cell>
          <table:table-cell office:value-type="float" office:value="13" table:style-name="ce20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reabertas</text:p>
          </table:table-cell>
          <table:table-cell office:value-type="float" office:value="922" table:style-name="ce20">
            <text:p>922</text:p>
          </table:table-cell>
          <table:table-cell office:value-type="float" office:value="806" table:style-name="ce20">
            <text:p>806</text:p>
          </table:table-cell>
          <table:table-cell office:value-type="float" office:value="685" table:style-name="ce20">
            <text:p>685</text:p>
          </table:table-cell>
          <table:table-cell office:value-type="float" office:value="441" table:style-name="ce20">
            <text:p>441</text:p>
          </table:table-cell>
          <table:table-cell office:value-type="float" office:value="398" table:style-name="ce20">
            <text:p>398</text:p>
          </table:table-cell>
          <table:table-cell office:value-type="float" office:value="510" table:style-name="ce20">
            <text:p>510</text:p>
          </table:table-cell>
          <table:table-cell office:value-type="float" office:value="511" table:style-name="ce20">
            <text:p>511</text:p>
          </table:table-cell>
          <table:table-cell office:value-type="float" office:value="582" table:style-name="ce20">
            <text:p>582</text:p>
          </table:table-cell>
          <table:table-cell office:value-type="float" office:value="521" table:style-name="ce20">
            <text:p>521</text:p>
          </table:table-cell>
          <table:table-cell office:value-type="float" office:value="496" table:style-name="ce20">
            <text:p>496</text:p>
          </table:table-cell>
          <table:table-cell office:value-type="float" office:value="441" table:style-name="ce20">
            <text:p>441</text:p>
          </table:table-cell>
          <table:table-cell office:value-type="float" office:value="423" table:style-name="ce20">
            <text:p>42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reabertas</text:p>
          </table:table-cell>
          <table:table-cell office:value-type="float" office:value="258" table:style-name="ce20">
            <text:p>258</text:p>
          </table:table-cell>
          <table:table-cell office:value-type="float" office:value="252" table:style-name="ce20">
            <text:p>252</text:p>
          </table:table-cell>
          <table:table-cell office:value-type="float" office:value="344" table:style-name="ce20">
            <text:p>344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abertas</text:p>
          </table:table-cell>
          <table:table-cell office:value-type="float" office:value="4538" table:style-name="ce20">
            <text:p>4.538</text:p>
          </table:table-cell>
          <table:table-cell office:value-type="float" office:value="4734" table:style-name="ce20">
            <text:p>4.734</text:p>
          </table:table-cell>
          <table:table-cell office:value-type="float" office:value="5108" table:style-name="ce20">
            <text:p>5.108</text:p>
          </table:table-cell>
          <table:table-cell office:value-type="float" office:value="3941" table:style-name="ce20">
            <text:p>3.941</text:p>
          </table:table-cell>
          <table:table-cell office:value-type="float" office:value="3949" table:style-name="ce20">
            <text:p>3.949</text:p>
          </table:table-cell>
          <table:table-cell office:value-type="float" office:value="3378" table:style-name="ce20">
            <text:p>3.378</text:p>
          </table:table-cell>
          <table:table-cell office:value-type="float" office:value="2903" table:style-name="ce20">
            <text:p>2.903</text:p>
          </table:table-cell>
          <table:table-cell office:value-type="float" office:value="3370" table:style-name="ce20">
            <text:p>3.370</text:p>
          </table:table-cell>
          <table:table-cell office:value-type="float" office:value="3168" table:style-name="ce20">
            <text:p>3.168</text:p>
          </table:table-cell>
          <table:table-cell office:value-type="float" office:value="2779" table:style-name="ce20">
            <text:p>2.779</text:p>
          </table:table-cell>
          <table:table-cell office:value-type="float" office:value="3170" table:style-name="ce20">
            <text:p>3.170</text:p>
          </table:table-cell>
          <table:table-cell office:value-type="float" office:value="2962" table:style-name="ce20">
            <text:p>2.96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abertas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abertas</text:p>
          </table:table-cell>
          <table:table-cell office:value-type="float" office:value="45" table:style-name="ce20">
            <text:p>45</text:p>
          </table:table-cell>
          <table:table-cell office:value-type="float" office:value="56" table:style-name="ce20">
            <text:p>56</text:p>
          </table:table-cell>
          <table:table-cell office:value-type="float" office:value="87" table:style-name="ce20">
            <text:p>87</text:p>
          </table:table-cell>
          <table:table-cell office:value-type="float" office:value="83" table:style-name="ce20">
            <text:p>83</text:p>
          </table:table-cell>
          <table:table-cell office:value-type="float" office:value="106" table:style-name="ce20">
            <text:p>106</text:p>
          </table:table-cell>
          <table:table-cell office:value-type="float" office:value="137" table:style-name="ce20">
            <text:p>137</text:p>
          </table:table-cell>
          <table:table-cell office:value-type="float" office:value="168" table:style-name="ce20">
            <text:p>168</text:p>
          </table:table-cell>
          <table:table-cell office:value-type="float" office:value="221" table:style-name="ce20">
            <text:p>221</text:p>
          </table:table-cell>
          <table:table-cell office:value-type="float" office:value="233" table:style-name="ce20">
            <text:p>233</text:p>
          </table:table-cell>
          <table:table-cell office:value-type="float" office:value="166" table:style-name="ce20">
            <text:p>166</text:p>
          </table:table-cell>
          <table:table-cell office:value-type="float" office:value="191" table:style-name="ce20">
            <text:p>191</text:p>
          </table:table-cell>
          <table:table-cell office:value-type="float" office:value="166" table:style-name="ce20">
            <text:p>16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abertas</text:p>
          </table:table-cell>
          <table:table-cell office:value-type="float" office:value="1680" table:style-name="ce20">
            <text:p>1.680</text:p>
          </table:table-cell>
          <table:table-cell office:value-type="float" office:value="1702" table:style-name="ce20">
            <text:p>1.702</text:p>
          </table:table-cell>
          <table:table-cell office:value-type="float" office:value="2025" table:style-name="ce20">
            <text:p>2.025</text:p>
          </table:table-cell>
          <table:table-cell office:value-type="float" office:value="1361" table:style-name="ce20">
            <text:p>1.361</text:p>
          </table:table-cell>
          <table:table-cell office:value-type="float" office:value="1650" table:style-name="ce20">
            <text:p>1.650</text:p>
          </table:table-cell>
          <table:table-cell office:value-type="float" office:value="1555" table:style-name="ce20">
            <text:p>1.555</text:p>
          </table:table-cell>
          <table:table-cell office:value-type="float" office:value="1660" table:style-name="ce20">
            <text:p>1.660</text:p>
          </table:table-cell>
          <table:table-cell office:value-type="float" office:value="2050" table:style-name="ce20">
            <text:p>2.050</text:p>
          </table:table-cell>
          <table:table-cell office:value-type="float" office:value="1510" table:style-name="ce20">
            <text:p>1.510</text:p>
          </table:table-cell>
          <table:table-cell office:value-type="float" office:value="1472" table:style-name="ce20">
            <text:p>1.472</text:p>
          </table:table-cell>
          <table:table-cell office:value-type="float" office:value="1615" table:style-name="ce20">
            <text:p>1.615</text:p>
          </table:table-cell>
          <table:table-cell office:value-type="float" office:value="1429" table:style-name="ce20">
            <text:p>1.429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clamações</text:p>
          </table:table-cell>
          <table:table-cell office:value-type="float" office:value="207" table:style-name="ce20">
            <text:p>207</text:p>
          </table:table-cell>
          <table:table-cell office:value-type="float" office:value="259" table:style-name="ce20">
            <text:p>259</text:p>
          </table:table-cell>
          <table:table-cell office:value-type="float" office:value="300" table:style-name="ce20">
            <text:p>300</text:p>
          </table:table-cell>
          <table:table-cell office:value-type="float" office:value="220" table:style-name="ce20">
            <text:p>220</text:p>
          </table:table-cell>
          <table:table-cell office:value-type="float" office:value="325" table:style-name="ce20">
            <text:p>325</text:p>
          </table:table-cell>
          <table:table-cell office:value-type="float" office:value="371" table:style-name="ce20">
            <text:p>371</text:p>
          </table:table-cell>
          <table:table-cell office:value-type="float" office:value="249" table:style-name="ce20">
            <text:p>249</text:p>
          </table:table-cell>
          <table:table-cell office:value-type="float" office:value="261" table:style-name="ce20">
            <text:p>261</text:p>
          </table:table-cell>
          <table:table-cell office:value-type="float" office:value="221" table:style-name="ce20">
            <text:p>221</text:p>
          </table:table-cell>
          <table:table-cell office:value-type="float" office:value="260" table:style-name="ce20">
            <text:p>260</text:p>
          </table:table-cell>
          <table:table-cell office:value-type="float" office:value="253" table:style-name="ce20">
            <text:p>253</text:p>
          </table:table-cell>
          <table:table-cell office:value-type="float" office:value="274" table:style-name="ce2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reclamações</text:p>
          </table:table-cell>
          <table:table-cell office:value-type="float" office:value="11854" table:style-name="ce20">
            <text:p>11.854</text:p>
          </table:table-cell>
          <table:table-cell office:value-type="float" office:value="10824" table:style-name="ce20">
            <text:p>10.824</text:p>
          </table:table-cell>
          <table:table-cell office:value-type="float" office:value="10654" table:style-name="ce20">
            <text:p>10.654</text:p>
          </table:table-cell>
          <table:table-cell office:value-type="float" office:value="8413" table:style-name="ce20">
            <text:p>8.413</text:p>
          </table:table-cell>
          <table:table-cell office:value-type="float" office:value="8284" table:style-name="ce20">
            <text:p>8.284</text:p>
          </table:table-cell>
          <table:table-cell office:value-type="float" office:value="8286" table:style-name="ce20">
            <text:p>8.286</text:p>
          </table:table-cell>
          <table:table-cell office:value-type="float" office:value="8316" table:style-name="ce20">
            <text:p>8.316</text:p>
          </table:table-cell>
          <table:table-cell office:value-type="float" office:value="9488" table:style-name="ce20">
            <text:p>9.488</text:p>
          </table:table-cell>
          <table:table-cell office:value-type="float" office:value="8963" table:style-name="ce20">
            <text:p>8.963</text:p>
          </table:table-cell>
          <table:table-cell office:value-type="float" office:value="9153" table:style-name="ce20">
            <text:p>9.153</text:p>
          </table:table-cell>
          <table:table-cell office:value-type="float" office:value="8686" table:style-name="ce20">
            <text:p>8.686</text:p>
          </table:table-cell>
          <table:table-cell office:value-type="float" office:value="8364" table:style-name="ce20">
            <text:p>8.36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reclamações</text:p>
          </table:table-cell>
          <table:table-cell office:value-type="float" office:value="5543" table:style-name="ce20">
            <text:p>5.543</text:p>
          </table:table-cell>
          <table:table-cell office:value-type="float" office:value="5965" table:style-name="ce20">
            <text:p>5.965</text:p>
          </table:table-cell>
          <table:table-cell office:value-type="float" office:value="6701" table:style-name="ce20">
            <text:p>6.701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clamações</text:p>
          </table:table-cell>
          <table:table-cell office:value-type="float" office:value="56090" table:style-name="ce20">
            <text:p>56.090</text:p>
          </table:table-cell>
          <table:table-cell office:value-type="float" office:value="56920" table:style-name="ce20">
            <text:p>56.920</text:p>
          </table:table-cell>
          <table:table-cell office:value-type="float" office:value="63398" table:style-name="ce20">
            <text:p>63.398</text:p>
          </table:table-cell>
          <table:table-cell office:value-type="float" office:value="49257" table:style-name="ce20">
            <text:p>49.257</text:p>
          </table:table-cell>
          <table:table-cell office:value-type="float" office:value="45856" table:style-name="ce20">
            <text:p>45.856</text:p>
          </table:table-cell>
          <table:table-cell office:value-type="float" office:value="43797" table:style-name="ce20">
            <text:p>43.797</text:p>
          </table:table-cell>
          <table:table-cell office:value-type="float" office:value="39254" table:style-name="ce20">
            <text:p>39.254</text:p>
          </table:table-cell>
          <table:table-cell office:value-type="float" office:value="44101" table:style-name="ce20">
            <text:p>44.101</text:p>
          </table:table-cell>
          <table:table-cell office:value-type="float" office:value="38013" table:style-name="ce20">
            <text:p>38.013</text:p>
          </table:table-cell>
          <table:table-cell office:value-type="float" office:value="35512" table:style-name="ce20">
            <text:p>35.512</text:p>
          </table:table-cell>
          <table:table-cell office:value-type="float" office:value="39523" table:style-name="ce20">
            <text:p>39.523</text:p>
          </table:table-cell>
          <table:table-cell office:value-type="float" office:value="38804" table:style-name="ce20">
            <text:p>38.80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clamações</text:p>
          </table:table-cell>
          <table:table-cell office:value-type="float" office:value="56" table:style-name="ce20">
            <text:p>56</text:p>
          </table:table-cell>
          <table:table-cell office:value-type="float" office:value="69" table:style-name="ce20">
            <text:p>69</text:p>
          </table:table-cell>
          <table:table-cell office:value-type="float" office:value="39" table:style-name="ce20">
            <text:p>39</text:p>
          </table:table-cell>
          <table:table-cell office:value-type="float" office:value="21" table:style-name="ce20">
            <text:p>21</text:p>
          </table:table-cell>
          <table:table-cell office:value-type="float" office:value="29" table:style-name="ce20">
            <text:p>29</text:p>
          </table:table-cell>
          <table:table-cell office:value-type="float" office:value="33" table:style-name="ce20">
            <text:p>33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34" table:style-name="ce20">
            <text:p>34</text:p>
          </table:table-cell>
          <table:table-cell office:value-type="float" office:value="26" table:style-name="ce20">
            <text:p>26</text:p>
          </table:table-cell>
          <table:table-cell office:value-type="float" office:value="39" table:style-name="ce20">
            <text:p>39</text:p>
          </table:table-cell>
          <table:table-cell office:value-type="float" office:value="37" table:style-name="ce2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clamações</text:p>
          </table:table-cell>
          <table:table-cell office:value-type="float" office:value="735" table:style-name="ce20">
            <text:p>735</text:p>
          </table:table-cell>
          <table:table-cell office:value-type="float" office:value="667" table:style-name="ce20">
            <text:p>667</text:p>
          </table:table-cell>
          <table:table-cell office:value-type="float" office:value="865" table:style-name="ce20">
            <text:p>865</text:p>
          </table:table-cell>
          <table:table-cell office:value-type="float" office:value="845" table:style-name="ce20">
            <text:p>845</text:p>
          </table:table-cell>
          <table:table-cell office:value-type="float" office:value="943" table:style-name="ce20">
            <text:p>943</text:p>
          </table:table-cell>
          <table:table-cell office:value-type="float" office:value="1198" table:style-name="ce20">
            <text:p>1.198</text:p>
          </table:table-cell>
          <table:table-cell office:value-type="float" office:value="1254" table:style-name="ce20">
            <text:p>1.254</text:p>
          </table:table-cell>
          <table:table-cell office:value-type="float" office:value="1395" table:style-name="ce20">
            <text:p>1.395</text:p>
          </table:table-cell>
          <table:table-cell office:value-type="float" office:value="1160" table:style-name="ce20">
            <text:p>1.160</text:p>
          </table:table-cell>
          <table:table-cell office:value-type="float" office:value="1130" table:style-name="ce20">
            <text:p>1.130</text:p>
          </table:table-cell>
          <table:table-cell office:value-type="float" office:value="1193" table:style-name="ce20">
            <text:p>1.193</text:p>
          </table:table-cell>
          <table:table-cell office:value-type="float" office:value="1189" table:style-name="ce20">
            <text:p>1.18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clamações</text:p>
          </table:table-cell>
          <table:table-cell office:value-type="float" office:value="18492" table:style-name="ce20">
            <text:p>18.492</text:p>
          </table:table-cell>
          <table:table-cell office:value-type="float" office:value="18156" table:style-name="ce20">
            <text:p>18.156</text:p>
          </table:table-cell>
          <table:table-cell office:value-type="float" office:value="20231" table:style-name="ce20">
            <text:p>20.231</text:p>
          </table:table-cell>
          <table:table-cell office:value-type="float" office:value="21527" table:style-name="ce20">
            <text:p>21.527</text:p>
          </table:table-cell>
          <table:table-cell office:value-type="float" office:value="20289" table:style-name="ce20">
            <text:p>20.289</text:p>
          </table:table-cell>
          <table:table-cell office:value-type="float" office:value="22911" table:style-name="ce20">
            <text:p>22.911</text:p>
          </table:table-cell>
          <table:table-cell office:value-type="float" office:value="20218" table:style-name="ce20">
            <text:p>20.218</text:p>
          </table:table-cell>
          <table:table-cell office:value-type="float" office:value="21607" table:style-name="ce20">
            <text:p>21.607</text:p>
          </table:table-cell>
          <table:table-cell office:value-type="float" office:value="20247" table:style-name="ce20">
            <text:p>20.247</text:p>
          </table:table-cell>
          <table:table-cell office:value-type="float" office:value="20162" table:style-name="ce20">
            <text:p>20.162</text:p>
          </table:table-cell>
          <table:table-cell office:value-type="float" office:value="21194" table:style-name="ce20">
            <text:p>21.194</text:p>
          </table:table-cell>
          <table:table-cell office:value-type="float" office:value="20124" table:style-name="ce20">
            <text:p>20.124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663" table:style-name="ce20">
            <text:p>663</text:p>
          </table:table-cell>
          <table:table-cell office:value-type="float" office:value="640" table:style-name="ce20">
            <text:p>640</text:p>
          </table:table-cell>
          <table:table-cell office:value-type="float" office:value="681" table:style-name="ce20">
            <text:p>681</text:p>
          </table:table-cell>
          <table:table-cell office:value-type="float" office:value="766" table:style-name="ce20">
            <text:p>766</text:p>
          </table:table-cell>
          <table:table-cell office:value-type="float" office:value="779" table:style-name="ce20">
            <text:p>779</text:p>
          </table:table-cell>
          <table:table-cell office:value-type="float" office:value="845" table:style-name="ce20">
            <text:p>845</text:p>
          </table:table-cell>
          <table:table-cell office:value-type="float" office:value="916" table:style-name="ce20">
            <text:p>916</text:p>
          </table:table-cell>
          <table:table-cell office:value-type="float" office:value="945" table:style-name="ce20">
            <text:p>945</text:p>
          </table:table-cell>
          <table:table-cell office:value-type="float" office:value="881" table:style-name="ce20">
            <text:p>881</text:p>
          </table:table-cell>
          <table:table-cell office:value-type="float" office:value="731" table:style-name="ce20">
            <text:p>731</text:p>
          </table:table-cell>
          <table:table-cell office:value-type="float" office:value="741" table:style-name="ce20">
            <text:p>741</text:p>
          </table:table-cell>
          <table:table-cell office:value-type="float" office:value="733" table:style-name="ce2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34086" table:style-name="ce20">
            <text:p>34.086</text:p>
          </table:table-cell>
          <table:table-cell office:value-type="float" office:value="33564" table:style-name="ce20">
            <text:p>33.564</text:p>
          </table:table-cell>
          <table:table-cell office:value-type="float" office:value="33210" table:style-name="ce20">
            <text:p>33.210</text:p>
          </table:table-cell>
          <table:table-cell office:value-type="float" office:value="33328" table:style-name="ce20">
            <text:p>33.328</text:p>
          </table:table-cell>
          <table:table-cell office:value-type="float" office:value="29884" table:style-name="ce20">
            <text:p>29.884</text:p>
          </table:table-cell>
          <table:table-cell office:value-type="float" office:value="27342" table:style-name="ce20">
            <text:p>27.342</text:p>
          </table:table-cell>
          <table:table-cell office:value-type="float" office:value="24975" table:style-name="ce20">
            <text:p>24.975</text:p>
          </table:table-cell>
          <table:table-cell office:value-type="float" office:value="24878" table:style-name="ce20">
            <text:p>24.878</text:p>
          </table:table-cell>
          <table:table-cell office:value-type="float" office:value="26082" table:style-name="ce20">
            <text:p>26.082</text:p>
          </table:table-cell>
          <table:table-cell office:value-type="float" office:value="26758" table:style-name="ce20">
            <text:p>26.758</text:p>
          </table:table-cell>
          <table:table-cell office:value-type="float" office:value="27599" table:style-name="ce20">
            <text:p>27.599</text:p>
          </table:table-cell>
          <table:table-cell office:value-type="float" office:value="26799" table:style-name="ce20">
            <text:p>26.79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6376" table:style-name="ce20">
            <text:p>16.376</text:p>
          </table:table-cell>
          <table:table-cell office:value-type="float" office:value="16428" table:style-name="ce20">
            <text:p>16.428</text:p>
          </table:table-cell>
          <table:table-cell office:value-type="float" office:value="17092" table:style-name="ce20">
            <text:p>17.092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37998" table:style-name="ce20">
            <text:p>137.998</text:p>
          </table:table-cell>
          <table:table-cell office:value-type="float" office:value="147138" table:style-name="ce20">
            <text:p>147.138</text:p>
          </table:table-cell>
          <table:table-cell office:value-type="float" office:value="158649" table:style-name="ce20">
            <text:p>158.649</text:p>
          </table:table-cell>
          <table:table-cell office:value-type="float" office:value="176401" table:style-name="ce20">
            <text:p>176.401</text:p>
          </table:table-cell>
          <table:table-cell office:value-type="float" office:value="169575" table:style-name="ce20">
            <text:p>169.575</text:p>
          </table:table-cell>
          <table:table-cell office:value-type="float" office:value="158511" table:style-name="ce20">
            <text:p>158.511</text:p>
          </table:table-cell>
          <table:table-cell office:value-type="float" office:value="138900" table:style-name="ce20">
            <text:p>138.900</text:p>
          </table:table-cell>
          <table:table-cell office:value-type="float" office:value="128904" table:style-name="ce20">
            <text:p>128.904</text:p>
          </table:table-cell>
          <table:table-cell office:value-type="float" office:value="127147" table:style-name="ce20">
            <text:p>127.147</text:p>
          </table:table-cell>
          <table:table-cell office:value-type="float" office:value="121376" table:style-name="ce20">
            <text:p>121.376</text:p>
          </table:table-cell>
          <table:table-cell office:value-type="float" office:value="117586" table:style-name="ce20">
            <text:p>117.586</text:p>
          </table:table-cell>
          <table:table-cell office:value-type="float" office:value="113015" table:style-name="ce20">
            <text:p>113.01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152" table:style-name="ce20">
            <text:p>152</text:p>
          </table:table-cell>
          <table:table-cell office:value-type="float" office:value="164" table:style-name="ce20">
            <text:p>164</text:p>
          </table:table-cell>
          <table:table-cell office:value-type="float" office:value="175" table:style-name="ce20">
            <text:p>175</text:p>
          </table:table-cell>
          <table:table-cell office:value-type="float" office:value="162" table:style-name="ce20">
            <text:p>162</text:p>
          </table:table-cell>
          <table:table-cell office:value-type="float" office:value="129" table:style-name="ce20">
            <text:p>129</text:p>
          </table:table-cell>
          <table:table-cell office:value-type="float" office:value="89" table:style-name="ce20">
            <text:p>89</text:p>
          </table:table-cell>
          <table:table-cell office:value-type="float" office:value="82" table:style-name="ce20">
            <text:p>82</text:p>
          </table:table-cell>
          <table:table-cell office:value-type="float" office:value="84" table:style-name="ce20">
            <text:p>84</text:p>
          </table:table-cell>
          <table:table-cell office:value-type="float" office:value="101" table:style-name="ce20">
            <text:p>101</text:p>
          </table:table-cell>
          <table:table-cell office:value-type="float" office:value="103" table:style-name="ce20">
            <text:p>103</text:p>
          </table:table-cell>
          <table:table-cell office:value-type="float" office:value="106" table:style-name="ce20">
            <text:p>106</text:p>
          </table:table-cell>
          <table:table-cell office:value-type="float" office:value="99" table:style-name="ce2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2187" table:style-name="ce20">
            <text:p>2.187</text:p>
          </table:table-cell>
          <table:table-cell office:value-type="float" office:value="2231" table:style-name="ce20">
            <text:p>2.231</text:p>
          </table:table-cell>
          <table:table-cell office:value-type="float" office:value="2060" table:style-name="ce20">
            <text:p>2.060</text:p>
          </table:table-cell>
          <table:table-cell office:value-type="float" office:value="2267" table:style-name="ce20">
            <text:p>2.267</text:p>
          </table:table-cell>
          <table:table-cell office:value-type="float" office:value="2377" table:style-name="ce20">
            <text:p>2.377</text:p>
          </table:table-cell>
          <table:table-cell office:value-type="float" office:value="2653" table:style-name="ce20">
            <text:p>2.653</text:p>
          </table:table-cell>
          <table:table-cell office:value-type="float" office:value="2986" table:style-name="ce20">
            <text:p>2.986</text:p>
          </table:table-cell>
          <table:table-cell office:value-type="float" office:value="3390" table:style-name="ce20">
            <text:p>3.390</text:p>
          </table:table-cell>
          <table:table-cell office:value-type="float" office:value="3841" table:style-name="ce20">
            <text:p>3.841</text:p>
          </table:table-cell>
          <table:table-cell office:value-type="float" office:value="3802" table:style-name="ce20">
            <text:p>3.802</text:p>
          </table:table-cell>
          <table:table-cell office:value-type="float" office:value="3685" table:style-name="ce20">
            <text:p>3.685</text:p>
          </table:table-cell>
          <table:table-cell office:value-type="float" office:value="3484" table:style-name="ce2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clamações no Período</text:p>
          </table:table-cell>
          <table:table-cell office:value-type="float" office:value="55760" table:style-name="ce20">
            <text:p>55.760</text:p>
          </table:table-cell>
          <table:table-cell office:value-type="float" office:value="53878" table:style-name="ce20">
            <text:p>53.878</text:p>
          </table:table-cell>
          <table:table-cell office:value-type="float" office:value="53426" table:style-name="ce20">
            <text:p>53.426</text:p>
          </table:table-cell>
          <table:table-cell office:value-type="float" office:value="75105" table:style-name="ce20">
            <text:p>75.105</text:p>
          </table:table-cell>
          <table:table-cell office:value-type="float" office:value="72583" table:style-name="ce20">
            <text:p>72.583</text:p>
          </table:table-cell>
          <table:table-cell office:value-type="float" office:value="68745" table:style-name="ce20">
            <text:p>68.745</text:p>
          </table:table-cell>
          <table:table-cell office:value-type="float" office:value="64726" table:style-name="ce20">
            <text:p>64.726</text:p>
          </table:table-cell>
          <table:table-cell office:value-type="float" office:value="62263" table:style-name="ce20">
            <text:p>62.263</text:p>
          </table:table-cell>
          <table:table-cell office:value-type="float" office:value="64675" table:style-name="ce20">
            <text:p>64.675</text:p>
          </table:table-cell>
          <table:table-cell office:value-type="float" office:value="62082" table:style-name="ce20">
            <text:p>62.082</text:p>
          </table:table-cell>
          <table:table-cell office:value-type="float" office:value="62011" table:style-name="ce20">
            <text:p>62.011</text:p>
          </table:table-cell>
          <table:table-cell office:value-type="float" office:value="61595" table:style-name="ce20">
            <text:p>61.595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Respondidas</text:p>
          </table:table-cell>
          <table:table-cell office:value-type="float" office:value="207" table:style-name="ce20">
            <text:p>207</text:p>
          </table:table-cell>
          <table:table-cell office:value-type="float" office:value="259" table:style-name="ce20">
            <text:p>259</text:p>
          </table:table-cell>
          <table:table-cell office:value-type="float" office:value="300" table:style-name="ce20">
            <text:p>300</text:p>
          </table:table-cell>
          <table:table-cell office:value-type="float" office:value="220" table:style-name="ce20">
            <text:p>220</text:p>
          </table:table-cell>
          <table:table-cell office:value-type="float" office:value="325" table:style-name="ce20">
            <text:p>325</text:p>
          </table:table-cell>
          <table:table-cell office:value-type="float" office:value="371" table:style-name="ce20">
            <text:p>371</text:p>
          </table:table-cell>
          <table:table-cell office:value-type="float" office:value="249" table:style-name="ce20">
            <text:p>249</text:p>
          </table:table-cell>
          <table:table-cell office:value-type="float" office:value="261" table:style-name="ce20">
            <text:p>261</text:p>
          </table:table-cell>
          <table:table-cell office:value-type="float" office:value="221" table:style-name="ce20">
            <text:p>221</text:p>
          </table:table-cell>
          <table:table-cell office:value-type="float" office:value="259" table:style-name="ce20">
            <text:p>259</text:p>
          </table:table-cell>
          <table:table-cell office:value-type="float" office:value="253" table:style-name="ce20">
            <text:p>253</text:p>
          </table:table-cell>
          <table:table-cell office:value-type="float" office:value="274" table:style-name="ce2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Respondidas</text:p>
          </table:table-cell>
          <table:table-cell office:value-type="float" office:value="11815" table:style-name="ce20">
            <text:p>11.815</text:p>
          </table:table-cell>
          <table:table-cell office:value-type="float" office:value="10791" table:style-name="ce20">
            <text:p>10.791</text:p>
          </table:table-cell>
          <table:table-cell office:value-type="float" office:value="10622" table:style-name="ce20">
            <text:p>10.622</text:p>
          </table:table-cell>
          <table:table-cell office:value-type="float" office:value="8365" table:style-name="ce20">
            <text:p>8.365</text:p>
          </table:table-cell>
          <table:table-cell office:value-type="float" office:value="8267" table:style-name="ce20">
            <text:p>8.267</text:p>
          </table:table-cell>
          <table:table-cell office:value-type="float" office:value="8248" table:style-name="ce20">
            <text:p>8.248</text:p>
          </table:table-cell>
          <table:table-cell office:value-type="float" office:value="8286" table:style-name="ce20">
            <text:p>8.286</text:p>
          </table:table-cell>
          <table:table-cell office:value-type="float" office:value="9470" table:style-name="ce20">
            <text:p>9.470</text:p>
          </table:table-cell>
          <table:table-cell office:value-type="float" office:value="8921" table:style-name="ce20">
            <text:p>8.921</text:p>
          </table:table-cell>
          <table:table-cell office:value-type="float" office:value="9092" table:style-name="ce20">
            <text:p>9.092</text:p>
          </table:table-cell>
          <table:table-cell office:value-type="float" office:value="8662" table:style-name="ce20">
            <text:p>8.662</text:p>
          </table:table-cell>
          <table:table-cell office:value-type="float" office:value="8360" table:style-name="ce20">
            <text:p>8.36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Respondidas</text:p>
          </table:table-cell>
          <table:table-cell office:value-type="float" office:value="5487" table:style-name="ce20">
            <text:p>5.487</text:p>
          </table:table-cell>
          <table:table-cell office:value-type="float" office:value="5905" table:style-name="ce20">
            <text:p>5.905</text:p>
          </table:table-cell>
          <table:table-cell office:value-type="float" office:value="6625" table:style-name="ce20">
            <text:p>6.625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Respondidas</text:p>
          </table:table-cell>
          <table:table-cell office:value-type="float" office:value="54136" table:style-name="ce20">
            <text:p>54.136</text:p>
          </table:table-cell>
          <table:table-cell office:value-type="float" office:value="55972" table:style-name="ce20">
            <text:p>55.972</text:p>
          </table:table-cell>
          <table:table-cell office:value-type="float" office:value="62570" table:style-name="ce20">
            <text:p>62.570</text:p>
          </table:table-cell>
          <table:table-cell office:value-type="float" office:value="48962" table:style-name="ce20">
            <text:p>48.962</text:p>
          </table:table-cell>
          <table:table-cell office:value-type="float" office:value="45319" table:style-name="ce20">
            <text:p>45.319</text:p>
          </table:table-cell>
          <table:table-cell office:value-type="float" office:value="43586" table:style-name="ce20">
            <text:p>43.586</text:p>
          </table:table-cell>
          <table:table-cell office:value-type="float" office:value="39078" table:style-name="ce20">
            <text:p>39.078</text:p>
          </table:table-cell>
          <table:table-cell office:value-type="float" office:value="43901" table:style-name="ce20">
            <text:p>43.901</text:p>
          </table:table-cell>
          <table:table-cell office:value-type="float" office:value="37894" table:style-name="ce20">
            <text:p>37.894</text:p>
          </table:table-cell>
          <table:table-cell office:value-type="float" office:value="35311" table:style-name="ce20">
            <text:p>35.311</text:p>
          </table:table-cell>
          <table:table-cell office:value-type="float" office:value="39418" table:style-name="ce20">
            <text:p>39.418</text:p>
          </table:table-cell>
          <table:table-cell office:value-type="float" office:value="38357" table:style-name="ce20">
            <text:p>38.35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Respondidas</text:p>
          </table:table-cell>
          <table:table-cell office:value-type="float" office:value="51" table:style-name="ce20">
            <text:p>51</text:p>
          </table:table-cell>
          <table:table-cell office:value-type="float" office:value="69" table:style-name="ce20">
            <text:p>69</text:p>
          </table:table-cell>
          <table:table-cell office:value-type="float" office:value="36" table:style-name="ce20">
            <text:p>36</text:p>
          </table:table-cell>
          <table:table-cell office:value-type="float" office:value="19" table:style-name="ce20">
            <text:p>19</text:p>
          </table:table-cell>
          <table:table-cell office:value-type="float" office:value="29" table:style-name="ce20">
            <text:p>29</text:p>
          </table:table-cell>
          <table:table-cell office:value-type="float" office:value="31" table:style-name="ce20">
            <text:p>31</text:p>
          </table:table-cell>
          <table:table-cell office:value-type="float" office:value="22" table:style-name="ce20">
            <text:p>22</text:p>
          </table:table-cell>
          <table:table-cell office:value-type="float" office:value="45" table:style-name="ce20">
            <text:p>45</text:p>
          </table:table-cell>
          <table:table-cell office:value-type="float" office:value="33" table:style-name="ce20">
            <text:p>33</text:p>
          </table:table-cell>
          <table:table-cell office:value-type="float" office:value="25" table:style-name="ce20">
            <text:p>25</text:p>
          </table:table-cell>
          <table:table-cell office:value-type="float" office:value="37" table:style-name="ce20">
            <text:p>37</text:p>
          </table:table-cell>
          <table:table-cell office:value-type="float" office:value="37" table:style-name="ce2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Respondidas</text:p>
          </table:table-cell>
          <table:table-cell office:value-type="float" office:value="735" table:style-name="ce20">
            <text:p>735</text:p>
          </table:table-cell>
          <table:table-cell office:value-type="float" office:value="667" table:style-name="ce20">
            <text:p>667</text:p>
          </table:table-cell>
          <table:table-cell office:value-type="float" office:value="865" table:style-name="ce20">
            <text:p>865</text:p>
          </table:table-cell>
          <table:table-cell office:value-type="float" office:value="845" table:style-name="ce20">
            <text:p>845</text:p>
          </table:table-cell>
          <table:table-cell office:value-type="float" office:value="941" table:style-name="ce20">
            <text:p>941</text:p>
          </table:table-cell>
          <table:table-cell office:value-type="float" office:value="1197" table:style-name="ce20">
            <text:p>1.197</text:p>
          </table:table-cell>
          <table:table-cell office:value-type="float" office:value="1040" table:style-name="ce20">
            <text:p>1.040</text:p>
          </table:table-cell>
          <table:table-cell office:value-type="float" office:value="1395" table:style-name="ce20">
            <text:p>1.395</text:p>
          </table:table-cell>
          <table:table-cell office:value-type="float" office:value="1134" table:style-name="ce20">
            <text:p>1.134</text:p>
          </table:table-cell>
          <table:table-cell office:value-type="float" office:value="1128" table:style-name="ce20">
            <text:p>1.128</text:p>
          </table:table-cell>
          <table:table-cell office:value-type="float" office:value="1190" table:style-name="ce20">
            <text:p>1.190</text:p>
          </table:table-cell>
          <table:table-cell office:value-type="float" office:value="1185" table:style-name="ce20">
            <text:p>1.18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Respondidas</text:p>
          </table:table-cell>
          <table:table-cell office:value-type="float" office:value="18479" table:style-name="ce20">
            <text:p>18.479</text:p>
          </table:table-cell>
          <table:table-cell office:value-type="float" office:value="18143" table:style-name="ce20">
            <text:p>18.143</text:p>
          </table:table-cell>
          <table:table-cell office:value-type="float" office:value="20218" table:style-name="ce20">
            <text:p>20.218</text:p>
          </table:table-cell>
          <table:table-cell office:value-type="float" office:value="21491" table:style-name="ce20">
            <text:p>21.491</text:p>
          </table:table-cell>
          <table:table-cell office:value-type="float" office:value="20259" table:style-name="ce20">
            <text:p>20.259</text:p>
          </table:table-cell>
          <table:table-cell office:value-type="float" office:value="22710" table:style-name="ce20">
            <text:p>22.710</text:p>
          </table:table-cell>
          <table:table-cell office:value-type="float" office:value="20076" table:style-name="ce20">
            <text:p>20.076</text:p>
          </table:table-cell>
          <table:table-cell office:value-type="float" office:value="21460" table:style-name="ce20">
            <text:p>21.460</text:p>
          </table:table-cell>
          <table:table-cell office:value-type="float" office:value="19878" table:style-name="ce20">
            <text:p>19.878</text:p>
          </table:table-cell>
          <table:table-cell office:value-type="float" office:value="20035" table:style-name="ce20">
            <text:p>20.035</text:p>
          </table:table-cell>
          <table:table-cell office:value-type="float" office:value="21163" table:style-name="ce20">
            <text:p>21.163</text:p>
          </table:table-cell>
          <table:table-cell office:value-type="float" office:value="20110" table:style-name="ce20">
            <text:p>20.110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187" table:style-name="ce20">
            <text:p>187</text:p>
          </table:table-cell>
          <table:table-cell office:value-type="float" office:value="225" table:style-name="ce20">
            <text:p>225</text:p>
          </table:table-cell>
          <table:table-cell office:value-type="float" office:value="271" table:style-name="ce20">
            <text:p>271</text:p>
          </table:table-cell>
          <table:table-cell office:value-type="float" office:value="198" table:style-name="ce20">
            <text:p>198</text:p>
          </table:table-cell>
          <table:table-cell office:value-type="float" office:value="289" table:style-name="ce20">
            <text:p>289</text:p>
          </table:table-cell>
          <table:table-cell office:value-type="float" office:value="334" table:style-name="ce20">
            <text:p>334</text:p>
          </table:table-cell>
          <table:table-cell office:value-type="float" office:value="230" table:style-name="ce20">
            <text:p>230</text:p>
          </table:table-cell>
          <table:table-cell office:value-type="float" office:value="230" table:style-name="ce20">
            <text:p>230</text:p>
          </table:table-cell>
          <table:table-cell office:value-type="float" office:value="201" table:style-name="ce20">
            <text:p>201</text:p>
          </table:table-cell>
          <table:table-cell office:value-type="float" office:value="223" table:style-name="ce20">
            <text:p>223</text:p>
          </table:table-cell>
          <table:table-cell office:value-type="float" office:value="224" table:style-name="ce20">
            <text:p>224</text:p>
          </table:table-cell>
          <table:table-cell office:value-type="float" office:value="246" table:style-name="ce20">
            <text:p>246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10255" table:style-name="ce20">
            <text:p>10.255</text:p>
          </table:table-cell>
          <table:table-cell office:value-type="float" office:value="9260" table:style-name="ce20">
            <text:p>9.260</text:p>
          </table:table-cell>
          <table:table-cell office:value-type="float" office:value="9027" table:style-name="ce20">
            <text:p>9.027</text:p>
          </table:table-cell>
          <table:table-cell office:value-type="float" office:value="7323" table:style-name="ce20">
            <text:p>7.323</text:p>
          </table:table-cell>
          <table:table-cell office:value-type="float" office:value="7354" table:style-name="ce20">
            <text:p>7.354</text:p>
          </table:table-cell>
          <table:table-cell office:value-type="float" office:value="6874" table:style-name="ce20">
            <text:p>6.874</text:p>
          </table:table-cell>
          <table:table-cell office:value-type="float" office:value="7243" table:style-name="ce20">
            <text:p>7.243</text:p>
          </table:table-cell>
          <table:table-cell office:value-type="float" office:value="8346" table:style-name="ce20">
            <text:p>8.346</text:p>
          </table:table-cell>
          <table:table-cell office:value-type="float" office:value="7880" table:style-name="ce20">
            <text:p>7.880</text:p>
          </table:table-cell>
          <table:table-cell office:value-type="float" office:value="8026" table:style-name="ce20">
            <text:p>8.026</text:p>
          </table:table-cell>
          <table:table-cell office:value-type="float" office:value="7602" table:style-name="ce20">
            <text:p>7.602</text:p>
          </table:table-cell>
          <table:table-cell office:value-type="float" office:value="7349" table:style-name="ce20">
            <text:p>7.34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4835" table:style-name="ce20">
            <text:p>4.835</text:p>
          </table:table-cell>
          <table:table-cell office:value-type="float" office:value="5194" table:style-name="ce20">
            <text:p>5.194</text:p>
          </table:table-cell>
          <table:table-cell office:value-type="float" office:value="5793" table:style-name="ce20">
            <text:p>5.793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43747" table:style-name="ce20">
            <text:p>43.747</text:p>
          </table:table-cell>
          <table:table-cell office:value-type="float" office:value="42482" table:style-name="ce20">
            <text:p>42.482</text:p>
          </table:table-cell>
          <table:table-cell office:value-type="float" office:value="49055" table:style-name="ce20">
            <text:p>49.055</text:p>
          </table:table-cell>
          <table:table-cell office:value-type="float" office:value="39914" table:style-name="ce20">
            <text:p>39.914</text:p>
          </table:table-cell>
          <table:table-cell office:value-type="float" office:value="38471" table:style-name="ce20">
            <text:p>38.471</text:p>
          </table:table-cell>
          <table:table-cell office:value-type="float" office:value="36404" table:style-name="ce20">
            <text:p>36.404</text:p>
          </table:table-cell>
          <table:table-cell office:value-type="float" office:value="32806" table:style-name="ce20">
            <text:p>32.806</text:p>
          </table:table-cell>
          <table:table-cell office:value-type="float" office:value="36616" table:style-name="ce20">
            <text:p>36.616</text:p>
          </table:table-cell>
          <table:table-cell office:value-type="float" office:value="32598" table:style-name="ce20">
            <text:p>32.598</text:p>
          </table:table-cell>
          <table:table-cell office:value-type="float" office:value="30819" table:style-name="ce20">
            <text:p>30.819</text:p>
          </table:table-cell>
          <table:table-cell office:value-type="float" office:value="33870" table:style-name="ce20">
            <text:p>33.870</text:p>
          </table:table-cell>
          <table:table-cell office:value-type="float" office:value="32944" table:style-name="ce20">
            <text:p>32.94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39" table:style-name="ce20">
            <text:p>39</text:p>
          </table:table-cell>
          <table:table-cell office:value-type="float" office:value="40" table:style-name="ce20">
            <text:p>40</text:p>
          </table:table-cell>
          <table:table-cell office:value-type="float" office:value="33" table:style-name="ce20">
            <text:p>33</text:p>
          </table:table-cell>
          <table:table-cell office:value-type="float" office:value="19" table:style-name="ce20">
            <text:p>19</text:p>
          </table:table-cell>
          <table:table-cell office:value-type="float" office:value="25" table:style-name="ce20">
            <text:p>25</text:p>
          </table:table-cell>
          <table:table-cell office:value-type="float" office:value="21" table:style-name="ce20">
            <text:p>21</text:p>
          </table:table-cell>
          <table:table-cell office:value-type="float" office:value="17" table:style-name="ce20">
            <text:p>17</text:p>
          </table:table-cell>
          <table:table-cell office:value-type="float" office:value="38" table:style-name="ce20">
            <text:p>38</text:p>
          </table:table-cell>
          <table:table-cell office:value-type="float" office:value="29" table:style-name="ce20">
            <text:p>29</text:p>
          </table:table-cell>
          <table:table-cell office:value-type="float" office:value="19" table:style-name="ce20">
            <text:p>19</text:p>
          </table:table-cell>
          <table:table-cell office:value-type="float" office:value="32" table:style-name="ce20">
            <text:p>32</text:p>
          </table:table-cell>
          <table:table-cell office:value-type="float" office:value="22" table:style-name="ce2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628" table:style-name="ce20">
            <text:p>628</text:p>
          </table:table-cell>
          <table:table-cell office:value-type="float" office:value="564" table:style-name="ce20">
            <text:p>564</text:p>
          </table:table-cell>
          <table:table-cell office:value-type="float" office:value="718" table:style-name="ce20">
            <text:p>718</text:p>
          </table:table-cell>
          <table:table-cell office:value-type="float" office:value="716" table:style-name="ce20">
            <text:p>716</text:p>
          </table:table-cell>
          <table:table-cell office:value-type="float" office:value="789" table:style-name="ce20">
            <text:p>789</text:p>
          </table:table-cell>
          <table:table-cell office:value-type="float" office:value="1016" table:style-name="ce20">
            <text:p>1.016</text:p>
          </table:table-cell>
          <table:table-cell office:value-type="float" office:value="782" table:style-name="ce20">
            <text:p>782</text:p>
          </table:table-cell>
          <table:table-cell office:value-type="float" office:value="983" table:style-name="ce20">
            <text:p>983</text:p>
          </table:table-cell>
          <table:table-cell office:value-type="float" office:value="905" table:style-name="ce20">
            <text:p>905</text:p>
          </table:table-cell>
          <table:table-cell office:value-type="float" office:value="969" table:style-name="ce20">
            <text:p>969</text:p>
          </table:table-cell>
          <table:table-cell office:value-type="float" office:value="988" table:style-name="ce20">
            <text:p>988</text:p>
          </table:table-cell>
          <table:table-cell office:value-type="float" office:value="952" table:style-name="ce20">
            <text:p>95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Sol. Respondidas em até 5 dias</text:p>
          </table:table-cell>
          <table:table-cell office:value-type="float" office:value="15494" table:style-name="ce20">
            <text:p>15.494</text:p>
          </table:table-cell>
          <table:table-cell office:value-type="float" office:value="15819" table:style-name="ce20">
            <text:p>15.819</text:p>
          </table:table-cell>
          <table:table-cell office:value-type="float" office:value="17463" table:style-name="ce20">
            <text:p>17.463</text:p>
          </table:table-cell>
          <table:table-cell office:value-type="float" office:value="18161" table:style-name="ce20">
            <text:p>18.161</text:p>
          </table:table-cell>
          <table:table-cell office:value-type="float" office:value="17129" table:style-name="ce20">
            <text:p>17.129</text:p>
          </table:table-cell>
          <table:table-cell office:value-type="float" office:value="19243" table:style-name="ce20">
            <text:p>19.243</text:p>
          </table:table-cell>
          <table:table-cell office:value-type="float" office:value="17267" table:style-name="ce20">
            <text:p>17.267</text:p>
          </table:table-cell>
          <table:table-cell office:value-type="float" office:value="17731" table:style-name="ce20">
            <text:p>17.731</text:p>
          </table:table-cell>
          <table:table-cell office:value-type="float" office:value="14568" table:style-name="ce20">
            <text:p>14.568</text:p>
          </table:table-cell>
          <table:table-cell office:value-type="float" office:value="15783" table:style-name="ce20">
            <text:p>15.783</text:p>
          </table:table-cell>
          <table:table-cell office:value-type="float" office:value="18119" table:style-name="ce20">
            <text:p>18.119</text:p>
          </table:table-cell>
          <table:table-cell office:value-type="float" office:value="17286" table:style-name="ce20">
            <text:p>17.286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663" table:style-name="ce20">
            <text:p>663</text:p>
          </table:table-cell>
          <table:table-cell office:value-type="float" office:value="640" table:style-name="ce20">
            <text:p>640</text:p>
          </table:table-cell>
          <table:table-cell office:value-type="float" office:value="681" table:style-name="ce20">
            <text:p>681</text:p>
          </table:table-cell>
          <table:table-cell office:value-type="float" office:value="766" table:style-name="ce20">
            <text:p>766</text:p>
          </table:table-cell>
          <table:table-cell office:value-type="float" office:value="779" table:style-name="ce20">
            <text:p>779</text:p>
          </table:table-cell>
          <table:table-cell office:value-type="float" office:value="845" table:style-name="ce20">
            <text:p>845</text:p>
          </table:table-cell>
          <table:table-cell office:value-type="float" office:value="916" table:style-name="ce20">
            <text:p>916</text:p>
          </table:table-cell>
          <table:table-cell office:value-type="float" office:value="945" table:style-name="ce20">
            <text:p>945</text:p>
          </table:table-cell>
          <table:table-cell office:value-type="float" office:value="881" table:style-name="ce20">
            <text:p>881</text:p>
          </table:table-cell>
          <table:table-cell office:value-type="float" office:value="731" table:style-name="ce20">
            <text:p>731</text:p>
          </table:table-cell>
          <table:table-cell office:value-type="float" office:value="741" table:style-name="ce20">
            <text:p>741</text:p>
          </table:table-cell>
          <table:table-cell office:value-type="float" office:value="733" table:style-name="ce2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34006" table:style-name="ce20">
            <text:p>34.006</text:p>
          </table:table-cell>
          <table:table-cell office:value-type="float" office:value="33502" table:style-name="ce20">
            <text:p>33.502</text:p>
          </table:table-cell>
          <table:table-cell office:value-type="float" office:value="33167" table:style-name="ce20">
            <text:p>33.167</text:p>
          </table:table-cell>
          <table:table-cell office:value-type="float" office:value="33315" table:style-name="ce20">
            <text:p>33.315</text:p>
          </table:table-cell>
          <table:table-cell office:value-type="float" office:value="29868" table:style-name="ce20">
            <text:p>29.868</text:p>
          </table:table-cell>
          <table:table-cell office:value-type="float" office:value="27320" table:style-name="ce20">
            <text:p>27.320</text:p>
          </table:table-cell>
          <table:table-cell office:value-type="float" office:value="24950" table:style-name="ce20">
            <text:p>24.950</text:p>
          </table:table-cell>
          <table:table-cell office:value-type="float" office:value="24862" table:style-name="ce20">
            <text:p>24.862</text:p>
          </table:table-cell>
          <table:table-cell office:value-type="float" office:value="26073" table:style-name="ce20">
            <text:p>26.073</text:p>
          </table:table-cell>
          <table:table-cell office:value-type="float" office:value="26735" table:style-name="ce20">
            <text:p>26.735</text:p>
          </table:table-cell>
          <table:table-cell office:value-type="float" office:value="27568" table:style-name="ce20">
            <text:p>27.568</text:p>
          </table:table-cell>
          <table:table-cell office:value-type="float" office:value="26762" table:style-name="ce20">
            <text:p>26.76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6300" table:style-name="ce20">
            <text:p>16.300</text:p>
          </table:table-cell>
          <table:table-cell office:value-type="float" office:value="16348" table:style-name="ce20">
            <text:p>16.348</text:p>
          </table:table-cell>
          <table:table-cell office:value-type="float" office:value="16989" table:style-name="ce20">
            <text:p>16.989</text:p>
          </table:table-cell>
          <table:table-cell table:number-columns-repeated="9" table:style-name="ce20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37659" table:style-name="ce20">
            <text:p>137.659</text:p>
          </table:table-cell>
          <table:table-cell office:value-type="float" office:value="146752" table:style-name="ce20">
            <text:p>146.752</text:p>
          </table:table-cell>
          <table:table-cell office:value-type="float" office:value="158088" table:style-name="ce20">
            <text:p>158.088</text:p>
          </table:table-cell>
          <table:table-cell office:value-type="float" office:value="176220" table:style-name="ce20">
            <text:p>176.220</text:p>
          </table:table-cell>
          <table:table-cell office:value-type="float" office:value="169352" table:style-name="ce20">
            <text:p>169.352</text:p>
          </table:table-cell>
          <table:table-cell office:value-type="float" office:value="158178" table:style-name="ce20">
            <text:p>158.178</text:p>
          </table:table-cell>
          <table:table-cell office:value-type="float" office:value="138642" table:style-name="ce20">
            <text:p>138.642</text:p>
          </table:table-cell>
          <table:table-cell office:value-type="float" office:value="128575" table:style-name="ce20">
            <text:p>128.575</text:p>
          </table:table-cell>
          <table:table-cell office:value-type="float" office:value="126883" table:style-name="ce20">
            <text:p>126.883</text:p>
          </table:table-cell>
          <table:table-cell office:value-type="float" office:value="120966" table:style-name="ce20">
            <text:p>120.966</text:p>
          </table:table-cell>
          <table:table-cell office:value-type="float" office:value="117407" table:style-name="ce20">
            <text:p>117.407</text:p>
          </table:table-cell>
          <table:table-cell office:value-type="float" office:value="112790" table:style-name="ce20">
            <text:p>112.79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152" table:style-name="ce20">
            <text:p>152</text:p>
          </table:table-cell>
          <table:table-cell office:value-type="float" office:value="164" table:style-name="ce20">
            <text:p>164</text:p>
          </table:table-cell>
          <table:table-cell office:value-type="float" office:value="175" table:style-name="ce20">
            <text:p>175</text:p>
          </table:table-cell>
          <table:table-cell office:value-type="float" office:value="160" table:style-name="ce20">
            <text:p>160</text:p>
          </table:table-cell>
          <table:table-cell office:value-type="float" office:value="129" table:style-name="ce20">
            <text:p>129</text:p>
          </table:table-cell>
          <table:table-cell office:value-type="float" office:value="89" table:style-name="ce20">
            <text:p>89</text:p>
          </table:table-cell>
          <table:table-cell office:value-type="float" office:value="82" table:style-name="ce20">
            <text:p>82</text:p>
          </table:table-cell>
          <table:table-cell office:value-type="float" office:value="84" table:style-name="ce20">
            <text:p>84</text:p>
          </table:table-cell>
          <table:table-cell office:value-type="float" office:value="101" table:style-name="ce20">
            <text:p>101</text:p>
          </table:table-cell>
          <table:table-cell office:value-type="float" office:value="103" table:style-name="ce20">
            <text:p>103</text:p>
          </table:table-cell>
          <table:table-cell office:value-type="float" office:value="106" table:style-name="ce20">
            <text:p>106</text:p>
          </table:table-cell>
          <table:table-cell office:value-type="float" office:value="99" table:style-name="ce2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2175" table:style-name="ce20">
            <text:p>2.175</text:p>
          </table:table-cell>
          <table:table-cell office:value-type="float" office:value="2223" table:style-name="ce20">
            <text:p>2.223</text:p>
          </table:table-cell>
          <table:table-cell office:value-type="float" office:value="2049" table:style-name="ce20">
            <text:p>2.049</text:p>
          </table:table-cell>
          <table:table-cell office:value-type="float" office:value="2251" table:style-name="ce20">
            <text:p>2.251</text:p>
          </table:table-cell>
          <table:table-cell office:value-type="float" office:value="2376" table:style-name="ce20">
            <text:p>2.376</text:p>
          </table:table-cell>
          <table:table-cell office:value-type="float" office:value="2642" table:style-name="ce20">
            <text:p>2.642</text:p>
          </table:table-cell>
          <table:table-cell office:value-type="float" office:value="2986" table:style-name="ce20">
            <text:p>2.986</text:p>
          </table:table-cell>
          <table:table-cell office:value-type="float" office:value="3387" table:style-name="ce20">
            <text:p>3.387</text:p>
          </table:table-cell>
          <table:table-cell office:value-type="float" office:value="3816" table:style-name="ce20">
            <text:p>3.816</text:p>
          </table:table-cell>
          <table:table-cell office:value-type="float" office:value="3802" table:style-name="ce20">
            <text:p>3.802</text:p>
          </table:table-cell>
          <table:table-cell office:value-type="float" office:value="3684" table:style-name="ce20">
            <text:p>3.684</text:p>
          </table:table-cell>
          <table:table-cell office:value-type="float" office:value="3484" table:style-name="ce2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Quantidade de Sol. Respondidas no Período</text:p>
          </table:table-cell>
          <table:table-cell office:value-type="float" office:value="55721" table:style-name="ce20">
            <text:p>55.721</text:p>
          </table:table-cell>
          <table:table-cell office:value-type="float" office:value="53871" table:style-name="ce20">
            <text:p>53.871</text:p>
          </table:table-cell>
          <table:table-cell office:value-type="float" office:value="53262" table:style-name="ce20">
            <text:p>53.262</text:p>
          </table:table-cell>
          <table:table-cell office:value-type="float" office:value="74597" table:style-name="ce20">
            <text:p>74.597</text:p>
          </table:table-cell>
          <table:table-cell office:value-type="float" office:value="72264" table:style-name="ce20">
            <text:p>72.264</text:p>
          </table:table-cell>
          <table:table-cell office:value-type="float" office:value="68062" table:style-name="ce20">
            <text:p>68.062</text:p>
          </table:table-cell>
          <table:table-cell office:value-type="float" office:value="64250" table:style-name="ce20">
            <text:p>64.250</text:p>
          </table:table-cell>
          <table:table-cell office:value-type="float" office:value="61956" table:style-name="ce20">
            <text:p>61.956</text:p>
          </table:table-cell>
          <table:table-cell office:value-type="float" office:value="64215" table:style-name="ce20">
            <text:p>64.215</text:p>
          </table:table-cell>
          <table:table-cell office:value-type="float" office:value="61895" table:style-name="ce20">
            <text:p>61.895</text:p>
          </table:table-cell>
          <table:table-cell office:value-type="float" office:value="61869" table:style-name="ce20">
            <text:p>61.869</text:p>
          </table:table-cell>
          <table:table-cell office:value-type="float" office:value="61465" table:style-name="ce20">
            <text:p>61.465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abertas</text:p>
          </table:table-cell>
          <table:table-cell office:value-type="float" office:value="4.3478260000000004" table:style-name="ce17">
            <text:p>4,348</text:p>
          </table:table-cell>
          <table:table-cell office:value-type="float" office:value="6.9498069498069501" table:style-name="ce17">
            <text:p>6,950</text:p>
          </table:table-cell>
          <table:table-cell office:value-type="float" office:value="4.3333333333333304" table:style-name="ce17">
            <text:p>4,333</text:p>
          </table:table-cell>
          <table:table-cell office:value-type="float" office:value="5.9090909090909101" table:style-name="ce17">
            <text:p>5,909</text:p>
          </table:table-cell>
          <table:table-cell office:value-type="float" office:value="6.1538461538461497" table:style-name="ce17">
            <text:p>6,154</text:p>
          </table:table-cell>
          <table:table-cell office:value-type="float" office:value="5.9299191374663103" table:style-name="ce17">
            <text:p>5,930</text:p>
          </table:table-cell>
          <table:table-cell office:value-type="float" office:value="4.41767068273092" table:style-name="ce17">
            <text:p>4,418</text:p>
          </table:table-cell>
          <table:table-cell office:value-type="float" office:value="8.8122605363984707" table:style-name="ce17">
            <text:p>8,812</text:p>
          </table:table-cell>
          <table:table-cell office:value-type="float" office:value="4.9770000000000003" table:style-name="ce17">
            <text:p>4,977</text:p>
          </table:table-cell>
          <table:table-cell office:value-type="float" office:value="7.3360000000000003" table:style-name="ce17">
            <text:p>7,336</text:p>
          </table:table-cell>
          <table:table-cell office:value-type="float" office:value="6.7193675889328102" table:style-name="ce17">
            <text:p>6,719</text:p>
          </table:table-cell>
          <table:table-cell office:value-type="float" office:value="4.7445255474452503" table:style-name="ce17">
            <text:p>4,74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Taxa de Reabertas</text:p>
          </table:table-cell>
          <table:table-cell office:value-type="float" office:value="7.8036390000000004" table:style-name="ce17">
            <text:p>7,804</text:p>
          </table:table-cell>
          <table:table-cell office:value-type="float" office:value="7.4691872857010502" table:style-name="ce17">
            <text:p>7,469</text:p>
          </table:table-cell>
          <table:table-cell office:value-type="float" office:value="6.4488796836753899" table:style-name="ce17">
            <text:p>6,449</text:p>
          </table:table-cell>
          <table:table-cell office:value-type="float" office:value="5.2719665271966498" table:style-name="ce17">
            <text:p>5,272</text:p>
          </table:table-cell>
          <table:table-cell office:value-type="float" office:value="4.8143220031450298" table:style-name="ce17">
            <text:p>4,814</text:p>
          </table:table-cell>
          <table:table-cell office:value-type="float" office:value="6.1833171677982497" table:style-name="ce17">
            <text:p>6,183</text:p>
          </table:table-cell>
          <table:table-cell office:value-type="float" office:value="6.1670287231474799" table:style-name="ce17">
            <text:p>6,167</text:p>
          </table:table-cell>
          <table:table-cell office:value-type="float" office:value="6.1457233368532203" table:style-name="ce17">
            <text:p>6,146</text:p>
          </table:table-cell>
          <table:table-cell office:value-type="float" office:value="5.84" table:style-name="ce17">
            <text:p>5,840</text:p>
          </table:table-cell>
          <table:table-cell office:value-type="float" office:value="5.4550000000000001" table:style-name="ce17">
            <text:p>5,455</text:p>
          </table:table-cell>
          <table:table-cell office:value-type="float" office:value="5.0912029554375398" table:style-name="ce17">
            <text:p>5,091</text:p>
          </table:table-cell>
          <table:table-cell office:value-type="float" office:value="5.0598086124401904" table:style-name="ce17">
            <text:p>5,06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Taxa de Reabertas</text:p>
          </table:table-cell>
          <table:table-cell office:value-type="float" office:value="4.7020229999999996" table:style-name="ce17">
            <text:p>4,702</text:p>
          </table:table-cell>
          <table:table-cell office:value-type="float" office:value="4.2675698560541901" table:style-name="ce17">
            <text:p>4,268</text:p>
          </table:table-cell>
          <table:table-cell office:value-type="float" office:value="5.1924528301886799" table:style-name="ce17">
            <text:p>5,192</text:p>
          </table:table-cell>
          <table:table-cell table:number-columns-repeated="9" table:style-name="ce17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abertas</text:p>
          </table:table-cell>
          <table:table-cell office:value-type="float" office:value="8.3825920000000007" table:style-name="ce17">
            <text:p>8,383</text:p>
          </table:table-cell>
          <table:table-cell office:value-type="float" office:value="8.4578003287358001" table:style-name="ce17">
            <text:p>8,458</text:p>
          </table:table-cell>
          <table:table-cell office:value-type="float" office:value="8.16365670449097" table:style-name="ce17">
            <text:p>8,164</text:p>
          </table:table-cell>
          <table:table-cell office:value-type="float" office:value="8.0490993014991208" table:style-name="ce17">
            <text:p>8,049</text:p>
          </table:table-cell>
          <table:table-cell office:value-type="float" office:value="8.7137845053950898" table:style-name="ce17">
            <text:p>8,714</text:p>
          </table:table-cell>
          <table:table-cell office:value-type="float" office:value="7.7501950167485001" table:style-name="ce17">
            <text:p>7,750</text:p>
          </table:table-cell>
          <table:table-cell office:value-type="float" office:value="7.4287322790316797" table:style-name="ce17">
            <text:p>7,429</text:p>
          </table:table-cell>
          <table:table-cell office:value-type="float" office:value="7.6763627252226598" table:style-name="ce17">
            <text:p>7,676</text:p>
          </table:table-cell>
          <table:table-cell office:value-type="float" office:value="8.36" table:style-name="ce17">
            <text:p>8,360</text:p>
          </table:table-cell>
          <table:table-cell office:value-type="float" office:value="7.87" table:style-name="ce17">
            <text:p>7,870</text:p>
          </table:table-cell>
          <table:table-cell office:value-type="float" office:value="8.0420112638895898" table:style-name="ce17">
            <text:p>8,042</text:p>
          </table:table-cell>
          <table:table-cell office:value-type="float" office:value="7.7221889094559" table:style-name="ce17">
            <text:p>7,72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abertas</text:p>
          </table:table-cell>
          <table:table-cell office:value-type="float" office:value="3.9215689999999999" table:style-name="ce17">
            <text:p>3,922</text:p>
          </table:table-cell>
          <table:table-cell office:value-type="float" office:value="4.3478260869565197" table:style-name="ce17">
            <text:p>4,348</text:p>
          </table:table-cell>
          <table:table-cell office:value-type="float" office:value="11.1111111111111" table:style-name="ce17">
            <text:p>11,111</text:p>
          </table:table-cell>
          <table:table-cell office:value-type="float" office:value="0" table:style-name="ce17">
            <text:p>0,000</text:p>
          </table:table-cell>
          <table:table-cell office:value-type="float" office:value="0" table:style-name="ce17">
            <text:p>0,000</text:p>
          </table:table-cell>
          <table:table-cell office:value-type="float" office:value="12.9032258064516" table:style-name="ce17">
            <text:p>12,903</text:p>
          </table:table-cell>
          <table:table-cell office:value-type="float" office:value="18.181818181818201" table:style-name="ce17">
            <text:p>18,182</text:p>
          </table:table-cell>
          <table:table-cell office:value-type="float" office:value="15.5555555555556" table:style-name="ce17">
            <text:p>15,556</text:p>
          </table:table-cell>
          <table:table-cell office:value-type="float" office:value="0" table:style-name="ce17">
            <text:p>0,000</text:p>
          </table:table-cell>
          <table:table-cell office:value-type="float" office:value="20" table:style-name="ce17">
            <text:p>20,000</text:p>
          </table:table-cell>
          <table:table-cell office:value-type="float" office:value="13.5135135135135" table:style-name="ce17">
            <text:p>13,514</text:p>
          </table:table-cell>
          <table:table-cell office:value-type="float" office:value="21.6216216216216" table:style-name="ce17">
            <text:p>21,62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abertas</text:p>
          </table:table-cell>
          <table:table-cell office:value-type="float" office:value="6.1224489999999996" table:style-name="ce17">
            <text:p>6,122</text:p>
          </table:table-cell>
          <table:table-cell office:value-type="float" office:value="8.3958020989505293" table:style-name="ce17">
            <text:p>8,396</text:p>
          </table:table-cell>
          <table:table-cell office:value-type="float" office:value="10.0578034682081" table:style-name="ce17">
            <text:p>10,058</text:p>
          </table:table-cell>
          <table:table-cell office:value-type="float" office:value="9.8224852071005895" table:style-name="ce17">
            <text:p>9,822</text:p>
          </table:table-cell>
          <table:table-cell office:value-type="float" office:value="11.2646121147715" table:style-name="ce17">
            <text:p>11,265</text:p>
          </table:table-cell>
          <table:table-cell office:value-type="float" office:value="11.4452798663325" table:style-name="ce17">
            <text:p>11,445</text:p>
          </table:table-cell>
          <table:table-cell office:value-type="float" office:value="16.153846153846199" table:style-name="ce17">
            <text:p>16,154</text:p>
          </table:table-cell>
          <table:table-cell office:value-type="float" office:value="15.842293906809999" table:style-name="ce17">
            <text:p>15,842</text:p>
          </table:table-cell>
          <table:table-cell office:value-type="float" office:value="20.547000000000001" table:style-name="ce17">
            <text:p>20,547</text:p>
          </table:table-cell>
          <table:table-cell office:value-type="float" office:value="14.715999999999999" table:style-name="ce17">
            <text:p>14,716</text:p>
          </table:table-cell>
          <table:table-cell office:value-type="float" office:value="16.050420168067198" table:style-name="ce17">
            <text:p>16,050</text:p>
          </table:table-cell>
          <table:table-cell office:value-type="float" office:value="14.0084388185654" table:style-name="ce17">
            <text:p>14,00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abertas</text:p>
          </table:table-cell>
          <table:table-cell office:value-type="float" office:value="9.0914009999999994" table:style-name="ce17">
            <text:p>9,091</text:p>
          </table:table-cell>
          <table:table-cell office:value-type="float" office:value="9.3810284958386205" table:style-name="ce17">
            <text:p>9,381</text:p>
          </table:table-cell>
          <table:table-cell office:value-type="float" office:value="10.015827480463001" table:style-name="ce17">
            <text:p>10,016</text:p>
          </table:table-cell>
          <table:table-cell office:value-type="float" office:value="6.3328835326415698" table:style-name="ce17">
            <text:p>6,333</text:p>
          </table:table-cell>
          <table:table-cell office:value-type="float" office:value="8.1445283577669194" table:style-name="ce17">
            <text:p>8,145</text:p>
          </table:table-cell>
          <table:table-cell office:value-type="float" office:value="6.8472038749449604" table:style-name="ce17">
            <text:p>6,847</text:p>
          </table:table-cell>
          <table:table-cell office:value-type="float" office:value="8.2685793982865103" table:style-name="ce17">
            <text:p>8,269</text:p>
          </table:table-cell>
          <table:table-cell office:value-type="float" office:value="9.5526561043802403" table:style-name="ce17">
            <text:p>9,553</text:p>
          </table:table-cell>
          <table:table-cell office:value-type="float" office:value="7.5960000000000001" table:style-name="ce17">
            <text:p>7,596</text:p>
          </table:table-cell>
          <table:table-cell office:value-type="float" office:value="7.3470000000000004" table:style-name="ce17">
            <text:p>7,347</text:p>
          </table:table-cell>
          <table:table-cell office:value-type="float" office:value="7.6312432074847596" table:style-name="ce17">
            <text:p>7,631</text:p>
          </table:table-cell>
          <table:table-cell office:value-type="float" office:value="7.1059174540029799" table:style-name="ce17">
            <text:p>7,106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90.338160000000002" table:style-name="ce17">
            <text:p>90,338</text:p>
          </table:table-cell>
          <table:table-cell office:value-type="float" office:value="86.872586872586893" table:style-name="ce17">
            <text:p>86,873</text:p>
          </table:table-cell>
          <table:table-cell office:value-type="float" office:value="90.3333333333333" table:style-name="ce17">
            <text:p>90,333</text:p>
          </table:table-cell>
          <table:table-cell office:value-type="float" office:value="90" table:style-name="ce17">
            <text:p>90,000</text:p>
          </table:table-cell>
          <table:table-cell office:value-type="float" office:value="88.923076923076906" table:style-name="ce17">
            <text:p>88,923</text:p>
          </table:table-cell>
          <table:table-cell office:value-type="float" office:value="90.026954177897593" table:style-name="ce17">
            <text:p>90,027</text:p>
          </table:table-cell>
          <table:table-cell office:value-type="float" office:value="92.369477911646598" table:style-name="ce17">
            <text:p>92,369</text:p>
          </table:table-cell>
          <table:table-cell office:value-type="float" office:value="88.122605363984704" table:style-name="ce17">
            <text:p>88,123</text:p>
          </table:table-cell>
          <table:table-cell office:value-type="float" office:value="90.95" table:style-name="ce17">
            <text:p>90,950</text:p>
          </table:table-cell>
          <table:table-cell office:value-type="float" office:value="85.769000000000005" table:style-name="ce17">
            <text:p>85,769</text:p>
          </table:table-cell>
          <table:table-cell office:value-type="float" office:value="88.537549407114597" table:style-name="ce17">
            <text:p>88,538</text:p>
          </table:table-cell>
          <table:table-cell office:value-type="float" office:value="89.781021897810206" table:style-name="ce17">
            <text:p>89,78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6.51088" table:style-name="ce17">
            <text:p>86,511</text:p>
          </table:table-cell>
          <table:table-cell office:value-type="float" office:value="85.550628233555102" table:style-name="ce17">
            <text:p>85,551</text:p>
          </table:table-cell>
          <table:table-cell office:value-type="float" office:value="84.728740379200303" table:style-name="ce17">
            <text:p>84,729</text:p>
          </table:table-cell>
          <table:table-cell office:value-type="float" office:value="87.043860691786506" table:style-name="ce17">
            <text:p>87,044</text:p>
          </table:table-cell>
          <table:table-cell office:value-type="float" office:value="88.773539352969607" table:style-name="ce17">
            <text:p>88,774</text:p>
          </table:table-cell>
          <table:table-cell office:value-type="float" office:value="82.959208303162001" table:style-name="ce17">
            <text:p>82,959</text:p>
          </table:table-cell>
          <table:table-cell office:value-type="float" office:value="87.097162097162098" table:style-name="ce17">
            <text:p>87,097</text:p>
          </table:table-cell>
          <table:table-cell office:value-type="float" office:value="87.963743676222606" table:style-name="ce17">
            <text:p>87,964</text:p>
          </table:table-cell>
          <table:table-cell office:value-type="float" office:value="87.917000000000002" table:style-name="ce17">
            <text:p>87,917</text:p>
          </table:table-cell>
          <table:table-cell office:value-type="float" office:value="87.686999999999998" table:style-name="ce17">
            <text:p>87,687</text:p>
          </table:table-cell>
          <table:table-cell office:value-type="float" office:value="87.520147363573599" table:style-name="ce17">
            <text:p>87,520</text:p>
          </table:table-cell>
          <table:table-cell office:value-type="float" office:value="87.864658058345299" table:style-name="ce17">
            <text:p>87,86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7.227130000000002" table:style-name="ce17">
            <text:p>87,227</text:p>
          </table:table-cell>
          <table:table-cell office:value-type="float" office:value="87.074601844090495" table:style-name="ce17">
            <text:p>87,075</text:p>
          </table:table-cell>
          <table:table-cell office:value-type="float" office:value="86.449783614385893" table:style-name="ce17">
            <text:p>86,450</text:p>
          </table:table-cell>
          <table:table-cell table:number-columns-repeated="9" table:style-name="ce17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77.994290000000007" table:style-name="ce17">
            <text:p>77,994</text:p>
          </table:table-cell>
          <table:table-cell office:value-type="float" office:value="74.634574841883307" table:style-name="ce17">
            <text:p>74,635</text:p>
          </table:table-cell>
          <table:table-cell office:value-type="float" office:value="77.376257926117503" table:style-name="ce17">
            <text:p>77,376</text:p>
          </table:table-cell>
          <table:table-cell office:value-type="float" office:value="81.032137564204106" table:style-name="ce17">
            <text:p>81,032</text:p>
          </table:table-cell>
          <table:table-cell office:value-type="float" office:value="83.895237264480102" table:style-name="ce17">
            <text:p>83,895</text:p>
          </table:table-cell>
          <table:table-cell office:value-type="float" office:value="83.119848391442304" table:style-name="ce17">
            <text:p>83,120</text:p>
          </table:table-cell>
          <table:table-cell office:value-type="float" office:value="83.573648545371199" table:style-name="ce17">
            <text:p>83,574</text:p>
          </table:table-cell>
          <table:table-cell office:value-type="float" office:value="83.027595746128199" table:style-name="ce17">
            <text:p>83,028</text:p>
          </table:table-cell>
          <table:table-cell office:value-type="float" office:value="85.754999999999995" table:style-name="ce17">
            <text:p>85,755</text:p>
          </table:table-cell>
          <table:table-cell office:value-type="float" office:value="86.784999999999997" table:style-name="ce17">
            <text:p>86,785</text:p>
          </table:table-cell>
          <table:table-cell office:value-type="float" office:value="85.696935961338994" table:style-name="ce17">
            <text:p>85,697</text:p>
          </table:table-cell>
          <table:table-cell office:value-type="float" office:value="84.898464075868503" table:style-name="ce17">
            <text:p>84,898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69.642859999999999" table:style-name="ce17">
            <text:p>69,643</text:p>
          </table:table-cell>
          <table:table-cell office:value-type="float" office:value="57.971014492753604" table:style-name="ce17">
            <text:p>57,971</text:p>
          </table:table-cell>
          <table:table-cell office:value-type="float" office:value="84.615384615384599" table:style-name="ce17">
            <text:p>84,615</text:p>
          </table:table-cell>
          <table:table-cell office:value-type="float" office:value="90.476190476190496" table:style-name="ce17">
            <text:p>90,476</text:p>
          </table:table-cell>
          <table:table-cell office:value-type="float" office:value="86.2068965517241" table:style-name="ce17">
            <text:p>86,207</text:p>
          </table:table-cell>
          <table:table-cell office:value-type="float" office:value="63.636363636363598" table:style-name="ce17">
            <text:p>63,636</text:p>
          </table:table-cell>
          <table:table-cell office:value-type="float" office:value="73.913043478260903" table:style-name="ce17">
            <text:p>73,913</text:p>
          </table:table-cell>
          <table:table-cell office:value-type="float" office:value="82.608695652173907" table:style-name="ce17">
            <text:p>82,609</text:p>
          </table:table-cell>
          <table:table-cell office:value-type="float" office:value="85.293999999999997" table:style-name="ce17">
            <text:p>85,294</text:p>
          </table:table-cell>
          <table:table-cell office:value-type="float" office:value="73.076999999999998" table:style-name="ce17">
            <text:p>73,077</text:p>
          </table:table-cell>
          <table:table-cell office:value-type="float" office:value="82.051282051282001" table:style-name="ce17">
            <text:p>82,051</text:p>
          </table:table-cell>
          <table:table-cell office:value-type="float" office:value="59.459459459459502" table:style-name="ce17">
            <text:p>59,459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5.442179999999993" table:style-name="ce17">
            <text:p>85,442</text:p>
          </table:table-cell>
          <table:table-cell office:value-type="float" office:value="84.557721139430299" table:style-name="ce17">
            <text:p>84,558</text:p>
          </table:table-cell>
          <table:table-cell office:value-type="float" office:value="83.005780346820799" table:style-name="ce17">
            <text:p>83,006</text:p>
          </table:table-cell>
          <table:table-cell office:value-type="float" office:value="84.733727810650905" table:style-name="ce17">
            <text:p>84,734</text:p>
          </table:table-cell>
          <table:table-cell office:value-type="float" office:value="83.669141039236493" table:style-name="ce17">
            <text:p>83,669</text:p>
          </table:table-cell>
          <table:table-cell office:value-type="float" office:value="84.808013355592706" table:style-name="ce17">
            <text:p>84,808</text:p>
          </table:table-cell>
          <table:table-cell office:value-type="float" office:value="62.360446570972897" table:style-name="ce17">
            <text:p>62,360</text:p>
          </table:table-cell>
          <table:table-cell office:value-type="float" office:value="70.465949820788495" table:style-name="ce17">
            <text:p>70,466</text:p>
          </table:table-cell>
          <table:table-cell office:value-type="float" office:value="78.016999999999996" table:style-name="ce17">
            <text:p>78,017</text:p>
          </table:table-cell>
          <table:table-cell office:value-type="float" office:value="85.751999999999995" table:style-name="ce17">
            <text:p>85,752</text:p>
          </table:table-cell>
          <table:table-cell office:value-type="float" office:value="82.816429170159296" table:style-name="ce17">
            <text:p>82,816</text:p>
          </table:table-cell>
          <table:table-cell office:value-type="float" office:value="80.067283431454996" table:style-name="ce17">
            <text:p>80,067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spondidas em 5 dias Úteis</text:p>
          </table:table-cell>
          <table:table-cell office:value-type="float" office:value="83.787580000000005" table:style-name="ce17">
            <text:p>83,788</text:p>
          </table:table-cell>
          <table:table-cell office:value-type="float" office:value="87.128222075346997" table:style-name="ce17">
            <text:p>87,128</text:p>
          </table:table-cell>
          <table:table-cell office:value-type="float" office:value="86.318026790568894" table:style-name="ce17">
            <text:p>86,318</text:p>
          </table:table-cell>
          <table:table-cell office:value-type="float" office:value="84.363822176801193" table:style-name="ce17">
            <text:p>84,364</text:p>
          </table:table-cell>
          <table:table-cell office:value-type="float" office:value="84.425057913154902" table:style-name="ce17">
            <text:p>84,425</text:p>
          </table:table-cell>
          <table:table-cell office:value-type="float" office:value="83.990223036969098" table:style-name="ce17">
            <text:p>83,990</text:p>
          </table:table-cell>
          <table:table-cell office:value-type="float" office:value="85.404095360569798" table:style-name="ce17">
            <text:p>85,404</text:p>
          </table:table-cell>
          <table:table-cell office:value-type="float" office:value="82.061369000786797" table:style-name="ce17">
            <text:p>82,061</text:p>
          </table:table-cell>
          <table:table-cell office:value-type="float" office:value="71.950999999999993" table:style-name="ce17">
            <text:p>71,951</text:p>
          </table:table-cell>
          <table:table-cell office:value-type="float" office:value="78.281000000000006" table:style-name="ce17">
            <text:p>78,281</text:p>
          </table:table-cell>
          <table:table-cell office:value-type="float" office:value="85.491176748136297" table:style-name="ce17">
            <text:p>85,491</text:p>
          </table:table-cell>
          <table:table-cell office:value-type="float" office:value="85.897435897435898" table:style-name="ce17">
            <text:p>85,897</text:p>
          </table:table-cell>
          <table:table-cell table:number-columns-repeated="16370"/>
        </table:table-row>
        <table:table-row table:style-name="ro4">
          <table:table-cell table:number-columns-repeated="2" table:style-name="ce25"/>
          <table:table-cell table:number-columns-repeated="12" table:style-name="ce26"/>
          <table:table-cell table:number-columns-repeated="16370"/>
        </table:table-row>
        <table:table-row table:style-name="ro3">
          <table:table-cell office:value-type="string" table:style-name="ce16">
            <text:p>ALGAR</text:p>
          </table:table-cell>
          <table:table-cell office:value-type="string" table:style-name="ce16">
            <text:p>Taxa de Respondidas no Período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EMBRATEL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765000000000001" table:style-name="ce17">
            <text:p>99,765</text:p>
          </table:table-cell>
          <table:table-cell office:value-type="float" office:value="99.814999999999998" table:style-name="ce17">
            <text:p>99,815</text:p>
          </table:table-cell>
          <table:table-cell office:value-type="float" office:value="99.870999999999995" table:style-name="ce17">
            <text:p>99,871</text:p>
          </table:table-cell>
          <table:table-cell office:value-type="float" office:value="99.960999999999999" table:style-name="ce17">
            <text:p>99,961</text:p>
          </table:table-cell>
          <table:table-cell office:value-type="float" office:value="99.945999999999998" table:style-name="ce17">
            <text:p>99,946</text:p>
          </table:table-cell>
          <table:table-cell office:value-type="float" office:value="99.92" table:style-name="ce17">
            <text:p>99,920</text:p>
          </table:table-cell>
          <table:table-cell office:value-type="float" office:value="99.9" table:style-name="ce17">
            <text:p>99,900</text:p>
          </table:table-cell>
          <table:table-cell office:value-type="float" office:value="99.936000000000007" table:style-name="ce17">
            <text:p>99,936</text:p>
          </table:table-cell>
          <table:table-cell office:value-type="float" office:value="99.965000000000003" table:style-name="ce17">
            <text:p>99,965</text:p>
          </table:table-cell>
          <table:table-cell office:value-type="float" office:value="99.914000000000001" table:style-name="ce17">
            <text:p>99,914</text:p>
          </table:table-cell>
          <table:table-cell office:value-type="float" office:value="99.888000000000005" table:style-name="ce17">
            <text:p>99,888</text:p>
          </table:table-cell>
          <table:table-cell office:value-type="float" office:value="99.861999999999995" table:style-name="ce17">
            <text:p>99,862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GVT (*)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536000000000001" table:style-name="ce17">
            <text:p>99,536</text:p>
          </table:table-cell>
          <table:table-cell office:value-type="float" office:value="99.513000000000005" table:style-name="ce17">
            <text:p>99,513</text:p>
          </table:table-cell>
          <table:table-cell office:value-type="float" office:value="99.397000000000006" table:style-name="ce17">
            <text:p>99,397</text:p>
          </table:table-cell>
          <table:table-cell table:number-columns-repeated="9" table:style-name="ce17"/>
          <table:table-cell table:number-columns-repeated="16370"/>
        </table:table-row>
        <table:table-row table:style-name="ro3">
          <table:table-cell office:value-type="string" table:style-name="ce16">
            <text:p>OI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754000000000005" table:style-name="ce17">
            <text:p>99,754</text:p>
          </table:table-cell>
          <table:table-cell office:value-type="float" office:value="99.738" table:style-name="ce17">
            <text:p>99,738</text:p>
          </table:table-cell>
          <table:table-cell office:value-type="float" office:value="99.646000000000001" table:style-name="ce17">
            <text:p>99,646</text:p>
          </table:table-cell>
          <table:table-cell office:value-type="float" office:value="99.897000000000006" table:style-name="ce17">
            <text:p>99,897</text:p>
          </table:table-cell>
          <table:table-cell office:value-type="float" office:value="99.867999999999995" table:style-name="ce17">
            <text:p>99,868</text:p>
          </table:table-cell>
          <table:table-cell office:value-type="float" office:value="99.79" table:style-name="ce17">
            <text:p>99,790</text:p>
          </table:table-cell>
          <table:table-cell office:value-type="float" office:value="99.813999999999993" table:style-name="ce17">
            <text:p>99,814</text:p>
          </table:table-cell>
          <table:table-cell office:value-type="float" office:value="99.745000000000005" table:style-name="ce17">
            <text:p>99,745</text:p>
          </table:table-cell>
          <table:table-cell office:value-type="float" office:value="99.792000000000002" table:style-name="ce17">
            <text:p>99,792</text:p>
          </table:table-cell>
          <table:table-cell office:value-type="float" office:value="99.662000000000006" table:style-name="ce17">
            <text:p>99,662</text:p>
          </table:table-cell>
          <table:table-cell office:value-type="float" office:value="99.847999999999999" table:style-name="ce17">
            <text:p>99,848</text:p>
          </table:table-cell>
          <table:table-cell office:value-type="float" office:value="99.801000000000002" table:style-name="ce17">
            <text:p>99,801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SERCOMTEL</text:p>
          </table:table-cell>
          <table:table-cell office:value-type="string" table:style-name="ce16">
            <text:p>Taxa de Respondidas no Período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98.765000000000001" table:style-name="ce17">
            <text:p>98,765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TIM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450999999999993" table:style-name="ce17">
            <text:p>99,451</text:p>
          </table:table-cell>
          <table:table-cell office:value-type="float" office:value="99.641000000000005" table:style-name="ce17">
            <text:p>99,641</text:p>
          </table:table-cell>
          <table:table-cell office:value-type="float" office:value="99.465999999999994" table:style-name="ce17">
            <text:p>99,466</text:p>
          </table:table-cell>
          <table:table-cell office:value-type="float" office:value="99.293999999999997" table:style-name="ce17">
            <text:p>99,294</text:p>
          </table:table-cell>
          <table:table-cell office:value-type="float" office:value="99.957999999999998" table:style-name="ce17">
            <text:p>99,958</text:p>
          </table:table-cell>
          <table:table-cell office:value-type="float" office:value="99.584999999999994" table:style-name="ce17">
            <text:p>99,585</text:p>
          </table:table-cell>
          <table:table-cell office:value-type="float" office:value="100" table:style-name="ce17">
            <text:p>100,000</text:p>
          </table:table-cell>
          <table:table-cell office:value-type="float" office:value="99.912000000000006" table:style-name="ce17">
            <text:p>99,912</text:p>
          </table:table-cell>
          <table:table-cell office:value-type="float" office:value="99.349000000000004" table:style-name="ce17">
            <text:p>99,349</text:p>
          </table:table-cell>
          <table:table-cell office:value-type="float" office:value="100" table:style-name="ce17">
            <text:p>100,000</text:p>
          </table:table-cell>
          <table:table-cell office:value-type="float" office:value="99.972999999999999" table:style-name="ce17">
            <text:p>99,973</text:p>
          </table:table-cell>
          <table:table-cell office:value-type="float" office:value="100" table:style-name="ce1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VIVO</text:p>
          </table:table-cell>
          <table:table-cell office:value-type="string" table:style-name="ce16">
            <text:p>Taxa de Respondidas no Período</text:p>
          </table:table-cell>
          <table:table-cell office:value-type="float" office:value="99.93" table:style-name="ce17">
            <text:p>99,930</text:p>
          </table:table-cell>
          <table:table-cell office:value-type="float" office:value="99.986999999999995" table:style-name="ce17">
            <text:p>99,987</text:p>
          </table:table-cell>
          <table:table-cell office:value-type="float" office:value="99.692999999999998" table:style-name="ce17">
            <text:p>99,693</text:p>
          </table:table-cell>
          <table:table-cell office:value-type="float" office:value="99.323999999999998" table:style-name="ce17">
            <text:p>99,324</text:p>
          </table:table-cell>
          <table:table-cell office:value-type="float" office:value="99.561000000000007" table:style-name="ce17">
            <text:p>99,561</text:p>
          </table:table-cell>
          <table:table-cell office:value-type="float" office:value="99.006" table:style-name="ce17">
            <text:p>99,006</text:p>
          </table:table-cell>
          <table:table-cell office:value-type="float" office:value="99.265000000000001" table:style-name="ce17">
            <text:p>99,265</text:p>
          </table:table-cell>
          <table:table-cell office:value-type="float" office:value="99.507000000000005" table:style-name="ce17">
            <text:p>99,507</text:p>
          </table:table-cell>
          <table:table-cell office:value-type="float" office:value="99.289000000000001" table:style-name="ce17">
            <text:p>99,289</text:p>
          </table:table-cell>
          <table:table-cell office:value-type="float" office:value="99.698999999999998" table:style-name="ce17">
            <text:p>99,699</text:p>
          </table:table-cell>
          <table:table-cell office:value-type="float" office:value="99.771000000000001" table:style-name="ce17">
            <text:p>99,771</text:p>
          </table:table-cell>
          <table:table-cell office:value-type="float" office:value="99.789000000000001" table:style-name="ce17">
            <text:p>99,78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0484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29T18:37:25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